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133.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1_n2000_python__gp_len_tour____7_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en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 text:c="2"/>Kommenda</text:p>
          </table:table-cell>
          <table:table-cell office:value-type="string" calcext:value-type="string">
            <text:p><text:s text:c="3"/>Fitness</text:p>
          </table:table-cell>
          <table:table-cell office:value-type="string" calcext:value-type="string">
            <text:p><text:s text:c="3"/>Length</text:p>
          </table:table-cell>
          <table:table-cell office:value-type="string" calcext:value-type="string">
            <text:p><text:s text:c="2"/>Kommenda</text:p>
          </table:table-cell>
          <table:table-cell office:value-type="string" calcext:value-type="string">
            <text:p><text:s text:c="2"/>Fitness</text:p>
          </table:table-cell>
          <table:table-cell office:value-type="string" calcext:value-type="string">
            <text:p><text:s text:c="3"/>Time Left</text:p>
          </table:table-cell>
          <table:table-cell office:value-type="string" calcext:value-type="string">
            <text:p><text:s text:c="2"/>Front 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.33" calcext:value-type="float">
            <text:p>39.33</text:p>
          </table:table-cell>
          <table:table-cell office:value-type="float" office:value="169400000000000" calcext:value-type="float">
            <text:p>169400000000000</text:p>
          </table:table-cell>
          <table:table-cell office:value-type="float" office:value="3476000000000" calcext:value-type="float">
            <text:p>3476000000000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0.2201" calcext:value-type="float">
            <text:p>0.2201</text:p>
          </table:table-cell>
          <table:table-cell office:value-type="string" calcext:value-type="string">
            <text:p><text:s text:c="3"/>13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27" calcext:value-type="float">
            <text:p>17.27</text:p>
          </table:table-cell>
          <table:table-cell office:value-type="float" office:value="1.007E+015" calcext:value-type="float">
            <text:p>1.007E+015</text:p>
          </table:table-cell>
          <table:table-cell office:value-type="float" office:value="178900" calcext:value-type="float">
            <text:p>1789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<text:s text:c="3"/>8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857" calcext:value-type="float">
            <text:p>9.857</text:p>
          </table:table-cell>
          <table:table-cell office:value-type="float" office:value="285900" calcext:value-type="float">
            <text:p>285900</text:p>
          </table:table-cell>
          <table:table-cell office:value-type="float" office:value="520700000" calcext:value-type="float">
            <text:p>5207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<text:s text:c="3"/>6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242" calcext:value-type="float">
            <text:p>8.242</text:p>
          </table:table-cell>
          <table:table-cell office:value-type="float" office:value="23060" calcext:value-type="float">
            <text:p>23060</text:p>
          </table:table-cell>
          <table:table-cell office:value-type="float" office:value="642.4" calcext:value-type="float">
            <text:p>642.4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.08178" calcext:value-type="float">
            <text:p>0.08178</text:p>
          </table:table-cell>
          <table:table-cell office:value-type="string" calcext:value-type="string">
            <text:p><text:s text:c="3"/>5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175" calcext:value-type="float">
            <text:p>5.175</text:p>
          </table:table-cell>
          <table:table-cell office:value-type="float" office:value="2772" calcext:value-type="float">
            <text:p>2772</text:p>
          </table:table-cell>
          <table:table-cell office:value-type="float" office:value="67200" calcext:value-type="float">
            <text:p>6720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.08178" calcext:value-type="float">
            <text:p>0.08178</text:p>
          </table:table-cell>
          <table:table-cell office:value-type="string" calcext:value-type="string">
            <text:p><text:s text:c="3"/>5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08" calcext:value-type="float">
            <text:p>3.408</text:p>
          </table:table-cell>
          <table:table-cell office:value-type="float" office:value="233300" calcext:value-type="float">
            <text:p>233300</text:p>
          </table:table-cell>
          <table:table-cell office:value-type="float" office:value="30010" calcext:value-type="float">
            <text:p>3001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.08178" calcext:value-type="float">
            <text:p>0.08178</text:p>
          </table:table-cell>
          <table:table-cell office:value-type="string" calcext:value-type="string">
            <text:p><text:s text:c="3"/>4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463" calcext:value-type="float">
            <text:p>4.463</text:p>
          </table:table-cell>
          <table:table-cell office:value-type="float" office:value="522.9" calcext:value-type="float">
            <text:p>522.9</text:p>
          </table:table-cell>
          <table:table-cell office:value-type="float" office:value="113300" calcext:value-type="float">
            <text:p>113300</text:p>
          </table:table-cell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office:value-type="float" office:value="0.06495" calcext:value-type="float">
            <text:p>0.06495</text:p>
          </table:table-cell>
          <table:table-cell office:value-type="string" calcext:value-type="string">
            <text:p><text:s text:c="3"/>4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207" calcext:value-type="float">
            <text:p>6.207</text:p>
          </table:table-cell>
          <table:table-cell office:value-type="float" office:value="3503" calcext:value-type="float">
            <text:p>3503</text:p>
          </table:table-cell>
          <table:table-cell office:value-type="float" office:value="344" calcext:value-type="float">
            <text:p>344</text:p>
          </table:table-cell>
          <table:table-cell office:value-type="float" office:value="17" calcext:value-type="float">
            <text:p>17</text:p>
          </table:table-cell>
          <table:table-cell office:value-type="float" office:value="471" calcext:value-type="float">
            <text:p>471</text:p>
          </table:table-cell>
          <table:table-cell office:value-type="float" office:value="0.05877" calcext:value-type="float">
            <text:p>0.05877</text:p>
          </table:table-cell>
          <table:table-cell office:value-type="string" calcext:value-type="string">
            <text:p><text:s text:c="3"/>4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27" calcext:value-type="float">
            <text:p>8.727</text:p>
          </table:table-cell>
          <table:table-cell office:value-type="float" office:value="291200000000000" calcext:value-type="float">
            <text:p>291200000000000</text:p>
          </table:table-cell>
          <table:table-cell office:value-type="float" office:value="829.9" calcext:value-type="float">
            <text:p>829.9</text:p>
          </table:table-cell>
          <table:table-cell office:value-type="float" office:value="17" calcext:value-type="float">
            <text:p>17</text:p>
          </table:table-cell>
          <table:table-cell office:value-type="float" office:value="471" calcext:value-type="float">
            <text:p>471</text:p>
          </table:table-cell>
          <table:table-cell office:value-type="float" office:value="0.05877" calcext:value-type="float">
            <text:p>0.05877</text:p>
          </table:table-cell>
          <table:table-cell office:value-type="string" calcext:value-type="string">
            <text:p><text:s text:c="3"/>4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68" calcext:value-type="float">
            <text:p>10.68</text:p>
          </table:table-cell>
          <table:table-cell office:value-type="float" office:value="6824" calcext:value-type="float">
            <text:p>6824</text:p>
          </table:table-cell>
          <table:table-cell office:value-type="float" office:value="268100" calcext:value-type="float">
            <text:p>268100</text:p>
          </table:table-cell>
          <table:table-cell office:value-type="float" office:value="23" calcext:value-type="float">
            <text:p>23</text:p>
          </table:table-cell>
          <table:table-cell office:value-type="float" office:value="1335" calcext:value-type="float">
            <text:p>1335</text:p>
          </table:table-cell>
          <table:table-cell office:value-type="float" office:value="0.05479" calcext:value-type="float">
            <text:p>0.05479</text:p>
          </table:table-cell>
          <table:table-cell office:value-type="string" calcext:value-type="string">
            <text:p><text:s text:c="3"/>4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23" calcext:value-type="float">
            <text:p>11.23</text:p>
          </table:table-cell>
          <table:table-cell office:value-type="float" office:value="3141" calcext:value-type="float">
            <text:p>3141</text:p>
          </table:table-cell>
          <table:table-cell office:value-type="float" office:value="171.5" calcext:value-type="float">
            <text:p>171.5</text:p>
          </table:table-cell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office:value-type="float" office:value="0.05404" calcext:value-type="float">
            <text:p>0.05404</text:p>
          </table:table-cell>
          <table:table-cell office:value-type="string" calcext:value-type="string">
            <text:p><text:s text:c="3"/>4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3" calcext:value-type="float">
            <text:p>13.3</text:p>
          </table:table-cell>
          <table:table-cell office:value-type="float" office:value="249800000" calcext:value-type="float">
            <text:p>249800000</text:p>
          </table:table-cell>
          <table:table-cell office:value-type="float" office:value="130.6" calcext:value-type="float">
            <text:p>130.6</text:p>
          </table:table-cell>
          <table:table-cell office:value-type="float" office:value="31" calcext:value-type="float">
            <text:p>31</text:p>
          </table:table-cell>
          <table:table-cell office:value-type="float" office:value="36990" calcext:value-type="float">
            <text:p>36990</text:p>
          </table:table-cell>
          <table:table-cell office:value-type="float" office:value="0.05301" calcext:value-type="float">
            <text:p>0.05301</text:p>
          </table:table-cell>
          <table:table-cell office:value-type="string" calcext:value-type="string">
            <text:p><text:s text:c="3"/>4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9" calcext:value-type="float">
            <text:p>15.9</text:p>
          </table:table-cell>
          <table:table-cell office:value-type="float" office:value="220300" calcext:value-type="float">
            <text:p>220300</text:p>
          </table:table-cell>
          <table:table-cell office:value-type="float" office:value="27.86" calcext:value-type="float">
            <text:p>27.86</text:p>
          </table:table-cell>
          <table:table-cell office:value-type="float" office:value="31" calcext:value-type="float">
            <text:p>31</text:p>
          </table:table-cell>
          <table:table-cell office:value-type="float" office:value="36990" calcext:value-type="float">
            <text:p>36990</text:p>
          </table:table-cell>
          <table:table-cell office:value-type="float" office:value="0.05222" calcext:value-type="float">
            <text:p>0.05222</text:p>
          </table:table-cell>
          <table:table-cell office:value-type="string" calcext:value-type="string">
            <text:p><text:s text:c="3"/>4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38" calcext:value-type="float">
            <text:p>19.38</text:p>
          </table:table-cell>
          <table:table-cell office:value-type="float" office:value="1110000000" calcext:value-type="float">
            <text:p>1110000000</text:p>
          </table:table-cell>
          <table:table-cell office:value-type="float" office:value="111.7" calcext:value-type="float">
            <text:p>111.7</text:p>
          </table:table-cell>
          <table:table-cell office:value-type="float" office:value="37" calcext:value-type="float">
            <text:p>37</text:p>
          </table:table-cell>
          <table:table-cell office:value-type="float" office:value="908400" calcext:value-type="float">
            <text:p>908400</text:p>
          </table:table-cell>
          <table:table-cell office:value-type="float" office:value="0.05176" calcext:value-type="float">
            <text:p>0.05176</text:p>
          </table:table-cell>
          <table:table-cell office:value-type="string" calcext:value-type="string">
            <text:p><text:s text:c="3"/>4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.05" calcext:value-type="float">
            <text:p>22.05</text:p>
          </table:table-cell>
          <table:table-cell office:value-type="float" office:value="234900000" calcext:value-type="float">
            <text:p>234900000</text:p>
          </table:table-cell>
          <table:table-cell office:value-type="float" office:value="28.66" calcext:value-type="float">
            <text:p>28.66</text:p>
          </table:table-cell>
          <table:table-cell office:value-type="float" office:value="31" calcext:value-type="float">
            <text:p>31</text:p>
          </table:table-cell>
          <table:table-cell office:value-type="float" office:value="45880" calcext:value-type="float">
            <text:p>45880</text:p>
          </table:table-cell>
          <table:table-cell office:value-type="float" office:value="0.04299" calcext:value-type="float">
            <text:p>0.04299</text:p>
          </table:table-cell>
          <table:table-cell office:value-type="string" calcext:value-type="string">
            <text:p><text:s text:c="3"/>4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68" calcext:value-type="float">
            <text:p>24.68</text:p>
          </table:table-cell>
          <table:table-cell office:value-type="float" office:value="5.009E+016" calcext:value-type="float">
            <text:p>5.009E+016</text:p>
          </table:table-cell>
          <table:table-cell office:value-type="float" office:value="79860" calcext:value-type="float">
            <text:p>79860</text:p>
          </table:table-cell>
          <table:table-cell office:value-type="float" office:value="31" calcext:value-type="float">
            <text:p>31</text:p>
          </table:table-cell>
          <table:table-cell office:value-type="float" office:value="45880" calcext:value-type="float">
            <text:p>45880</text:p>
          </table:table-cell>
          <table:table-cell office:value-type="float" office:value="0.04299" calcext:value-type="float">
            <text:p>0.04299</text:p>
          </table:table-cell>
          <table:table-cell office:value-type="string" calcext:value-type="string">
            <text:p><text:s text:c="3"/>3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31" calcext:value-type="float">
            <text:p>29.31</text:p>
          </table:table-cell>
          <table:table-cell office:value-type="float" office:value="452700000000" calcext:value-type="float">
            <text:p>452700000000</text:p>
          </table:table-cell>
          <table:table-cell office:value-type="float" office:value="34310" calcext:value-type="float">
            <text:p>34310</text:p>
          </table:table-cell>
          <table:table-cell office:value-type="float" office:value="31" calcext:value-type="float">
            <text:p>31</text:p>
          </table:table-cell>
          <table:table-cell office:value-type="float" office:value="45880" calcext:value-type="float">
            <text:p>45880</text:p>
          </table:table-cell>
          <table:table-cell office:value-type="float" office:value="0.04299" calcext:value-type="float">
            <text:p>0.04299</text:p>
          </table:table-cell>
          <table:table-cell office:value-type="string" calcext:value-type="string">
            <text:p><text:s text:c="3"/>3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.35" calcext:value-type="float">
            <text:p>34.35</text:p>
          </table:table-cell>
          <table:table-cell office:value-type="float" office:value="176600000000000" calcext:value-type="float">
            <text:p>176600000000000</text:p>
          </table:table-cell>
          <table:table-cell office:value-type="float" office:value="12.18" calcext:value-type="float">
            <text:p>12.18</text:p>
          </table:table-cell>
          <table:table-cell office:value-type="float" office:value="45" calcext:value-type="float">
            <text:p>45</text:p>
          </table:table-cell>
          <table:table-cell office:value-type="float" office:value="4160000" calcext:value-type="float">
            <text:p>4160000</text:p>
          </table:table-cell>
          <table:table-cell office:value-type="float" office:value="0.04114" calcext:value-type="float">
            <text:p>0.04114</text:p>
          </table:table-cell>
          <table:table-cell office:value-type="string" calcext:value-type="string">
            <text:p><text:s text:c="3"/>3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.96" calcext:value-type="float">
            <text:p>41.96</text:p>
          </table:table-cell>
          <table:table-cell office:value-type="float" office:value="3358000000000000" calcext:value-type="float">
            <text:p>3358000000000000</text:p>
          </table:table-cell>
          <table:table-cell office:value-type="float" office:value="9.347" calcext:value-type="float">
            <text:p>9.347</text:p>
          </table:table-cell>
          <table:table-cell office:value-type="float" office:value="51" calcext:value-type="float">
            <text:p>51</text:p>
          </table:table-cell>
          <table:table-cell office:value-type="float" office:value="4437000" calcext:value-type="float">
            <text:p>4437000</text:p>
          </table:table-cell>
          <table:table-cell office:value-type="float" office:value="0.03563" calcext:value-type="float">
            <text:p>0.03563</text:p>
          </table:table-cell>
          <table:table-cell office:value-type="string" calcext:value-type="string">
            <text:p><text:s text:c="3"/>3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.96" calcext:value-type="float">
            <text:p>46.96</text:p>
          </table:table-cell>
          <table:table-cell office:value-type="float" office:value="1948000000000000" calcext:value-type="float">
            <text:p>1948000000000000</text:p>
          </table:table-cell>
          <table:table-cell office:value-type="float" office:value="52530" calcext:value-type="float">
            <text:p>52530</text:p>
          </table:table-cell>
          <table:table-cell office:value-type="float" office:value="65" calcext:value-type="float">
            <text:p>65</text:p>
          </table:table-cell>
          <table:table-cell office:value-type="float" office:value="396800000" calcext:value-type="float">
            <text:p>396800000</text:p>
          </table:table-cell>
          <table:table-cell office:value-type="float" office:value="0.03446" calcext:value-type="float">
            <text:p>0.03446</text:p>
          </table:table-cell>
          <table:table-cell office:value-type="string" calcext:value-type="string">
            <text:p><text:s text:c="3"/>3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.35" calcext:value-type="float">
            <text:p>51.35</text:p>
          </table:table-cell>
          <table:table-cell office:value-type="float" office:value="2.384E+019" calcext:value-type="float">
            <text:p>2.384E+019</text:p>
          </table:table-cell>
          <table:table-cell office:value-type="float" office:value="1.439" calcext:value-type="float">
            <text:p>1.439</text:p>
          </table:table-cell>
          <table:table-cell office:value-type="float" office:value="51" calcext:value-type="float">
            <text:p>51</text:p>
          </table:table-cell>
          <table:table-cell office:value-type="float" office:value="17210000" calcext:value-type="float">
            <text:p>17210000</text:p>
          </table:table-cell>
          <table:table-cell office:value-type="float" office:value="0.03089" calcext:value-type="float">
            <text:p>0.03089</text:p>
          </table:table-cell>
          <table:table-cell office:value-type="string" calcext:value-type="string">
            <text:p><text:s text:c="3"/>2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.47" calcext:value-type="float">
            <text:p>53.47</text:p>
          </table:table-cell>
          <table:table-cell office:value-type="float" office:value="7.665E+022" calcext:value-type="float">
            <text:p>7.665E+022</text:p>
          </table:table-cell>
          <table:table-cell office:value-type="float" office:value="4.983" calcext:value-type="float">
            <text:p>4.983</text:p>
          </table:table-cell>
          <table:table-cell office:value-type="float" office:value="59" calcext:value-type="float">
            <text:p>59</text:p>
          </table:table-cell>
          <table:table-cell office:value-type="float" office:value="11210000" calcext:value-type="float">
            <text:p>11210000</text:p>
          </table:table-cell>
          <table:table-cell office:value-type="float" office:value="0.02772" calcext:value-type="float">
            <text:p>0.02772</text:p>
          </table:table-cell>
          <table:table-cell office:value-type="string" calcext:value-type="string">
            <text:p><text:s text:c="3"/>1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.26" calcext:value-type="float">
            <text:p>56.26</text:p>
          </table:table-cell>
          <table:table-cell office:value-type="float" office:value="1.273E+019" calcext:value-type="float">
            <text:p>1.273E+019</text:p>
          </table:table-cell>
          <table:table-cell office:value-type="float" office:value="59.93" calcext:value-type="float">
            <text:p>59.93</text:p>
          </table:table-cell>
          <table:table-cell office:value-type="float" office:value="83" calcext:value-type="float">
            <text:p>83</text:p>
          </table:table-cell>
          <table:table-cell office:value-type="float" office:value="3597000000" calcext:value-type="float">
            <text:p>3597000000</text:p>
          </table:table-cell>
          <table:table-cell office:value-type="float" office:value="0.02563" calcext:value-type="float">
            <text:p>0.02563</text:p>
          </table:table-cell>
          <table:table-cell office:value-type="string" calcext:value-type="string">
            <text:p><text:s text:c="3"/>1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.53" calcext:value-type="float">
            <text:p>52.53</text:p>
          </table:table-cell>
          <table:table-cell office:value-type="float" office:value="1.124E+018" calcext:value-type="float">
            <text:p>1.124E+018</text:p>
          </table:table-cell>
          <table:table-cell office:value-type="float" office:value="4.484" calcext:value-type="float">
            <text:p>4.484</text:p>
          </table:table-cell>
          <table:table-cell office:value-type="float" office:value="77" calcext:value-type="float">
            <text:p>77</text:p>
          </table:table-cell>
          <table:table-cell office:value-type="float" office:value="86040000" calcext:value-type="float">
            <text:p>86040000</text:p>
          </table:table-cell>
          <table:table-cell office:value-type="float" office:value="0.0256" calcext:value-type="float">
            <text:p>0.0256</text:p>
          </table:table-cell>
          <table:table-cell office:value-type="string" calcext:value-type="string">
            <text:p><text:s text:c="3"/>0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.27" calcext:value-type="float">
            <text:p>55.27</text:p>
          </table:table-cell>
          <table:table-cell office:value-type="float" office:value="6.47E+017" calcext:value-type="float">
            <text:p>6.47E+017</text:p>
          </table:table-cell>
          <table:table-cell office:value-type="float" office:value="27.7" calcext:value-type="float">
            <text:p>27.7</text:p>
          </table:table-cell>
          <table:table-cell office:value-type="float" office:value="61" calcext:value-type="float">
            <text:p>61</text:p>
          </table:table-cell>
          <table:table-cell office:value-type="float" office:value="11270000" calcext:value-type="float">
            <text:p>11270000</text:p>
          </table:table-cell>
          <table:table-cell office:value-type="float" office:value="0.0253" calcext:value-type="float">
            <text:p>0.0253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.18" calcext:value-type="float">
            <text:p>58.18</text:p>
          </table:table-cell>
          <table:table-cell office:value-type="float" office:value="4.381E+019" calcext:value-type="float">
            <text:p>4.381E+019</text:p>
          </table:table-cell>
          <table:table-cell office:value-type="float" office:value="45.75" calcext:value-type="float">
            <text:p>45.75</text:p>
          </table:table-cell>
          <table:table-cell office:value-type="float" office:value="57" calcext:value-type="float">
            <text:p>57</text:p>
          </table:table-cell>
          <table:table-cell office:value-type="float" office:value="6550000" calcext:value-type="float">
            <text:p>6550000</text:p>
          </table:table-cell>
          <table:table-cell office:value-type="float" office:value="0.02504" calcext:value-type="float">
            <text:p>0.02504</text:p>
          </table:table-cell>
          <table:table-cell office:value-type="string" calcext:value-type="string">
            <text:p><text:s text:c="3"/>17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.83" calcext:value-type="float">
            <text:p>62.83</text:p>
          </table:table-cell>
          <table:table-cell office:value-type="float" office:value="7.878E+019" calcext:value-type="float">
            <text:p>7.878E+019</text:p>
          </table:table-cell>
          <table:table-cell office:value-type="float" office:value="3.771" calcext:value-type="float">
            <text:p>3.771</text:p>
          </table:table-cell>
          <table:table-cell office:value-type="float" office:value="103" calcext:value-type="float">
            <text:p>103</text:p>
          </table:table-cell>
          <table:table-cell office:value-type="float" office:value="79730000000" calcext:value-type="float">
            <text:p>79730000000</text:p>
          </table:table-cell>
          <table:table-cell office:value-type="float" office:value="0.02466" calcext:value-type="float">
            <text:p>0.02466</text:p>
          </table:table-cell>
          <table:table-cell office:value-type="string" calcext:value-type="string">
            <text:p><text:s text:c="3"/>16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.47" calcext:value-type="float">
            <text:p>60.47</text:p>
          </table:table-cell>
          <table:table-cell office:value-type="float" office:value="5478000000000000" calcext:value-type="float">
            <text:p>5478000000000000</text:p>
          </table:table-cell>
          <table:table-cell office:value-type="float" office:value="6.968" calcext:value-type="float">
            <text:p>6.968</text:p>
          </table:table-cell>
          <table:table-cell office:value-type="float" office:value="65" calcext:value-type="float">
            <text:p>65</text:p>
          </table:table-cell>
          <table:table-cell office:value-type="float" office:value="11390000" calcext:value-type="float">
            <text:p>11390000</text:p>
          </table:table-cell>
          <table:table-cell office:value-type="float" office:value="0.02401" calcext:value-type="float">
            <text:p>0.02401</text:p>
          </table:table-cell>
          <table:table-cell office:value-type="string" calcext:value-type="string">
            <text:p><text:s text:c="3"/>15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.8" calcext:value-type="float">
            <text:p>58.8</text:p>
          </table:table-cell>
          <table:table-cell office:value-type="float" office:value="2508000000000000" calcext:value-type="float">
            <text:p>2508000000000000</text:p>
          </table:table-cell>
          <table:table-cell office:value-type="float" office:value="10.59" calcext:value-type="float">
            <text:p>10.59</text:p>
          </table:table-cell>
          <table:table-cell office:value-type="float" office:value="65" calcext:value-type="float">
            <text:p>65</text:p>
          </table:table-cell>
          <table:table-cell office:value-type="float" office:value="9164000" calcext:value-type="float">
            <text:p>9164000</text:p>
          </table:table-cell>
          <table:table-cell office:value-type="float" office:value="0.02398" calcext:value-type="float">
            <text:p>0.02398</text:p>
          </table:table-cell>
          <table:table-cell office:value-type="string" calcext:value-type="string">
            <text:p><text:s text:c="3"/>14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2.22" calcext:value-type="float">
            <text:p>62.22</text:p>
          </table:table-cell>
          <table:table-cell office:value-type="float" office:value="5.901E+016" calcext:value-type="float">
            <text:p>5.901E+016</text:p>
          </table:table-cell>
          <table:table-cell office:value-type="float" office:value="8.852" calcext:value-type="float">
            <text:p>8.852</text:p>
          </table:table-cell>
          <table:table-cell office:value-type="float" office:value="111" calcext:value-type="float">
            <text:p>111</text:p>
          </table:table-cell>
          <table:table-cell office:value-type="float" office:value="405000000000" calcext:value-type="float">
            <text:p>405000000000</text:p>
          </table:table-cell>
          <table:table-cell office:value-type="float" office:value="0.02276" calcext:value-type="float">
            <text:p>0.02276</text:p>
          </table:table-cell>
          <table:table-cell office:value-type="string" calcext:value-type="string">
            <text:p><text:s text:c="3"/>14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.22" calcext:value-type="float">
            <text:p>60.22</text:p>
          </table:table-cell>
          <table:table-cell office:value-type="float" office:value="4833000000000000" calcext:value-type="float">
            <text:p>4833000000000000</text:p>
          </table:table-cell>
          <table:table-cell office:value-type="float" office:value="44980" calcext:value-type="float">
            <text:p>44980</text:p>
          </table:table-cell>
          <table:table-cell office:value-type="float" office:value="63" calcext:value-type="float">
            <text:p>63</text:p>
          </table:table-cell>
          <table:table-cell office:value-type="float" office:value="87960000" calcext:value-type="float">
            <text:p>87960000</text:p>
          </table:table-cell>
          <table:table-cell office:value-type="float" office:value="0.02338" calcext:value-type="float">
            <text:p>0.02338</text:p>
          </table:table-cell>
          <table:table-cell office:value-type="string" calcext:value-type="string">
            <text:p><text:s text:c="3"/>13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9.54" calcext:value-type="float">
            <text:p>59.54</text:p>
          </table:table-cell>
          <table:table-cell office:value-type="float" office:value="1.551E+016" calcext:value-type="float">
            <text:p>1.551E+016</text:p>
          </table:table-cell>
          <table:table-cell office:value-type="float" office:value="7.334" calcext:value-type="float">
            <text:p>7.334</text:p>
          </table:table-cell>
          <table:table-cell office:value-type="float" office:value="75" calcext:value-type="float">
            <text:p>75</text:p>
          </table:table-cell>
          <table:table-cell office:value-type="float" office:value="20970000" calcext:value-type="float">
            <text:p>20970000</text:p>
          </table:table-cell>
          <table:table-cell office:value-type="float" office:value="0.02272" calcext:value-type="float">
            <text:p>0.02272</text:p>
          </table:table-cell>
          <table:table-cell office:value-type="string" calcext:value-type="string">
            <text:p><text:s text:c="3"/>12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.59" calcext:value-type="float">
            <text:p>58.59</text:p>
          </table:table-cell>
          <table:table-cell office:value-type="float" office:value="845700000000000" calcext:value-type="float">
            <text:p>845700000000000</text:p>
          </table:table-cell>
          <table:table-cell office:value-type="float" office:value="52690" calcext:value-type="float">
            <text:p>52690</text:p>
          </table:table-cell>
          <table:table-cell office:value-type="float" office:value="63" calcext:value-type="float">
            <text:p>63</text:p>
          </table:table-cell>
          <table:table-cell office:value-type="float" office:value="3720000" calcext:value-type="float">
            <text:p>3720000</text:p>
          </table:table-cell>
          <table:table-cell office:value-type="float" office:value="0.02217" calcext:value-type="float">
            <text:p>0.02217</text:p>
          </table:table-cell>
          <table:table-cell office:value-type="string" calcext:value-type="string">
            <text:p><text:s text:c="3"/>11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.01" calcext:value-type="float">
            <text:p>57.01</text:p>
          </table:table-cell>
          <table:table-cell office:value-type="float" office:value="81880000000000" calcext:value-type="float">
            <text:p>81880000000000</text:p>
          </table:table-cell>
          <table:table-cell office:value-type="float" office:value="16.4" calcext:value-type="float">
            <text:p>16.4</text:p>
          </table:table-cell>
          <table:table-cell office:value-type="float" office:value="63" calcext:value-type="float">
            <text:p>63</text:p>
          </table:table-cell>
          <table:table-cell office:value-type="float" office:value="10800000" calcext:value-type="float">
            <text:p>10800000</text:p>
          </table:table-cell>
          <table:table-cell office:value-type="float" office:value="0.02097" calcext:value-type="float">
            <text:p>0.02097</text:p>
          </table:table-cell>
          <table:table-cell office:value-type="string" calcext:value-type="string">
            <text:p><text:s text:c="3"/>10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.47" calcext:value-type="float">
            <text:p>56.47</text:p>
          </table:table-cell>
          <table:table-cell office:value-type="float" office:value="3729000000000000" calcext:value-type="float">
            <text:p>3729000000000000</text:p>
          </table:table-cell>
          <table:table-cell office:value-type="float" office:value="65120" calcext:value-type="float">
            <text:p>65120</text:p>
          </table:table-cell>
          <table:table-cell office:value-type="float" office:value="79" calcext:value-type="float">
            <text:p>79</text:p>
          </table:table-cell>
          <table:table-cell office:value-type="float" office:value="10290000" calcext:value-type="float">
            <text:p>10290000</text:p>
          </table:table-cell>
          <table:table-cell office:value-type="float" office:value="0.02087" calcext:value-type="float">
            <text:p>0.02087</text:p>
          </table:table-cell>
          <table:table-cell office:value-type="string" calcext:value-type="string">
            <text:p><text:s text:c="3"/>10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.8" calcext:value-type="float">
            <text:p>56.8</text:p>
          </table:table-cell>
          <table:table-cell office:value-type="float" office:value="287900000000000" calcext:value-type="float">
            <text:p>287900000000000</text:p>
          </table:table-cell>
          <table:table-cell office:value-type="float" office:value="2.48" calcext:value-type="float">
            <text:p>2.48</text:p>
          </table:table-cell>
          <table:table-cell office:value-type="float" office:value="75" calcext:value-type="float">
            <text:p>75</text:p>
          </table:table-cell>
          <table:table-cell office:value-type="float" office:value="7248000" calcext:value-type="float">
            <text:p>7248000</text:p>
          </table:table-cell>
          <table:table-cell office:value-type="float" office:value="0.02091" calcext:value-type="float">
            <text:p>0.02091</text:p>
          </table:table-cell>
          <table:table-cell office:value-type="string" calcext:value-type="string">
            <text:p><text:s text:c="3"/>9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.05" calcext:value-type="float">
            <text:p>59.05</text:p>
          </table:table-cell>
          <table:table-cell office:value-type="float" office:value="16720000000000" calcext:value-type="float">
            <text:p>16720000000000</text:p>
          </table:table-cell>
          <table:table-cell office:value-type="float" office:value="59890" calcext:value-type="float">
            <text:p>59890</text:p>
          </table:table-cell>
          <table:table-cell office:value-type="float" office:value="129" calcext:value-type="float">
            <text:p>129</text:p>
          </table:table-cell>
          <table:table-cell office:value-type="float" office:value="58330000000000" calcext:value-type="float">
            <text:p>58330000000000</text:p>
          </table:table-cell>
          <table:table-cell office:value-type="float" office:value="0.02057" calcext:value-type="float">
            <text:p>0.02057</text:p>
          </table:table-cell>
          <table:table-cell office:value-type="string" calcext:value-type="string">
            <text:p><text:s text:c="3"/>9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.59" calcext:value-type="float">
            <text:p>59.59</text:p>
          </table:table-cell>
          <table:table-cell office:value-type="float" office:value="8086000000000" calcext:value-type="float">
            <text:p>8086000000000</text:p>
          </table:table-cell>
          <table:table-cell office:value-type="float" office:value="6.264" calcext:value-type="float">
            <text:p>6.264</text:p>
          </table:table-cell>
          <table:table-cell office:value-type="float" office:value="61" calcext:value-type="float">
            <text:p>61</text:p>
          </table:table-cell>
          <table:table-cell office:value-type="float" office:value="10790000" calcext:value-type="float">
            <text:p>10790000</text:p>
          </table:table-cell>
          <table:table-cell office:value-type="float" office:value="0.01929" calcext:value-type="float">
            <text:p>0.01929</text:p>
          </table:table-cell>
          <table:table-cell office:value-type="string" calcext:value-type="string">
            <text:p><text:s text:c="3"/>8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.33" calcext:value-type="float">
            <text:p>60.33</text:p>
          </table:table-cell>
          <table:table-cell office:value-type="float" office:value="2013000000000" calcext:value-type="float">
            <text:p>2013000000000</text:p>
          </table:table-cell>
          <table:table-cell office:value-type="float" office:value="20.18" calcext:value-type="float">
            <text:p>20.18</text:p>
          </table:table-cell>
          <table:table-cell office:value-type="float" office:value="61" calcext:value-type="float">
            <text:p>61</text:p>
          </table:table-cell>
          <table:table-cell office:value-type="float" office:value="10790000" calcext:value-type="float">
            <text:p>10790000</text:p>
          </table:table-cell>
          <table:table-cell office:value-type="float" office:value="0.01929" calcext:value-type="float">
            <text:p>0.01929</text:p>
          </table:table-cell>
          <table:table-cell office:value-type="string" calcext:value-type="string">
            <text:p><text:s text:c="3"/>7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.53" calcext:value-type="float">
            <text:p>63.53</text:p>
          </table:table-cell>
          <table:table-cell office:value-type="float" office:value="776800000000" calcext:value-type="float">
            <text:p>776800000000</text:p>
          </table:table-cell>
          <table:table-cell office:value-type="float" office:value="4.786" calcext:value-type="float">
            <text:p>4.786</text:p>
          </table:table-cell>
          <table:table-cell office:value-type="float" office:value="61" calcext:value-type="float">
            <text:p>61</text:p>
          </table:table-cell>
          <table:table-cell office:value-type="float" office:value="10790000" calcext:value-type="float">
            <text:p>10790000</text:p>
          </table:table-cell>
          <table:table-cell office:value-type="float" office:value="0.01929" calcext:value-type="float">
            <text:p>0.01929</text:p>
          </table:table-cell>
          <table:table-cell office:value-type="string" calcext:value-type="string">
            <text:p><text:s text:c="3"/>7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.15" calcext:value-type="float">
            <text:p>62.15</text:p>
          </table:table-cell>
          <table:table-cell office:value-type="float" office:value="71180000000000" calcext:value-type="float">
            <text:p>71180000000000</text:p>
          </table:table-cell>
          <table:table-cell office:value-type="float" office:value="9728" calcext:value-type="float">
            <text:p>9728</text:p>
          </table:table-cell>
          <table:table-cell office:value-type="float" office:value="75" calcext:value-type="float">
            <text:p>75</text:p>
          </table:table-cell>
          <table:table-cell office:value-type="float" office:value="12220000" calcext:value-type="float">
            <text:p>12220000</text:p>
          </table:table-cell>
          <table:table-cell office:value-type="float" office:value="0.01896" calcext:value-type="float">
            <text:p>0.01896</text:p>
          </table:table-cell>
          <table:table-cell office:value-type="string" calcext:value-type="string">
            <text:p><text:s text:c="3"/>6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2.41" calcext:value-type="float">
            <text:p>62.41</text:p>
          </table:table-cell>
          <table:table-cell office:value-type="float" office:value="11990000000000" calcext:value-type="float">
            <text:p>11990000000000</text:p>
          </table:table-cell>
          <table:table-cell office:value-type="float" office:value="153.1" calcext:value-type="float">
            <text:p>153.1</text:p>
          </table:table-cell>
          <table:table-cell office:value-type="float" office:value="69" calcext:value-type="float">
            <text:p>69</text:p>
          </table:table-cell>
          <table:table-cell office:value-type="float" office:value="12640000" calcext:value-type="float">
            <text:p>12640000</text:p>
          </table:table-cell>
          <table:table-cell office:value-type="float" office:value="0.01876" calcext:value-type="float">
            <text:p>0.01876</text:p>
          </table:table-cell>
          <table:table-cell office:value-type="string" calcext:value-type="string">
            <text:p><text:s text:c="3"/>5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1.83" calcext:value-type="float">
            <text:p>61.83</text:p>
          </table:table-cell>
          <table:table-cell office:value-type="float" office:value="1.738E+016" calcext:value-type="float">
            <text:p>1.738E+016</text:p>
          </table:table-cell>
          <table:table-cell office:value-type="float" office:value="7.703" calcext:value-type="float">
            <text:p>7.703</text:p>
          </table:table-cell>
          <table:table-cell office:value-type="float" office:value="69" calcext:value-type="float">
            <text:p>69</text:p>
          </table:table-cell>
          <table:table-cell office:value-type="float" office:value="12640000" calcext:value-type="float">
            <text:p>12640000</text:p>
          </table:table-cell>
          <table:table-cell office:value-type="float" office:value="0.01879" calcext:value-type="float">
            <text:p>0.01879</text:p>
          </table:table-cell>
          <table:table-cell office:value-type="string" calcext:value-type="string">
            <text:p><text:s text:c="3"/>4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.02" calcext:value-type="float">
            <text:p>63.02</text:p>
          </table:table-cell>
          <table:table-cell office:value-type="float" office:value="119600000000000" calcext:value-type="float">
            <text:p>119600000000000</text:p>
          </table:table-cell>
          <table:table-cell office:value-type="float" office:value="4555" calcext:value-type="float">
            <text:p>4555</text:p>
          </table:table-cell>
          <table:table-cell office:value-type="float" office:value="79" calcext:value-type="float">
            <text:p>79</text:p>
          </table:table-cell>
          <table:table-cell office:value-type="float" office:value="17470000" calcext:value-type="float">
            <text:p>17470000</text:p>
          </table:table-cell>
          <table:table-cell office:value-type="float" office:value="0.01886" calcext:value-type="float">
            <text:p>0.01886</text:p>
          </table:table-cell>
          <table:table-cell office:value-type="string" calcext:value-type="string">
            <text:p><text:s text:c="3"/>4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4.36" calcext:value-type="float">
            <text:p>64.36</text:p>
          </table:table-cell>
          <table:table-cell office:value-type="float" office:value="8038000000000" calcext:value-type="float">
            <text:p>8038000000000</text:p>
          </table:table-cell>
          <table:table-cell office:value-type="float" office:value="8.649" calcext:value-type="float">
            <text:p>8.649</text:p>
          </table:table-cell>
          <table:table-cell office:value-type="float" office:value="121" calcext:value-type="float">
            <text:p>121</text:p>
          </table:table-cell>
          <table:table-cell office:value-type="float" office:value="281100000000" calcext:value-type="float">
            <text:p>281100000000</text:p>
          </table:table-cell>
          <table:table-cell office:value-type="float" office:value="0.01885" calcext:value-type="float">
            <text:p>0.01885</text:p>
          </table:table-cell>
          <table:table-cell office:value-type="string" calcext:value-type="string">
            <text:p><text:s text:c="3"/>3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.33" calcext:value-type="float">
            <text:p>67.33</text:p>
          </table:table-cell>
          <table:table-cell office:value-type="float" office:value="28520000000000" calcext:value-type="float">
            <text:p>28520000000000</text:p>
          </table:table-cell>
          <table:table-cell office:value-type="float" office:value="76.98" calcext:value-type="float">
            <text:p>76.98</text:p>
          </table:table-cell>
          <table:table-cell office:value-type="float" office:value="61" calcext:value-type="float">
            <text:p>61</text:p>
          </table:table-cell>
          <table:table-cell office:value-type="float" office:value="14240000" calcext:value-type="float">
            <text:p>14240000</text:p>
          </table:table-cell>
          <table:table-cell office:value-type="float" office:value="0.01868" calcext:value-type="float">
            <text:p>0.01868</text:p>
          </table:table-cell>
          <table:table-cell office:value-type="string" calcext:value-type="string">
            <text:p><text:s text:c="3"/>3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5.49" calcext:value-type="float">
            <text:p>65.49</text:p>
          </table:table-cell>
          <table:table-cell office:value-type="float" office:value="10150000000000" calcext:value-type="float">
            <text:p>10150000000000</text:p>
          </table:table-cell>
          <table:table-cell office:value-type="float" office:value="61.07" calcext:value-type="float">
            <text:p>61.07</text:p>
          </table:table-cell>
          <table:table-cell office:value-type="float" office:value="61" calcext:value-type="float">
            <text:p>61</text:p>
          </table:table-cell>
          <table:table-cell office:value-type="float" office:value="14240000" calcext:value-type="float">
            <text:p>14240000</text:p>
          </table:table-cell>
          <table:table-cell office:value-type="float" office:value="0.01868" calcext:value-type="float">
            <text:p>0.01868</text:p>
          </table:table-cell>
          <table:table-cell office:value-type="string" calcext:value-type="string">
            <text:p><text:s text:c="3"/>2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5.05" calcext:value-type="float">
            <text:p>65.05</text:p>
          </table:table-cell>
          <table:table-cell office:value-type="float" office:value="8978000000000" calcext:value-type="float">
            <text:p>8978000000000</text:p>
          </table:table-cell>
          <table:table-cell office:value-type="float" office:value="5.428" calcext:value-type="float">
            <text:p>5.428</text:p>
          </table:table-cell>
          <table:table-cell office:value-type="float" office:value="135" calcext:value-type="float">
            <text:p>135</text:p>
          </table:table-cell>
          <table:table-cell office:value-type="float" office:value="450500000000" calcext:value-type="float">
            <text:p>450500000000</text:p>
          </table:table-cell>
          <table:table-cell office:value-type="float" office:value="0.01864" calcext:value-type="float">
            <text:p>0.01864</text:p>
          </table:table-cell>
          <table:table-cell office:value-type="string" calcext:value-type="string">
            <text:p><text:s text:c="3"/>1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.26" calcext:value-type="float">
            <text:p>66.26</text:p>
          </table:table-cell>
          <table:table-cell office:value-type="float" office:value="1133000000000" calcext:value-type="float">
            <text:p>1133000000000</text:p>
          </table:table-cell>
          <table:table-cell office:value-type="float" office:value="1168" calcext:value-type="float">
            <text:p>1168</text:p>
          </table:table-cell>
          <table:table-cell office:value-type="float" office:value="61" calcext:value-type="float">
            <text:p>61</text:p>
          </table:table-cell>
          <table:table-cell office:value-type="float" office:value="14240000" calcext:value-type="float">
            <text:p>14240000</text:p>
          </table:table-cell>
          <table:table-cell office:value-type="float" office:value="0.01868" calcext:value-type="float">
            <text:p>0.01868</text:p>
          </table:table-cell>
          <table:table-cell office:value-type="string" calcext:value-type="string">
            <text:p><text:s text:c="3"/>0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4.55" calcext:value-type="float">
            <text:p>64.55</text:p>
          </table:table-cell>
          <table:table-cell office:value-type="float" office:value="661100000000" calcext:value-type="float">
            <text:p>661100000000</text:p>
          </table:table-cell>
          <table:table-cell office:value-type="float" office:value="9.574" calcext:value-type="float">
            <text:p>9.574</text:p>
          </table:table-cell>
          <table:table-cell office:value-type="float" office:value="69" calcext:value-type="float">
            <text:p>69</text:p>
          </table:table-cell>
          <table:table-cell office:value-type="float" office:value="11770000" calcext:value-type="float">
            <text:p>11770000</text:p>
          </table:table-cell>
          <table:table-cell office:value-type="float" office:value="0.01863" calcext:value-type="float">
            <text:p>0.01863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.28" calcext:value-type="float">
            <text:p>66.28</text:p>
          </table:table-cell>
          <table:table-cell office:value-type="float" office:value="1428000000000000" calcext:value-type="float">
            <text:p>1428000000000000</text:p>
          </table:table-cell>
          <table:table-cell office:value-type="float" office:value="5.282" calcext:value-type="float">
            <text:p>5.282</text:p>
          </table:table-cell>
          <table:table-cell office:value-type="float" office:value="69" calcext:value-type="float">
            <text:p>69</text:p>
          </table:table-cell>
          <table:table-cell office:value-type="float" office:value="11860000" calcext:value-type="float">
            <text:p>11860000</text:p>
          </table:table-cell>
          <table:table-cell office:value-type="float" office:value="0.01836" calcext:value-type="float">
            <text:p>0.01836</text:p>
          </table:table-cell>
          <table:table-cell office:value-type="string" calcext:value-type="string">
            <text:p><text:s text:c="3"/>18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.12" calcext:value-type="float">
            <text:p>66.12</text:p>
          </table:table-cell>
          <table:table-cell office:value-type="float" office:value="109100000000000" calcext:value-type="float">
            <text:p>109100000000000</text:p>
          </table:table-cell>
          <table:table-cell office:value-type="float" office:value="894700" calcext:value-type="float">
            <text:p>894700</text:p>
          </table:table-cell>
          <table:table-cell office:value-type="float" office:value="69" calcext:value-type="float">
            <text:p>69</text:p>
          </table:table-cell>
          <table:table-cell office:value-type="float" office:value="11860000" calcext:value-type="float">
            <text:p>11860000</text:p>
          </table:table-cell>
          <table:table-cell office:value-type="float" office:value="0.01836" calcext:value-type="float">
            <text:p>0.01836</text:p>
          </table:table-cell>
          <table:table-cell office:value-type="string" calcext:value-type="string">
            <text:p><text:s text:c="3"/>17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.46" calcext:value-type="float">
            <text:p>68.46</text:p>
          </table:table-cell>
          <table:table-cell office:value-type="float" office:value="2.173E+016" calcext:value-type="float">
            <text:p>2.173E+016</text:p>
          </table:table-cell>
          <table:table-cell office:value-type="float" office:value="8.201" calcext:value-type="float">
            <text:p>8.201</text:p>
          </table:table-cell>
          <table:table-cell office:value-type="float" office:value="131" calcext:value-type="float">
            <text:p>131</text:p>
          </table:table-cell>
          <table:table-cell office:value-type="float" office:value="7725000000000" calcext:value-type="float">
            <text:p>7725000000000</text:p>
          </table:table-cell>
          <table:table-cell office:value-type="float" office:value="0.0184" calcext:value-type="float">
            <text:p>0.0184</text:p>
          </table:table-cell>
          <table:table-cell office:value-type="string" calcext:value-type="string">
            <text:p><text:s text:c="3"/>16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6.22" calcext:value-type="float">
            <text:p>66.22</text:p>
          </table:table-cell>
          <table:table-cell office:value-type="float" office:value="2.188E+016" calcext:value-type="float">
            <text:p>2.188E+016</text:p>
          </table:table-cell>
          <table:table-cell office:value-type="float" office:value="16.6" calcext:value-type="float">
            <text:p>16.6</text:p>
          </table:table-cell>
          <table:table-cell office:value-type="float" office:value="75" calcext:value-type="float">
            <text:p>75</text:p>
          </table:table-cell>
          <table:table-cell office:value-type="float" office:value="10490000" calcext:value-type="float">
            <text:p>10490000</text:p>
          </table:table-cell>
          <table:table-cell office:value-type="float" office:value="0.01848" calcext:value-type="float">
            <text:p>0.01848</text:p>
          </table:table-cell>
          <table:table-cell office:value-type="string" calcext:value-type="string">
            <text:p><text:s text:c="3"/>15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7.94" calcext:value-type="float">
            <text:p>67.94</text:p>
          </table:table-cell>
          <table:table-cell office:value-type="float" office:value="2.041E+016" calcext:value-type="float">
            <text:p>2.041E+016</text:p>
          </table:table-cell>
          <table:table-cell office:value-type="float" office:value="4.981" calcext:value-type="float">
            <text:p>4.981</text:p>
          </table:table-cell>
          <table:table-cell office:value-type="float" office:value="137" calcext:value-type="float">
            <text:p>137</text:p>
          </table:table-cell>
          <table:table-cell office:value-type="float" office:value="4177000000000" calcext:value-type="float">
            <text:p>4177000000000</text:p>
          </table:table-cell>
          <table:table-cell office:value-type="float" office:value="0.01858" calcext:value-type="float">
            <text:p>0.01858</text:p>
          </table:table-cell>
          <table:table-cell office:value-type="string" calcext:value-type="string">
            <text:p><text:s text:c="3"/>15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.57" calcext:value-type="float">
            <text:p>67.57</text:p>
          </table:table-cell>
          <table:table-cell office:value-type="float" office:value="13680000000000" calcext:value-type="float">
            <text:p>13680000000000</text:p>
          </table:table-cell>
          <table:table-cell office:value-type="float" office:value="12.34" calcext:value-type="float">
            <text:p>12.34</text:p>
          </table:table-cell>
          <table:table-cell office:value-type="float" office:value="71" calcext:value-type="float">
            <text:p>71</text:p>
          </table:table-cell>
          <table:table-cell office:value-type="float" office:value="11590000" calcext:value-type="float">
            <text:p>11590000</text:p>
          </table:table-cell>
          <table:table-cell office:value-type="float" office:value="0.01843" calcext:value-type="float">
            <text:p>0.01843</text:p>
          </table:table-cell>
          <table:table-cell office:value-type="string" calcext:value-type="string">
            <text:p><text:s text:c="3"/>14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.45" calcext:value-type="float">
            <text:p>71.45</text:p>
          </table:table-cell>
          <table:table-cell office:value-type="float" office:value="6632000000000000" calcext:value-type="float">
            <text:p>6632000000000000</text:p>
          </table:table-cell>
          <table:table-cell office:value-type="float" office:value="17.73" calcext:value-type="float">
            <text:p>17.73</text:p>
          </table:table-cell>
          <table:table-cell office:value-type="float" office:value="71" calcext:value-type="float">
            <text:p>71</text:p>
          </table:table-cell>
          <table:table-cell office:value-type="float" office:value="11590000" calcext:value-type="float">
            <text:p>11590000</text:p>
          </table:table-cell>
          <table:table-cell office:value-type="float" office:value="0.01843" calcext:value-type="float">
            <text:p>0.01843</text:p>
          </table:table-cell>
          <table:table-cell office:value-type="string" calcext:value-type="string">
            <text:p><text:s text:c="3"/>14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8.4" calcext:value-type="float">
            <text:p>68.4</text:p>
          </table:table-cell>
          <table:table-cell office:value-type="float" office:value="3.107E+016" calcext:value-type="float">
            <text:p>3.107E+016</text:p>
          </table:table-cell>
          <table:table-cell office:value-type="float" office:value="48260" calcext:value-type="float">
            <text:p>48260</text:p>
          </table:table-cell>
          <table:table-cell office:value-type="float" office:value="77" calcext:value-type="float">
            <text:p>77</text:p>
          </table:table-cell>
          <table:table-cell office:value-type="float" office:value="11920000" calcext:value-type="float">
            <text:p>11920000</text:p>
          </table:table-cell>
          <table:table-cell office:value-type="float" office:value="0.01836" calcext:value-type="float">
            <text:p>0.01836</text:p>
          </table:table-cell>
          <table:table-cell office:value-type="string" calcext:value-type="string">
            <text:p><text:s text:c="3"/>13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9.71" calcext:value-type="float">
            <text:p>69.71</text:p>
          </table:table-cell>
          <table:table-cell office:value-type="float" office:value="6823000000000000" calcext:value-type="float">
            <text:p>6823000000000000</text:p>
          </table:table-cell>
          <table:table-cell office:value-type="float" office:value="34270" calcext:value-type="float">
            <text:p>34270</text:p>
          </table:table-cell>
          <table:table-cell office:value-type="float" office:value="77" calcext:value-type="float">
            <text:p>77</text:p>
          </table:table-cell>
          <table:table-cell office:value-type="float" office:value="11600000" calcext:value-type="float">
            <text:p>11600000</text:p>
          </table:table-cell>
          <table:table-cell office:value-type="float" office:value="0.01823" calcext:value-type="float">
            <text:p>0.01823</text:p>
          </table:table-cell>
          <table:table-cell office:value-type="string" calcext:value-type="string">
            <text:p><text:s text:c="3"/>13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7.92" calcext:value-type="float">
            <text:p>67.92</text:p>
          </table:table-cell>
          <table:table-cell office:value-type="float" office:value="41550000000000" calcext:value-type="float">
            <text:p>41550000000000</text:p>
          </table:table-cell>
          <table:table-cell office:value-type="float" office:value="78400" calcext:value-type="float">
            <text:p>78400</text:p>
          </table:table-cell>
          <table:table-cell office:value-type="float" office:value="183" calcext:value-type="float">
            <text:p>183</text:p>
          </table:table-cell>
          <table:table-cell office:value-type="float" office:value="1520000000000" calcext:value-type="float">
            <text:p>1520000000000</text:p>
          </table:table-cell>
          <table:table-cell office:value-type="float" office:value="0.01856" calcext:value-type="float">
            <text:p>0.01856</text:p>
          </table:table-cell>
          <table:table-cell office:value-type="string" calcext:value-type="string">
            <text:p><text:s text:c="3"/>11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.99" calcext:value-type="float">
            <text:p>69.99</text:p>
          </table:table-cell>
          <table:table-cell office:value-type="float" office:value="3806000000000000" calcext:value-type="float">
            <text:p>3806000000000000</text:p>
          </table:table-cell>
          <table:table-cell office:value-type="float" office:value="58.25" calcext:value-type="float">
            <text:p>58.25</text:p>
          </table:table-cell>
          <table:table-cell office:value-type="float" office:value="75" calcext:value-type="float">
            <text:p>75</text:p>
          </table:table-cell>
          <table:table-cell office:value-type="float" office:value="12210000" calcext:value-type="float">
            <text:p>12210000</text:p>
          </table:table-cell>
          <table:table-cell office:value-type="float" office:value="0.01838" calcext:value-type="float">
            <text:p>0.01838</text:p>
          </table:table-cell>
          <table:table-cell office:value-type="string" calcext:value-type="string">
            <text:p><text:s text:c="3"/>10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9.9" calcext:value-type="float">
            <text:p>69.9</text:p>
          </table:table-cell>
          <table:table-cell office:value-type="float" office:value="1.025E+015" calcext:value-type="float">
            <text:p>1.025E+015</text:p>
          </table:table-cell>
          <table:table-cell office:value-type="float" office:value="7022" calcext:value-type="float">
            <text:p>7022</text:p>
          </table:table-cell>
          <table:table-cell office:value-type="float" office:value="65" calcext:value-type="float">
            <text:p>65</text:p>
          </table:table-cell>
          <table:table-cell office:value-type="float" office:value="12090000" calcext:value-type="float">
            <text:p>12090000</text:p>
          </table:table-cell>
          <table:table-cell office:value-type="float" office:value="0.01867" calcext:value-type="float">
            <text:p>0.01867</text:p>
          </table:table-cell>
          <table:table-cell office:value-type="string" calcext:value-type="string">
            <text:p><text:s text:c="3"/>10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8.05" calcext:value-type="float">
            <text:p>68.05</text:p>
          </table:table-cell>
          <table:table-cell office:value-type="float" office:value="1073000000000000" calcext:value-type="float">
            <text:p>1073000000000000</text:p>
          </table:table-cell>
          <table:table-cell office:value-type="float" office:value="149200" calcext:value-type="float">
            <text:p>149200</text:p>
          </table:table-cell>
          <table:table-cell office:value-type="float" office:value="73" calcext:value-type="float">
            <text:p>73</text:p>
          </table:table-cell>
          <table:table-cell office:value-type="float" office:value="15980000" calcext:value-type="float">
            <text:p>15980000</text:p>
          </table:table-cell>
          <table:table-cell office:value-type="float" office:value="0.01854" calcext:value-type="float">
            <text:p>0.01854</text:p>
          </table:table-cell>
          <table:table-cell office:value-type="string" calcext:value-type="string">
            <text:p><text:s text:c="3"/>9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2.95" calcext:value-type="float">
            <text:p>72.95</text:p>
          </table:table-cell>
          <table:table-cell office:value-type="float" office:value="2833000000000" calcext:value-type="float">
            <text:p>2833000000000</text:p>
          </table:table-cell>
          <table:table-cell office:value-type="float" office:value="3.56" calcext:value-type="float">
            <text:p>3.56</text:p>
          </table:table-cell>
          <table:table-cell office:value-type="float" office:value="83" calcext:value-type="float">
            <text:p>83</text:p>
          </table:table-cell>
          <table:table-cell office:value-type="float" office:value="163200000" calcext:value-type="float">
            <text:p>163200000</text:p>
          </table:table-cell>
          <table:table-cell office:value-type="float" office:value="0.01846" calcext:value-type="float">
            <text:p>0.01846</text:p>
          </table:table-cell>
          <table:table-cell office:value-type="string" calcext:value-type="string">
            <text:p><text:s text:c="3"/>8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2.49" calcext:value-type="float">
            <text:p>72.49</text:p>
          </table:table-cell>
          <table:table-cell office:value-type="float" office:value="51750000000000" calcext:value-type="float">
            <text:p>5175000000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83" calcext:value-type="float">
            <text:p>83</text:p>
          </table:table-cell>
          <table:table-cell office:value-type="float" office:value="112200000" calcext:value-type="float">
            <text:p>112200000</text:p>
          </table:table-cell>
          <table:table-cell office:value-type="float" office:value="0.01869" calcext:value-type="float">
            <text:p>0.01869</text:p>
          </table:table-cell>
          <table:table-cell office:value-type="string" calcext:value-type="string">
            <text:p><text:s text:c="3"/>7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.56" calcext:value-type="float">
            <text:p>70.56</text:p>
          </table:table-cell>
          <table:table-cell office:value-type="float" office:value="2097000000000" calcext:value-type="float">
            <text:p>2097000000000</text:p>
          </table:table-cell>
          <table:table-cell office:value-type="float" office:value="21430" calcext:value-type="float">
            <text:p>21430</text:p>
          </table:table-cell>
          <table:table-cell office:value-type="float" office:value="71" calcext:value-type="float">
            <text:p>71</text:p>
          </table:table-cell>
          <table:table-cell office:value-type="float" office:value="5351000" calcext:value-type="float">
            <text:p>5351000</text:p>
          </table:table-cell>
          <table:table-cell office:value-type="float" office:value="0.01833" calcext:value-type="float">
            <text:p>0.01833</text:p>
          </table:table-cell>
          <table:table-cell office:value-type="string" calcext:value-type="string">
            <text:p><text:s text:c="3"/>7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.43" calcext:value-type="float">
            <text:p>70.43</text:p>
          </table:table-cell>
          <table:table-cell office:value-type="float" office:value="11980000000000" calcext:value-type="float">
            <text:p>11980000000000</text:p>
          </table:table-cell>
          <table:table-cell office:value-type="float" office:value="34270" calcext:value-type="float">
            <text:p>34270</text:p>
          </table:table-cell>
          <table:table-cell office:value-type="float" office:value="59" calcext:value-type="float">
            <text:p>59</text:p>
          </table:table-cell>
          <table:table-cell office:value-type="float" office:value="7602000" calcext:value-type="float">
            <text:p>7602000</text:p>
          </table:table-cell>
          <table:table-cell office:value-type="float" office:value="0.01837" calcext:value-type="float">
            <text:p>0.01837</text:p>
          </table:table-cell>
          <table:table-cell office:value-type="string" calcext:value-type="string">
            <text:p><text:s text:c="3"/>6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.52" calcext:value-type="float">
            <text:p>70.52</text:p>
          </table:table-cell>
          <table:table-cell office:value-type="float" office:value="438000000000000" calcext:value-type="float">
            <text:p>438000000000000</text:p>
          </table:table-cell>
          <table:table-cell office:value-type="float" office:value="41500" calcext:value-type="float">
            <text:p>41500</text:p>
          </table:table-cell>
          <table:table-cell office:value-type="float" office:value="59" calcext:value-type="float">
            <text:p>59</text:p>
          </table:table-cell>
          <table:table-cell office:value-type="float" office:value="7602000" calcext:value-type="float">
            <text:p>7602000</text:p>
          </table:table-cell>
          <table:table-cell office:value-type="float" office:value="0.01837" calcext:value-type="float">
            <text:p>0.01837</text:p>
          </table:table-cell>
          <table:table-cell office:value-type="string" calcext:value-type="string">
            <text:p><text:s text:c="3"/>5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.89" calcext:value-type="float">
            <text:p>72.89</text:p>
          </table:table-cell>
          <table:table-cell office:value-type="float" office:value="3863000000000" calcext:value-type="float">
            <text:p>3863000000000</text:p>
          </table:table-cell>
          <table:table-cell office:value-type="float" office:value="48.43" calcext:value-type="float">
            <text:p>48.43</text:p>
          </table:table-cell>
          <table:table-cell office:value-type="float" office:value="155" calcext:value-type="float">
            <text:p>155</text:p>
          </table:table-cell>
          <table:table-cell office:value-type="float" office:value="889700000000" calcext:value-type="float">
            <text:p>889700000000</text:p>
          </table:table-cell>
          <table:table-cell office:value-type="float" office:value="0.01823" calcext:value-type="float">
            <text:p>0.01823</text:p>
          </table:table-cell>
          <table:table-cell office:value-type="string" calcext:value-type="string">
            <text:p><text:s text:c="3"/>4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1.42" calcext:value-type="float">
            <text:p>71.42</text:p>
          </table:table-cell>
          <table:table-cell office:value-type="float" office:value="1030000000000000" calcext:value-type="float">
            <text:p>1030000000000000</text:p>
          </table:table-cell>
          <table:table-cell office:value-type="float" office:value="13770" calcext:value-type="float">
            <text:p>13770</text:p>
          </table:table-cell>
          <table:table-cell office:value-type="float" office:value="153" calcext:value-type="float">
            <text:p>153</text:p>
          </table:table-cell>
          <table:table-cell office:value-type="float" office:value="889700000000" calcext:value-type="float">
            <text:p>889700000000</text:p>
          </table:table-cell>
          <table:table-cell office:value-type="float" office:value="0.01819" calcext:value-type="float">
            <text:p>0.01819</text:p>
          </table:table-cell>
          <table:table-cell office:value-type="string" calcext:value-type="string">
            <text:p><text:s text:c="3"/>3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.73" calcext:value-type="float">
            <text:p>66.73</text:p>
          </table:table-cell>
          <table:table-cell office:value-type="float" office:value="240100000000" calcext:value-type="float">
            <text:p>240100000000</text:p>
          </table:table-cell>
          <table:table-cell office:value-type="float" office:value="4.481" calcext:value-type="float">
            <text:p>4.481</text:p>
          </table:table-cell>
          <table:table-cell office:value-type="float" office:value="155" calcext:value-type="float">
            <text:p>155</text:p>
          </table:table-cell>
          <table:table-cell office:value-type="float" office:value="905200000000" calcext:value-type="float">
            <text:p>905200000000</text:p>
          </table:table-cell>
          <table:table-cell office:value-type="float" office:value="0.01819" calcext:value-type="float">
            <text:p>0.01819</text:p>
          </table:table-cell>
          <table:table-cell office:value-type="string" calcext:value-type="string">
            <text:p><text:s text:c="3"/>2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8.73" calcext:value-type="float">
            <text:p>68.73</text:p>
          </table:table-cell>
          <table:table-cell office:value-type="float" office:value="297000000000000" calcext:value-type="float">
            <text:p>297000000000000</text:p>
          </table:table-cell>
          <table:table-cell office:value-type="float" office:value="27920" calcext:value-type="float">
            <text:p>27920</text:p>
          </table:table-cell>
          <table:table-cell office:value-type="float" office:value="105" calcext:value-type="float">
            <text:p>105</text:p>
          </table:table-cell>
          <table:table-cell office:value-type="float" office:value="813900000" calcext:value-type="float">
            <text:p>813900000</text:p>
          </table:table-cell>
          <table:table-cell office:value-type="float" office:value="0.01825" calcext:value-type="float">
            <text:p>0.01825</text:p>
          </table:table-cell>
          <table:table-cell office:value-type="string" calcext:value-type="string">
            <text:p><text:s text:c="3"/>2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.11" calcext:value-type="float">
            <text:p>70.11</text:p>
          </table:table-cell>
          <table:table-cell office:value-type="float" office:value="13240000000000" calcext:value-type="float">
            <text:p>13240000000000</text:p>
          </table:table-cell>
          <table:table-cell office:value-type="float" office:value="22.39" calcext:value-type="float">
            <text:p>22.39</text:p>
          </table:table-cell>
          <table:table-cell office:value-type="float" office:value="171" calcext:value-type="float">
            <text:p>171</text:p>
          </table:table-cell>
          <table:table-cell office:value-type="float" office:value="174200000000000" calcext:value-type="float">
            <text:p>174200000000000</text:p>
          </table:table-cell>
          <table:table-cell office:value-type="float" office:value="0.0183" calcext:value-type="float">
            <text:p>0.0183</text:p>
          </table:table-cell>
          <table:table-cell office:value-type="string" calcext:value-type="string">
            <text:p><text:s text:c="3"/>1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0.62" calcext:value-type="float">
            <text:p>70.62</text:p>
          </table:table-cell>
          <table:table-cell office:value-type="float" office:value="242600000000000" calcext:value-type="float">
            <text:p>242600000000000</text:p>
          </table:table-cell>
          <table:table-cell office:value-type="float" office:value="5.164" calcext:value-type="float">
            <text:p>5.164</text:p>
          </table:table-cell>
          <table:table-cell office:value-type="float" office:value="91" calcext:value-type="float">
            <text:p>91</text:p>
          </table:table-cell>
          <table:table-cell office:value-type="float" office:value="80220000" calcext:value-type="float">
            <text:p>80220000</text:p>
          </table:table-cell>
          <table:table-cell office:value-type="float" office:value="0.0183" calcext:value-type="float">
            <text:p>0.0183</text:p>
          </table:table-cell>
          <table:table-cell office:value-type="string" calcext:value-type="string">
            <text:p><text:s text:c="3"/>0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9.07" calcext:value-type="float">
            <text:p>69.07</text:p>
          </table:table-cell>
          <table:table-cell office:value-type="float" office:value="9007000000000" calcext:value-type="float">
            <text:p>9007000000000</text:p>
          </table:table-cell>
          <table:table-cell office:value-type="float" office:value="6.286" calcext:value-type="float">
            <text:p>6.286</text:p>
          </table:table-cell>
          <table:table-cell office:value-type="float" office:value="51" calcext:value-type="float">
            <text:p>51</text:p>
          </table:table-cell>
          <table:table-cell office:value-type="float" office:value="7936000" calcext:value-type="float">
            <text:p>7936000</text:p>
          </table:table-cell>
          <table:table-cell office:value-type="float" office:value="0.01847" calcext:value-type="float">
            <text:p>0.0184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.55" calcext:value-type="float">
            <text:p>67.55</text:p>
          </table:table-cell>
          <table:table-cell office:value-type="float" office:value="1622000000000" calcext:value-type="float">
            <text:p>1622000000000</text:p>
          </table:table-cell>
          <table:table-cell office:value-type="float" office:value="4557" calcext:value-type="float">
            <text:p>4557</text:p>
          </table:table-cell>
          <table:table-cell office:value-type="float" office:value="49" calcext:value-type="float">
            <text:p>49</text:p>
          </table:table-cell>
          <table:table-cell office:value-type="float" office:value="7346000" calcext:value-type="float">
            <text:p>7346000</text:p>
          </table:table-cell>
          <table:table-cell office:value-type="float" office:value="0.01828" calcext:value-type="float">
            <text:p>0.01828</text:p>
          </table:table-cell>
          <table:table-cell office:value-type="string" calcext:value-type="string">
            <text:p><text:s text:c="3"/>17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6.29" calcext:value-type="float">
            <text:p>66.29</text:p>
          </table:table-cell>
          <table:table-cell office:value-type="float" office:value="7298000000000" calcext:value-type="float">
            <text:p>7298000000000</text:p>
          </table:table-cell>
          <table:table-cell office:value-type="float" office:value="4.338" calcext:value-type="float">
            <text:p>4.338</text:p>
          </table:table-cell>
          <table:table-cell office:value-type="float" office:value="49" calcext:value-type="float">
            <text:p>49</text:p>
          </table:table-cell>
          <table:table-cell office:value-type="float" office:value="7346000" calcext:value-type="float">
            <text:p>7346000</text:p>
          </table:table-cell>
          <table:table-cell office:value-type="float" office:value="0.01828" calcext:value-type="float">
            <text:p>0.01828</text:p>
          </table:table-cell>
          <table:table-cell office:value-type="string" calcext:value-type="string">
            <text:p><text:s text:c="3"/>17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5.35" calcext:value-type="float">
            <text:p>65.35</text:p>
          </table:table-cell>
          <table:table-cell office:value-type="float" office:value="1598000000000" calcext:value-type="float">
            <text:p>1598000000000</text:p>
          </table:table-cell>
          <table:table-cell office:value-type="float" office:value="21.95" calcext:value-type="float">
            <text:p>21.95</text:p>
          </table:table-cell>
          <table:table-cell office:value-type="float" office:value="49" calcext:value-type="float">
            <text:p>49</text:p>
          </table:table-cell>
          <table:table-cell office:value-type="float" office:value="7346000" calcext:value-type="float">
            <text:p>7346000</text:p>
          </table:table-cell>
          <table:table-cell office:value-type="float" office:value="0.01828" calcext:value-type="float">
            <text:p>0.01828</text:p>
          </table:table-cell>
          <table:table-cell office:value-type="string" calcext:value-type="string">
            <text:p><text:s text:c="3"/>16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.5" calcext:value-type="float">
            <text:p>67.5</text:p>
          </table:table-cell>
          <table:table-cell office:value-type="float" office:value="748200000000000" calcext:value-type="float">
            <text:p>748200000000000</text:p>
          </table:table-cell>
          <table:table-cell office:value-type="float" office:value="10280" calcext:value-type="float">
            <text:p>10280</text:p>
          </table:table-cell>
          <table:table-cell office:value-type="float" office:value="49" calcext:value-type="float">
            <text:p>49</text:p>
          </table:table-cell>
          <table:table-cell office:value-type="float" office:value="7346000" calcext:value-type="float">
            <text:p>7346000</text:p>
          </table:table-cell>
          <table:table-cell office:value-type="float" office:value="0.01828" calcext:value-type="float">
            <text:p>0.01828</text:p>
          </table:table-cell>
          <table:table-cell office:value-type="string" calcext:value-type="string">
            <text:p><text:s text:c="3"/>15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6.37" calcext:value-type="float">
            <text:p>66.37</text:p>
          </table:table-cell>
          <table:table-cell office:value-type="float" office:value="367100000000000" calcext:value-type="float">
            <text:p>367100000000000</text:p>
          </table:table-cell>
          <table:table-cell office:value-type="float" office:value="5.489" calcext:value-type="float">
            <text:p>5.489</text:p>
          </table:table-cell>
          <table:table-cell office:value-type="float" office:value="49" calcext:value-type="float">
            <text:p>49</text:p>
          </table:table-cell>
          <table:table-cell office:value-type="float" office:value="7346000" calcext:value-type="float">
            <text:p>7346000</text:p>
          </table:table-cell>
          <table:table-cell office:value-type="float" office:value="0.01828" calcext:value-type="float">
            <text:p>0.01828</text:p>
          </table:table-cell>
          <table:table-cell office:value-type="string" calcext:value-type="string">
            <text:p><text:s text:c="3"/>14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.95" calcext:value-type="float">
            <text:p>63.95</text:p>
          </table:table-cell>
          <table:table-cell office:value-type="float" office:value="106700000000" calcext:value-type="float">
            <text:p>106700000000</text:p>
          </table:table-cell>
          <table:table-cell office:value-type="float" office:value="34280" calcext:value-type="float">
            <text:p>34280</text:p>
          </table:table-cell>
          <table:table-cell office:value-type="float" office:value="65" calcext:value-type="float">
            <text:p>65</text:p>
          </table:table-cell>
          <table:table-cell office:value-type="float" office:value="4820000" calcext:value-type="float">
            <text:p>4820000</text:p>
          </table:table-cell>
          <table:table-cell office:value-type="float" office:value="0.01823" calcext:value-type="float">
            <text:p>0.01823</text:p>
          </table:table-cell>
          <table:table-cell office:value-type="string" calcext:value-type="string">
            <text:p><text:s text:c="3"/>13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4.32" calcext:value-type="float">
            <text:p>64.32</text:p>
          </table:table-cell>
          <table:table-cell office:value-type="float" office:value="11800000000000" calcext:value-type="float">
            <text:p>11800000000000</text:p>
          </table:table-cell>
          <table:table-cell office:value-type="float" office:value="25920" calcext:value-type="float">
            <text:p>25920</text:p>
          </table:table-cell>
          <table:table-cell office:value-type="float" office:value="49" calcext:value-type="float">
            <text:p>49</text:p>
          </table:table-cell>
          <table:table-cell office:value-type="float" office:value="7346000" calcext:value-type="float">
            <text:p>7346000</text:p>
          </table:table-cell>
          <table:table-cell office:value-type="float" office:value="0.01828" calcext:value-type="float">
            <text:p>0.01828</text:p>
          </table:table-cell>
          <table:table-cell office:value-type="string" calcext:value-type="string">
            <text:p><text:s text:c="3"/>12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.55" calcext:value-type="float">
            <text:p>63.55</text:p>
          </table:table-cell>
          <table:table-cell office:value-type="float" office:value="7.89E+016" calcext:value-type="float">
            <text:p>7.89E+016</text:p>
          </table:table-cell>
          <table:table-cell office:value-type="float" office:value="4.602" calcext:value-type="float">
            <text:p>4.602</text:p>
          </table:table-cell>
          <table:table-cell office:value-type="float" office:value="49" calcext:value-type="float">
            <text:p>49</text:p>
          </table:table-cell>
          <table:table-cell office:value-type="float" office:value="7346000" calcext:value-type="float">
            <text:p>7346000</text:p>
          </table:table-cell>
          <table:table-cell office:value-type="float" office:value="0.01828" calcext:value-type="float">
            <text:p>0.01828</text:p>
          </table:table-cell>
          <table:table-cell office:value-type="string" calcext:value-type="string">
            <text:p><text:s text:c="3"/>12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2.81" calcext:value-type="float">
            <text:p>62.81</text:p>
          </table:table-cell>
          <table:table-cell office:value-type="float" office:value="974600000000000" calcext:value-type="float">
            <text:p>974600000000000</text:p>
          </table:table-cell>
          <table:table-cell office:value-type="float" office:value="34300" calcext:value-type="float">
            <text:p>34300</text:p>
          </table:table-cell>
          <table:table-cell office:value-type="float" office:value="65" calcext:value-type="float">
            <text:p>65</text:p>
          </table:table-cell>
          <table:table-cell office:value-type="float" office:value="2816000" calcext:value-type="float">
            <text:p>2816000</text:p>
          </table:table-cell>
          <table:table-cell office:value-type="float" office:value="0.01831" calcext:value-type="float">
            <text:p>0.01831</text:p>
          </table:table-cell>
          <table:table-cell office:value-type="string" calcext:value-type="string">
            <text:p><text:s text:c="3"/>11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.22" calcext:value-type="float">
            <text:p>65.22</text:p>
          </table:table-cell>
          <table:table-cell office:value-type="float" office:value="7.581E+016" calcext:value-type="float">
            <text:p>7.581E+016</text:p>
          </table:table-cell>
          <table:table-cell office:value-type="float" office:value="35170" calcext:value-type="float">
            <text:p>35170</text:p>
          </table:table-cell>
          <table:table-cell office:value-type="float" office:value="65" calcext:value-type="float">
            <text:p>65</text:p>
          </table:table-cell>
          <table:table-cell office:value-type="float" office:value="2816000" calcext:value-type="float">
            <text:p>2816000</text:p>
          </table:table-cell>
          <table:table-cell office:value-type="float" office:value="0.01831" calcext:value-type="float">
            <text:p>0.01831</text:p>
          </table:table-cell>
          <table:table-cell office:value-type="string" calcext:value-type="string">
            <text:p><text:s text:c="3"/>11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4.4" calcext:value-type="float">
            <text:p>64.4</text:p>
          </table:table-cell>
          <table:table-cell office:value-type="float" office:value="9.352E+015" calcext:value-type="float">
            <text:p>9.352E+015</text:p>
          </table:table-cell>
          <table:table-cell office:value-type="float" office:value="153500" calcext:value-type="float">
            <text:p>153500</text:p>
          </table:table-cell>
          <table:table-cell office:value-type="float" office:value="69" calcext:value-type="float">
            <text:p>69</text:p>
          </table:table-cell>
          <table:table-cell office:value-type="float" office:value="4637000000" calcext:value-type="float">
            <text:p>4637000000</text:p>
          </table:table-cell>
          <table:table-cell office:value-type="float" office:value="0.01832" calcext:value-type="float">
            <text:p>0.01832</text:p>
          </table:table-cell>
          <table:table-cell office:value-type="string" calcext:value-type="string">
            <text:p><text:s text:c="3"/>10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.03" calcext:value-type="float">
            <text:p>63.03</text:p>
          </table:table-cell>
          <table:table-cell office:value-type="float" office:value="3381000000000000" calcext:value-type="float">
            <text:p>3381000000000000</text:p>
          </table:table-cell>
          <table:table-cell office:value-type="float" office:value="223.5" calcext:value-type="float">
            <text:p>223.5</text:p>
          </table:table-cell>
          <table:table-cell office:value-type="float" office:value="63" calcext:value-type="float">
            <text:p>63</text:p>
          </table:table-cell>
          <table:table-cell office:value-type="float" office:value="1333000000" calcext:value-type="float">
            <text:p>1333000000</text:p>
          </table:table-cell>
          <table:table-cell office:value-type="float" office:value="0.01823" calcext:value-type="float">
            <text:p>0.01823</text:p>
          </table:table-cell>
          <table:table-cell office:value-type="string" calcext:value-type="string">
            <text:p><text:s text:c="3"/>9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.26" calcext:value-type="float">
            <text:p>63.26</text:p>
          </table:table-cell>
          <table:table-cell office:value-type="float" office:value="2.543E+016" calcext:value-type="float">
            <text:p>2.543E+016</text:p>
          </table:table-cell>
          <table:table-cell office:value-type="float" office:value="126.7" calcext:value-type="float">
            <text:p>126.7</text:p>
          </table:table-cell>
          <table:table-cell office:value-type="float" office:value="45" calcext:value-type="float">
            <text:p>45</text:p>
          </table:table-cell>
          <table:table-cell office:value-type="float" office:value="2187000" calcext:value-type="float">
            <text:p>2187000</text:p>
          </table:table-cell>
          <table:table-cell office:value-type="float" office:value="0.01828" calcext:value-type="float">
            <text:p>0.01828</text:p>
          </table:table-cell>
          <table:table-cell office:value-type="string" calcext:value-type="string">
            <text:p><text:s text:c="3"/>8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1.28" calcext:value-type="float">
            <text:p>61.28</text:p>
          </table:table-cell>
          <table:table-cell office:value-type="float" office:value="5.745E+017" calcext:value-type="float">
            <text:p>5.745E+017</text:p>
          </table:table-cell>
          <table:table-cell office:value-type="float" office:value="11.83" calcext:value-type="float">
            <text:p>11.83</text:p>
          </table:table-cell>
          <table:table-cell office:value-type="float" office:value="63" calcext:value-type="float">
            <text:p>63</text:p>
          </table:table-cell>
          <table:table-cell office:value-type="float" office:value="547900000" calcext:value-type="float">
            <text:p>547900000</text:p>
          </table:table-cell>
          <table:table-cell office:value-type="float" office:value="0.0182" calcext:value-type="float">
            <text:p>0.0182</text:p>
          </table:table-cell>
          <table:table-cell office:value-type="string" calcext:value-type="string">
            <text:p><text:s text:c="3"/>7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1.54" calcext:value-type="float">
            <text:p>61.54</text:p>
          </table:table-cell>
          <table:table-cell office:value-type="float" office:value="5.6E+020" calcext:value-type="float">
            <text:p>5.6E+020</text:p>
          </table:table-cell>
          <table:table-cell office:value-type="float" office:value="2.494" calcext:value-type="float">
            <text:p>2.494</text:p>
          </table:table-cell>
          <table:table-cell office:value-type="float" office:value="65" calcext:value-type="float">
            <text:p>65</text:p>
          </table:table-cell>
          <table:table-cell office:value-type="float" office:value="1662000000" calcext:value-type="float">
            <text:p>1662000000</text:p>
          </table:table-cell>
          <table:table-cell office:value-type="float" office:value="0.01814" calcext:value-type="float">
            <text:p>0.01814</text:p>
          </table:table-cell>
          <table:table-cell office:value-type="string" calcext:value-type="string">
            <text:p><text:s text:c="3"/>7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9.5" calcext:value-type="float">
            <text:p>59.5</text:p>
          </table:table-cell>
          <table:table-cell office:value-type="float" office:value="1.377E+017" calcext:value-type="float">
            <text:p>1.377E+017</text:p>
          </table:table-cell>
          <table:table-cell office:value-type="float" office:value="4572" calcext:value-type="float">
            <text:p>4572</text:p>
          </table:table-cell>
          <table:table-cell office:value-type="float" office:value="69" calcext:value-type="float">
            <text:p>69</text:p>
          </table:table-cell>
          <table:table-cell office:value-type="float" office:value="904500000" calcext:value-type="float">
            <text:p>904500000</text:p>
          </table:table-cell>
          <table:table-cell office:value-type="float" office:value="0.01807" calcext:value-type="float">
            <text:p>0.01807</text:p>
          </table:table-cell>
          <table:table-cell office:value-type="string" calcext:value-type="string">
            <text:p><text:s text:c="3"/>6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9.31" calcext:value-type="float">
            <text:p>59.31</text:p>
          </table:table-cell>
          <table:table-cell office:value-type="float" office:value="1.094E+018" calcext:value-type="float">
            <text:p>1.094E+018</text:p>
          </table:table-cell>
          <table:table-cell office:value-type="float" office:value="44.36" calcext:value-type="float">
            <text:p>44.36</text:p>
          </table:table-cell>
          <table:table-cell office:value-type="float" office:value="107" calcext:value-type="float">
            <text:p>107</text:p>
          </table:table-cell>
          <table:table-cell office:value-type="float" office:value="26310000000000" calcext:value-type="float">
            <text:p>26310000000000</text:p>
          </table:table-cell>
          <table:table-cell office:value-type="float" office:value="0.01817" calcext:value-type="float">
            <text:p>0.01817</text:p>
          </table:table-cell>
          <table:table-cell office:value-type="string" calcext:value-type="string">
            <text:p><text:s text:c="3"/>5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5.65" calcext:value-type="float">
            <text:p>55.65</text:p>
          </table:table-cell>
          <table:table-cell office:value-type="float" office:value="1.986E+017" calcext:value-type="float">
            <text:p>1.986E+017</text:p>
          </table:table-cell>
          <table:table-cell office:value-type="float" office:value="4563" calcext:value-type="float">
            <text:p>4563</text:p>
          </table:table-cell>
          <table:table-cell office:value-type="float" office:value="111" calcext:value-type="float">
            <text:p>111</text:p>
          </table:table-cell>
          <table:table-cell office:value-type="float" office:value="26320000000000" calcext:value-type="float">
            <text:p>26320000000000</text:p>
          </table:table-cell>
          <table:table-cell office:value-type="float" office:value="0.01815" calcext:value-type="float">
            <text:p>0.01815</text:p>
          </table:table-cell>
          <table:table-cell office:value-type="string" calcext:value-type="string">
            <text:p><text:s text:c="3"/>4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6.81" calcext:value-type="float">
            <text:p>56.81</text:p>
          </table:table-cell>
          <table:table-cell office:value-type="float" office:value="3.356E+021" calcext:value-type="float">
            <text:p>3.356E+021</text:p>
          </table:table-cell>
          <table:table-cell office:value-type="float" office:value="27.23" calcext:value-type="float">
            <text:p>27.23</text:p>
          </table:table-cell>
          <table:table-cell office:value-type="float" office:value="45" calcext:value-type="float">
            <text:p>45</text:p>
          </table:table-cell>
          <table:table-cell office:value-type="float" office:value="2187000" calcext:value-type="float">
            <text:p>2187000</text:p>
          </table:table-cell>
          <table:table-cell office:value-type="float" office:value="0.01828" calcext:value-type="float">
            <text:p>0.01828</text:p>
          </table:table-cell>
          <table:table-cell office:value-type="string" calcext:value-type="string">
            <text:p><text:s text:c="3"/>4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9.61" calcext:value-type="float">
            <text:p>59.61</text:p>
          </table:table-cell>
          <table:table-cell office:value-type="float" office:value="2.871E+019" calcext:value-type="float">
            <text:p>2.871E+019</text:p>
          </table:table-cell>
          <table:table-cell office:value-type="float" office:value="22720" calcext:value-type="float">
            <text:p>22720</text:p>
          </table:table-cell>
          <table:table-cell office:value-type="float" office:value="91" calcext:value-type="float">
            <text:p>91</text:p>
          </table:table-cell>
          <table:table-cell office:value-type="float" office:value="1934000000000" calcext:value-type="float">
            <text:p>1934000000000</text:p>
          </table:table-cell>
          <table:table-cell office:value-type="float" office:value="0.0181" calcext:value-type="float">
            <text:p>0.0181</text:p>
          </table:table-cell>
          <table:table-cell office:value-type="string" calcext:value-type="string">
            <text:p><text:s text:c="3"/>3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7.31" calcext:value-type="float">
            <text:p>57.31</text:p>
          </table:table-cell>
          <table:table-cell office:value-type="float" office:value="5.199E+018" calcext:value-type="float">
            <text:p>5.199E+018</text:p>
          </table:table-cell>
          <table:table-cell office:value-type="float" office:value="35280" calcext:value-type="float">
            <text:p>35280</text:p>
          </table:table-cell>
          <table:table-cell office:value-type="float" office:value="71" calcext:value-type="float">
            <text:p>71</text:p>
          </table:table-cell>
          <table:table-cell office:value-type="float" office:value="7326000000" calcext:value-type="float">
            <text:p>7326000000</text:p>
          </table:table-cell>
          <table:table-cell office:value-type="float" office:value="0.01812" calcext:value-type="float">
            <text:p>0.01812</text:p>
          </table:table-cell>
          <table:table-cell office:value-type="string" calcext:value-type="string">
            <text:p><text:s text:c="3"/>2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8.98" calcext:value-type="float">
            <text:p>58.98</text:p>
          </table:table-cell>
          <table:table-cell office:value-type="float" office:value="2.174E+021" calcext:value-type="float">
            <text:p>2.174E+021</text:p>
          </table:table-cell>
          <table:table-cell office:value-type="float" office:value="34680" calcext:value-type="float">
            <text:p>34680</text:p>
          </table:table-cell>
          <table:table-cell office:value-type="float" office:value="83" calcext:value-type="float">
            <text:p>83</text:p>
          </table:table-cell>
          <table:table-cell office:value-type="float" office:value="37580000000" calcext:value-type="float">
            <text:p>37580000000</text:p>
          </table:table-cell>
          <table:table-cell office:value-type="float" office:value="0.01806" calcext:value-type="float">
            <text:p>0.01806</text:p>
          </table:table-cell>
          <table:table-cell office:value-type="string" calcext:value-type="string">
            <text:p><text:s text:c="3"/>2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8.27" calcext:value-type="float">
            <text:p>58.27</text:p>
          </table:table-cell>
          <table:table-cell office:value-type="float" office:value="1.423E+020" calcext:value-type="float">
            <text:p>1.423E+020</text:p>
          </table:table-cell>
          <table:table-cell office:value-type="float" office:value="25.28" calcext:value-type="float">
            <text:p>25.28</text:p>
          </table:table-cell>
          <table:table-cell office:value-type="float" office:value="113" calcext:value-type="float">
            <text:p>113</text:p>
          </table:table-cell>
          <table:table-cell office:value-type="float" office:value="664200000000000" calcext:value-type="float">
            <text:p>664200000000000</text:p>
          </table:table-cell>
          <table:table-cell office:value-type="float" office:value="0.01826" calcext:value-type="float">
            <text:p>0.01826</text:p>
          </table:table-cell>
          <table:table-cell office:value-type="string" calcext:value-type="string">
            <text:p><text:s text:c="3"/>1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.05" calcext:value-type="float">
            <text:p>56.05</text:p>
          </table:table-cell>
          <table:table-cell office:value-type="float" office:value="1.074E+019" calcext:value-type="float">
            <text:p>1.074E+019</text:p>
          </table:table-cell>
          <table:table-cell office:value-type="float" office:value="10.72" calcext:value-type="float">
            <text:p>10.72</text:p>
          </table:table-cell>
          <table:table-cell office:value-type="float" office:value="95" calcext:value-type="float">
            <text:p>95</text:p>
          </table:table-cell>
          <table:table-cell office:value-type="float" office:value="117900000000" calcext:value-type="float">
            <text:p>117900000000</text:p>
          </table:table-cell>
          <table:table-cell office:value-type="float" office:value="0.01821" calcext:value-type="float">
            <text:p>0.01821</text:p>
          </table:table-cell>
          <table:table-cell office:value-type="string" calcext:value-type="string">
            <text:p><text:s text:c="3"/>0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4.27" calcext:value-type="float">
            <text:p>54.27</text:p>
          </table:table-cell>
          <table:table-cell office:value-type="float" office:value="3.095E+023" calcext:value-type="float">
            <text:p>3.095E+023</text:p>
          </table:table-cell>
          <table:table-cell office:value-type="float" office:value="4558" calcext:value-type="float">
            <text:p>4558</text:p>
          </table:table-cell>
          <table:table-cell office:value-type="float" office:value="53" calcext:value-type="float">
            <text:p>53</text:p>
          </table:table-cell>
          <table:table-cell office:value-type="float" office:value="6609000" calcext:value-type="float">
            <text:p>6609000</text:p>
          </table:table-cell>
          <table:table-cell office:value-type="float" office:value="0.01773" calcext:value-type="float">
            <text:p>0.01773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1.267E+023" calcext:value-type="float">
            <text:p>1.267E+023</text:p>
          </table:table-cell>
          <table:table-cell office:value-type="float" office:value="5.799" calcext:value-type="float">
            <text:p>5.799</text:p>
          </table:table-cell>
          <table:table-cell office:value-type="float" office:value="53" calcext:value-type="float">
            <text:p>53</text:p>
          </table:table-cell>
          <table:table-cell office:value-type="float" office:value="6609000" calcext:value-type="float">
            <text:p>6609000</text:p>
          </table:table-cell>
          <table:table-cell office:value-type="float" office:value="0.01773" calcext:value-type="float">
            <text:p>0.01773</text:p>
          </table:table-cell>
          <table:table-cell office:value-type="string" calcext:value-type="string">
            <text:p><text:s text:c="3"/>17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7.44" calcext:value-type="float">
            <text:p>57.44</text:p>
          </table:table-cell>
          <table:table-cell office:value-type="float" office:value="4.575E+018" calcext:value-type="float">
            <text:p>4.575E+018</text:p>
          </table:table-cell>
          <table:table-cell office:value-type="float" office:value="9987" calcext:value-type="float">
            <text:p>9987</text:p>
          </table:table-cell>
          <table:table-cell office:value-type="float" office:value="87" calcext:value-type="float">
            <text:p>87</text:p>
          </table:table-cell>
          <table:table-cell office:value-type="float" office:value="166800000000" calcext:value-type="float">
            <text:p>166800000000</text:p>
          </table:table-cell>
          <table:table-cell office:value-type="float" office:value="0.01762" calcext:value-type="float">
            <text:p>0.01762</text:p>
          </table:table-cell>
          <table:table-cell office:value-type="string" calcext:value-type="string">
            <text:p><text:s text:c="3"/>16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7.98" calcext:value-type="float">
            <text:p>57.98</text:p>
          </table:table-cell>
          <table:table-cell office:value-type="float" office:value="3.396E+019" calcext:value-type="float">
            <text:p>3.396E+019</text:p>
          </table:table-cell>
          <table:table-cell office:value-type="float" office:value="4574" calcext:value-type="float">
            <text:p>4574</text:p>
          </table:table-cell>
          <table:table-cell office:value-type="float" office:value="79" calcext:value-type="float">
            <text:p>79</text:p>
          </table:table-cell>
          <table:table-cell office:value-type="float" office:value="10710000000" calcext:value-type="float">
            <text:p>10710000000</text:p>
          </table:table-cell>
          <table:table-cell office:value-type="float" office:value="0.01813" calcext:value-type="float">
            <text:p>0.01813</text:p>
          </table:table-cell>
          <table:table-cell office:value-type="string" calcext:value-type="string">
            <text:p><text:s text:c="3"/>16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8.9" calcext:value-type="float">
            <text:p>58.9</text:p>
          </table:table-cell>
          <table:table-cell office:value-type="float" office:value="5.602E+018" calcext:value-type="float">
            <text:p>5.602E+018</text:p>
          </table:table-cell>
          <table:table-cell office:value-type="float" office:value="20.02" calcext:value-type="float">
            <text:p>20.02</text:p>
          </table:table-cell>
          <table:table-cell office:value-type="float" office:value="55" calcext:value-type="float">
            <text:p>55</text:p>
          </table:table-cell>
          <table:table-cell office:value-type="float" office:value="23560000" calcext:value-type="float">
            <text:p>23560000</text:p>
          </table:table-cell>
          <table:table-cell office:value-type="float" office:value="0.01815" calcext:value-type="float">
            <text:p>0.01815</text:p>
          </table:table-cell>
          <table:table-cell office:value-type="string" calcext:value-type="string">
            <text:p><text:s text:c="3"/>16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9.34" calcext:value-type="float">
            <text:p>59.34</text:p>
          </table:table-cell>
          <table:table-cell office:value-type="float" office:value="1.757E+023" calcext:value-type="float">
            <text:p>1.757E+023</text:p>
          </table:table-cell>
          <table:table-cell office:value-type="float" office:value="8385000" calcext:value-type="float">
            <text:p>8385000</text:p>
          </table:table-cell>
          <table:table-cell office:value-type="float" office:value="55" calcext:value-type="float">
            <text:p>55</text:p>
          </table:table-cell>
          <table:table-cell office:value-type="float" office:value="23560000" calcext:value-type="float">
            <text:p>23560000</text:p>
          </table:table-cell>
          <table:table-cell office:value-type="float" office:value="0.01815" calcext:value-type="float">
            <text:p>0.01815</text:p>
          </table:table-cell>
          <table:table-cell office:value-type="string" calcext:value-type="string">
            <text:p><text:s text:c="3"/>15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6.36" calcext:value-type="float">
            <text:p>56.36</text:p>
          </table:table-cell>
          <table:table-cell office:value-type="float" office:value="1.696E+017" calcext:value-type="float">
            <text:p>1.696E+017</text:p>
          </table:table-cell>
          <table:table-cell office:value-type="float" office:value="11.6" calcext:value-type="float">
            <text:p>11.6</text:p>
          </table:table-cell>
          <table:table-cell office:value-type="float" office:value="55" calcext:value-type="float">
            <text:p>55</text:p>
          </table:table-cell>
          <table:table-cell office:value-type="float" office:value="23560000" calcext:value-type="float">
            <text:p>23560000</text:p>
          </table:table-cell>
          <table:table-cell office:value-type="float" office:value="0.01815" calcext:value-type="float">
            <text:p>0.01815</text:p>
          </table:table-cell>
          <table:table-cell office:value-type="string" calcext:value-type="string">
            <text:p><text:s text:c="3"/>13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4.08" calcext:value-type="float">
            <text:p>54.08</text:p>
          </table:table-cell>
          <table:table-cell office:value-type="float" office:value="1.049E+019" calcext:value-type="float">
            <text:p>1.049E+019</text:p>
          </table:table-cell>
          <table:table-cell office:value-type="float" office:value="5.078" calcext:value-type="float">
            <text:p>5.078</text:p>
          </table:table-cell>
          <table:table-cell office:value-type="float" office:value="127" calcext:value-type="float">
            <text:p>127</text:p>
          </table:table-cell>
          <table:table-cell office:value-type="float" office:value="5.63E+016" calcext:value-type="float">
            <text:p>5.63E+016</text:p>
          </table:table-cell>
          <table:table-cell office:value-type="float" office:value="0.01812" calcext:value-type="float">
            <text:p>0.01812</text:p>
          </table:table-cell>
          <table:table-cell office:value-type="string" calcext:value-type="string">
            <text:p><text:s text:c="3"/>12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6.45" calcext:value-type="float">
            <text:p>56.45</text:p>
          </table:table-cell>
          <table:table-cell office:value-type="float" office:value="3.068E+018" calcext:value-type="float">
            <text:p>3.068E+018</text:p>
          </table:table-cell>
          <table:table-cell office:value-type="float" office:value="11820" calcext:value-type="float">
            <text:p>11820</text:p>
          </table:table-cell>
          <table:table-cell office:value-type="float" office:value="63" calcext:value-type="float">
            <text:p>63</text:p>
          </table:table-cell>
          <table:table-cell office:value-type="float" office:value="170200000" calcext:value-type="float">
            <text:p>170200000</text:p>
          </table:table-cell>
          <table:table-cell office:value-type="float" office:value="0.01815" calcext:value-type="float">
            <text:p>0.01815</text:p>
          </table:table-cell>
          <table:table-cell office:value-type="string" calcext:value-type="string">
            <text:p><text:s text:c="3"/>12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5.08" calcext:value-type="float">
            <text:p>55.08</text:p>
          </table:table-cell>
          <table:table-cell office:value-type="float" office:value="2.647E+018" calcext:value-type="float">
            <text:p>2.647E+018</text:p>
          </table:table-cell>
          <table:table-cell office:value-type="float" office:value="4560" calcext:value-type="float">
            <text:p>4560</text:p>
          </table:table-cell>
          <table:table-cell office:value-type="float" office:value="63" calcext:value-type="float">
            <text:p>63</text:p>
          </table:table-cell>
          <table:table-cell office:value-type="float" office:value="138400000" calcext:value-type="float">
            <text:p>138400000</text:p>
          </table:table-cell>
          <table:table-cell office:value-type="float" office:value="0.01807" calcext:value-type="float">
            <text:p>0.01807</text:p>
          </table:table-cell>
          <table:table-cell office:value-type="string" calcext:value-type="string">
            <text:p><text:s text:c="3"/>11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4.66" calcext:value-type="float">
            <text:p>54.66</text:p>
          </table:table-cell>
          <table:table-cell office:value-type="float" office:value="7.729E+017" calcext:value-type="float">
            <text:p>7.729E+017</text:p>
          </table:table-cell>
          <table:table-cell office:value-type="float" office:value="11250" calcext:value-type="float">
            <text:p>11250</text:p>
          </table:table-cell>
          <table:table-cell office:value-type="float" office:value="83" calcext:value-type="float">
            <text:p>83</text:p>
          </table:table-cell>
          <table:table-cell office:value-type="float" office:value="6383000000" calcext:value-type="float">
            <text:p>6383000000</text:p>
          </table:table-cell>
          <table:table-cell office:value-type="float" office:value="0.01802" calcext:value-type="float">
            <text:p>0.01802</text:p>
          </table:table-cell>
          <table:table-cell office:value-type="string" calcext:value-type="string">
            <text:p><text:s text:c="3"/>10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5.23" calcext:value-type="float">
            <text:p>55.23</text:p>
          </table:table-cell>
          <table:table-cell office:value-type="float" office:value="3.722E+019" calcext:value-type="float">
            <text:p>3.722E+019</text:p>
          </table:table-cell>
          <table:table-cell office:value-type="float" office:value="52020" calcext:value-type="float">
            <text:p>52020</text:p>
          </table:table-cell>
          <table:table-cell office:value-type="float" office:value="59" calcext:value-type="float">
            <text:p>59</text:p>
          </table:table-cell>
          <table:table-cell office:value-type="float" office:value="27840000" calcext:value-type="float">
            <text:p>27840000</text:p>
          </table:table-cell>
          <table:table-cell office:value-type="float" office:value="0.01754" calcext:value-type="float">
            <text:p>0.01754</text:p>
          </table:table-cell>
          <table:table-cell office:value-type="string" calcext:value-type="string">
            <text:p><text:s text:c="3"/>10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5.41" calcext:value-type="float">
            <text:p>55.41</text:p>
          </table:table-cell>
          <table:table-cell office:value-type="float" office:value="1.488E+019" calcext:value-type="float">
            <text:p>1.488E+019</text:p>
          </table:table-cell>
          <table:table-cell office:value-type="float" office:value="5.361" calcext:value-type="float">
            <text:p>5.361</text:p>
          </table:table-cell>
          <table:table-cell office:value-type="float" office:value="87" calcext:value-type="float">
            <text:p>87</text:p>
          </table:table-cell>
          <table:table-cell office:value-type="float" office:value="27450000000" calcext:value-type="float">
            <text:p>27450000000</text:p>
          </table:table-cell>
          <table:table-cell office:value-type="float" office:value="0.01733" calcext:value-type="float">
            <text:p>0.01733</text:p>
          </table:table-cell>
          <table:table-cell office:value-type="string" calcext:value-type="string">
            <text:p><text:s text:c="3"/>9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8.16" calcext:value-type="float">
            <text:p>58.16</text:p>
          </table:table-cell>
          <table:table-cell office:value-type="float" office:value="7.45E+019" calcext:value-type="float">
            <text:p>7.45E+019</text:p>
          </table:table-cell>
          <table:table-cell office:value-type="float" office:value="237600" calcext:value-type="float">
            <text:p>237600</text:p>
          </table:table-cell>
          <table:table-cell office:value-type="float" office:value="77" calcext:value-type="float">
            <text:p>77</text:p>
          </table:table-cell>
          <table:table-cell office:value-type="float" office:value="1421000000" calcext:value-type="float">
            <text:p>1421000000</text:p>
          </table:table-cell>
          <table:table-cell office:value-type="float" office:value="0.01731" calcext:value-type="float">
            <text:p>0.01731</text:p>
          </table:table-cell>
          <table:table-cell office:value-type="string" calcext:value-type="string">
            <text:p><text:s text:c="3"/>9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4.62" calcext:value-type="float">
            <text:p>54.62</text:p>
          </table:table-cell>
          <table:table-cell office:value-type="float" office:value="7.11E+022" calcext:value-type="float">
            <text:p>7.11E+022</text:p>
          </table:table-cell>
          <table:table-cell office:value-type="float" office:value="5294" calcext:value-type="float">
            <text:p>5294</text:p>
          </table:table-cell>
          <table:table-cell office:value-type="float" office:value="53" calcext:value-type="float">
            <text:p>53</text:p>
          </table:table-cell>
          <table:table-cell office:value-type="float" office:value="6904000" calcext:value-type="float">
            <text:p>6904000</text:p>
          </table:table-cell>
          <table:table-cell office:value-type="float" office:value="0.01676" calcext:value-type="float">
            <text:p>0.01676</text:p>
          </table:table-cell>
          <table:table-cell office:value-type="string" calcext:value-type="string">
            <text:p><text:s text:c="3"/>7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3.3" calcext:value-type="float">
            <text:p>53.3</text:p>
          </table:table-cell>
          <table:table-cell office:value-type="float" office:value="1.157E+022" calcext:value-type="float">
            <text:p>1.157E+022</text:p>
          </table:table-cell>
          <table:table-cell office:value-type="float" office:value="10.46" calcext:value-type="float">
            <text:p>10.46</text:p>
          </table:table-cell>
          <table:table-cell office:value-type="float" office:value="53" calcext:value-type="float">
            <text:p>53</text:p>
          </table:table-cell>
          <table:table-cell office:value-type="float" office:value="6904000" calcext:value-type="float">
            <text:p>6904000</text:p>
          </table:table-cell>
          <table:table-cell office:value-type="float" office:value="0.01676" calcext:value-type="float">
            <text:p>0.01676</text:p>
          </table:table-cell>
          <table:table-cell office:value-type="string" calcext:value-type="string">
            <text:p><text:s text:c="3"/>6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4.8" calcext:value-type="float">
            <text:p>54.8</text:p>
          </table:table-cell>
          <table:table-cell office:value-type="float" office:value="4.225E+018" calcext:value-type="float">
            <text:p>4.225E+018</text:p>
          </table:table-cell>
          <table:table-cell office:value-type="float" office:value="84780" calcext:value-type="float">
            <text:p>84780</text:p>
          </table:table-cell>
          <table:table-cell office:value-type="float" office:value="53" calcext:value-type="float">
            <text:p>53</text:p>
          </table:table-cell>
          <table:table-cell office:value-type="float" office:value="6904000" calcext:value-type="float">
            <text:p>6904000</text:p>
          </table:table-cell>
          <table:table-cell office:value-type="float" office:value="0.01676" calcext:value-type="float">
            <text:p>0.01676</text:p>
          </table:table-cell>
          <table:table-cell office:value-type="string" calcext:value-type="string">
            <text:p><text:s text:c="3"/>6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5.92" calcext:value-type="float">
            <text:p>55.92</text:p>
          </table:table-cell>
          <table:table-cell office:value-type="float" office:value="3.732E+017" calcext:value-type="float">
            <text:p>3.732E+017</text:p>
          </table:table-cell>
          <table:table-cell office:value-type="float" office:value="16.02" calcext:value-type="float">
            <text:p>16.02</text:p>
          </table:table-cell>
          <table:table-cell office:value-type="float" office:value="53" calcext:value-type="float">
            <text:p>53</text:p>
          </table:table-cell>
          <table:table-cell office:value-type="float" office:value="6904000" calcext:value-type="float">
            <text:p>6904000</text:p>
          </table:table-cell>
          <table:table-cell office:value-type="float" office:value="0.01676" calcext:value-type="float">
            <text:p>0.01676</text:p>
          </table:table-cell>
          <table:table-cell office:value-type="string" calcext:value-type="string">
            <text:p><text:s text:c="3"/>5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6.38" calcext:value-type="float">
            <text:p>56.38</text:p>
          </table:table-cell>
          <table:table-cell office:value-type="float" office:value="1.631E+021" calcext:value-type="float">
            <text:p>1.631E+021</text:p>
          </table:table-cell>
          <table:table-cell office:value-type="float" office:value="34280" calcext:value-type="float">
            <text:p>34280</text:p>
          </table:table-cell>
          <table:table-cell office:value-type="float" office:value="53" calcext:value-type="float">
            <text:p>53</text:p>
          </table:table-cell>
          <table:table-cell office:value-type="float" office:value="6904000" calcext:value-type="float">
            <text:p>6904000</text:p>
          </table:table-cell>
          <table:table-cell office:value-type="float" office:value="0.01676" calcext:value-type="float">
            <text:p>0.01676</text:p>
          </table:table-cell>
          <table:table-cell office:value-type="string" calcext:value-type="string">
            <text:p><text:s text:c="3"/>5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8.09" calcext:value-type="float">
            <text:p>58.09</text:p>
          </table:table-cell>
          <table:table-cell office:value-type="float" office:value="1.966E+018" calcext:value-type="float">
            <text:p>1.966E+018</text:p>
          </table:table-cell>
          <table:table-cell office:value-type="float" office:value="5.521" calcext:value-type="float">
            <text:p>5.521</text:p>
          </table:table-cell>
          <table:table-cell office:value-type="float" office:value="53" calcext:value-type="float">
            <text:p>53</text:p>
          </table:table-cell>
          <table:table-cell office:value-type="float" office:value="6904000" calcext:value-type="float">
            <text:p>6904000</text:p>
          </table:table-cell>
          <table:table-cell office:value-type="float" office:value="0.01676" calcext:value-type="float">
            <text:p>0.01676</text:p>
          </table:table-cell>
          <table:table-cell office:value-type="string" calcext:value-type="string">
            <text:p><text:s text:c="3"/>4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7.56" calcext:value-type="float">
            <text:p>57.56</text:p>
          </table:table-cell>
          <table:table-cell office:value-type="float" office:value="1.27E+017" calcext:value-type="float">
            <text:p>1.27E+017</text:p>
          </table:table-cell>
          <table:table-cell office:value-type="float" office:value="9.374" calcext:value-type="float">
            <text:p>9.374</text:p>
          </table:table-cell>
          <table:table-cell office:value-type="float" office:value="53" calcext:value-type="float">
            <text:p>53</text:p>
          </table:table-cell>
          <table:table-cell office:value-type="float" office:value="6904000" calcext:value-type="float">
            <text:p>6904000</text:p>
          </table:table-cell>
          <table:table-cell office:value-type="float" office:value="0.01676" calcext:value-type="float">
            <text:p>0.01676</text:p>
          </table:table-cell>
          <table:table-cell office:value-type="string" calcext:value-type="string">
            <text:p><text:s text:c="3"/>3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9.62" calcext:value-type="float">
            <text:p>59.62</text:p>
          </table:table-cell>
          <table:table-cell office:value-type="float" office:value="3.695E+020" calcext:value-type="float">
            <text:p>3.695E+020</text:p>
          </table:table-cell>
          <table:table-cell office:value-type="float" office:value="62.56" calcext:value-type="float">
            <text:p>62.56</text:p>
          </table:table-cell>
          <table:table-cell office:value-type="float" office:value="53" calcext:value-type="float">
            <text:p>53</text:p>
          </table:table-cell>
          <table:table-cell office:value-type="float" office:value="6904000" calcext:value-type="float">
            <text:p>6904000</text:p>
          </table:table-cell>
          <table:table-cell office:value-type="float" office:value="0.01676" calcext:value-type="float">
            <text:p>0.01676</text:p>
          </table:table-cell>
          <table:table-cell office:value-type="string" calcext:value-type="string">
            <text:p><text:s text:c="3"/>2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.02" calcext:value-type="float">
            <text:p>57.02</text:p>
          </table:table-cell>
          <table:table-cell office:value-type="float" office:value="1.319E+020" calcext:value-type="float">
            <text:p>1.319E+020</text:p>
          </table:table-cell>
          <table:table-cell office:value-type="float" office:value="3.378" calcext:value-type="float">
            <text:p>3.378</text:p>
          </table:table-cell>
          <table:table-cell office:value-type="float" office:value="49" calcext:value-type="float">
            <text:p>49</text:p>
          </table:table-cell>
          <table:table-cell office:value-type="float" office:value="3366000" calcext:value-type="float">
            <text:p>3366000</text:p>
          </table:table-cell>
          <table:table-cell office:value-type="float" office:value="0.01703" calcext:value-type="float">
            <text:p>0.01703</text:p>
          </table:table-cell>
          <table:table-cell office:value-type="string" calcext:value-type="string">
            <text:p><text:s text:c="3"/>2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6.27" calcext:value-type="float">
            <text:p>56.27</text:p>
          </table:table-cell>
          <table:table-cell office:value-type="float" office:value="8.833E+016" calcext:value-type="float">
            <text:p>8.833E+016</text:p>
          </table:table-cell>
          <table:table-cell office:value-type="float" office:value="4556" calcext:value-type="float">
            <text:p>4556</text:p>
          </table:table-cell>
          <table:table-cell office:value-type="float" office:value="53" calcext:value-type="float">
            <text:p>53</text:p>
          </table:table-cell>
          <table:table-cell office:value-type="float" office:value="6904000" calcext:value-type="float">
            <text:p>6904000</text:p>
          </table:table-cell>
          <table:table-cell office:value-type="float" office:value="0.01676" calcext:value-type="float">
            <text:p>0.01676</text:p>
          </table:table-cell>
          <table:table-cell office:value-type="string" calcext:value-type="string">
            <text:p><text:s text:c="3"/>1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7.61" calcext:value-type="float">
            <text:p>57.61</text:p>
          </table:table-cell>
          <table:table-cell office:value-type="float" office:value="2.52E+016" calcext:value-type="float">
            <text:p>2.52E+016</text:p>
          </table:table-cell>
          <table:table-cell office:value-type="float" office:value="116800" calcext:value-type="float">
            <text:p>116800</text:p>
          </table:table-cell>
          <table:table-cell office:value-type="float" office:value="55" calcext:value-type="float">
            <text:p>55</text:p>
          </table:table-cell>
          <table:table-cell office:value-type="float" office:value="21940000" calcext:value-type="float">
            <text:p>21940000</text:p>
          </table:table-cell>
          <table:table-cell office:value-type="float" office:value="0.01672" calcext:value-type="float">
            <text:p>0.01672</text:p>
          </table:table-cell>
          <table:table-cell office:value-type="string" calcext:value-type="string">
            <text:p><text:s text:c="3"/>0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6.26" calcext:value-type="float">
            <text:p>56.26</text:p>
          </table:table-cell>
          <table:table-cell office:value-type="float" office:value="8.296E+016" calcext:value-type="float">
            <text:p>8.296E+016</text:p>
          </table:table-cell>
          <table:table-cell office:value-type="float" office:value="88.5" calcext:value-type="float">
            <text:p>88.5</text:p>
          </table:table-cell>
          <table:table-cell office:value-type="float" office:value="49" calcext:value-type="float">
            <text:p>49</text:p>
          </table:table-cell>
          <table:table-cell office:value-type="float" office:value="3366000" calcext:value-type="float">
            <text:p>3366000</text:p>
          </table:table-cell>
          <table:table-cell office:value-type="float" office:value="0.01703" calcext:value-type="float">
            <text:p>0.01703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9.55" calcext:value-type="float">
            <text:p>59.55</text:p>
          </table:table-cell>
          <table:table-cell office:value-type="float" office:value="2.253E+018" calcext:value-type="float">
            <text:p>2.253E+018</text:p>
          </table:table-cell>
          <table:table-cell office:value-type="float" office:value="97.71" calcext:value-type="float">
            <text:p>97.71</text:p>
          </table:table-cell>
          <table:table-cell office:value-type="float" office:value="115" calcext:value-type="float">
            <text:p>115</text:p>
          </table:table-cell>
          <table:table-cell office:value-type="float" office:value="193000000000000" calcext:value-type="float">
            <text:p>193000000000000</text:p>
          </table:table-cell>
          <table:table-cell office:value-type="float" office:value="0.01681" calcext:value-type="float">
            <text:p>0.01681</text:p>
          </table:table-cell>
          <table:table-cell office:value-type="string" calcext:value-type="string">
            <text:p><text:s text:c="3"/>17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9.91" calcext:value-type="float">
            <text:p>59.91</text:p>
          </table:table-cell>
          <table:table-cell office:value-type="float" office:value="8.149E+017" calcext:value-type="float">
            <text:p>8.149E+017</text:p>
          </table:table-cell>
          <table:table-cell office:value-type="float" office:value="4.716" calcext:value-type="float">
            <text:p>4.716</text:p>
          </table:table-cell>
          <table:table-cell office:value-type="float" office:value="75" calcext:value-type="float">
            <text:p>75</text:p>
          </table:table-cell>
          <table:table-cell office:value-type="float" office:value="735900000" calcext:value-type="float">
            <text:p>735900000</text:p>
          </table:table-cell>
          <table:table-cell office:value-type="float" office:value="0.01665" calcext:value-type="float">
            <text:p>0.01665</text:p>
          </table:table-cell>
          <table:table-cell office:value-type="string" calcext:value-type="string">
            <text:p><text:s text:c="3"/>17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9.4" calcext:value-type="float">
            <text:p>59.4</text:p>
          </table:table-cell>
          <table:table-cell office:value-type="float" office:value="1.967E+020" calcext:value-type="float">
            <text:p>1.967E+020</text:p>
          </table:table-cell>
          <table:table-cell office:value-type="float" office:value="9105" calcext:value-type="float">
            <text:p>9105</text:p>
          </table:table-cell>
          <table:table-cell office:value-type="float" office:value="115" calcext:value-type="float">
            <text:p>115</text:p>
          </table:table-cell>
          <table:table-cell office:value-type="float" office:value="474700000000000" calcext:value-type="float">
            <text:p>474700000000000</text:p>
          </table:table-cell>
          <table:table-cell office:value-type="float" office:value="0.01682" calcext:value-type="float">
            <text:p>0.01682</text:p>
          </table:table-cell>
          <table:table-cell office:value-type="string" calcext:value-type="string">
            <text:p><text:s text:c="3"/>16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7.85" calcext:value-type="float">
            <text:p>57.85</text:p>
          </table:table-cell>
          <table:table-cell office:value-type="float" office:value="1.498E+023" calcext:value-type="float">
            <text:p>1.498E+023</text:p>
          </table:table-cell>
          <table:table-cell office:value-type="float" office:value="21.34" calcext:value-type="float">
            <text:p>21.34</text:p>
          </table:table-cell>
          <table:table-cell office:value-type="float" office:value="49" calcext:value-type="float">
            <text:p>49</text:p>
          </table:table-cell>
          <table:table-cell office:value-type="float" office:value="3366000" calcext:value-type="float">
            <text:p>3366000</text:p>
          </table:table-cell>
          <table:table-cell office:value-type="float" office:value="0.01703" calcext:value-type="float">
            <text:p>0.01703</text:p>
          </table:table-cell>
          <table:table-cell office:value-type="string" calcext:value-type="string">
            <text:p><text:s text:c="3"/>15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6.21" calcext:value-type="float">
            <text:p>56.21</text:p>
          </table:table-cell>
          <table:table-cell office:value-type="float" office:value="2.722E+020" calcext:value-type="float">
            <text:p>2.722E+020</text:p>
          </table:table-cell>
          <table:table-cell office:value-type="float" office:value="4562" calcext:value-type="float">
            <text:p>4562</text:p>
          </table:table-cell>
          <table:table-cell office:value-type="float" office:value="49" calcext:value-type="float">
            <text:p>49</text:p>
          </table:table-cell>
          <table:table-cell office:value-type="float" office:value="3366000" calcext:value-type="float">
            <text:p>3366000</text:p>
          </table:table-cell>
          <table:table-cell office:value-type="float" office:value="0.01703" calcext:value-type="float">
            <text:p>0.01703</text:p>
          </table:table-cell>
          <table:table-cell office:value-type="string" calcext:value-type="string">
            <text:p><text:s text:c="3"/>15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7.45" calcext:value-type="float">
            <text:p>57.45</text:p>
          </table:table-cell>
          <table:table-cell office:value-type="float" office:value="7.774E+025" calcext:value-type="float">
            <text:p>7.774E+025</text:p>
          </table:table-cell>
          <table:table-cell office:value-type="float" office:value="60330" calcext:value-type="float">
            <text:p>60330</text:p>
          </table:table-cell>
          <table:table-cell office:value-type="float" office:value="49" calcext:value-type="float">
            <text:p>49</text:p>
          </table:table-cell>
          <table:table-cell office:value-type="float" office:value="3366000" calcext:value-type="float">
            <text:p>3366000</text:p>
          </table:table-cell>
          <table:table-cell office:value-type="float" office:value="0.01703" calcext:value-type="float">
            <text:p>0.01703</text:p>
          </table:table-cell>
          <table:table-cell office:value-type="string" calcext:value-type="string">
            <text:p><text:s text:c="3"/>13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7.75" calcext:value-type="float">
            <text:p>57.75</text:p>
          </table:table-cell>
          <table:table-cell office:value-type="float" office:value="1.746E+020" calcext:value-type="float">
            <text:p>1.746E+020</text:p>
          </table:table-cell>
          <table:table-cell office:value-type="float" office:value="4623" calcext:value-type="float">
            <text:p>4623</text:p>
          </table:table-cell>
          <table:table-cell office:value-type="float" office:value="51" calcext:value-type="float">
            <text:p>51</text:p>
          </table:table-cell>
          <table:table-cell office:value-type="float" office:value="6462000" calcext:value-type="float">
            <text:p>6462000</text:p>
          </table:table-cell>
          <table:table-cell office:value-type="float" office:value="0.01686" calcext:value-type="float">
            <text:p>0.01686</text:p>
          </table:table-cell>
          <table:table-cell office:value-type="string" calcext:value-type="string">
            <text:p><text:s text:c="3"/>12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8.74" calcext:value-type="float">
            <text:p>58.74</text:p>
          </table:table-cell>
          <table:table-cell office:value-type="float" office:value="1.002E+023" calcext:value-type="float">
            <text:p>1.002E+023</text:p>
          </table:table-cell>
          <table:table-cell office:value-type="float" office:value="4567" calcext:value-type="float">
            <text:p>4567</text:p>
          </table:table-cell>
          <table:table-cell office:value-type="float" office:value="67" calcext:value-type="float">
            <text:p>67</text:p>
          </table:table-cell>
          <table:table-cell office:value-type="float" office:value="37960000" calcext:value-type="float">
            <text:p>37960000</text:p>
          </table:table-cell>
          <table:table-cell office:value-type="float" office:value="0.0168" calcext:value-type="float">
            <text:p>0.0168</text:p>
          </table:table-cell>
          <table:table-cell office:value-type="string" calcext:value-type="string">
            <text:p><text:s text:c="3"/>12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5.12" calcext:value-type="float">
            <text:p>55.12</text:p>
          </table:table-cell>
          <table:table-cell office:value-type="float" office:value="1.063E+018" calcext:value-type="float">
            <text:p>1.063E+018</text:p>
          </table:table-cell>
          <table:table-cell office:value-type="float" office:value="66920" calcext:value-type="float">
            <text:p>66920</text:p>
          </table:table-cell>
          <table:table-cell office:value-type="float" office:value="119" calcext:value-type="float">
            <text:p>119</text:p>
          </table:table-cell>
          <table:table-cell office:value-type="float" office:value="1301000000000000" calcext:value-type="float">
            <text:p>1301000000000000</text:p>
          </table:table-cell>
          <table:table-cell office:value-type="float" office:value="0.01677" calcext:value-type="float">
            <text:p>0.01677</text:p>
          </table:table-cell>
          <table:table-cell office:value-type="string" calcext:value-type="string">
            <text:p><text:s text:c="3"/>11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8.64" calcext:value-type="float">
            <text:p>58.64</text:p>
          </table:table-cell>
          <table:table-cell office:value-type="float" office:value="2.45E+017" calcext:value-type="float">
            <text:p>2.45E+017</text:p>
          </table:table-cell>
          <table:table-cell office:value-type="float" office:value="214800" calcext:value-type="float">
            <text:p>214800</text:p>
          </table:table-cell>
          <table:table-cell office:value-type="float" office:value="63" calcext:value-type="float">
            <text:p>63</text:p>
          </table:table-cell>
          <table:table-cell office:value-type="float" office:value="11420000" calcext:value-type="float">
            <text:p>11420000</text:p>
          </table:table-cell>
          <table:table-cell office:value-type="float" office:value="0.0168" calcext:value-type="float">
            <text:p>0.0168</text:p>
          </table:table-cell>
          <table:table-cell office:value-type="string" calcext:value-type="string">
            <text:p><text:s text:c="3"/>11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5.37" calcext:value-type="float">
            <text:p>55.37</text:p>
          </table:table-cell>
          <table:table-cell office:value-type="float" office:value="1.121E+021" calcext:value-type="float">
            <text:p>1.121E+021</text:p>
          </table:table-cell>
          <table:table-cell office:value-type="float" office:value="86810" calcext:value-type="float">
            <text:p>86810</text:p>
          </table:table-cell>
          <table:table-cell office:value-type="float" office:value="113" calcext:value-type="float">
            <text:p>113</text:p>
          </table:table-cell>
          <table:table-cell office:value-type="float" office:value="12500000000000" calcext:value-type="float">
            <text:p>12500000000000</text:p>
          </table:table-cell>
          <table:table-cell office:value-type="float" office:value="0.0168" calcext:value-type="float">
            <text:p>0.0168</text:p>
          </table:table-cell>
          <table:table-cell office:value-type="string" calcext:value-type="string">
            <text:p><text:s text:c="3"/>10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8.45" calcext:value-type="float">
            <text:p>58.45</text:p>
          </table:table-cell>
          <table:table-cell office:value-type="float" office:value="1.717E+018" calcext:value-type="float">
            <text:p>1.717E+018</text:p>
          </table:table-cell>
          <table:table-cell office:value-type="float" office:value="4556" calcext:value-type="float">
            <text:p>4556</text:p>
          </table:table-cell>
          <table:table-cell office:value-type="float" office:value="69" calcext:value-type="float">
            <text:p>69</text:p>
          </table:table-cell>
          <table:table-cell office:value-type="float" office:value="61450000" calcext:value-type="float">
            <text:p>61450000</text:p>
          </table:table-cell>
          <table:table-cell office:value-type="float" office:value="0.01636" calcext:value-type="float">
            <text:p>0.01636</text:p>
          </table:table-cell>
          <table:table-cell office:value-type="string" calcext:value-type="string">
            <text:p><text:s text:c="3"/>10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8.38" calcext:value-type="float">
            <text:p>58.38</text:p>
          </table:table-cell>
          <table:table-cell office:value-type="float" office:value="8.52E+019" calcext:value-type="float">
            <text:p>8.52E+019</text:p>
          </table:table-cell>
          <table:table-cell office:value-type="float" office:value="88.31" calcext:value-type="float">
            <text:p>88.31</text:p>
          </table:table-cell>
          <table:table-cell office:value-type="float" office:value="93" calcext:value-type="float">
            <text:p>93</text:p>
          </table:table-cell>
          <table:table-cell office:value-type="float" office:value="5995000000" calcext:value-type="float">
            <text:p>5995000000</text:p>
          </table:table-cell>
          <table:table-cell office:value-type="float" office:value="0.01636" calcext:value-type="float">
            <text:p>0.01636</text:p>
          </table:table-cell>
          <table:table-cell office:value-type="string" calcext:value-type="string">
            <text:p><text:s text:c="3"/>8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9.6" calcext:value-type="float">
            <text:p>59.6</text:p>
          </table:table-cell>
          <table:table-cell office:value-type="float" office:value="1.874E+020" calcext:value-type="float">
            <text:p>1.874E+020</text:p>
          </table:table-cell>
          <table:table-cell office:value-type="float" office:value="11.15" calcext:value-type="float">
            <text:p>11.15</text:p>
          </table:table-cell>
          <table:table-cell office:value-type="float" office:value="91" calcext:value-type="float">
            <text:p>91</text:p>
          </table:table-cell>
          <table:table-cell office:value-type="float" office:value="6472000000" calcext:value-type="float">
            <text:p>6472000000</text:p>
          </table:table-cell>
          <table:table-cell office:value-type="float" office:value="0.01635" calcext:value-type="float">
            <text:p>0.01635</text:p>
          </table:table-cell>
          <table:table-cell office:value-type="string" calcext:value-type="string">
            <text:p><text:s text:c="3"/>8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9.42" calcext:value-type="float">
            <text:p>59.42</text:p>
          </table:table-cell>
          <table:table-cell office:value-type="float" office:value="4.054E+019" calcext:value-type="float">
            <text:p>4.054E+019</text:p>
          </table:table-cell>
          <table:table-cell office:value-type="float" office:value="5.982" calcext:value-type="float">
            <text:p>5.982</text:p>
          </table:table-cell>
          <table:table-cell office:value-type="float" office:value="75" calcext:value-type="float">
            <text:p>75</text:p>
          </table:table-cell>
          <table:table-cell office:value-type="float" office:value="37570000" calcext:value-type="float">
            <text:p>37570000</text:p>
          </table:table-cell>
          <table:table-cell office:value-type="float" office:value="0.01628" calcext:value-type="float">
            <text:p>0.01628</text:p>
          </table:table-cell>
          <table:table-cell office:value-type="string" calcext:value-type="string">
            <text:p><text:s text:c="3"/>7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0.72" calcext:value-type="float">
            <text:p>60.72</text:p>
          </table:table-cell>
          <table:table-cell office:value-type="float" office:value="1.793E+016" calcext:value-type="float">
            <text:p>1.793E+016</text:p>
          </table:table-cell>
          <table:table-cell office:value-type="float" office:value="3.433" calcext:value-type="float">
            <text:p>3.433</text:p>
          </table:table-cell>
          <table:table-cell office:value-type="float" office:value="85" calcext:value-type="float">
            <text:p>85</text:p>
          </table:table-cell>
          <table:table-cell office:value-type="float" office:value="6846000000" calcext:value-type="float">
            <text:p>6846000000</text:p>
          </table:table-cell>
          <table:table-cell office:value-type="float" office:value="0.01583" calcext:value-type="float">
            <text:p>0.01583</text:p>
          </table:table-cell>
          <table:table-cell office:value-type="string" calcext:value-type="string">
            <text:p><text:s text:c="3"/>6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1.43" calcext:value-type="float">
            <text:p>61.43</text:p>
          </table:table-cell>
          <table:table-cell office:value-type="float" office:value="4.626E+016" calcext:value-type="float">
            <text:p>4.626E+016</text:p>
          </table:table-cell>
          <table:table-cell office:value-type="float" office:value="7.808" calcext:value-type="float">
            <text:p>7.808</text:p>
          </table:table-cell>
          <table:table-cell office:value-type="float" office:value="87" calcext:value-type="float">
            <text:p>87</text:p>
          </table:table-cell>
          <table:table-cell office:value-type="float" office:value="3016000000" calcext:value-type="float">
            <text:p>3016000000</text:p>
          </table:table-cell>
          <table:table-cell office:value-type="float" office:value="0.01575" calcext:value-type="float">
            <text:p>0.01575</text:p>
          </table:table-cell>
          <table:table-cell office:value-type="string" calcext:value-type="string">
            <text:p><text:s text:c="3"/>6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1.79" calcext:value-type="float">
            <text:p>61.79</text:p>
          </table:table-cell>
          <table:table-cell office:value-type="float" office:value="6.921E+016" calcext:value-type="float">
            <text:p>6.921E+016</text:p>
          </table:table-cell>
          <table:table-cell office:value-type="float" office:value="4556" calcext:value-type="float">
            <text:p>4556</text:p>
          </table:table-cell>
          <table:table-cell office:value-type="float" office:value="99" calcext:value-type="float">
            <text:p>99</text:p>
          </table:table-cell>
          <table:table-cell office:value-type="float" office:value="29600000000" calcext:value-type="float">
            <text:p>29600000000</text:p>
          </table:table-cell>
          <table:table-cell office:value-type="float" office:value="0.01612" calcext:value-type="float">
            <text:p>0.01612</text:p>
          </table:table-cell>
          <table:table-cell office:value-type="string" calcext:value-type="string">
            <text:p><text:s text:c="3"/>5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4.5" calcext:value-type="float">
            <text:p>64.5</text:p>
          </table:table-cell>
          <table:table-cell office:value-type="float" office:value="9.986E+016" calcext:value-type="float">
            <text:p>9.986E+016</text:p>
          </table:table-cell>
          <table:table-cell office:value-type="float" office:value="4556" calcext:value-type="float">
            <text:p>4556</text:p>
          </table:table-cell>
          <table:table-cell office:value-type="float" office:value="143" calcext:value-type="float">
            <text:p>143</text:p>
          </table:table-cell>
          <table:table-cell office:value-type="float" office:value="340000000000000" calcext:value-type="float">
            <text:p>340000000000000</text:p>
          </table:table-cell>
          <table:table-cell office:value-type="float" office:value="0.01608" calcext:value-type="float">
            <text:p>0.01608</text:p>
          </table:table-cell>
          <table:table-cell office:value-type="string" calcext:value-type="string">
            <text:p><text:s text:c="3"/>4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8.37" calcext:value-type="float">
            <text:p>68.37</text:p>
          </table:table-cell>
          <table:table-cell office:value-type="float" office:value="9.785E+018" calcext:value-type="float">
            <text:p>9.785E+018</text:p>
          </table:table-cell>
          <table:table-cell office:value-type="float" office:value="11990" calcext:value-type="float">
            <text:p>11990</text:p>
          </table:table-cell>
          <table:table-cell office:value-type="float" office:value="79" calcext:value-type="float">
            <text:p>79</text:p>
          </table:table-cell>
          <table:table-cell office:value-type="float" office:value="179900000" calcext:value-type="float">
            <text:p>179900000</text:p>
          </table:table-cell>
          <table:table-cell office:value-type="float" office:value="0.01611" calcext:value-type="float">
            <text:p>0.01611</text:p>
          </table:table-cell>
          <table:table-cell office:value-type="string" calcext:value-type="string">
            <text:p><text:s text:c="3"/>4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7.6" calcext:value-type="float">
            <text:p>67.6</text:p>
          </table:table-cell>
          <table:table-cell office:value-type="float" office:value="2.784E+019" calcext:value-type="float">
            <text:p>2.784E+019</text:p>
          </table:table-cell>
          <table:table-cell office:value-type="float" office:value="799.9" calcext:value-type="float">
            <text:p>799.9</text:p>
          </table:table-cell>
          <table:table-cell office:value-type="float" office:value="57" calcext:value-type="float">
            <text:p>57</text:p>
          </table:table-cell>
          <table:table-cell office:value-type="float" office:value="5725000" calcext:value-type="float">
            <text:p>5725000</text:p>
          </table:table-cell>
          <table:table-cell office:value-type="float" office:value="0.01587" calcext:value-type="float">
            <text:p>0.01587</text:p>
          </table:table-cell>
          <table:table-cell office:value-type="string" calcext:value-type="string">
            <text:p><text:s text:c="3"/>3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5.42" calcext:value-type="float">
            <text:p>65.42</text:p>
          </table:table-cell>
          <table:table-cell office:value-type="float" office:value="2.635E+018" calcext:value-type="float">
            <text:p>2.635E+018</text:p>
          </table:table-cell>
          <table:table-cell office:value-type="float" office:value="34350" calcext:value-type="float">
            <text:p>34350</text:p>
          </table:table-cell>
          <table:table-cell office:value-type="float" office:value="57" calcext:value-type="float">
            <text:p>57</text:p>
          </table:table-cell>
          <table:table-cell office:value-type="float" office:value="5725000" calcext:value-type="float">
            <text:p>5725000</text:p>
          </table:table-cell>
          <table:table-cell office:value-type="float" office:value="0.01587" calcext:value-type="float">
            <text:p>0.01587</text:p>
          </table:table-cell>
          <table:table-cell office:value-type="string" calcext:value-type="string">
            <text:p><text:s text:c="3"/>2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3.65" calcext:value-type="float">
            <text:p>63.65</text:p>
          </table:table-cell>
          <table:table-cell office:value-type="float" office:value="2.774E+019" calcext:value-type="float">
            <text:p>2.774E+019</text:p>
          </table:table-cell>
          <table:table-cell office:value-type="float" office:value="4680" calcext:value-type="float">
            <text:p>4680</text:p>
          </table:table-cell>
          <table:table-cell office:value-type="float" office:value="77" calcext:value-type="float">
            <text:p>77</text:p>
          </table:table-cell>
          <table:table-cell office:value-type="float" office:value="35210000" calcext:value-type="float">
            <text:p>35210000</text:p>
          </table:table-cell>
          <table:table-cell office:value-type="float" office:value="0.01551" calcext:value-type="float">
            <text:p>0.01551</text:p>
          </table:table-cell>
          <table:table-cell office:value-type="string" calcext:value-type="string">
            <text:p><text:s text:c="3"/>1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9.61" calcext:value-type="float">
            <text:p>59.61</text:p>
          </table:table-cell>
          <table:table-cell office:value-type="float" office:value="4.439E+018" calcext:value-type="float">
            <text:p>4.439E+018</text:p>
          </table:table-cell>
          <table:table-cell office:value-type="float" office:value="11.02" calcext:value-type="float">
            <text:p>11.02</text:p>
          </table:table-cell>
          <table:table-cell office:value-type="float" office:value="73" calcext:value-type="float">
            <text:p>73</text:p>
          </table:table-cell>
          <table:table-cell office:value-type="float" office:value="28130000" calcext:value-type="float">
            <text:p>28130000</text:p>
          </table:table-cell>
          <table:table-cell office:value-type="float" office:value="0.01603" calcext:value-type="float">
            <text:p>0.01603</text:p>
          </table:table-cell>
          <table:table-cell office:value-type="string" calcext:value-type="string">
            <text:p><text:s text:c="3"/>0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3.41" calcext:value-type="float">
            <text:p>63.41</text:p>
          </table:table-cell>
          <table:table-cell office:value-type="float" office:value="4.072E+016" calcext:value-type="float">
            <text:p>4.072E+016</text:p>
          </table:table-cell>
          <table:table-cell office:value-type="float" office:value="88.43" calcext:value-type="float">
            <text:p>88.43</text:p>
          </table:table-cell>
          <table:table-cell office:value-type="float" office:value="63" calcext:value-type="float">
            <text:p>63</text:p>
          </table:table-cell>
          <table:table-cell office:value-type="float" office:value="18840000" calcext:value-type="float">
            <text:p>18840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6.23" calcext:value-type="float">
            <text:p>66.23</text:p>
          </table:table-cell>
          <table:table-cell office:value-type="float" office:value="2.598E+018" calcext:value-type="float">
            <text:p>2.598E+018</text:p>
          </table:table-cell>
          <table:table-cell office:value-type="float" office:value="25960" calcext:value-type="float">
            <text:p>25960</text:p>
          </table:table-cell>
          <table:table-cell office:value-type="float" office:value="61" calcext:value-type="float">
            <text:p>61</text:p>
          </table:table-cell>
          <table:table-cell office:value-type="float" office:value="11330000" calcext:value-type="float">
            <text:p>11330000</text:p>
          </table:table-cell>
          <table:table-cell office:value-type="float" office:value="0.01605" calcext:value-type="float">
            <text:p>0.01605</text:p>
          </table:table-cell>
          <table:table-cell office:value-type="string" calcext:value-type="string">
            <text:p><text:s text:c="3"/>18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1.66" calcext:value-type="float">
            <text:p>61.66</text:p>
          </table:table-cell>
          <table:table-cell office:value-type="float" office:value="9.705E+015" calcext:value-type="float">
            <text:p>9.705E+015</text:p>
          </table:table-cell>
          <table:table-cell office:value-type="float" office:value="67.74" calcext:value-type="float">
            <text:p>67.74</text:p>
          </table:table-cell>
          <table:table-cell office:value-type="float" office:value="101" calcext:value-type="float">
            <text:p>101</text:p>
          </table:table-cell>
          <table:table-cell office:value-type="float" office:value="7194000000" calcext:value-type="float">
            <text:p>7194000000</text:p>
          </table:table-cell>
          <table:table-cell office:value-type="float" office:value="0.01597" calcext:value-type="float">
            <text:p>0.01597</text:p>
          </table:table-cell>
          <table:table-cell office:value-type="string" calcext:value-type="string">
            <text:p><text:s text:c="3"/>17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2.26" calcext:value-type="float">
            <text:p>62.26</text:p>
          </table:table-cell>
          <table:table-cell office:value-type="float" office:value="1.718E+017" calcext:value-type="float">
            <text:p>1.718E+017</text:p>
          </table:table-cell>
          <table:table-cell office:value-type="float" office:value="40.06" calcext:value-type="float">
            <text:p>40.06</text:p>
          </table:table-cell>
          <table:table-cell office:value-type="float" office:value="67" calcext:value-type="float">
            <text:p>67</text:p>
          </table:table-cell>
          <table:table-cell office:value-type="float" office:value="24150000" calcext:value-type="float">
            <text:p>24150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6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2.21" calcext:value-type="float">
            <text:p>62.21</text:p>
          </table:table-cell>
          <table:table-cell office:value-type="float" office:value="7.704E+016" calcext:value-type="float">
            <text:p>7.704E+016</text:p>
          </table:table-cell>
          <table:table-cell office:value-type="float" office:value="35.59" calcext:value-type="float">
            <text:p>35.59</text:p>
          </table:table-cell>
          <table:table-cell office:value-type="float" office:value="65" calcext:value-type="float">
            <text:p>65</text:p>
          </table:table-cell>
          <table:table-cell office:value-type="float" office:value="19730000" calcext:value-type="float">
            <text:p>19730000</text:p>
          </table:table-cell>
          <table:table-cell office:value-type="float" office:value="0.01576" calcext:value-type="float">
            <text:p>0.01576</text:p>
          </table:table-cell>
          <table:table-cell office:value-type="string" calcext:value-type="string">
            <text:p><text:s text:c="3"/>15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3.73" calcext:value-type="float">
            <text:p>63.73</text:p>
          </table:table-cell>
          <table:table-cell office:value-type="float" office:value="9.446E+020" calcext:value-type="float">
            <text:p>9.446E+020</text:p>
          </table:table-cell>
          <table:table-cell office:value-type="float" office:value="4556" calcext:value-type="float">
            <text:p>4556</text:p>
          </table:table-cell>
          <table:table-cell office:value-type="float" office:value="125" calcext:value-type="float">
            <text:p>125</text:p>
          </table:table-cell>
          <table:table-cell office:value-type="float" office:value="7407000000000" calcext:value-type="float">
            <text:p>7407000000000</text:p>
          </table:table-cell>
          <table:table-cell office:value-type="float" office:value="0.01572" calcext:value-type="float">
            <text:p>0.01572</text:p>
          </table:table-cell>
          <table:table-cell office:value-type="string" calcext:value-type="string">
            <text:p><text:s text:c="3"/>15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4.53" calcext:value-type="float">
            <text:p>64.53</text:p>
          </table:table-cell>
          <table:table-cell office:value-type="float" office:value="5164000000000000" calcext:value-type="float">
            <text:p>5164000000000000</text:p>
          </table:table-cell>
          <table:table-cell office:value-type="float" office:value="2.434" calcext:value-type="float">
            <text:p>2.434</text:p>
          </table:table-cell>
          <table:table-cell office:value-type="float" office:value="109" calcext:value-type="float">
            <text:p>109</text:p>
          </table:table-cell>
          <table:table-cell office:value-type="float" office:value="2021000000000" calcext:value-type="float">
            <text:p>2021000000000</text:p>
          </table:table-cell>
          <table:table-cell office:value-type="float" office:value="0.01579" calcext:value-type="float">
            <text:p>0.01579</text:p>
          </table:table-cell>
          <table:table-cell office:value-type="string" calcext:value-type="string">
            <text:p><text:s text:c="3"/>15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4.4" calcext:value-type="float">
            <text:p>64.4</text:p>
          </table:table-cell>
          <table:table-cell office:value-type="float" office:value="1.737E+020" calcext:value-type="float">
            <text:p>1.737E+020</text:p>
          </table:table-cell>
          <table:table-cell office:value-type="float" office:value="124200" calcext:value-type="float">
            <text:p>124200</text:p>
          </table:table-cell>
          <table:table-cell office:value-type="float" office:value="59" calcext:value-type="float">
            <text:p>59</text:p>
          </table:table-cell>
          <table:table-cell office:value-type="float" office:value="7346000" calcext:value-type="float">
            <text:p>7346000</text:p>
          </table:table-cell>
          <table:table-cell office:value-type="float" office:value="0.01549" calcext:value-type="float">
            <text:p>0.01549</text:p>
          </table:table-cell>
          <table:table-cell office:value-type="string" calcext:value-type="string">
            <text:p><text:s text:c="3"/>14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4.07" calcext:value-type="float">
            <text:p>64.07</text:p>
          </table:table-cell>
          <table:table-cell office:value-type="float" office:value="1253000000000000" calcext:value-type="float">
            <text:p>1253000000000000</text:p>
          </table:table-cell>
          <table:table-cell office:value-type="float" office:value="15.23" calcext:value-type="float">
            <text:p>15.23</text:p>
          </table:table-cell>
          <table:table-cell office:value-type="float" office:value="73" calcext:value-type="float">
            <text:p>73</text:p>
          </table:table-cell>
          <table:table-cell office:value-type="float" office:value="260800000" calcext:value-type="float">
            <text:p>260800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3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4.12" calcext:value-type="float">
            <text:p>64.12</text:p>
          </table:table-cell>
          <table:table-cell office:value-type="float" office:value="1.622E+016" calcext:value-type="float">
            <text:p>1.622E+016</text:p>
          </table:table-cell>
          <table:table-cell office:value-type="float" office:value="262.7" calcext:value-type="float">
            <text:p>262.7</text:p>
          </table:table-cell>
          <table:table-cell office:value-type="float" office:value="57" calcext:value-type="float">
            <text:p>57</text:p>
          </table:table-cell>
          <table:table-cell office:value-type="float" office:value="7346000" calcext:value-type="float">
            <text:p>7346000</text:p>
          </table:table-cell>
          <table:table-cell office:value-type="float" office:value="0.01553" calcext:value-type="float">
            <text:p>0.01553</text:p>
          </table:table-cell>
          <table:table-cell office:value-type="string" calcext:value-type="string">
            <text:p><text:s text:c="3"/>12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2.26" calcext:value-type="float">
            <text:p>62.26</text:p>
          </table:table-cell>
          <table:table-cell office:value-type="float" office:value="235000000000000" calcext:value-type="float">
            <text:p>235000000000000</text:p>
          </table:table-cell>
          <table:table-cell office:value-type="float" office:value="354.2" calcext:value-type="float">
            <text:p>354.2</text:p>
          </table:table-cell>
          <table:table-cell office:value-type="float" office:value="59" calcext:value-type="float">
            <text:p>59</text:p>
          </table:table-cell>
          <table:table-cell office:value-type="float" office:value="11330000" calcext:value-type="float">
            <text:p>11330000</text:p>
          </table:table-cell>
          <table:table-cell office:value-type="float" office:value="0.01553" calcext:value-type="float">
            <text:p>0.01553</text:p>
          </table:table-cell>
          <table:table-cell office:value-type="string" calcext:value-type="string">
            <text:p><text:s text:c="3"/>11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.45" calcext:value-type="float">
            <text:p>63.45</text:p>
          </table:table-cell>
          <table:table-cell office:value-type="float" office:value="1.116E+015" calcext:value-type="float">
            <text:p>1.116E+015</text:p>
          </table:table-cell>
          <table:table-cell office:value-type="float" office:value="4584" calcext:value-type="float">
            <text:p>4584</text:p>
          </table:table-cell>
          <table:table-cell office:value-type="float" office:value="59" calcext:value-type="float">
            <text:p>59</text:p>
          </table:table-cell>
          <table:table-cell office:value-type="float" office:value="11330000" calcext:value-type="float">
            <text:p>11330000</text:p>
          </table:table-cell>
          <table:table-cell office:value-type="float" office:value="0.01553" calcext:value-type="float">
            <text:p>0.01553</text:p>
          </table:table-cell>
          <table:table-cell office:value-type="string" calcext:value-type="string">
            <text:p><text:s text:c="3"/>10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2.16" calcext:value-type="float">
            <text:p>62.16</text:p>
          </table:table-cell>
          <table:table-cell office:value-type="float" office:value="3036000000000000" calcext:value-type="float">
            <text:p>3036000000000000</text:p>
          </table:table-cell>
          <table:table-cell office:value-type="float" office:value="23.71" calcext:value-type="float">
            <text:p>23.71</text:p>
          </table:table-cell>
          <table:table-cell office:value-type="float" office:value="51" calcext:value-type="float">
            <text:p>51</text:p>
          </table:table-cell>
          <table:table-cell office:value-type="float" office:value="4250000" calcext:value-type="float">
            <text:p>4250000</text:p>
          </table:table-cell>
          <table:table-cell office:value-type="float" office:value="0.01564" calcext:value-type="float">
            <text:p>0.01564</text:p>
          </table:table-cell>
          <table:table-cell office:value-type="string" calcext:value-type="string">
            <text:p><text:s text:c="3"/>9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2.3" calcext:value-type="float">
            <text:p>62.3</text:p>
          </table:table-cell>
          <table:table-cell office:value-type="float" office:value="7.321E+018" calcext:value-type="float">
            <text:p>7.321E+018</text:p>
          </table:table-cell>
          <table:table-cell office:value-type="float" office:value="6490" calcext:value-type="float">
            <text:p>6490</text:p>
          </table:table-cell>
          <table:table-cell office:value-type="float" office:value="51" calcext:value-type="float">
            <text:p>51</text:p>
          </table:table-cell>
          <table:table-cell office:value-type="float" office:value="4250000" calcext:value-type="float">
            <text:p>4250000</text:p>
          </table:table-cell>
          <table:table-cell office:value-type="float" office:value="0.01564" calcext:value-type="float">
            <text:p>0.01564</text:p>
          </table:table-cell>
          <table:table-cell office:value-type="string" calcext:value-type="string">
            <text:p><text:s text:c="3"/>9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1.63" calcext:value-type="float">
            <text:p>61.63</text:p>
          </table:table-cell>
          <table:table-cell office:value-type="float" office:value="1.007E+017" calcext:value-type="float">
            <text:p>1.007E+017</text:p>
          </table:table-cell>
          <table:table-cell office:value-type="float" office:value="4.897" calcext:value-type="float">
            <text:p>4.897</text:p>
          </table:table-cell>
          <table:table-cell office:value-type="float" office:value="51" calcext:value-type="float">
            <text:p>51</text:p>
          </table:table-cell>
          <table:table-cell office:value-type="float" office:value="4250000" calcext:value-type="float">
            <text:p>4250000</text:p>
          </table:table-cell>
          <table:table-cell office:value-type="float" office:value="0.01564" calcext:value-type="float">
            <text:p>0.01564</text:p>
          </table:table-cell>
          <table:table-cell office:value-type="string" calcext:value-type="string">
            <text:p><text:s text:c="3"/>8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3.19" calcext:value-type="float">
            <text:p>63.19</text:p>
          </table:table-cell>
          <table:table-cell office:value-type="float" office:value="4.554E+022" calcext:value-type="float">
            <text:p>4.554E+022</text:p>
          </table:table-cell>
          <table:table-cell office:value-type="float" office:value="4572" calcext:value-type="float">
            <text:p>4572</text:p>
          </table:table-cell>
          <table:table-cell office:value-type="float" office:value="51" calcext:value-type="float">
            <text:p>51</text:p>
          </table:table-cell>
          <table:table-cell office:value-type="float" office:value="4250000" calcext:value-type="float">
            <text:p>4250000</text:p>
          </table:table-cell>
          <table:table-cell office:value-type="float" office:value="0.01564" calcext:value-type="float">
            <text:p>0.01564</text:p>
          </table:table-cell>
          <table:table-cell office:value-type="string" calcext:value-type="string">
            <text:p><text:s text:c="3"/>7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1.37" calcext:value-type="float">
            <text:p>61.37</text:p>
          </table:table-cell>
          <table:table-cell office:value-type="float" office:value="4642000000000000" calcext:value-type="float">
            <text:p>4642000000000000</text:p>
          </table:table-cell>
          <table:table-cell office:value-type="float" office:value="5.136" calcext:value-type="float">
            <text:p>5.13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6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2.37" calcext:value-type="float">
            <text:p>62.37</text:p>
          </table:table-cell>
          <table:table-cell office:value-type="float" office:value="8.206E+018" calcext:value-type="float">
            <text:p>8.206E+018</text:p>
          </table:table-cell>
          <table:table-cell office:value-type="float" office:value="2.749" calcext:value-type="float">
            <text:p>2.749</text:p>
          </table:table-cell>
          <table:table-cell office:value-type="float" office:value="59" calcext:value-type="float">
            <text:p>59</text:p>
          </table:table-cell>
          <table:table-cell office:value-type="float" office:value="7788000" calcext:value-type="float">
            <text:p>7788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6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2.12" calcext:value-type="float">
            <text:p>62.12</text:p>
          </table:table-cell>
          <table:table-cell office:value-type="float" office:value="9.501E+019" calcext:value-type="float">
            <text:p>9.501E+019</text:p>
          </table:table-cell>
          <table:table-cell office:value-type="float" office:value="4563" calcext:value-type="float">
            <text:p>456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5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4.42" calcext:value-type="float">
            <text:p>64.42</text:p>
          </table:table-cell>
          <table:table-cell office:value-type="float" office:value="3.73E+017" calcext:value-type="float">
            <text:p>3.73E+017</text:p>
          </table:table-cell>
          <table:table-cell office:value-type="float" office:value="8.22" calcext:value-type="float">
            <text:p>8.2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4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3.76" calcext:value-type="float">
            <text:p>63.76</text:p>
          </table:table-cell>
          <table:table-cell office:value-type="float" office:value="1.865E+020" calcext:value-type="float">
            <text:p>1.865E+020</text:p>
          </table:table-cell>
          <table:table-cell office:value-type="float" office:value="34290" calcext:value-type="float">
            <text:p>34290</text:p>
          </table:table-cell>
          <table:table-cell office:value-type="float" office:value="63" calcext:value-type="float">
            <text:p>63</text:p>
          </table:table-cell>
          <table:table-cell office:value-type="float" office:value="28870000" calcext:value-type="float">
            <text:p>28870000</text:p>
          </table:table-cell>
          <table:table-cell office:value-type="float" office:value="0.01558" calcext:value-type="float">
            <text:p>0.01558</text:p>
          </table:table-cell>
          <table:table-cell office:value-type="string" calcext:value-type="string">
            <text:p><text:s text:c="3"/>3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2.08" calcext:value-type="float">
            <text:p>62.08</text:p>
          </table:table-cell>
          <table:table-cell office:value-type="float" office:value="258600000000000" calcext:value-type="float">
            <text:p>258600000000000</text:p>
          </table:table-cell>
          <table:table-cell office:value-type="float" office:value="18.37" calcext:value-type="float">
            <text:p>18.37</text:p>
          </table:table-cell>
          <table:table-cell office:value-type="float" office:value="61" calcext:value-type="float">
            <text:p>61</text:p>
          </table:table-cell>
          <table:table-cell office:value-type="float" office:value="9115000" calcext:value-type="float">
            <text:p>9115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3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2.57" calcext:value-type="float">
            <text:p>62.57</text:p>
          </table:table-cell>
          <table:table-cell office:value-type="float" office:value="8.039E+021" calcext:value-type="float">
            <text:p>8.039E+021</text:p>
          </table:table-cell>
          <table:table-cell office:value-type="float" office:value="10.34" calcext:value-type="float">
            <text:p>10.3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2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3.51" calcext:value-type="float">
            <text:p>63.51</text:p>
          </table:table-cell>
          <table:table-cell office:value-type="float" office:value="8.887E+018" calcext:value-type="float">
            <text:p>8.887E+018</text:p>
          </table:table-cell>
          <table:table-cell office:value-type="float" office:value="34270" calcext:value-type="float">
            <text:p>34270</text:p>
          </table:table-cell>
          <table:table-cell office:value-type="float" office:value="51" calcext:value-type="float">
            <text:p>51</text:p>
          </table:table-cell>
          <table:table-cell office:value-type="float" office:value="4250000" calcext:value-type="float">
            <text:p>4250000</text:p>
          </table:table-cell>
          <table:table-cell office:value-type="float" office:value="0.0155" calcext:value-type="float">
            <text:p>0.0155</text:p>
          </table:table-cell>
          <table:table-cell office:value-type="string" calcext:value-type="string">
            <text:p><text:s text:c="3"/>1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0.72" calcext:value-type="float">
            <text:p>60.72</text:p>
          </table:table-cell>
          <table:table-cell office:value-type="float" office:value="2.07E+015" calcext:value-type="float">
            <text:p>2.07E+015</text:p>
          </table:table-cell>
          <table:table-cell office:value-type="float" office:value="7.301" calcext:value-type="float">
            <text:p>7.30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0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.21" calcext:value-type="float">
            <text:p>60.21</text:p>
          </table:table-cell>
          <table:table-cell office:value-type="float" office:value="1.368E+017" calcext:value-type="float">
            <text:p>1.368E+017</text:p>
          </table:table-cell>
          <table:table-cell office:value-type="float" office:value="3.735" calcext:value-type="float">
            <text:p>3.73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4.32" calcext:value-type="float">
            <text:p>64.32</text:p>
          </table:table-cell>
          <table:table-cell office:value-type="float" office:value="7.553E+021" calcext:value-type="float">
            <text:p>7.553E+021</text:p>
          </table:table-cell>
          <table:table-cell office:value-type="float" office:value="8.661" calcext:value-type="float">
            <text:p>8.661</text:p>
          </table:table-cell>
          <table:table-cell office:value-type="float" office:value="61" calcext:value-type="float">
            <text:p>61</text:p>
          </table:table-cell>
          <table:table-cell office:value-type="float" office:value="10590000" calcext:value-type="float">
            <text:p>10590000</text:p>
          </table:table-cell>
          <table:table-cell office:value-type="float" office:value="0.01549" calcext:value-type="float">
            <text:p>0.01549</text:p>
          </table:table-cell>
          <table:table-cell office:value-type="string" calcext:value-type="string">
            <text:p><text:s text:c="3"/>18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1.71" calcext:value-type="float">
            <text:p>61.71</text:p>
          </table:table-cell>
          <table:table-cell office:value-type="float" office:value="1.142E+017" calcext:value-type="float">
            <text:p>1.142E+017</text:p>
          </table:table-cell>
          <table:table-cell office:value-type="float" office:value="6.365" calcext:value-type="float">
            <text:p>6.36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17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2.84" calcext:value-type="float">
            <text:p>62.84</text:p>
          </table:table-cell>
          <table:table-cell office:value-type="float" office:value="6.246E+016" calcext:value-type="float">
            <text:p>6.246E+016</text:p>
          </table:table-cell>
          <table:table-cell office:value-type="float" office:value="60.38" calcext:value-type="float">
            <text:p>60.3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16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3.83" calcext:value-type="float">
            <text:p>63.83</text:p>
          </table:table-cell>
          <table:table-cell office:value-type="float" office:value="1.704E+016" calcext:value-type="float">
            <text:p>1.704E+016</text:p>
          </table:table-cell>
          <table:table-cell office:value-type="float" office:value="449.4" calcext:value-type="float">
            <text:p>449.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16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3.52" calcext:value-type="float">
            <text:p>63.52</text:p>
          </table:table-cell>
          <table:table-cell office:value-type="float" office:value="4.965E+018" calcext:value-type="float">
            <text:p>4.965E+018</text:p>
          </table:table-cell>
          <table:table-cell office:value-type="float" office:value="11.29" calcext:value-type="float">
            <text:p>11.2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15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1.25" calcext:value-type="float">
            <text:p>61.25</text:p>
          </table:table-cell>
          <table:table-cell office:value-type="float" office:value="2.764E+020" calcext:value-type="float">
            <text:p>2.764E+020</text:p>
          </table:table-cell>
          <table:table-cell office:value-type="float" office:value="75.85" calcext:value-type="float">
            <text:p>75.8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14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3.17" calcext:value-type="float">
            <text:p>63.17</text:p>
          </table:table-cell>
          <table:table-cell office:value-type="float" office:value="1.553E+016" calcext:value-type="float">
            <text:p>1.553E+016</text:p>
          </table:table-cell>
          <table:table-cell office:value-type="float" office:value="8.293" calcext:value-type="float">
            <text:p>8.293</text:p>
          </table:table-cell>
          <table:table-cell office:value-type="float" office:value="109" calcext:value-type="float">
            <text:p>109</text:p>
          </table:table-cell>
          <table:table-cell office:value-type="float" office:value="627300000000" calcext:value-type="float">
            <text:p>627300000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3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1.22" calcext:value-type="float">
            <text:p>61.22</text:p>
          </table:table-cell>
          <table:table-cell office:value-type="float" office:value="1.273E+019" calcext:value-type="float">
            <text:p>1.273E+019</text:p>
          </table:table-cell>
          <table:table-cell office:value-type="float" office:value="4581" calcext:value-type="float">
            <text:p>4581</text:p>
          </table:table-cell>
          <table:table-cell office:value-type="float" office:value="113" calcext:value-type="float">
            <text:p>113</text:p>
          </table:table-cell>
          <table:table-cell office:value-type="float" office:value="471500000000" calcext:value-type="float">
            <text:p>471500000000</text:p>
          </table:table-cell>
          <table:table-cell office:value-type="float" office:value="0.01551" calcext:value-type="float">
            <text:p>0.01551</text:p>
          </table:table-cell>
          <table:table-cell office:value-type="string" calcext:value-type="string">
            <text:p><text:s text:c="3"/>12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1.38" calcext:value-type="float">
            <text:p>61.38</text:p>
          </table:table-cell>
          <table:table-cell office:value-type="float" office:value="650600000000000" calcext:value-type="float">
            <text:p>650600000000000</text:p>
          </table:table-cell>
          <table:table-cell office:value-type="float" office:value="126200" calcext:value-type="float">
            <text:p>126200</text:p>
          </table:table-cell>
          <table:table-cell office:value-type="float" office:value="115" calcext:value-type="float">
            <text:p>115</text:p>
          </table:table-cell>
          <table:table-cell office:value-type="float" office:value="2358000000000" calcext:value-type="float">
            <text:p>2358000000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1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3.98" calcext:value-type="float">
            <text:p>63.98</text:p>
          </table:table-cell>
          <table:table-cell office:value-type="float" office:value="1491000000000000" calcext:value-type="float">
            <text:p>1491000000000000</text:p>
          </table:table-cell>
          <table:table-cell office:value-type="float" office:value="4560" calcext:value-type="float">
            <text:p>4560</text:p>
          </table:table-cell>
          <table:table-cell office:value-type="float" office:value="181" calcext:value-type="float">
            <text:p>181</text:p>
          </table:table-cell>
          <table:table-cell office:value-type="float" office:value="2.19E+017" calcext:value-type="float">
            <text:p>2.19E+017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11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7.19" calcext:value-type="float">
            <text:p>67.19</text:p>
          </table:table-cell>
          <table:table-cell office:value-type="float" office:value="2.784E+017" calcext:value-type="float">
            <text:p>2.784E+017</text:p>
          </table:table-cell>
          <table:table-cell office:value-type="float" office:value="4560" calcext:value-type="float">
            <text:p>4560</text:p>
          </table:table-cell>
          <table:table-cell office:value-type="float" office:value="173" calcext:value-type="float">
            <text:p>173</text:p>
          </table:table-cell>
          <table:table-cell office:value-type="float" office:value="2.281E+016" calcext:value-type="float">
            <text:p>2.281E+016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1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5.1" calcext:value-type="float">
            <text:p>65.1</text:p>
          </table:table-cell>
          <table:table-cell office:value-type="float" office:value="4.577E+017" calcext:value-type="float">
            <text:p>4.577E+017</text:p>
          </table:table-cell>
          <table:table-cell office:value-type="float" office:value="36.79" calcext:value-type="float">
            <text:p>36.7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10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4.25" calcext:value-type="float">
            <text:p>64.25</text:p>
          </table:table-cell>
          <table:table-cell office:value-type="float" office:value="7.735E+021" calcext:value-type="float">
            <text:p>7.735E+021</text:p>
          </table:table-cell>
          <table:table-cell office:value-type="float" office:value="4557" calcext:value-type="float">
            <text:p>455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9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2.52" calcext:value-type="float">
            <text:p>62.52</text:p>
          </table:table-cell>
          <table:table-cell office:value-type="float" office:value="5.314E+017" calcext:value-type="float">
            <text:p>5.314E+017</text:p>
          </table:table-cell>
          <table:table-cell office:value-type="float" office:value="7.18" calcext:value-type="float">
            <text:p>7.1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8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2.64" calcext:value-type="float">
            <text:p>62.64</text:p>
          </table:table-cell>
          <table:table-cell office:value-type="float" office:value="1.241E+018" calcext:value-type="float">
            <text:p>1.241E+018</text:p>
          </table:table-cell>
          <table:table-cell office:value-type="float" office:value="13.15" calcext:value-type="float">
            <text:p>13.1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7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0.94" calcext:value-type="float">
            <text:p>60.94</text:p>
          </table:table-cell>
          <table:table-cell office:value-type="float" office:value="2.257E+022" calcext:value-type="float">
            <text:p>2.257E+022</text:p>
          </table:table-cell>
          <table:table-cell office:value-type="float" office:value="31.06" calcext:value-type="float">
            <text:p>31.0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7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2.01" calcext:value-type="float">
            <text:p>62.01</text:p>
          </table:table-cell>
          <table:table-cell office:value-type="float" office:value="9.644E+016" calcext:value-type="float">
            <text:p>9.644E+016</text:p>
          </table:table-cell>
          <table:table-cell office:value-type="float" office:value="25.53" calcext:value-type="float">
            <text:p>25.5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6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3.69" calcext:value-type="float">
            <text:p>63.69</text:p>
          </table:table-cell>
          <table:table-cell office:value-type="float" office:value="6.477E+017" calcext:value-type="float">
            <text:p>6.477E+017</text:p>
          </table:table-cell>
          <table:table-cell office:value-type="float" office:value="7.237" calcext:value-type="float">
            <text:p>7.23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5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2.15" calcext:value-type="float">
            <text:p>62.15</text:p>
          </table:table-cell>
          <table:table-cell office:value-type="float" office:value="3.219E+017" calcext:value-type="float">
            <text:p>3.219E+017</text:p>
          </table:table-cell>
          <table:table-cell office:value-type="float" office:value="9117" calcext:value-type="float">
            <text:p>911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4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0.37" calcext:value-type="float">
            <text:p>60.37</text:p>
          </table:table-cell>
          <table:table-cell office:value-type="float" office:value="2.067E+017" calcext:value-type="float">
            <text:p>2.067E+017</text:p>
          </table:table-cell>
          <table:table-cell office:value-type="float" office:value="4557" calcext:value-type="float">
            <text:p>455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6" calcext:value-type="float">
            <text:p>0.0156</text:p>
          </table:table-cell>
          <table:table-cell office:value-type="string" calcext:value-type="string">
            <text:p><text:s text:c="3"/>3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8.23" calcext:value-type="float">
            <text:p>58.23</text:p>
          </table:table-cell>
          <table:table-cell office:value-type="float" office:value="3.352E+017" calcext:value-type="float">
            <text:p>3.352E+017</text:p>
          </table:table-cell>
          <table:table-cell office:value-type="float" office:value="6.938" calcext:value-type="float">
            <text:p>6.93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9" calcext:value-type="float">
            <text:p>0.01559</text:p>
          </table:table-cell>
          <table:table-cell office:value-type="string" calcext:value-type="string">
            <text:p><text:s text:c="3"/>2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0.74" calcext:value-type="float">
            <text:p>60.74</text:p>
          </table:table-cell>
          <table:table-cell office:value-type="float" office:value="1.378E+019" calcext:value-type="float">
            <text:p>1.378E+019</text:p>
          </table:table-cell>
          <table:table-cell office:value-type="float" office:value="9135" calcext:value-type="float">
            <text:p>913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9" calcext:value-type="float">
            <text:p>0.01559</text:p>
          </table:table-cell>
          <table:table-cell office:value-type="string" calcext:value-type="string">
            <text:p><text:s text:c="3"/>2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8.01" calcext:value-type="float">
            <text:p>58.01</text:p>
          </table:table-cell>
          <table:table-cell office:value-type="float" office:value="5.837E+018" calcext:value-type="float">
            <text:p>5.837E+018</text:p>
          </table:table-cell>
          <table:table-cell office:value-type="float" office:value="3.311" calcext:value-type="float">
            <text:p>3.31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9" calcext:value-type="float">
            <text:p>0.01559</text:p>
          </table:table-cell>
          <table:table-cell office:value-type="string" calcext:value-type="string">
            <text:p><text:s text:c="3"/>1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1.12" calcext:value-type="float">
            <text:p>61.12</text:p>
          </table:table-cell>
          <table:table-cell office:value-type="float" office:value="3.652E+019" calcext:value-type="float">
            <text:p>3.652E+019</text:p>
          </table:table-cell>
          <table:table-cell office:value-type="float" office:value="4566" calcext:value-type="float">
            <text:p>456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9" calcext:value-type="float">
            <text:p>0.01559</text:p>
          </table:table-cell>
          <table:table-cell office:value-type="string" calcext:value-type="string">
            <text:p><text:s text:c="3"/>0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4.86" calcext:value-type="float">
            <text:p>64.86</text:p>
          </table:table-cell>
          <table:table-cell office:value-type="float" office:value="7.929E+017" calcext:value-type="float">
            <text:p>7.929E+017</text:p>
          </table:table-cell>
          <table:table-cell office:value-type="float" office:value="45.7" calcext:value-type="float">
            <text:p>45.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9" calcext:value-type="float">
            <text:p>0.01559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4.93" calcext:value-type="float">
            <text:p>64.93</text:p>
          </table:table-cell>
          <table:table-cell office:value-type="float" office:value="6.019E+019" calcext:value-type="float">
            <text:p>6.019E+019</text:p>
          </table:table-cell>
          <table:table-cell office:value-type="float" office:value="5.118" calcext:value-type="float">
            <text:p>5.11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9" calcext:value-type="float">
            <text:p>0.01559</text:p>
          </table:table-cell>
          <table:table-cell office:value-type="string" calcext:value-type="string">
            <text:p><text:s text:c="3"/>18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4.27" calcext:value-type="float">
            <text:p>64.27</text:p>
          </table:table-cell>
          <table:table-cell office:value-type="float" office:value="1.939E+016" calcext:value-type="float">
            <text:p>1.939E+016</text:p>
          </table:table-cell>
          <table:table-cell office:value-type="float" office:value="4555" calcext:value-type="float">
            <text:p>455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9" calcext:value-type="float">
            <text:p>0.01559</text:p>
          </table:table-cell>
          <table:table-cell office:value-type="string" calcext:value-type="string">
            <text:p><text:s text:c="3"/>18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2.77" calcext:value-type="float">
            <text:p>62.77</text:p>
          </table:table-cell>
          <table:table-cell office:value-type="float" office:value="9.724E+020" calcext:value-type="float">
            <text:p>9.724E+020</text:p>
          </table:table-cell>
          <table:table-cell office:value-type="float" office:value="58510" calcext:value-type="float">
            <text:p>5851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9" calcext:value-type="float">
            <text:p>0.01559</text:p>
          </table:table-cell>
          <table:table-cell office:value-type="string" calcext:value-type="string">
            <text:p><text:s text:c="3"/>17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3.95" calcext:value-type="float">
            <text:p>63.95</text:p>
          </table:table-cell>
          <table:table-cell office:value-type="float" office:value="2.797E+018" calcext:value-type="float">
            <text:p>2.797E+018</text:p>
          </table:table-cell>
          <table:table-cell office:value-type="float" office:value="19.12" calcext:value-type="float">
            <text:p>19.1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9" calcext:value-type="float">
            <text:p>0.01559</text:p>
          </table:table-cell>
          <table:table-cell office:value-type="string" calcext:value-type="string">
            <text:p><text:s text:c="3"/>16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3.98" calcext:value-type="float">
            <text:p>63.98</text:p>
          </table:table-cell>
          <table:table-cell office:value-type="float" office:value="1.795E+017" calcext:value-type="float">
            <text:p>1.795E+017</text:p>
          </table:table-cell>
          <table:table-cell office:value-type="float" office:value="4670" calcext:value-type="float">
            <text:p>467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15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2.7" calcext:value-type="float">
            <text:p>62.7</text:p>
          </table:table-cell>
          <table:table-cell office:value-type="float" office:value="6.848E+016" calcext:value-type="float">
            <text:p>6.848E+016</text:p>
          </table:table-cell>
          <table:table-cell office:value-type="float" office:value="6.696" calcext:value-type="float">
            <text:p>6.69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14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5.45" calcext:value-type="float">
            <text:p>65.45</text:p>
          </table:table-cell>
          <table:table-cell office:value-type="float" office:value="1.325E+021" calcext:value-type="float">
            <text:p>1.325E+021</text:p>
          </table:table-cell>
          <table:table-cell office:value-type="float" office:value="34270" calcext:value-type="float">
            <text:p>3427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14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4.14" calcext:value-type="float">
            <text:p>64.14</text:p>
          </table:table-cell>
          <table:table-cell office:value-type="float" office:value="7.303E+029" calcext:value-type="float">
            <text:p>7.303E+029</text:p>
          </table:table-cell>
          <table:table-cell office:value-type="float" office:value="37.1" calcext:value-type="float">
            <text:p>37.1</text:p>
          </table:table-cell>
          <table:table-cell office:value-type="float" office:value="55" calcext:value-type="float">
            <text:p>55</text:p>
          </table:table-cell>
          <table:table-cell office:value-type="float" office:value="19340000" calcext:value-type="float">
            <text:p>19340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13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4.59" calcext:value-type="float">
            <text:p>64.59</text:p>
          </table:table-cell>
          <table:table-cell office:value-type="float" office:value="6.302E+019" calcext:value-type="float">
            <text:p>6.302E+019</text:p>
          </table:table-cell>
          <table:table-cell office:value-type="float" office:value="4558" calcext:value-type="float">
            <text:p>4558</text:p>
          </table:table-cell>
          <table:table-cell office:value-type="float" office:value="81" calcext:value-type="float">
            <text:p>81</text:p>
          </table:table-cell>
          <table:table-cell office:value-type="float" office:value="44520000000" calcext:value-type="float">
            <text:p>44520000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12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5.57" calcext:value-type="float">
            <text:p>65.57</text:p>
          </table:table-cell>
          <table:table-cell office:value-type="float" office:value="1.607E+023" calcext:value-type="float">
            <text:p>1.607E+023</text:p>
          </table:table-cell>
          <table:table-cell office:value-type="float" office:value="12250" calcext:value-type="float">
            <text:p>1225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11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7.84" calcext:value-type="float">
            <text:p>67.84</text:p>
          </table:table-cell>
          <table:table-cell office:value-type="float" office:value="7.025E+020" calcext:value-type="float">
            <text:p>7.025E+020</text:p>
          </table:table-cell>
          <table:table-cell office:value-type="float" office:value="34350" calcext:value-type="float">
            <text:p>3435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11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6.24" calcext:value-type="float">
            <text:p>66.24</text:p>
          </table:table-cell>
          <table:table-cell office:value-type="float" office:value="1.742E+021" calcext:value-type="float">
            <text:p>1.742E+021</text:p>
          </table:table-cell>
          <table:table-cell office:value-type="float" office:value="16.38" calcext:value-type="float">
            <text:p>16.3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10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4.03" calcext:value-type="float">
            <text:p>64.03</text:p>
          </table:table-cell>
          <table:table-cell office:value-type="float" office:value="4.451E+023" calcext:value-type="float">
            <text:p>4.451E+023</text:p>
          </table:table-cell>
          <table:table-cell office:value-type="float" office:value="8.935" calcext:value-type="float">
            <text:p>8.93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9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4.67" calcext:value-type="float">
            <text:p>64.67</text:p>
          </table:table-cell>
          <table:table-cell office:value-type="float" office:value="1.443E+024" calcext:value-type="float">
            <text:p>1.443E+024</text:p>
          </table:table-cell>
          <table:table-cell office:value-type="float" office:value="10.16" calcext:value-type="float">
            <text:p>10.1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8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6.28" calcext:value-type="float">
            <text:p>66.28</text:p>
          </table:table-cell>
          <table:table-cell office:value-type="float" office:value="2.551E+022" calcext:value-type="float">
            <text:p>2.551E+022</text:p>
          </table:table-cell>
          <table:table-cell office:value-type="float" office:value="4559" calcext:value-type="float">
            <text:p>4559</text:p>
          </table:table-cell>
          <table:table-cell office:value-type="float" office:value="83" calcext:value-type="float">
            <text:p>83</text:p>
          </table:table-cell>
          <table:table-cell office:value-type="float" office:value="693700000000" calcext:value-type="float">
            <text:p>693700000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8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1.88" calcext:value-type="float">
            <text:p>61.88</text:p>
          </table:table-cell>
          <table:table-cell office:value-type="float" office:value="2.466E+020" calcext:value-type="float">
            <text:p>2.466E+020</text:p>
          </table:table-cell>
          <table:table-cell office:value-type="float" office:value="4783" calcext:value-type="float">
            <text:p>478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6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5.96" calcext:value-type="float">
            <text:p>65.96</text:p>
          </table:table-cell>
          <table:table-cell office:value-type="float" office:value="6.396E+019" calcext:value-type="float">
            <text:p>6.396E+019</text:p>
          </table:table-cell>
          <table:table-cell office:value-type="float" office:value="51.75" calcext:value-type="float">
            <text:p>51.75</text:p>
          </table:table-cell>
          <table:table-cell office:value-type="float" office:value="149" calcext:value-type="float">
            <text:p>149</text:p>
          </table:table-cell>
          <table:table-cell office:value-type="float" office:value="3.527E+020" calcext:value-type="float">
            <text:p>3.527E+02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6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8.38" calcext:value-type="float">
            <text:p>68.38</text:p>
          </table:table-cell>
          <table:table-cell office:value-type="float" office:value="1.235E+026" calcext:value-type="float">
            <text:p>1.235E+026</text:p>
          </table:table-cell>
          <table:table-cell office:value-type="float" office:value="4568" calcext:value-type="float">
            <text:p>4568</text:p>
          </table:table-cell>
          <table:table-cell office:value-type="float" office:value="191" calcext:value-type="float">
            <text:p>191</text:p>
          </table:table-cell>
          <table:table-cell office:value-type="float" office:value="3.528E+020" calcext:value-type="float">
            <text:p>3.528E+020</text:p>
          </table:table-cell>
          <table:table-cell office:value-type="float" office:value="0.01553" calcext:value-type="float">
            <text:p>0.01553</text:p>
          </table:table-cell>
          <table:table-cell office:value-type="string" calcext:value-type="string">
            <text:p><text:s text:c="3"/>5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9.58" calcext:value-type="float">
            <text:p>69.58</text:p>
          </table:table-cell>
          <table:table-cell office:value-type="float" office:value="3.069E+020" calcext:value-type="float">
            <text:p>3.069E+020</text:p>
          </table:table-cell>
          <table:table-cell office:value-type="float" office:value="4567" calcext:value-type="float">
            <text:p>4567</text:p>
          </table:table-cell>
          <table:table-cell office:value-type="float" office:value="79" calcext:value-type="float">
            <text:p>79</text:p>
          </table:table-cell>
          <table:table-cell office:value-type="float" office:value="173500000000" calcext:value-type="float">
            <text:p>1735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4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6.94" calcext:value-type="float">
            <text:p>66.94</text:p>
          </table:table-cell>
          <table:table-cell office:value-type="float" office:value="1.781E+018" calcext:value-type="float">
            <text:p>1.781E+018</text:p>
          </table:table-cell>
          <table:table-cell office:value-type="float" office:value="7.711" calcext:value-type="float">
            <text:p>7.71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4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4.26" calcext:value-type="float">
            <text:p>64.26</text:p>
          </table:table-cell>
          <table:table-cell office:value-type="float" office:value="2.462E+018" calcext:value-type="float">
            <text:p>2.462E+018</text:p>
          </table:table-cell>
          <table:table-cell office:value-type="float" office:value="42.65" calcext:value-type="float">
            <text:p>42.6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3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3.31" calcext:value-type="float">
            <text:p>63.31</text:p>
          </table:table-cell>
          <table:table-cell office:value-type="float" office:value="1.494E+021" calcext:value-type="float">
            <text:p>1.494E+021</text:p>
          </table:table-cell>
          <table:table-cell office:value-type="float" office:value="12.68" calcext:value-type="float">
            <text:p>12.6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2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3.37" calcext:value-type="float">
            <text:p>63.37</text:p>
          </table:table-cell>
          <table:table-cell office:value-type="float" office:value="2.274E+024" calcext:value-type="float">
            <text:p>2.274E+024</text:p>
          </table:table-cell>
          <table:table-cell office:value-type="float" office:value="4588" calcext:value-type="float">
            <text:p>458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1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5.78" calcext:value-type="float">
            <text:p>65.78</text:p>
          </table:table-cell>
          <table:table-cell office:value-type="float" office:value="4.684E+023" calcext:value-type="float">
            <text:p>4.684E+023</text:p>
          </table:table-cell>
          <table:table-cell office:value-type="float" office:value="84.25" calcext:value-type="float">
            <text:p>84.2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0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4.01" calcext:value-type="float">
            <text:p>64.01</text:p>
          </table:table-cell>
          <table:table-cell office:value-type="float" office:value="2.712E+023" calcext:value-type="float">
            <text:p>2.712E+023</text:p>
          </table:table-cell>
          <table:table-cell office:value-type="float" office:value="21.36" calcext:value-type="float">
            <text:p>21.36</text:p>
          </table:table-cell>
          <table:table-cell office:value-type="float" office:value="67" calcext:value-type="float">
            <text:p>67</text:p>
          </table:table-cell>
          <table:table-cell office:value-type="float" office:value="798500000" calcext:value-type="float">
            <text:p>798500000</text:p>
          </table:table-cell>
          <table:table-cell office:value-type="float" office:value="0.01526" calcext:value-type="float">
            <text:p>0.0152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1.9" calcext:value-type="float">
            <text:p>61.9</text:p>
          </table:table-cell>
          <table:table-cell office:value-type="float" office:value="1.037E+024" calcext:value-type="float">
            <text:p>1.037E+024</text:p>
          </table:table-cell>
          <table:table-cell office:value-type="float" office:value="7.037" calcext:value-type="float">
            <text:p>7.03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18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7.69" calcext:value-type="float">
            <text:p>67.69</text:p>
          </table:table-cell>
          <table:table-cell office:value-type="float" office:value="5.927E+022" calcext:value-type="float">
            <text:p>5.927E+022</text:p>
          </table:table-cell>
          <table:table-cell office:value-type="float" office:value="194.9" calcext:value-type="float">
            <text:p>194.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18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6.5" calcext:value-type="float">
            <text:p>66.5</text:p>
          </table:table-cell>
          <table:table-cell office:value-type="float" office:value="2.659E+020" calcext:value-type="float">
            <text:p>2.659E+020</text:p>
          </table:table-cell>
          <table:table-cell office:value-type="float" office:value="8.956" calcext:value-type="float">
            <text:p>8.95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17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6.98" calcext:value-type="float">
            <text:p>66.98</text:p>
          </table:table-cell>
          <table:table-cell office:value-type="float" office:value="5.885E+024" calcext:value-type="float">
            <text:p>5.885E+024</text:p>
          </table:table-cell>
          <table:table-cell office:value-type="float" office:value="99.53" calcext:value-type="float">
            <text:p>99.53</text:p>
          </table:table-cell>
          <table:table-cell office:value-type="float" office:value="53" calcext:value-type="float">
            <text:p>53</text:p>
          </table:table-cell>
          <table:table-cell office:value-type="float" office:value="4103000" calcext:value-type="float">
            <text:p>4103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7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6.06" calcext:value-type="float">
            <text:p>66.06</text:p>
          </table:table-cell>
          <table:table-cell office:value-type="float" office:value="3.991E+023" calcext:value-type="float">
            <text:p>3.991E+023</text:p>
          </table:table-cell>
          <table:table-cell office:value-type="float" office:value="85180" calcext:value-type="float">
            <text:p>85180</text:p>
          </table:table-cell>
          <table:table-cell office:value-type="float" office:value="79" calcext:value-type="float">
            <text:p>79</text:p>
          </table:table-cell>
          <table:table-cell office:value-type="float" office:value="51310000000" calcext:value-type="float">
            <text:p>5131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6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5.5" calcext:value-type="float">
            <text:p>65.5</text:p>
          </table:table-cell>
          <table:table-cell office:value-type="float" office:value="5.801E+021" calcext:value-type="float">
            <text:p>5.801E+021</text:p>
          </table:table-cell>
          <table:table-cell office:value-type="float" office:value="17330" calcext:value-type="float">
            <text:p>17330</text:p>
          </table:table-cell>
          <table:table-cell office:value-type="float" office:value="75" calcext:value-type="float">
            <text:p>75</text:p>
          </table:table-cell>
          <table:table-cell office:value-type="float" office:value="10740000000" calcext:value-type="float">
            <text:p>1074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5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6.16" calcext:value-type="float">
            <text:p>66.16</text:p>
          </table:table-cell>
          <table:table-cell office:value-type="float" office:value="6.552E+020" calcext:value-type="float">
            <text:p>6.552E+020</text:p>
          </table:table-cell>
          <table:table-cell office:value-type="float" office:value="6.172" calcext:value-type="float">
            <text:p>6.172</text:p>
          </table:table-cell>
          <table:table-cell office:value-type="float" office:value="111" calcext:value-type="float">
            <text:p>111</text:p>
          </table:table-cell>
          <table:table-cell office:value-type="float" office:value="76530000000000" calcext:value-type="float">
            <text:p>76530000000000</text:p>
          </table:table-cell>
          <table:table-cell office:value-type="float" office:value="0.01553" calcext:value-type="float">
            <text:p>0.01553</text:p>
          </table:table-cell>
          <table:table-cell office:value-type="string" calcext:value-type="string">
            <text:p><text:s text:c="3"/>14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6.23" calcext:value-type="float">
            <text:p>66.23</text:p>
          </table:table-cell>
          <table:table-cell office:value-type="float" office:value="2.985E+022" calcext:value-type="float">
            <text:p>2.985E+022</text:p>
          </table:table-cell>
          <table:table-cell office:value-type="float" office:value="11.26" calcext:value-type="float">
            <text:p>11.26</text:p>
          </table:table-cell>
          <table:table-cell office:value-type="float" office:value="119" calcext:value-type="float">
            <text:p>119</text:p>
          </table:table-cell>
          <table:table-cell office:value-type="float" office:value="409500000000000" calcext:value-type="float">
            <text:p>409500000000000</text:p>
          </table:table-cell>
          <table:table-cell office:value-type="float" office:value="0.01553" calcext:value-type="float">
            <text:p>0.01553</text:p>
          </table:table-cell>
          <table:table-cell office:value-type="string" calcext:value-type="string">
            <text:p><text:s text:c="3"/>13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3.78" calcext:value-type="float">
            <text:p>63.78</text:p>
          </table:table-cell>
          <table:table-cell office:value-type="float" office:value="6.521E+025" calcext:value-type="float">
            <text:p>6.521E+025</text:p>
          </table:table-cell>
          <table:table-cell office:value-type="float" office:value="15.39" calcext:value-type="float">
            <text:p>15.3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7" calcext:value-type="float">
            <text:p>0.01557</text:p>
          </table:table-cell>
          <table:table-cell office:value-type="string" calcext:value-type="string">
            <text:p><text:s text:c="3"/>12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4.65" calcext:value-type="float">
            <text:p>64.65</text:p>
          </table:table-cell>
          <table:table-cell office:value-type="float" office:value="1.173E+025" calcext:value-type="float">
            <text:p>1.173E+025</text:p>
          </table:table-cell>
          <table:table-cell office:value-type="float" office:value="9104" calcext:value-type="float">
            <text:p>910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2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2.77" calcext:value-type="float">
            <text:p>62.77</text:p>
          </table:table-cell>
          <table:table-cell office:value-type="float" office:value="1.429E+022" calcext:value-type="float">
            <text:p>1.429E+022</text:p>
          </table:table-cell>
          <table:table-cell office:value-type="float" office:value="107300" calcext:value-type="float">
            <text:p>1073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0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4.09" calcext:value-type="float">
            <text:p>64.09</text:p>
          </table:table-cell>
          <table:table-cell office:value-type="float" office:value="1.695E+022" calcext:value-type="float">
            <text:p>1.695E+022</text:p>
          </table:table-cell>
          <table:table-cell office:value-type="float" office:value="6.463" calcext:value-type="float">
            <text:p>6.46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0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6.32" calcext:value-type="float">
            <text:p>66.32</text:p>
          </table:table-cell>
          <table:table-cell office:value-type="float" office:value="1.198E+022" calcext:value-type="float">
            <text:p>1.198E+022</text:p>
          </table:table-cell>
          <table:table-cell office:value-type="float" office:value="4563" calcext:value-type="float">
            <text:p>456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9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4.81" calcext:value-type="float">
            <text:p>64.81</text:p>
          </table:table-cell>
          <table:table-cell office:value-type="float" office:value="1.028E+020" calcext:value-type="float">
            <text:p>1.028E+020</text:p>
          </table:table-cell>
          <table:table-cell office:value-type="float" office:value="6.174" calcext:value-type="float">
            <text:p>6.174</text:p>
          </table:table-cell>
          <table:table-cell office:value-type="float" office:value="59" calcext:value-type="float">
            <text:p>59</text:p>
          </table:table-cell>
          <table:table-cell office:value-type="float" office:value="45430000" calcext:value-type="float">
            <text:p>45430000</text:p>
          </table:table-cell>
          <table:table-cell office:value-type="float" office:value="0.01547" calcext:value-type="float">
            <text:p>0.01547</text:p>
          </table:table-cell>
          <table:table-cell office:value-type="string" calcext:value-type="string">
            <text:p><text:s text:c="3"/>8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7.33" calcext:value-type="float">
            <text:p>67.33</text:p>
          </table:table-cell>
          <table:table-cell office:value-type="float" office:value="1.595E+023" calcext:value-type="float">
            <text:p>1.595E+023</text:p>
          </table:table-cell>
          <table:table-cell office:value-type="float" office:value="14.74" calcext:value-type="float">
            <text:p>14.74</text:p>
          </table:table-cell>
          <table:table-cell office:value-type="float" office:value="59" calcext:value-type="float">
            <text:p>59</text:p>
          </table:table-cell>
          <table:table-cell office:value-type="float" office:value="45430000" calcext:value-type="float">
            <text:p>45430000</text:p>
          </table:table-cell>
          <table:table-cell office:value-type="float" office:value="0.01549" calcext:value-type="float">
            <text:p>0.01549</text:p>
          </table:table-cell>
          <table:table-cell office:value-type="string" calcext:value-type="string">
            <text:p><text:s text:c="3"/>8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3.02" calcext:value-type="float">
            <text:p>63.02</text:p>
          </table:table-cell>
          <table:table-cell office:value-type="float" office:value="9.813E+018" calcext:value-type="float">
            <text:p>9.813E+018</text:p>
          </table:table-cell>
          <table:table-cell office:value-type="float" office:value="4555" calcext:value-type="float">
            <text:p>455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6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3.63" calcext:value-type="float">
            <text:p>63.63</text:p>
          </table:table-cell>
          <table:table-cell office:value-type="float" office:value="6.412E+021" calcext:value-type="float">
            <text:p>6.412E+021</text:p>
          </table:table-cell>
          <table:table-cell office:value-type="float" office:value="16.21" calcext:value-type="float">
            <text:p>16.2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6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6.25" calcext:value-type="float">
            <text:p>66.25</text:p>
          </table:table-cell>
          <table:table-cell office:value-type="float" office:value="3.024E+018" calcext:value-type="float">
            <text:p>3.024E+018</text:p>
          </table:table-cell>
          <table:table-cell office:value-type="float" office:value="4565" calcext:value-type="float">
            <text:p>456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5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3.15" calcext:value-type="float">
            <text:p>63.15</text:p>
          </table:table-cell>
          <table:table-cell office:value-type="float" office:value="3.42E+021" calcext:value-type="float">
            <text:p>3.42E+021</text:p>
          </table:table-cell>
          <table:table-cell office:value-type="float" office:value="39.39" calcext:value-type="float">
            <text:p>39.3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4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5.01" calcext:value-type="float">
            <text:p>65.01</text:p>
          </table:table-cell>
          <table:table-cell office:value-type="float" office:value="7.012E+018" calcext:value-type="float">
            <text:p>7.012E+018</text:p>
          </table:table-cell>
          <table:table-cell office:value-type="float" office:value="38820" calcext:value-type="float">
            <text:p>3882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4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4.77" calcext:value-type="float">
            <text:p>64.77</text:p>
          </table:table-cell>
          <table:table-cell office:value-type="float" office:value="1.27E+018" calcext:value-type="float">
            <text:p>1.27E+018</text:p>
          </table:table-cell>
          <table:table-cell office:value-type="float" office:value="20.15" calcext:value-type="float">
            <text:p>20.15</text:p>
          </table:table-cell>
          <table:table-cell office:value-type="float" office:value="65" calcext:value-type="float">
            <text:p>65</text:p>
          </table:table-cell>
          <table:table-cell office:value-type="float" office:value="4649000000" calcext:value-type="float">
            <text:p>4649000000</text:p>
          </table:table-cell>
          <table:table-cell office:value-type="float" office:value="0.01554" calcext:value-type="float">
            <text:p>0.01554</text:p>
          </table:table-cell>
          <table:table-cell office:value-type="string" calcext:value-type="string">
            <text:p><text:s text:c="3"/>3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4.28" calcext:value-type="float">
            <text:p>64.28</text:p>
          </table:table-cell>
          <table:table-cell office:value-type="float" office:value="1.844E+018" calcext:value-type="float">
            <text:p>1.844E+018</text:p>
          </table:table-cell>
          <table:table-cell office:value-type="float" office:value="16.59" calcext:value-type="float">
            <text:p>16.5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2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7.37" calcext:value-type="float">
            <text:p>67.37</text:p>
          </table:table-cell>
          <table:table-cell office:value-type="float" office:value="6.649E+020" calcext:value-type="float">
            <text:p>6.649E+020</text:p>
          </table:table-cell>
          <table:table-cell office:value-type="float" office:value="91780" calcext:value-type="float">
            <text:p>91780</text:p>
          </table:table-cell>
          <table:table-cell office:value-type="float" office:value="89" calcext:value-type="float">
            <text:p>89</text:p>
          </table:table-cell>
          <table:table-cell office:value-type="float" office:value="811300000000" calcext:value-type="float">
            <text:p>8113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8.78" calcext:value-type="float">
            <text:p>68.78</text:p>
          </table:table-cell>
          <table:table-cell office:value-type="float" office:value="3.573E+021" calcext:value-type="float">
            <text:p>3.573E+021</text:p>
          </table:table-cell>
          <table:table-cell office:value-type="float" office:value="27.49" calcext:value-type="float">
            <text:p>27.49</text:p>
          </table:table-cell>
          <table:table-cell office:value-type="float" office:value="65" calcext:value-type="float">
            <text:p>65</text:p>
          </table:table-cell>
          <table:table-cell office:value-type="float" office:value="264200000" calcext:value-type="float">
            <text:p>264200000</text:p>
          </table:table-cell>
          <table:table-cell office:value-type="float" office:value="0.01541" calcext:value-type="float">
            <text:p>0.01541</text:p>
          </table:table-cell>
          <table:table-cell office:value-type="string" calcext:value-type="string">
            <text:p><text:s text:c="3"/>0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8.36" calcext:value-type="float">
            <text:p>68.36</text:p>
          </table:table-cell>
          <table:table-cell office:value-type="float" office:value="3.096E+020" calcext:value-type="float">
            <text:p>3.096E+020</text:p>
          </table:table-cell>
          <table:table-cell office:value-type="float" office:value="45040" calcext:value-type="float">
            <text:p>45040</text:p>
          </table:table-cell>
          <table:table-cell office:value-type="float" office:value="87" calcext:value-type="float">
            <text:p>87</text:p>
          </table:table-cell>
          <table:table-cell office:value-type="float" office:value="305200000000" calcext:value-type="float">
            <text:p>3052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7.19" calcext:value-type="float">
            <text:p>67.19</text:p>
          </table:table-cell>
          <table:table-cell office:value-type="float" office:value="1.465E+022" calcext:value-type="float">
            <text:p>1.465E+022</text:p>
          </table:table-cell>
          <table:table-cell office:value-type="float" office:value="4569" calcext:value-type="float">
            <text:p>4569</text:p>
          </table:table-cell>
          <table:table-cell office:value-type="float" office:value="99" calcext:value-type="float">
            <text:p>99</text:p>
          </table:table-cell>
          <table:table-cell office:value-type="float" office:value="656100000000" calcext:value-type="float">
            <text:p>6561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9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1.85" calcext:value-type="float">
            <text:p>61.85</text:p>
          </table:table-cell>
          <table:table-cell office:value-type="float" office:value="1.093E+022" calcext:value-type="float">
            <text:p>1.093E+022</text:p>
          </table:table-cell>
          <table:table-cell office:value-type="float" office:value="49.59" calcext:value-type="float">
            <text:p>49.59</text:p>
          </table:table-cell>
          <table:table-cell office:value-type="float" office:value="131" calcext:value-type="float">
            <text:p>131</text:p>
          </table:table-cell>
          <table:table-cell office:value-type="float" office:value="1.201E+016" calcext:value-type="float">
            <text:p>1.201E+016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7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7.66" calcext:value-type="float">
            <text:p>67.66</text:p>
          </table:table-cell>
          <table:table-cell office:value-type="float" office:value="7.684E+019" calcext:value-type="float">
            <text:p>7.684E+019</text:p>
          </table:table-cell>
          <table:table-cell office:value-type="float" office:value="10.64" calcext:value-type="float">
            <text:p>10.64</text:p>
          </table:table-cell>
          <table:table-cell office:value-type="float" office:value="67" calcext:value-type="float">
            <text:p>67</text:p>
          </table:table-cell>
          <table:table-cell office:value-type="float" office:value="119500000" calcext:value-type="float">
            <text:p>1195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8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6.53" calcext:value-type="float">
            <text:p>66.53</text:p>
          </table:table-cell>
          <table:table-cell office:value-type="float" office:value="3.088E+021" calcext:value-type="float">
            <text:p>3.088E+021</text:p>
          </table:table-cell>
          <table:table-cell office:value-type="float" office:value="6.651" calcext:value-type="float">
            <text:p>6.651</text:p>
          </table:table-cell>
          <table:table-cell office:value-type="float" office:value="57" calcext:value-type="float">
            <text:p>57</text:p>
          </table:table-cell>
          <table:table-cell office:value-type="float" office:value="31400000" calcext:value-type="float">
            <text:p>314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7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5.28" calcext:value-type="float">
            <text:p>65.28</text:p>
          </table:table-cell>
          <table:table-cell office:value-type="float" office:value="1.163E+023" calcext:value-type="float">
            <text:p>1.163E+023</text:p>
          </table:table-cell>
          <table:table-cell office:value-type="float" office:value="6.316" calcext:value-type="float">
            <text:p>6.31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6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4.75" calcext:value-type="float">
            <text:p>64.75</text:p>
          </table:table-cell>
          <table:table-cell office:value-type="float" office:value="1.393E+020" calcext:value-type="float">
            <text:p>1.393E+020</text:p>
          </table:table-cell>
          <table:table-cell office:value-type="float" office:value="9.023" calcext:value-type="float">
            <text:p>9.023</text:p>
          </table:table-cell>
          <table:table-cell office:value-type="float" office:value="91" calcext:value-type="float">
            <text:p>91</text:p>
          </table:table-cell>
          <table:table-cell office:value-type="float" office:value="572700000000" calcext:value-type="float">
            <text:p>5727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5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8.14" calcext:value-type="float">
            <text:p>68.14</text:p>
          </table:table-cell>
          <table:table-cell office:value-type="float" office:value="1.324E+027" calcext:value-type="float">
            <text:p>1.324E+027</text:p>
          </table:table-cell>
          <table:table-cell office:value-type="float" office:value="490.2" calcext:value-type="float">
            <text:p>490.2</text:p>
          </table:table-cell>
          <table:table-cell office:value-type="float" office:value="73" calcext:value-type="float">
            <text:p>73</text:p>
          </table:table-cell>
          <table:table-cell office:value-type="float" office:value="2003000000" calcext:value-type="float">
            <text:p>2003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5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1.77" calcext:value-type="float">
            <text:p>71.77</text:p>
          </table:table-cell>
          <table:table-cell office:value-type="float" office:value="1.597E+029" calcext:value-type="float">
            <text:p>1.597E+029</text:p>
          </table:table-cell>
          <table:table-cell office:value-type="float" office:value="3.514" calcext:value-type="float">
            <text:p>3.514</text:p>
          </table:table-cell>
          <table:table-cell office:value-type="float" office:value="91" calcext:value-type="float">
            <text:p>91</text:p>
          </table:table-cell>
          <table:table-cell office:value-type="float" office:value="13330000000000" calcext:value-type="float">
            <text:p>133300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4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1.86" calcext:value-type="float">
            <text:p>71.86</text:p>
          </table:table-cell>
          <table:table-cell office:value-type="float" office:value="1.812E+022" calcext:value-type="float">
            <text:p>1.812E+022</text:p>
          </table:table-cell>
          <table:table-cell office:value-type="float" office:value="59240" calcext:value-type="float">
            <text:p>59240</text:p>
          </table:table-cell>
          <table:table-cell office:value-type="float" office:value="65" calcext:value-type="float">
            <text:p>65</text:p>
          </table:table-cell>
          <table:table-cell office:value-type="float" office:value="367400000" calcext:value-type="float">
            <text:p>3674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4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8.87" calcext:value-type="float">
            <text:p>68.87</text:p>
          </table:table-cell>
          <table:table-cell office:value-type="float" office:value="1.585E+020" calcext:value-type="float">
            <text:p>1.585E+020</text:p>
          </table:table-cell>
          <table:table-cell office:value-type="float" office:value="7.631" calcext:value-type="float">
            <text:p>7.631</text:p>
          </table:table-cell>
          <table:table-cell office:value-type="float" office:value="87" calcext:value-type="float">
            <text:p>87</text:p>
          </table:table-cell>
          <table:table-cell office:value-type="float" office:value="274600000000" calcext:value-type="float">
            <text:p>2746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3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4.8" calcext:value-type="float">
            <text:p>64.8</text:p>
          </table:table-cell>
          <table:table-cell office:value-type="float" office:value="2.273E+024" calcext:value-type="float">
            <text:p>2.273E+024</text:p>
          </table:table-cell>
          <table:table-cell office:value-type="float" office:value="14.49" calcext:value-type="float">
            <text:p>14.49</text:p>
          </table:table-cell>
          <table:table-cell office:value-type="float" office:value="65" calcext:value-type="float">
            <text:p>65</text:p>
          </table:table-cell>
          <table:table-cell office:value-type="float" office:value="367400000" calcext:value-type="float">
            <text:p>3674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1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5.01" calcext:value-type="float">
            <text:p>65.01</text:p>
          </table:table-cell>
          <table:table-cell office:value-type="float" office:value="2.396E+023" calcext:value-type="float">
            <text:p>2.396E+023</text:p>
          </table:table-cell>
          <table:table-cell office:value-type="float" office:value="14.48" calcext:value-type="float">
            <text:p>14.48</text:p>
          </table:table-cell>
          <table:table-cell office:value-type="float" office:value="67" calcext:value-type="float">
            <text:p>67</text:p>
          </table:table-cell>
          <table:table-cell office:value-type="float" office:value="8129000000" calcext:value-type="float">
            <text:p>8129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0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6.5" calcext:value-type="float">
            <text:p>66.5</text:p>
          </table:table-cell>
          <table:table-cell office:value-type="float" office:value="1.293E+023" calcext:value-type="float">
            <text:p>1.293E+023</text:p>
          </table:table-cell>
          <table:table-cell office:value-type="float" office:value="6.195" calcext:value-type="float">
            <text:p>6.195</text:p>
          </table:table-cell>
          <table:table-cell office:value-type="float" office:value="125" calcext:value-type="float">
            <text:p>125</text:p>
          </table:table-cell>
          <table:table-cell office:value-type="float" office:value="62950000000000" calcext:value-type="float">
            <text:p>629500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0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5.31" calcext:value-type="float">
            <text:p>65.31</text:p>
          </table:table-cell>
          <table:table-cell office:value-type="float" office:value="1.905E+022" calcext:value-type="float">
            <text:p>1.905E+022</text:p>
          </table:table-cell>
          <table:table-cell office:value-type="float" office:value="11.61" calcext:value-type="float">
            <text:p>11.61</text:p>
          </table:table-cell>
          <table:table-cell office:value-type="float" office:value="151" calcext:value-type="float">
            <text:p>151</text:p>
          </table:table-cell>
          <table:table-cell office:value-type="float" office:value="3.926E+018" calcext:value-type="float">
            <text:p>3.926E+018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9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6.78" calcext:value-type="float">
            <text:p>66.78</text:p>
          </table:table-cell>
          <table:table-cell office:value-type="float" office:value="1.637E+028" calcext:value-type="float">
            <text:p>1.637E+028</text:p>
          </table:table-cell>
          <table:table-cell office:value-type="float" office:value="9.7" calcext:value-type="float">
            <text:p>9.7</text:p>
          </table:table-cell>
          <table:table-cell office:value-type="float" office:value="141" calcext:value-type="float">
            <text:p>141</text:p>
          </table:table-cell>
          <table:table-cell office:value-type="float" office:value="2.847E+016" calcext:value-type="float">
            <text:p>2.847E+016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8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3.79" calcext:value-type="float">
            <text:p>63.79</text:p>
          </table:table-cell>
          <table:table-cell office:value-type="float" office:value="4.383E+023" calcext:value-type="float">
            <text:p>4.383E+023</text:p>
          </table:table-cell>
          <table:table-cell office:value-type="float" office:value="3.629" calcext:value-type="float">
            <text:p>3.629</text:p>
          </table:table-cell>
          <table:table-cell office:value-type="float" office:value="119" calcext:value-type="float">
            <text:p>119</text:p>
          </table:table-cell>
          <table:table-cell office:value-type="float" office:value="16150000000000" calcext:value-type="float">
            <text:p>161500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7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6.68" calcext:value-type="float">
            <text:p>66.68</text:p>
          </table:table-cell>
          <table:table-cell office:value-type="float" office:value="4.55E+019" calcext:value-type="float">
            <text:p>4.55E+019</text:p>
          </table:table-cell>
          <table:table-cell office:value-type="float" office:value="24140" calcext:value-type="float">
            <text:p>24140</text:p>
          </table:table-cell>
          <table:table-cell office:value-type="float" office:value="91" calcext:value-type="float">
            <text:p>91</text:p>
          </table:table-cell>
          <table:table-cell office:value-type="float" office:value="223700000" calcext:value-type="float">
            <text:p>223700000</text:p>
          </table:table-cell>
          <table:table-cell office:value-type="float" office:value="0.01551" calcext:value-type="float">
            <text:p>0.01551</text:p>
          </table:table-cell>
          <table:table-cell office:value-type="string" calcext:value-type="string">
            <text:p><text:s text:c="3"/>6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8.25" calcext:value-type="float">
            <text:p>68.25</text:p>
          </table:table-cell>
          <table:table-cell office:value-type="float" office:value="6.41E+021" calcext:value-type="float">
            <text:p>6.41E+021</text:p>
          </table:table-cell>
          <table:table-cell office:value-type="float" office:value="16.32" calcext:value-type="float">
            <text:p>16.32</text:p>
          </table:table-cell>
          <table:table-cell office:value-type="float" office:value="101" calcext:value-type="float">
            <text:p>101</text:p>
          </table:table-cell>
          <table:table-cell office:value-type="float" office:value="553900000" calcext:value-type="float">
            <text:p>553900000</text:p>
          </table:table-cell>
          <table:table-cell office:value-type="float" office:value="0.01551" calcext:value-type="float">
            <text:p>0.01551</text:p>
          </table:table-cell>
          <table:table-cell office:value-type="string" calcext:value-type="string">
            <text:p><text:s text:c="3"/>5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9.11" calcext:value-type="float">
            <text:p>69.11</text:p>
          </table:table-cell>
          <table:table-cell office:value-type="float" office:value="9.753E+021" calcext:value-type="float">
            <text:p>9.753E+021</text:p>
          </table:table-cell>
          <table:table-cell office:value-type="float" office:value="14.22" calcext:value-type="float">
            <text:p>14.22</text:p>
          </table:table-cell>
          <table:table-cell office:value-type="float" office:value="123" calcext:value-type="float">
            <text:p>123</text:p>
          </table:table-cell>
          <table:table-cell office:value-type="float" office:value="19990000000000" calcext:value-type="float">
            <text:p>19990000000000</text:p>
          </table:table-cell>
          <table:table-cell office:value-type="float" office:value="0.01551" calcext:value-type="float">
            <text:p>0.01551</text:p>
          </table:table-cell>
          <table:table-cell office:value-type="string" calcext:value-type="string">
            <text:p><text:s text:c="3"/>5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7.6" calcext:value-type="float">
            <text:p>67.6</text:p>
          </table:table-cell>
          <table:table-cell office:value-type="float" office:value="3.498E+021" calcext:value-type="float">
            <text:p>3.498E+021</text:p>
          </table:table-cell>
          <table:table-cell office:value-type="float" office:value="5.179" calcext:value-type="float">
            <text:p>5.179</text:p>
          </table:table-cell>
          <table:table-cell office:value-type="float" office:value="115" calcext:value-type="float">
            <text:p>115</text:p>
          </table:table-cell>
          <table:table-cell office:value-type="float" office:value="1631000000000" calcext:value-type="float">
            <text:p>1631000000000</text:p>
          </table:table-cell>
          <table:table-cell office:value-type="float" office:value="0.01551" calcext:value-type="float">
            <text:p>0.01551</text:p>
          </table:table-cell>
          <table:table-cell office:value-type="string" calcext:value-type="string">
            <text:p><text:s text:c="3"/>4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6.72" calcext:value-type="float">
            <text:p>66.72</text:p>
          </table:table-cell>
          <table:table-cell office:value-type="float" office:value="3.974E+021" calcext:value-type="float">
            <text:p>3.974E+021</text:p>
          </table:table-cell>
          <table:table-cell office:value-type="float" office:value="5.612" calcext:value-type="float">
            <text:p>5.612</text:p>
          </table:table-cell>
          <table:table-cell office:value-type="float" office:value="115" calcext:value-type="float">
            <text:p>115</text:p>
          </table:table-cell>
          <table:table-cell office:value-type="float" office:value="2330000000000" calcext:value-type="float">
            <text:p>2330000000000</text:p>
          </table:table-cell>
          <table:table-cell office:value-type="float" office:value="0.01551" calcext:value-type="float">
            <text:p>0.01551</text:p>
          </table:table-cell>
          <table:table-cell office:value-type="string" calcext:value-type="string">
            <text:p><text:s text:c="3"/>3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6.85" calcext:value-type="float">
            <text:p>66.85</text:p>
          </table:table-cell>
          <table:table-cell office:value-type="float" office:value="1.024E+027" calcext:value-type="float">
            <text:p>1.024E+027</text:p>
          </table:table-cell>
          <table:table-cell office:value-type="float" office:value="4578" calcext:value-type="float">
            <text:p>4578</text:p>
          </table:table-cell>
          <table:table-cell office:value-type="float" office:value="139" calcext:value-type="float">
            <text:p>139</text:p>
          </table:table-cell>
          <table:table-cell office:value-type="float" office:value="1.223E+016" calcext:value-type="float">
            <text:p>1.223E+016</text:p>
          </table:table-cell>
          <table:table-cell office:value-type="float" office:value="0.01551" calcext:value-type="float">
            <text:p>0.01551</text:p>
          </table:table-cell>
          <table:table-cell office:value-type="string" calcext:value-type="string">
            <text:p><text:s text:c="3"/>2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5.85" calcext:value-type="float">
            <text:p>65.85</text:p>
          </table:table-cell>
          <table:table-cell office:value-type="float" office:value="2.22E+020" calcext:value-type="float">
            <text:p>2.22E+020</text:p>
          </table:table-cell>
          <table:table-cell office:value-type="float" office:value="4.793" calcext:value-type="float">
            <text:p>4.793</text:p>
          </table:table-cell>
          <table:table-cell office:value-type="float" office:value="141" calcext:value-type="float">
            <text:p>141</text:p>
          </table:table-cell>
          <table:table-cell office:value-type="float" office:value="2303000000000000" calcext:value-type="float">
            <text:p>2303000000000000</text:p>
          </table:table-cell>
          <table:table-cell office:value-type="float" office:value="0.01551" calcext:value-type="float">
            <text:p>0.01551</text:p>
          </table:table-cell>
          <table:table-cell office:value-type="string" calcext:value-type="string">
            <text:p><text:s text:c="3"/>1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6.92" calcext:value-type="float">
            <text:p>66.92</text:p>
          </table:table-cell>
          <table:table-cell office:value-type="float" office:value="2.046E+029" calcext:value-type="float">
            <text:p>2.046E+029</text:p>
          </table:table-cell>
          <table:table-cell office:value-type="float" office:value="37.45" calcext:value-type="float">
            <text:p>37.45</text:p>
          </table:table-cell>
          <table:table-cell office:value-type="float" office:value="111" calcext:value-type="float">
            <text:p>111</text:p>
          </table:table-cell>
          <table:table-cell office:value-type="float" office:value="1968000000000" calcext:value-type="float">
            <text:p>1968000000000</text:p>
          </table:table-cell>
          <table:table-cell office:value-type="float" office:value="0.01551" calcext:value-type="float">
            <text:p>0.01551</text:p>
          </table:table-cell>
          <table:table-cell office:value-type="string" calcext:value-type="string">
            <text:p><text:s text:c="3"/>0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6.49" calcext:value-type="float">
            <text:p>66.49</text:p>
          </table:table-cell>
          <table:table-cell office:value-type="float" office:value="4.894E+021" calcext:value-type="float">
            <text:p>4.894E+021</text:p>
          </table:table-cell>
          <table:table-cell office:value-type="float" office:value="11.22" calcext:value-type="float">
            <text:p>11.22</text:p>
          </table:table-cell>
          <table:table-cell office:value-type="float" office:value="77" calcext:value-type="float">
            <text:p>77</text:p>
          </table:table-cell>
          <table:table-cell office:value-type="float" office:value="244400000" calcext:value-type="float">
            <text:p>244400000</text:p>
          </table:table-cell>
          <table:table-cell office:value-type="float" office:value="0.01554" calcext:value-type="float">
            <text:p>0.0155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5.42" calcext:value-type="float">
            <text:p>65.42</text:p>
          </table:table-cell>
          <table:table-cell office:value-type="float" office:value="1.899E+020" calcext:value-type="float">
            <text:p>1.899E+020</text:p>
          </table:table-cell>
          <table:table-cell office:value-type="float" office:value="4566" calcext:value-type="float">
            <text:p>4566</text:p>
          </table:table-cell>
          <table:table-cell office:value-type="float" office:value="213" calcext:value-type="float">
            <text:p>213</text:p>
          </table:table-cell>
          <table:table-cell office:value-type="float" office:value="4.104E+022" calcext:value-type="float">
            <text:p>4.104E+022</text:p>
          </table:table-cell>
          <table:table-cell office:value-type="float" office:value="0.01549" calcext:value-type="float">
            <text:p>0.01549</text:p>
          </table:table-cell>
          <table:table-cell office:value-type="string" calcext:value-type="string">
            <text:p><text:s text:c="3"/>19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5.9" calcext:value-type="float">
            <text:p>65.9</text:p>
          </table:table-cell>
          <table:table-cell office:value-type="float" office:value="9.272E+025" calcext:value-type="float">
            <text:p>9.272E+025</text:p>
          </table:table-cell>
          <table:table-cell office:value-type="float" office:value="84740" calcext:value-type="float">
            <text:p>84740</text:p>
          </table:table-cell>
          <table:table-cell office:value-type="float" office:value="127" calcext:value-type="float">
            <text:p>127</text:p>
          </table:table-cell>
          <table:table-cell office:value-type="float" office:value="2718000000000000" calcext:value-type="float">
            <text:p>27180000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8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7.45" calcext:value-type="float">
            <text:p>67.45</text:p>
          </table:table-cell>
          <table:table-cell office:value-type="float" office:value="2.255E+024" calcext:value-type="float">
            <text:p>2.255E+024</text:p>
          </table:table-cell>
          <table:table-cell office:value-type="float" office:value="19.68" calcext:value-type="float">
            <text:p>19.68</text:p>
          </table:table-cell>
          <table:table-cell office:value-type="float" office:value="73" calcext:value-type="float">
            <text:p>73</text:p>
          </table:table-cell>
          <table:table-cell office:value-type="float" office:value="9274000000" calcext:value-type="float">
            <text:p>9274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8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6.53" calcext:value-type="float">
            <text:p>66.53</text:p>
          </table:table-cell>
          <table:table-cell office:value-type="float" office:value="9.505E+019" calcext:value-type="float">
            <text:p>9.505E+019</text:p>
          </table:table-cell>
          <table:table-cell office:value-type="float" office:value="4566" calcext:value-type="float">
            <text:p>4566</text:p>
          </table:table-cell>
          <table:table-cell office:value-type="float" office:value="81" calcext:value-type="float">
            <text:p>81</text:p>
          </table:table-cell>
          <table:table-cell office:value-type="float" office:value="395500000000" calcext:value-type="float">
            <text:p>3955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7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3.86" calcext:value-type="float">
            <text:p>63.86</text:p>
          </table:table-cell>
          <table:table-cell office:value-type="float" office:value="2.954E+020" calcext:value-type="float">
            <text:p>2.954E+020</text:p>
          </table:table-cell>
          <table:table-cell office:value-type="float" office:value="6.858" calcext:value-type="float">
            <text:p>6.858</text:p>
          </table:table-cell>
          <table:table-cell office:value-type="float" office:value="107" calcext:value-type="float">
            <text:p>107</text:p>
          </table:table-cell>
          <table:table-cell office:value-type="float" office:value="651500000000" calcext:value-type="float">
            <text:p>6515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6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5.53" calcext:value-type="float">
            <text:p>65.53</text:p>
          </table:table-cell>
          <table:table-cell office:value-type="float" office:value="9.511E+023" calcext:value-type="float">
            <text:p>9.511E+023</text:p>
          </table:table-cell>
          <table:table-cell office:value-type="float" office:value="8.476" calcext:value-type="float">
            <text:p>8.476</text:p>
          </table:table-cell>
          <table:table-cell office:value-type="float" office:value="109" calcext:value-type="float">
            <text:p>109</text:p>
          </table:table-cell>
          <table:table-cell office:value-type="float" office:value="58260000000000" calcext:value-type="float">
            <text:p>582600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5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9.89" calcext:value-type="float">
            <text:p>69.89</text:p>
          </table:table-cell>
          <table:table-cell office:value-type="float" office:value="2.203E+023" calcext:value-type="float">
            <text:p>2.203E+023</text:p>
          </table:table-cell>
          <table:table-cell office:value-type="float" office:value="14420" calcext:value-type="float">
            <text:p>14420</text:p>
          </table:table-cell>
          <table:table-cell office:value-type="float" office:value="111" calcext:value-type="float">
            <text:p>111</text:p>
          </table:table-cell>
          <table:table-cell office:value-type="float" office:value="1151000000000" calcext:value-type="float">
            <text:p>11510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5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8.63" calcext:value-type="float">
            <text:p>68.63</text:p>
          </table:table-cell>
          <table:table-cell office:value-type="float" office:value="2.997E+027" calcext:value-type="float">
            <text:p>2.997E+027</text:p>
          </table:table-cell>
          <table:table-cell office:value-type="float" office:value="4711" calcext:value-type="float">
            <text:p>4711</text:p>
          </table:table-cell>
          <table:table-cell office:value-type="float" office:value="115" calcext:value-type="float">
            <text:p>115</text:p>
          </table:table-cell>
          <table:table-cell office:value-type="float" office:value="7598000000000" calcext:value-type="float">
            <text:p>7598000000000</text:p>
          </table:table-cell>
          <table:table-cell office:value-type="float" office:value="0.01506" calcext:value-type="float">
            <text:p>0.01506</text:p>
          </table:table-cell>
          <table:table-cell office:value-type="string" calcext:value-type="string">
            <text:p><text:s text:c="3"/>14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9.88" calcext:value-type="float">
            <text:p>69.88</text:p>
          </table:table-cell>
          <table:table-cell office:value-type="float" office:value="5.066E+019" calcext:value-type="float">
            <text:p>5.066E+019</text:p>
          </table:table-cell>
          <table:table-cell office:value-type="float" office:value="103.9" calcext:value-type="float">
            <text:p>103.9</text:p>
          </table:table-cell>
          <table:table-cell office:value-type="float" office:value="109" calcext:value-type="float">
            <text:p>109</text:p>
          </table:table-cell>
          <table:table-cell office:value-type="float" office:value="2593000000000" calcext:value-type="float">
            <text:p>2593000000000</text:p>
          </table:table-cell>
          <table:table-cell office:value-type="float" office:value="0.01509" calcext:value-type="float">
            <text:p>0.01509</text:p>
          </table:table-cell>
          <table:table-cell office:value-type="string" calcext:value-type="string">
            <text:p><text:s text:c="3"/>13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0.51" calcext:value-type="float">
            <text:p>70.51</text:p>
          </table:table-cell>
          <table:table-cell office:value-type="float" office:value="1.13E+024" calcext:value-type="float">
            <text:p>1.13E+024</text:p>
          </table:table-cell>
          <table:table-cell office:value-type="float" office:value="5.133" calcext:value-type="float">
            <text:p>5.133</text:p>
          </table:table-cell>
          <table:table-cell office:value-type="float" office:value="127" calcext:value-type="float">
            <text:p>127</text:p>
          </table:table-cell>
          <table:table-cell office:value-type="float" office:value="4714000000000000" calcext:value-type="float">
            <text:p>4714000000000000</text:p>
          </table:table-cell>
          <table:table-cell office:value-type="float" office:value="0.01531" calcext:value-type="float">
            <text:p>0.01531</text:p>
          </table:table-cell>
          <table:table-cell office:value-type="string" calcext:value-type="string">
            <text:p><text:s text:c="3"/>12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5.07" calcext:value-type="float">
            <text:p>65.07</text:p>
          </table:table-cell>
          <table:table-cell office:value-type="float" office:value="6.644E+019" calcext:value-type="float">
            <text:p>6.644E+019</text:p>
          </table:table-cell>
          <table:table-cell office:value-type="float" office:value="6.485" calcext:value-type="float">
            <text:p>6.485</text:p>
          </table:table-cell>
          <table:table-cell office:value-type="float" office:value="71" calcext:value-type="float">
            <text:p>71</text:p>
          </table:table-cell>
          <table:table-cell office:value-type="float" office:value="2565000000" calcext:value-type="float">
            <text:p>2565000000</text:p>
          </table:table-cell>
          <table:table-cell office:value-type="float" office:value="0.01553" calcext:value-type="float">
            <text:p>0.01553</text:p>
          </table:table-cell>
          <table:table-cell office:value-type="string" calcext:value-type="string">
            <text:p><text:s text:c="3"/>11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6.89" calcext:value-type="float">
            <text:p>66.89</text:p>
          </table:table-cell>
          <table:table-cell office:value-type="float" office:value="3.662E+023" calcext:value-type="float">
            <text:p>3.662E+023</text:p>
          </table:table-cell>
          <table:table-cell office:value-type="float" office:value="26.5" calcext:value-type="float">
            <text:p>26.5</text:p>
          </table:table-cell>
          <table:table-cell office:value-type="float" office:value="73" calcext:value-type="float">
            <text:p>73</text:p>
          </table:table-cell>
          <table:table-cell office:value-type="float" office:value="14570000000" calcext:value-type="float">
            <text:p>1457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0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5.92" calcext:value-type="float">
            <text:p>65.92</text:p>
          </table:table-cell>
          <table:table-cell office:value-type="float" office:value="2.24E+019" calcext:value-type="float">
            <text:p>2.24E+019</text:p>
          </table:table-cell>
          <table:table-cell office:value-type="float" office:value="12.8" calcext:value-type="float">
            <text:p>12.8</text:p>
          </table:table-cell>
          <table:table-cell office:value-type="float" office:value="59" calcext:value-type="float">
            <text:p>59</text:p>
          </table:table-cell>
          <table:table-cell office:value-type="float" office:value="42420000" calcext:value-type="float">
            <text:p>4242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9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4.79" calcext:value-type="float">
            <text:p>64.79</text:p>
          </table:table-cell>
          <table:table-cell office:value-type="float" office:value="2.156E+027" calcext:value-type="float">
            <text:p>2.156E+027</text:p>
          </table:table-cell>
          <table:table-cell office:value-type="float" office:value="343" calcext:value-type="float">
            <text:p>343</text:p>
          </table:table-cell>
          <table:table-cell office:value-type="float" office:value="175" calcext:value-type="float">
            <text:p>175</text:p>
          </table:table-cell>
          <table:table-cell office:value-type="float" office:value="1.114E+021" calcext:value-type="float">
            <text:p>1.114E+021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8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9.44" calcext:value-type="float">
            <text:p>69.44</text:p>
          </table:table-cell>
          <table:table-cell office:value-type="float" office:value="1.23E+029" calcext:value-type="float">
            <text:p>1.23E+029</text:p>
          </table:table-cell>
          <table:table-cell office:value-type="float" office:value="56.86" calcext:value-type="float">
            <text:p>56.86</text:p>
          </table:table-cell>
          <table:table-cell office:value-type="float" office:value="79" calcext:value-type="float">
            <text:p>79</text:p>
          </table:table-cell>
          <table:table-cell office:value-type="float" office:value="674300000000" calcext:value-type="float">
            <text:p>6743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8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5.62" calcext:value-type="float">
            <text:p>65.62</text:p>
          </table:table-cell>
          <table:table-cell office:value-type="float" office:value="4.726E+022" calcext:value-type="float">
            <text:p>4.726E+022</text:p>
          </table:table-cell>
          <table:table-cell office:value-type="float" office:value="8.102" calcext:value-type="float">
            <text:p>8.102</text:p>
          </table:table-cell>
          <table:table-cell office:value-type="float" office:value="91" calcext:value-type="float">
            <text:p>91</text:p>
          </table:table-cell>
          <table:table-cell office:value-type="float" office:value="1607000000000" calcext:value-type="float">
            <text:p>16070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7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9.16" calcext:value-type="float">
            <text:p>69.16</text:p>
          </table:table-cell>
          <table:table-cell office:value-type="float" office:value="3.392E+022" calcext:value-type="float">
            <text:p>3.392E+022</text:p>
          </table:table-cell>
          <table:table-cell office:value-type="float" office:value="4.448" calcext:value-type="float">
            <text:p>4.448</text:p>
          </table:table-cell>
          <table:table-cell office:value-type="float" office:value="107" calcext:value-type="float">
            <text:p>107</text:p>
          </table:table-cell>
          <table:table-cell office:value-type="float" office:value="2246000000000000" calcext:value-type="float">
            <text:p>22460000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6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6.12" calcext:value-type="float">
            <text:p>66.12</text:p>
          </table:table-cell>
          <table:table-cell office:value-type="float" office:value="2.707E+023" calcext:value-type="float">
            <text:p>2.707E+023</text:p>
          </table:table-cell>
          <table:table-cell office:value-type="float" office:value="9207" calcext:value-type="float">
            <text:p>9207</text:p>
          </table:table-cell>
          <table:table-cell office:value-type="float" office:value="67" calcext:value-type="float">
            <text:p>67</text:p>
          </table:table-cell>
          <table:table-cell office:value-type="float" office:value="137300000" calcext:value-type="float">
            <text:p>137300000</text:p>
          </table:table-cell>
          <table:table-cell office:value-type="float" office:value="0.01499" calcext:value-type="float">
            <text:p>0.01499</text:p>
          </table:table-cell>
          <table:table-cell office:value-type="string" calcext:value-type="string">
            <text:p><text:s text:c="3"/>5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5.33" calcext:value-type="float">
            <text:p>65.33</text:p>
          </table:table-cell>
          <table:table-cell office:value-type="float" office:value="1.174E+025" calcext:value-type="float">
            <text:p>1.174E+025</text:p>
          </table:table-cell>
          <table:table-cell office:value-type="float" office:value="9.518" calcext:value-type="float">
            <text:p>9.518</text:p>
          </table:table-cell>
          <table:table-cell office:value-type="float" office:value="67" calcext:value-type="float">
            <text:p>67</text:p>
          </table:table-cell>
          <table:table-cell office:value-type="float" office:value="137300000" calcext:value-type="float">
            <text:p>137300000</text:p>
          </table:table-cell>
          <table:table-cell office:value-type="float" office:value="0.01533" calcext:value-type="float">
            <text:p>0.01533</text:p>
          </table:table-cell>
          <table:table-cell office:value-type="string" calcext:value-type="string">
            <text:p><text:s text:c="3"/>4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5.41" calcext:value-type="float">
            <text:p>65.41</text:p>
          </table:table-cell>
          <table:table-cell office:value-type="float" office:value="6.182E+029" calcext:value-type="float">
            <text:p>6.182E+029</text:p>
          </table:table-cell>
          <table:table-cell office:value-type="float" office:value="43390" calcext:value-type="float">
            <text:p>43390</text:p>
          </table:table-cell>
          <table:table-cell office:value-type="float" office:value="83" calcext:value-type="float">
            <text:p>83</text:p>
          </table:table-cell>
          <table:table-cell office:value-type="float" office:value="1172000000000" calcext:value-type="float">
            <text:p>1172000000000</text:p>
          </table:table-cell>
          <table:table-cell office:value-type="float" office:value="0.01549" calcext:value-type="float">
            <text:p>0.01549</text:p>
          </table:table-cell>
          <table:table-cell office:value-type="string" calcext:value-type="string">
            <text:p><text:s text:c="3"/>4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4.69" calcext:value-type="float">
            <text:p>64.69</text:p>
          </table:table-cell>
          <table:table-cell office:value-type="float" office:value="5.271E+021" calcext:value-type="float">
            <text:p>5.271E+021</text:p>
          </table:table-cell>
          <table:table-cell office:value-type="float" office:value="6.986" calcext:value-type="float">
            <text:p>6.986</text:p>
          </table:table-cell>
          <table:table-cell office:value-type="float" office:value="83" calcext:value-type="float">
            <text:p>83</text:p>
          </table:table-cell>
          <table:table-cell office:value-type="float" office:value="1172000000000" calcext:value-type="float">
            <text:p>1172000000000</text:p>
          </table:table-cell>
          <table:table-cell office:value-type="float" office:value="0.01549" calcext:value-type="float">
            <text:p>0.01549</text:p>
          </table:table-cell>
          <table:table-cell office:value-type="string" calcext:value-type="string">
            <text:p><text:s text:c="3"/>3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6.74" calcext:value-type="float">
            <text:p>66.74</text:p>
          </table:table-cell>
          <table:table-cell office:value-type="float" office:value="2.32E+023" calcext:value-type="float">
            <text:p>2.32E+023</text:p>
          </table:table-cell>
          <table:table-cell office:value-type="float" office:value="732.6" calcext:value-type="float">
            <text:p>732.6</text:p>
          </table:table-cell>
          <table:table-cell office:value-type="float" office:value="121" calcext:value-type="float">
            <text:p>121</text:p>
          </table:table-cell>
          <table:table-cell office:value-type="float" office:value="1.524E+017" calcext:value-type="float">
            <text:p>1.524E+017</text:p>
          </table:table-cell>
          <table:table-cell office:value-type="float" office:value="0.01549" calcext:value-type="float">
            <text:p>0.01549</text:p>
          </table:table-cell>
          <table:table-cell office:value-type="string" calcext:value-type="string">
            <text:p><text:s text:c="3"/>2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5.91" calcext:value-type="float">
            <text:p>65.91</text:p>
          </table:table-cell>
          <table:table-cell office:value-type="float" office:value="1.219E+024" calcext:value-type="float">
            <text:p>1.219E+024</text:p>
          </table:table-cell>
          <table:table-cell office:value-type="float" office:value="16530" calcext:value-type="float">
            <text:p>1653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3.91" calcext:value-type="float">
            <text:p>63.91</text:p>
          </table:table-cell>
          <table:table-cell office:value-type="float" office:value="6.659E+018" calcext:value-type="float">
            <text:p>6.659E+018</text:p>
          </table:table-cell>
          <table:table-cell office:value-type="float" office:value="13.42" calcext:value-type="float">
            <text:p>13.42</text:p>
          </table:table-cell>
          <table:table-cell office:value-type="float" office:value="113" calcext:value-type="float">
            <text:p>113</text:p>
          </table:table-cell>
          <table:table-cell office:value-type="float" office:value="206700000000000" calcext:value-type="float">
            <text:p>2067000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0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4.46" calcext:value-type="float">
            <text:p>64.46</text:p>
          </table:table-cell>
          <table:table-cell office:value-type="float" office:value="1.481E+021" calcext:value-type="float">
            <text:p>1.481E+021</text:p>
          </table:table-cell>
          <table:table-cell office:value-type="float" office:value="443.4" calcext:value-type="float">
            <text:p>443.4</text:p>
          </table:table-cell>
          <table:table-cell office:value-type="float" office:value="139" calcext:value-type="float">
            <text:p>139</text:p>
          </table:table-cell>
          <table:table-cell office:value-type="float" office:value="2.344E+017" calcext:value-type="float">
            <text:p>2.344E+017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4.81" calcext:value-type="float">
            <text:p>64.81</text:p>
          </table:table-cell>
          <table:table-cell office:value-type="float" office:value="3.825E+019" calcext:value-type="float">
            <text:p>3.825E+019</text:p>
          </table:table-cell>
          <table:table-cell office:value-type="float" office:value="16.55" calcext:value-type="float">
            <text:p>16.55</text:p>
          </table:table-cell>
          <table:table-cell office:value-type="float" office:value="83" calcext:value-type="float">
            <text:p>83</text:p>
          </table:table-cell>
          <table:table-cell office:value-type="float" office:value="1448000000000" calcext:value-type="float">
            <text:p>14480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9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5.84" calcext:value-type="float">
            <text:p>65.84</text:p>
          </table:table-cell>
          <table:table-cell office:value-type="float" office:value="1.594E+025" calcext:value-type="float">
            <text:p>1.594E+025</text:p>
          </table:table-cell>
          <table:table-cell office:value-type="float" office:value="99590" calcext:value-type="float">
            <text:p>99590</text:p>
          </table:table-cell>
          <table:table-cell office:value-type="float" office:value="77" calcext:value-type="float">
            <text:p>77</text:p>
          </table:table-cell>
          <table:table-cell office:value-type="float" office:value="312300000" calcext:value-type="float">
            <text:p>312300000</text:p>
          </table:table-cell>
          <table:table-cell office:value-type="float" office:value="0.01549" calcext:value-type="float">
            <text:p>0.01549</text:p>
          </table:table-cell>
          <table:table-cell office:value-type="string" calcext:value-type="string">
            <text:p><text:s text:c="3"/>18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4.47" calcext:value-type="float">
            <text:p>64.47</text:p>
          </table:table-cell>
          <table:table-cell office:value-type="float" office:value="4.569E+023" calcext:value-type="float">
            <text:p>4.569E+023</text:p>
          </table:table-cell>
          <table:table-cell office:value-type="float" office:value="32.99" calcext:value-type="float">
            <text:p>32.99</text:p>
          </table:table-cell>
          <table:table-cell office:value-type="float" office:value="77" calcext:value-type="float">
            <text:p>77</text:p>
          </table:table-cell>
          <table:table-cell office:value-type="float" office:value="411500000" calcext:value-type="float">
            <text:p>411500000</text:p>
          </table:table-cell>
          <table:table-cell office:value-type="float" office:value="0.01549" calcext:value-type="float">
            <text:p>0.01549</text:p>
          </table:table-cell>
          <table:table-cell office:value-type="string" calcext:value-type="string">
            <text:p><text:s text:c="3"/>17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1.51" calcext:value-type="float">
            <text:p>61.51</text:p>
          </table:table-cell>
          <table:table-cell office:value-type="float" office:value="1.191E+027" calcext:value-type="float">
            <text:p>1.191E+027</text:p>
          </table:table-cell>
          <table:table-cell office:value-type="float" office:value="5.625" calcext:value-type="float">
            <text:p>5.625</text:p>
          </table:table-cell>
          <table:table-cell office:value-type="float" office:value="59" calcext:value-type="float">
            <text:p>59</text:p>
          </table:table-cell>
          <table:table-cell office:value-type="float" office:value="91990000" calcext:value-type="float">
            <text:p>9199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6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6.5" calcext:value-type="float">
            <text:p>66.5</text:p>
          </table:table-cell>
          <table:table-cell office:value-type="float" office:value="6.042E+032" calcext:value-type="float">
            <text:p>6.042E+032</text:p>
          </table:table-cell>
          <table:table-cell office:value-type="float" office:value="9108" calcext:value-type="float">
            <text:p>9108</text:p>
          </table:table-cell>
          <table:table-cell office:value-type="float" office:value="69" calcext:value-type="float">
            <text:p>69</text:p>
          </table:table-cell>
          <table:table-cell office:value-type="float" office:value="1794000000" calcext:value-type="float">
            <text:p>1794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6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7.09" calcext:value-type="float">
            <text:p>67.09</text:p>
          </table:table-cell>
          <table:table-cell office:value-type="float" office:value="5.073E+019" calcext:value-type="float">
            <text:p>5.073E+019</text:p>
          </table:table-cell>
          <table:table-cell office:value-type="float" office:value="54.28" calcext:value-type="float">
            <text:p>54.28</text:p>
          </table:table-cell>
          <table:table-cell office:value-type="float" office:value="61" calcext:value-type="float">
            <text:p>61</text:p>
          </table:table-cell>
          <table:table-cell office:value-type="float" office:value="229700000" calcext:value-type="float">
            <text:p>2297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5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5.98" calcext:value-type="float">
            <text:p>65.98</text:p>
          </table:table-cell>
          <table:table-cell office:value-type="float" office:value="6.28E+021" calcext:value-type="float">
            <text:p>6.28E+021</text:p>
          </table:table-cell>
          <table:table-cell office:value-type="float" office:value="38840" calcext:value-type="float">
            <text:p>38840</text:p>
          </table:table-cell>
          <table:table-cell office:value-type="float" office:value="101" calcext:value-type="float">
            <text:p>101</text:p>
          </table:table-cell>
          <table:table-cell office:value-type="float" office:value="14260000000000" calcext:value-type="float">
            <text:p>142600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4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7.68" calcext:value-type="float">
            <text:p>67.68</text:p>
          </table:table-cell>
          <table:table-cell office:value-type="float" office:value="1.769E+027" calcext:value-type="float">
            <text:p>1.769E+027</text:p>
          </table:table-cell>
          <table:table-cell office:value-type="float" office:value="46.13" calcext:value-type="float">
            <text:p>46.13</text:p>
          </table:table-cell>
          <table:table-cell office:value-type="float" office:value="153" calcext:value-type="float">
            <text:p>153</text:p>
          </table:table-cell>
          <table:table-cell office:value-type="float" office:value="9.655E+015" calcext:value-type="float">
            <text:p>9.655E+015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4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9.88" calcext:value-type="float">
            <text:p>69.88</text:p>
          </table:table-cell>
          <table:table-cell office:value-type="float" office:value="1.547E+024" calcext:value-type="float">
            <text:p>1.547E+024</text:p>
          </table:table-cell>
          <table:table-cell office:value-type="float" office:value="4594" calcext:value-type="float">
            <text:p>459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3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7.83" calcext:value-type="float">
            <text:p>67.83</text:p>
          </table:table-cell>
          <table:table-cell office:value-type="float" office:value="6.263E+024" calcext:value-type="float">
            <text:p>6.263E+024</text:p>
          </table:table-cell>
          <table:table-cell office:value-type="float" office:value="21.94" calcext:value-type="float">
            <text:p>21.94</text:p>
          </table:table-cell>
          <table:table-cell office:value-type="float" office:value="59" calcext:value-type="float">
            <text:p>59</text:p>
          </table:table-cell>
          <table:table-cell office:value-type="float" office:value="35500000" calcext:value-type="float">
            <text:p>35500000</text:p>
          </table:table-cell>
          <table:table-cell office:value-type="float" office:value="0.0155" calcext:value-type="float">
            <text:p>0.0155</text:p>
          </table:table-cell>
          <table:table-cell office:value-type="string" calcext:value-type="string">
            <text:p><text:s text:c="3"/>12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5.81" calcext:value-type="float">
            <text:p>65.81</text:p>
          </table:table-cell>
          <table:table-cell office:value-type="float" office:value="1.235E+020" calcext:value-type="float">
            <text:p>1.235E+020</text:p>
          </table:table-cell>
          <table:table-cell office:value-type="float" office:value="4559" calcext:value-type="float">
            <text:p>4559</text:p>
          </table:table-cell>
          <table:table-cell office:value-type="float" office:value="107" calcext:value-type="float">
            <text:p>107</text:p>
          </table:table-cell>
          <table:table-cell office:value-type="float" office:value="67800000000000" calcext:value-type="float">
            <text:p>678000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1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5.44" calcext:value-type="float">
            <text:p>65.44</text:p>
          </table:table-cell>
          <table:table-cell office:value-type="float" office:value="8.452E+022" calcext:value-type="float">
            <text:p>8.452E+022</text:p>
          </table:table-cell>
          <table:table-cell office:value-type="float" office:value="4555" calcext:value-type="float">
            <text:p>4555</text:p>
          </table:table-cell>
          <table:table-cell office:value-type="float" office:value="59" calcext:value-type="float">
            <text:p>59</text:p>
          </table:table-cell>
          <table:table-cell office:value-type="float" office:value="75470000" calcext:value-type="float">
            <text:p>7547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10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6.8" calcext:value-type="float">
            <text:p>66.8</text:p>
          </table:table-cell>
          <table:table-cell office:value-type="float" office:value="1.749E+020" calcext:value-type="float">
            <text:p>1.749E+020</text:p>
          </table:table-cell>
          <table:table-cell office:value-type="float" office:value="23.89" calcext:value-type="float">
            <text:p>23.8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9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6.93" calcext:value-type="float">
            <text:p>66.93</text:p>
          </table:table-cell>
          <table:table-cell office:value-type="float" office:value="3.372E+029" calcext:value-type="float">
            <text:p>3.372E+029</text:p>
          </table:table-cell>
          <table:table-cell office:value-type="float" office:value="200.2" calcext:value-type="float">
            <text:p>200.2</text:p>
          </table:table-cell>
          <table:table-cell office:value-type="float" office:value="57" calcext:value-type="float">
            <text:p>57</text:p>
          </table:table-cell>
          <table:table-cell office:value-type="float" office:value="58940000" calcext:value-type="float">
            <text:p>5894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9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6.16" calcext:value-type="float">
            <text:p>66.16</text:p>
          </table:table-cell>
          <table:table-cell office:value-type="float" office:value="1.558E+032" calcext:value-type="float">
            <text:p>1.558E+032</text:p>
          </table:table-cell>
          <table:table-cell office:value-type="float" office:value="34390" calcext:value-type="float">
            <text:p>34390</text:p>
          </table:table-cell>
          <table:table-cell office:value-type="float" office:value="91" calcext:value-type="float">
            <text:p>91</text:p>
          </table:table-cell>
          <table:table-cell office:value-type="float" office:value="348100000000" calcext:value-type="float">
            <text:p>348100000000</text:p>
          </table:table-cell>
          <table:table-cell office:value-type="float" office:value="0.01556" calcext:value-type="float">
            <text:p>0.01556</text:p>
          </table:table-cell>
          <table:table-cell office:value-type="string" calcext:value-type="string">
            <text:p><text:s text:c="3"/>8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9.52" calcext:value-type="float">
            <text:p>69.52</text:p>
          </table:table-cell>
          <table:table-cell office:value-type="float" office:value="9.641E+034" calcext:value-type="float">
            <text:p>9.641E+034</text:p>
          </table:table-cell>
          <table:table-cell office:value-type="float" office:value="3.063" calcext:value-type="float">
            <text:p>3.063</text:p>
          </table:table-cell>
          <table:table-cell office:value-type="float" office:value="77" calcext:value-type="float">
            <text:p>77</text:p>
          </table:table-cell>
          <table:table-cell office:value-type="float" office:value="81630000000" calcext:value-type="float">
            <text:p>81630000000</text:p>
          </table:table-cell>
          <table:table-cell office:value-type="float" office:value="0.01549" calcext:value-type="float">
            <text:p>0.01549</text:p>
          </table:table-cell>
          <table:table-cell office:value-type="string" calcext:value-type="string">
            <text:p><text:s text:c="3"/>7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8.12" calcext:value-type="float">
            <text:p>68.12</text:p>
          </table:table-cell>
          <table:table-cell office:value-type="float" office:value="4.023E+022" calcext:value-type="float">
            <text:p>4.023E+022</text:p>
          </table:table-cell>
          <table:table-cell office:value-type="float" office:value="4555" calcext:value-type="float">
            <text:p>4555</text:p>
          </table:table-cell>
          <table:table-cell office:value-type="float" office:value="77" calcext:value-type="float">
            <text:p>77</text:p>
          </table:table-cell>
          <table:table-cell office:value-type="float" office:value="81630000000" calcext:value-type="float">
            <text:p>81630000000</text:p>
          </table:table-cell>
          <table:table-cell office:value-type="float" office:value="0.01549" calcext:value-type="float">
            <text:p>0.01549</text:p>
          </table:table-cell>
          <table:table-cell office:value-type="string" calcext:value-type="string">
            <text:p><text:s text:c="3"/>6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9.49" calcext:value-type="float">
            <text:p>69.49</text:p>
          </table:table-cell>
          <table:table-cell office:value-type="float" office:value="7.877E+021" calcext:value-type="float">
            <text:p>7.877E+021</text:p>
          </table:table-cell>
          <table:table-cell office:value-type="float" office:value="36680" calcext:value-type="float">
            <text:p>36680</text:p>
          </table:table-cell>
          <table:table-cell office:value-type="float" office:value="77" calcext:value-type="float">
            <text:p>77</text:p>
          </table:table-cell>
          <table:table-cell office:value-type="float" office:value="81630000000" calcext:value-type="float">
            <text:p>81630000000</text:p>
          </table:table-cell>
          <table:table-cell office:value-type="float" office:value="0.01549" calcext:value-type="float">
            <text:p>0.01549</text:p>
          </table:table-cell>
          <table:table-cell office:value-type="string" calcext:value-type="string">
            <text:p><text:s text:c="3"/>6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6.64" calcext:value-type="float">
            <text:p>66.64</text:p>
          </table:table-cell>
          <table:table-cell office:value-type="float" office:value="1.087E+024" calcext:value-type="float">
            <text:p>1.087E+024</text:p>
          </table:table-cell>
          <table:table-cell office:value-type="float" office:value="19.66" calcext:value-type="float">
            <text:p>19.6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5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8.79" calcext:value-type="float">
            <text:p>68.79</text:p>
          </table:table-cell>
          <table:table-cell office:value-type="float" office:value="1.347E+028" calcext:value-type="float">
            <text:p>1.347E+028</text:p>
          </table:table-cell>
          <table:table-cell office:value-type="float" office:value="3.528" calcext:value-type="float">
            <text:p>3.528</text:p>
          </table:table-cell>
          <table:table-cell office:value-type="float" office:value="107" calcext:value-type="float">
            <text:p>107</text:p>
          </table:table-cell>
          <table:table-cell office:value-type="float" office:value="143200000000000" calcext:value-type="float">
            <text:p>143200000000000</text:p>
          </table:table-cell>
          <table:table-cell office:value-type="float" office:value="0.0155" calcext:value-type="float">
            <text:p>0.0155</text:p>
          </table:table-cell>
          <table:table-cell office:value-type="string" calcext:value-type="string">
            <text:p><text:s text:c="3"/>4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8" calcext:value-type="float">
            <text:p>68</text:p>
          </table:table-cell>
          <table:table-cell office:value-type="float" office:value="4.265E+024" calcext:value-type="float">
            <text:p>4.265E+024</text:p>
          </table:table-cell>
          <table:table-cell office:value-type="float" office:value="121.4" calcext:value-type="float">
            <text:p>121.4</text:p>
          </table:table-cell>
          <table:table-cell office:value-type="float" office:value="107" calcext:value-type="float">
            <text:p>107</text:p>
          </table:table-cell>
          <table:table-cell office:value-type="float" office:value="53320000000000" calcext:value-type="float">
            <text:p>53320000000000</text:p>
          </table:table-cell>
          <table:table-cell office:value-type="float" office:value="0.0155" calcext:value-type="float">
            <text:p>0.0155</text:p>
          </table:table-cell>
          <table:table-cell office:value-type="string" calcext:value-type="string">
            <text:p><text:s text:c="3"/>3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7.34" calcext:value-type="float">
            <text:p>67.34</text:p>
          </table:table-cell>
          <table:table-cell office:value-type="float" office:value="1.453E+022" calcext:value-type="float">
            <text:p>1.453E+022</text:p>
          </table:table-cell>
          <table:table-cell office:value-type="float" office:value="55.55" calcext:value-type="float">
            <text:p>55.5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2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6.14" calcext:value-type="float">
            <text:p>66.14</text:p>
          </table:table-cell>
          <table:table-cell office:value-type="float" office:value="1.068E+021" calcext:value-type="float">
            <text:p>1.068E+021</text:p>
          </table:table-cell>
          <table:table-cell office:value-type="float" office:value="10.34" calcext:value-type="float">
            <text:p>10.34</text:p>
          </table:table-cell>
          <table:table-cell office:value-type="float" office:value="59" calcext:value-type="float">
            <text:p>59</text:p>
          </table:table-cell>
          <table:table-cell office:value-type="float" office:value="91990000" calcext:value-type="float">
            <text:p>91990000</text:p>
          </table:table-cell>
          <table:table-cell office:value-type="float" office:value="0.01553" calcext:value-type="float">
            <text:p>0.01553</text:p>
          </table:table-cell>
          <table:table-cell office:value-type="string" calcext:value-type="string">
            <text:p><text:s text:c="3"/>1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5.57" calcext:value-type="float">
            <text:p>65.57</text:p>
          </table:table-cell>
          <table:table-cell office:value-type="float" office:value="3.808E+022" calcext:value-type="float">
            <text:p>3.808E+022</text:p>
          </table:table-cell>
          <table:table-cell office:value-type="float" office:value="3.233" calcext:value-type="float">
            <text:p>3.233</text:p>
          </table:table-cell>
          <table:table-cell office:value-type="float" office:value="73" calcext:value-type="float">
            <text:p>73</text:p>
          </table:table-cell>
          <table:table-cell office:value-type="float" office:value="52400000000" calcext:value-type="float">
            <text:p>524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0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8.4" calcext:value-type="float">
            <text:p>68.4</text:p>
          </table:table-cell>
          <table:table-cell office:value-type="float" office:value="9.779E+022" calcext:value-type="float">
            <text:p>9.779E+022</text:p>
          </table:table-cell>
          <table:table-cell office:value-type="float" office:value="4671" calcext:value-type="float">
            <text:p>467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3.32" calcext:value-type="float">
            <text:p>63.32</text:p>
          </table:table-cell>
          <table:table-cell office:value-type="float" office:value="7.223E+024" calcext:value-type="float">
            <text:p>7.223E+024</text:p>
          </table:table-cell>
          <table:table-cell office:value-type="float" office:value="16.01" calcext:value-type="float">
            <text:p>16.0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9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4.11" calcext:value-type="float">
            <text:p>64.11</text:p>
          </table:table-cell>
          <table:table-cell office:value-type="float" office:value="6.609E+019" calcext:value-type="float">
            <text:p>6.609E+019</text:p>
          </table:table-cell>
          <table:table-cell office:value-type="float" office:value="958200000" calcext:value-type="float">
            <text:p>958200000</text:p>
          </table:table-cell>
          <table:table-cell office:value-type="float" office:value="57" calcext:value-type="float">
            <text:p>57</text:p>
          </table:table-cell>
          <table:table-cell office:value-type="float" office:value="58940000" calcext:value-type="float">
            <text:p>58940000</text:p>
          </table:table-cell>
          <table:table-cell office:value-type="float" office:value="0.01549" calcext:value-type="float">
            <text:p>0.01549</text:p>
          </table:table-cell>
          <table:table-cell office:value-type="string" calcext:value-type="string">
            <text:p><text:s text:c="3"/>18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4.18" calcext:value-type="float">
            <text:p>64.18</text:p>
          </table:table-cell>
          <table:table-cell office:value-type="float" office:value="1.315E+019" calcext:value-type="float">
            <text:p>1.315E+019</text:p>
          </table:table-cell>
          <table:table-cell office:value-type="float" office:value="4668" calcext:value-type="float">
            <text:p>466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7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4.55" calcext:value-type="float">
            <text:p>64.55</text:p>
          </table:table-cell>
          <table:table-cell office:value-type="float" office:value="9.758E+019" calcext:value-type="float">
            <text:p>9.758E+019</text:p>
          </table:table-cell>
          <table:table-cell office:value-type="float" office:value="9128" calcext:value-type="float">
            <text:p>912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6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9.08" calcext:value-type="float">
            <text:p>69.08</text:p>
          </table:table-cell>
          <table:table-cell office:value-type="float" office:value="1.285E+026" calcext:value-type="float">
            <text:p>1.285E+026</text:p>
          </table:table-cell>
          <table:table-cell office:value-type="float" office:value="1.812" calcext:value-type="float">
            <text:p>1.81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6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8.89" calcext:value-type="float">
            <text:p>68.89</text:p>
          </table:table-cell>
          <table:table-cell office:value-type="float" office:value="5.737E+025" calcext:value-type="float">
            <text:p>5.737E+025</text:p>
          </table:table-cell>
          <table:table-cell office:value-type="float" office:value="9113" calcext:value-type="float">
            <text:p>911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5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7.5" calcext:value-type="float">
            <text:p>67.5</text:p>
          </table:table-cell>
          <table:table-cell office:value-type="float" office:value="3.414E+019" calcext:value-type="float">
            <text:p>3.414E+019</text:p>
          </table:table-cell>
          <table:table-cell office:value-type="float" office:value="28.67" calcext:value-type="float">
            <text:p>28.6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4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1.79" calcext:value-type="float">
            <text:p>71.79</text:p>
          </table:table-cell>
          <table:table-cell office:value-type="float" office:value="7.131E+024" calcext:value-type="float">
            <text:p>7.131E+024</text:p>
          </table:table-cell>
          <table:table-cell office:value-type="float" office:value="14.38" calcext:value-type="float">
            <text:p>14.3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4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1.54" calcext:value-type="float">
            <text:p>71.54</text:p>
          </table:table-cell>
          <table:table-cell office:value-type="float" office:value="2.264E+024" calcext:value-type="float">
            <text:p>2.264E+024</text:p>
          </table:table-cell>
          <table:table-cell office:value-type="float" office:value="4559" calcext:value-type="float">
            <text:p>4559</text:p>
          </table:table-cell>
          <table:table-cell office:value-type="float" office:value="75" calcext:value-type="float">
            <text:p>75</text:p>
          </table:table-cell>
          <table:table-cell office:value-type="float" office:value="7704000000" calcext:value-type="float">
            <text:p>7704000000</text:p>
          </table:table-cell>
          <table:table-cell office:value-type="float" office:value="0.01547" calcext:value-type="float">
            <text:p>0.01547</text:p>
          </table:table-cell>
          <table:table-cell office:value-type="string" calcext:value-type="string">
            <text:p><text:s text:c="3"/>13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2.04" calcext:value-type="float">
            <text:p>72.04</text:p>
          </table:table-cell>
          <table:table-cell office:value-type="float" office:value="1.054E+025" calcext:value-type="float">
            <text:p>1.054E+025</text:p>
          </table:table-cell>
          <table:table-cell office:value-type="float" office:value="9109" calcext:value-type="float">
            <text:p>910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3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1.22" calcext:value-type="float">
            <text:p>71.22</text:p>
          </table:table-cell>
          <table:table-cell office:value-type="float" office:value="4.322E+027" calcext:value-type="float">
            <text:p>4.322E+027</text:p>
          </table:table-cell>
          <table:table-cell office:value-type="float" office:value="60.43" calcext:value-type="float">
            <text:p>60.4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2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8.66" calcext:value-type="float">
            <text:p>68.66</text:p>
          </table:table-cell>
          <table:table-cell office:value-type="float" office:value="4.879E+025" calcext:value-type="float">
            <text:p>4.879E+025</text:p>
          </table:table-cell>
          <table:table-cell office:value-type="float" office:value="4594" calcext:value-type="float">
            <text:p>4594</text:p>
          </table:table-cell>
          <table:table-cell office:value-type="float" office:value="75" calcext:value-type="float">
            <text:p>75</text:p>
          </table:table-cell>
          <table:table-cell office:value-type="float" office:value="12390000000" calcext:value-type="float">
            <text:p>12390000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0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7.94" calcext:value-type="float">
            <text:p>67.94</text:p>
          </table:table-cell>
          <table:table-cell office:value-type="float" office:value="5.031E+019" calcext:value-type="float">
            <text:p>5.031E+019</text:p>
          </table:table-cell>
          <table:table-cell office:value-type="float" office:value="39120" calcext:value-type="float">
            <text:p>39120</text:p>
          </table:table-cell>
          <table:table-cell office:value-type="float" office:value="119" calcext:value-type="float">
            <text:p>119</text:p>
          </table:table-cell>
          <table:table-cell office:value-type="float" office:value="2847000000000000" calcext:value-type="float">
            <text:p>2847000000000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9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7.82" calcext:value-type="float">
            <text:p>67.82</text:p>
          </table:table-cell>
          <table:table-cell office:value-type="float" office:value="1.82E+023" calcext:value-type="float">
            <text:p>1.82E+023</text:p>
          </table:table-cell>
          <table:table-cell office:value-type="float" office:value="114.3" calcext:value-type="float">
            <text:p>114.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9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7.38" calcext:value-type="float">
            <text:p>67.38</text:p>
          </table:table-cell>
          <table:table-cell office:value-type="float" office:value="4.174E+024" calcext:value-type="float">
            <text:p>4.174E+024</text:p>
          </table:table-cell>
          <table:table-cell office:value-type="float" office:value="4554" calcext:value-type="float">
            <text:p>455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8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6.2" calcext:value-type="float">
            <text:p>66.2</text:p>
          </table:table-cell>
          <table:table-cell office:value-type="float" office:value="1.895E+024" calcext:value-type="float">
            <text:p>1.895E+024</text:p>
          </table:table-cell>
          <table:table-cell office:value-type="float" office:value="4560" calcext:value-type="float">
            <text:p>456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7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7.48" calcext:value-type="float">
            <text:p>67.48</text:p>
          </table:table-cell>
          <table:table-cell office:value-type="float" office:value="4.741E+030" calcext:value-type="float">
            <text:p>4.741E+030</text:p>
          </table:table-cell>
          <table:table-cell office:value-type="float" office:value="14.68" calcext:value-type="float">
            <text:p>14.6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6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7.33" calcext:value-type="float">
            <text:p>67.33</text:p>
          </table:table-cell>
          <table:table-cell office:value-type="float" office:value="3.824E+019" calcext:value-type="float">
            <text:p>3.824E+019</text:p>
          </table:table-cell>
          <table:table-cell office:value-type="float" office:value="6.693" calcext:value-type="float">
            <text:p>6.69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5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7.66" calcext:value-type="float">
            <text:p>67.66</text:p>
          </table:table-cell>
          <table:table-cell office:value-type="float" office:value="3.84E+019" calcext:value-type="float">
            <text:p>3.84E+019</text:p>
          </table:table-cell>
          <table:table-cell office:value-type="float" office:value="31.31" calcext:value-type="float">
            <text:p>31.3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4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8.45" calcext:value-type="float">
            <text:p>68.45</text:p>
          </table:table-cell>
          <table:table-cell office:value-type="float" office:value="5.64E+019" calcext:value-type="float">
            <text:p>5.64E+019</text:p>
          </table:table-cell>
          <table:table-cell office:value-type="float" office:value="4.233" calcext:value-type="float">
            <text:p>4.23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4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8.01" calcext:value-type="float">
            <text:p>68.01</text:p>
          </table:table-cell>
          <table:table-cell office:value-type="float" office:value="3.497E+025" calcext:value-type="float">
            <text:p>3.497E+025</text:p>
          </table:table-cell>
          <table:table-cell office:value-type="float" office:value="10960" calcext:value-type="float">
            <text:p>1096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3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8.54" calcext:value-type="float">
            <text:p>68.54</text:p>
          </table:table-cell>
          <table:table-cell office:value-type="float" office:value="7.53E+025" calcext:value-type="float">
            <text:p>7.53E+025</text:p>
          </table:table-cell>
          <table:table-cell office:value-type="float" office:value="52.06" calcext:value-type="float">
            <text:p>52.0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2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5.7" calcext:value-type="float">
            <text:p>65.7</text:p>
          </table:table-cell>
          <table:table-cell office:value-type="float" office:value="3.078E+021" calcext:value-type="float">
            <text:p>3.078E+021</text:p>
          </table:table-cell>
          <table:table-cell office:value-type="float" office:value="4555" calcext:value-type="float">
            <text:p>455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7.16" calcext:value-type="float">
            <text:p>67.16</text:p>
          </table:table-cell>
          <table:table-cell office:value-type="float" office:value="4.411E+021" calcext:value-type="float">
            <text:p>4.411E+021</text:p>
          </table:table-cell>
          <table:table-cell office:value-type="float" office:value="4579" calcext:value-type="float">
            <text:p>457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0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9.86" calcext:value-type="float">
            <text:p>69.86</text:p>
          </table:table-cell>
          <table:table-cell office:value-type="float" office:value="1.154E+026" calcext:value-type="float">
            <text:p>1.154E+026</text:p>
          </table:table-cell>
          <table:table-cell office:value-type="float" office:value="5.84" calcext:value-type="float">
            <text:p>5.8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6.75" calcext:value-type="float">
            <text:p>66.75</text:p>
          </table:table-cell>
          <table:table-cell office:value-type="float" office:value="2.43E+024" calcext:value-type="float">
            <text:p>2.43E+024</text:p>
          </table:table-cell>
          <table:table-cell office:value-type="float" office:value="22.67" calcext:value-type="float">
            <text:p>22.6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9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8.36" calcext:value-type="float">
            <text:p>68.36</text:p>
          </table:table-cell>
          <table:table-cell office:value-type="float" office:value="1.018E+025" calcext:value-type="float">
            <text:p>1.018E+025</text:p>
          </table:table-cell>
          <table:table-cell office:value-type="float" office:value="34.49" calcext:value-type="float">
            <text:p>34.4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8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4.76" calcext:value-type="float">
            <text:p>64.76</text:p>
          </table:table-cell>
          <table:table-cell office:value-type="float" office:value="3.05E+017" calcext:value-type="float">
            <text:p>3.05E+017</text:p>
          </table:table-cell>
          <table:table-cell office:value-type="float" office:value="14.8" calcext:value-type="float">
            <text:p>14.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7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6.88" calcext:value-type="float">
            <text:p>66.88</text:p>
          </table:table-cell>
          <table:table-cell office:value-type="float" office:value="5.121E+021" calcext:value-type="float">
            <text:p>5.121E+021</text:p>
          </table:table-cell>
          <table:table-cell office:value-type="float" office:value="279400" calcext:value-type="float">
            <text:p>2794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6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7.55" calcext:value-type="float">
            <text:p>67.55</text:p>
          </table:table-cell>
          <table:table-cell office:value-type="float" office:value="3.207E+029" calcext:value-type="float">
            <text:p>3.207E+029</text:p>
          </table:table-cell>
          <table:table-cell office:value-type="float" office:value="4150" calcext:value-type="float">
            <text:p>415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5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9.6" calcext:value-type="float">
            <text:p>69.6</text:p>
          </table:table-cell>
          <table:table-cell office:value-type="float" office:value="1.628E+030" calcext:value-type="float">
            <text:p>1.628E+030</text:p>
          </table:table-cell>
          <table:table-cell office:value-type="float" office:value="6.1" calcext:value-type="float">
            <text:p>6.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5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8.25" calcext:value-type="float">
            <text:p>68.25</text:p>
          </table:table-cell>
          <table:table-cell office:value-type="float" office:value="3.148E+022" calcext:value-type="float">
            <text:p>3.148E+022</text:p>
          </table:table-cell>
          <table:table-cell office:value-type="float" office:value="6.521" calcext:value-type="float">
            <text:p>6.52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4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6.66" calcext:value-type="float">
            <text:p>66.66</text:p>
          </table:table-cell>
          <table:table-cell office:value-type="float" office:value="3.845E+023" calcext:value-type="float">
            <text:p>3.845E+023</text:p>
          </table:table-cell>
          <table:table-cell office:value-type="float" office:value="4556" calcext:value-type="float">
            <text:p>455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3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7.41" calcext:value-type="float">
            <text:p>67.41</text:p>
          </table:table-cell>
          <table:table-cell office:value-type="float" office:value="9.278E+022" calcext:value-type="float">
            <text:p>9.278E+022</text:p>
          </table:table-cell>
          <table:table-cell office:value-type="float" office:value="9143" calcext:value-type="float">
            <text:p>914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2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9.47" calcext:value-type="float">
            <text:p>69.47</text:p>
          </table:table-cell>
          <table:table-cell office:value-type="float" office:value="1.135E+023" calcext:value-type="float">
            <text:p>1.135E+023</text:p>
          </table:table-cell>
          <table:table-cell office:value-type="float" office:value="5.018" calcext:value-type="float">
            <text:p>5.01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2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7.75" calcext:value-type="float">
            <text:p>67.75</text:p>
          </table:table-cell>
          <table:table-cell office:value-type="float" office:value="2.963E+024" calcext:value-type="float">
            <text:p>2.963E+024</text:p>
          </table:table-cell>
          <table:table-cell office:value-type="float" office:value="4555" calcext:value-type="float">
            <text:p>455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11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7.61" calcext:value-type="float">
            <text:p>67.61</text:p>
          </table:table-cell>
          <table:table-cell office:value-type="float" office:value="1.025E+024" calcext:value-type="float">
            <text:p>1.025E+024</text:p>
          </table:table-cell>
          <table:table-cell office:value-type="float" office:value="4559" calcext:value-type="float">
            <text:p>4559</text:p>
          </table:table-cell>
          <table:table-cell office:value-type="float" office:value="105" calcext:value-type="float">
            <text:p>105</text:p>
          </table:table-cell>
          <table:table-cell office:value-type="float" office:value="19600000000000" calcext:value-type="float">
            <text:p>19600000000000</text:p>
          </table:table-cell>
          <table:table-cell office:value-type="float" office:value="0.01554" calcext:value-type="float">
            <text:p>0.01554</text:p>
          </table:table-cell>
          <table:table-cell office:value-type="string" calcext:value-type="string">
            <text:p><text:s text:c="3"/>10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8.52" calcext:value-type="float">
            <text:p>68.52</text:p>
          </table:table-cell>
          <table:table-cell office:value-type="float" office:value="4.098E+024" calcext:value-type="float">
            <text:p>4.098E+024</text:p>
          </table:table-cell>
          <table:table-cell office:value-type="float" office:value="4559" calcext:value-type="float">
            <text:p>455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9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2.65" calcext:value-type="float">
            <text:p>62.65</text:p>
          </table:table-cell>
          <table:table-cell office:value-type="float" office:value="6.533E+020" calcext:value-type="float">
            <text:p>6.533E+020</text:p>
          </table:table-cell>
          <table:table-cell office:value-type="float" office:value="8.215" calcext:value-type="float">
            <text:p>8.21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8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7.52" calcext:value-type="float">
            <text:p>67.52</text:p>
          </table:table-cell>
          <table:table-cell office:value-type="float" office:value="1.538E+023" calcext:value-type="float">
            <text:p>1.538E+023</text:p>
          </table:table-cell>
          <table:table-cell office:value-type="float" office:value="1.824" calcext:value-type="float">
            <text:p>1.82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8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7.48" calcext:value-type="float">
            <text:p>67.48</text:p>
          </table:table-cell>
          <table:table-cell office:value-type="float" office:value="1.225E+024" calcext:value-type="float">
            <text:p>1.225E+024</text:p>
          </table:table-cell>
          <table:table-cell office:value-type="float" office:value="6.144" calcext:value-type="float">
            <text:p>6.14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7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8.46" calcext:value-type="float">
            <text:p>68.46</text:p>
          </table:table-cell>
          <table:table-cell office:value-type="float" office:value="1.193E+022" calcext:value-type="float">
            <text:p>1.193E+022</text:p>
          </table:table-cell>
          <table:table-cell office:value-type="float" office:value="2.229" calcext:value-type="float">
            <text:p>2.22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5" calcext:value-type="float">
            <text:p>0.01555</text:p>
          </table:table-cell>
          <table:table-cell office:value-type="string" calcext:value-type="string">
            <text:p><text:s text:c="3"/>6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8.17" calcext:value-type="float">
            <text:p>68.17</text:p>
          </table:table-cell>
          <table:table-cell office:value-type="float" office:value="3.185E+023" calcext:value-type="float">
            <text:p>3.185E+023</text:p>
          </table:table-cell>
          <table:table-cell office:value-type="float" office:value="11.44" calcext:value-type="float">
            <text:p>11.44</text:p>
          </table:table-cell>
          <table:table-cell office:value-type="float" office:value="73" calcext:value-type="float">
            <text:p>73</text:p>
          </table:table-cell>
          <table:table-cell office:value-type="float" office:value="3525000000" calcext:value-type="float">
            <text:p>3525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5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7.41" calcext:value-type="float">
            <text:p>67.41</text:p>
          </table:table-cell>
          <table:table-cell office:value-type="float" office:value="3.193E+023" calcext:value-type="float">
            <text:p>3.193E+023</text:p>
          </table:table-cell>
          <table:table-cell office:value-type="float" office:value="4755" calcext:value-type="float">
            <text:p>4755</text:p>
          </table:table-cell>
          <table:table-cell office:value-type="float" office:value="95" calcext:value-type="float">
            <text:p>95</text:p>
          </table:table-cell>
          <table:table-cell office:value-type="float" office:value="7294000000" calcext:value-type="float">
            <text:p>7294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4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6.24" calcext:value-type="float">
            <text:p>66.24</text:p>
          </table:table-cell>
          <table:table-cell office:value-type="float" office:value="4.334E+021" calcext:value-type="float">
            <text:p>4.334E+021</text:p>
          </table:table-cell>
          <table:table-cell office:value-type="float" office:value="10950" calcext:value-type="float">
            <text:p>10950</text:p>
          </table:table-cell>
          <table:table-cell office:value-type="float" office:value="89" calcext:value-type="float">
            <text:p>89</text:p>
          </table:table-cell>
          <table:table-cell office:value-type="float" office:value="4153000000" calcext:value-type="float">
            <text:p>4153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3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7.31" calcext:value-type="float">
            <text:p>67.31</text:p>
          </table:table-cell>
          <table:table-cell office:value-type="float" office:value="2.142E+026" calcext:value-type="float">
            <text:p>2.142E+026</text:p>
          </table:table-cell>
          <table:table-cell office:value-type="float" office:value="4596" calcext:value-type="float">
            <text:p>4596</text:p>
          </table:table-cell>
          <table:table-cell office:value-type="float" office:value="87" calcext:value-type="float">
            <text:p>87</text:p>
          </table:table-cell>
          <table:table-cell office:value-type="float" office:value="1688000000" calcext:value-type="float">
            <text:p>1688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3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5.03" calcext:value-type="float">
            <text:p>65.03</text:p>
          </table:table-cell>
          <table:table-cell office:value-type="float" office:value="1.228E+024" calcext:value-type="float">
            <text:p>1.228E+024</text:p>
          </table:table-cell>
          <table:table-cell office:value-type="float" office:value="41350" calcext:value-type="float">
            <text:p>41350</text:p>
          </table:table-cell>
          <table:table-cell office:value-type="float" office:value="63" calcext:value-type="float">
            <text:p>63</text:p>
          </table:table-cell>
          <table:table-cell office:value-type="float" office:value="113100000" calcext:value-type="float">
            <text:p>1131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2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5" calcext:value-type="float">
            <text:p>65</text:p>
          </table:table-cell>
          <table:table-cell office:value-type="float" office:value="1.347E+018" calcext:value-type="float">
            <text:p>1.347E+018</text:p>
          </table:table-cell>
          <table:table-cell office:value-type="float" office:value="4560" calcext:value-type="float">
            <text:p>4560</text:p>
          </table:table-cell>
          <table:table-cell office:value-type="float" office:value="65" calcext:value-type="float">
            <text:p>65</text:p>
          </table:table-cell>
          <table:table-cell office:value-type="float" office:value="683300000" calcext:value-type="float">
            <text:p>6833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5.13" calcext:value-type="float">
            <text:p>65.13</text:p>
          </table:table-cell>
          <table:table-cell office:value-type="float" office:value="9.921E+018" calcext:value-type="float">
            <text:p>9.921E+018</text:p>
          </table:table-cell>
          <table:table-cell office:value-type="float" office:value="130800" calcext:value-type="float">
            <text:p>130800</text:p>
          </table:table-cell>
          <table:table-cell office:value-type="float" office:value="69" calcext:value-type="float">
            <text:p>69</text:p>
          </table:table-cell>
          <table:table-cell office:value-type="float" office:value="470600000" calcext:value-type="float">
            <text:p>4706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4.01" calcext:value-type="float">
            <text:p>64.01</text:p>
          </table:table-cell>
          <table:table-cell office:value-type="float" office:value="3.922E+023" calcext:value-type="float">
            <text:p>3.922E+023</text:p>
          </table:table-cell>
          <table:table-cell office:value-type="float" office:value="75660" calcext:value-type="float">
            <text:p>75660</text:p>
          </table:table-cell>
          <table:table-cell office:value-type="float" office:value="65" calcext:value-type="float">
            <text:p>65</text:p>
          </table:table-cell>
          <table:table-cell office:value-type="float" office:value="151700000" calcext:value-type="float">
            <text:p>1517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4.81" calcext:value-type="float">
            <text:p>64.81</text:p>
          </table:table-cell>
          <table:table-cell office:value-type="float" office:value="3.162E+020" calcext:value-type="float">
            <text:p>3.162E+020</text:p>
          </table:table-cell>
          <table:table-cell office:value-type="float" office:value="5218" calcext:value-type="float">
            <text:p>5218</text:p>
          </table:table-cell>
          <table:table-cell office:value-type="float" office:value="135" calcext:value-type="float">
            <text:p>135</text:p>
          </table:table-cell>
          <table:table-cell office:value-type="float" office:value="2.246E+017" calcext:value-type="float">
            <text:p>2.246E+017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9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9.21" calcext:value-type="float">
            <text:p>69.21</text:p>
          </table:table-cell>
          <table:table-cell office:value-type="float" office:value="2.075E+032" calcext:value-type="float">
            <text:p>2.075E+032</text:p>
          </table:table-cell>
          <table:table-cell office:value-type="float" office:value="4557" calcext:value-type="float">
            <text:p>4557</text:p>
          </table:table-cell>
          <table:table-cell office:value-type="float" office:value="139" calcext:value-type="float">
            <text:p>139</text:p>
          </table:table-cell>
          <table:table-cell office:value-type="float" office:value="2.482E+017" calcext:value-type="float">
            <text:p>2.482E+017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8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7.25" calcext:value-type="float">
            <text:p>67.25</text:p>
          </table:table-cell>
          <table:table-cell office:value-type="float" office:value="5.507E+028" calcext:value-type="float">
            <text:p>5.507E+028</text:p>
          </table:table-cell>
          <table:table-cell office:value-type="float" office:value="5.003" calcext:value-type="float">
            <text:p>5.003</text:p>
          </table:table-cell>
          <table:table-cell office:value-type="float" office:value="91" calcext:value-type="float">
            <text:p>91</text:p>
          </table:table-cell>
          <table:table-cell office:value-type="float" office:value="7748000000" calcext:value-type="float">
            <text:p>7748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7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0.2" calcext:value-type="float">
            <text:p>70.2</text:p>
          </table:table-cell>
          <table:table-cell office:value-type="float" office:value="1.685E+029" calcext:value-type="float">
            <text:p>1.685E+029</text:p>
          </table:table-cell>
          <table:table-cell office:value-type="float" office:value="4558" calcext:value-type="float">
            <text:p>4558</text:p>
          </table:table-cell>
          <table:table-cell office:value-type="float" office:value="91" calcext:value-type="float">
            <text:p>91</text:p>
          </table:table-cell>
          <table:table-cell office:value-type="float" office:value="8473000000" calcext:value-type="float">
            <text:p>8473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7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6.1" calcext:value-type="float">
            <text:p>66.1</text:p>
          </table:table-cell>
          <table:table-cell office:value-type="float" office:value="1.162E+021" calcext:value-type="float">
            <text:p>1.162E+021</text:p>
          </table:table-cell>
          <table:table-cell office:value-type="float" office:value="26.54" calcext:value-type="float">
            <text:p>26.54</text:p>
          </table:table-cell>
          <table:table-cell office:value-type="float" office:value="75" calcext:value-type="float">
            <text:p>75</text:p>
          </table:table-cell>
          <table:table-cell office:value-type="float" office:value="5206000000" calcext:value-type="float">
            <text:p>5206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6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3.68" calcext:value-type="float">
            <text:p>63.68</text:p>
          </table:table-cell>
          <table:table-cell office:value-type="float" office:value="8.413E+021" calcext:value-type="float">
            <text:p>8.413E+021</text:p>
          </table:table-cell>
          <table:table-cell office:value-type="float" office:value="4612" calcext:value-type="float">
            <text:p>4612</text:p>
          </table:table-cell>
          <table:table-cell office:value-type="float" office:value="87" calcext:value-type="float">
            <text:p>87</text:p>
          </table:table-cell>
          <table:table-cell office:value-type="float" office:value="126500000000" calcext:value-type="float">
            <text:p>1265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4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6.94" calcext:value-type="float">
            <text:p>66.94</text:p>
          </table:table-cell>
          <table:table-cell office:value-type="float" office:value="2.101E+022" calcext:value-type="float">
            <text:p>2.101E+022</text:p>
          </table:table-cell>
          <table:table-cell office:value-type="float" office:value="10.24" calcext:value-type="float">
            <text:p>10.24</text:p>
          </table:table-cell>
          <table:table-cell office:value-type="float" office:value="79" calcext:value-type="float">
            <text:p>79</text:p>
          </table:table-cell>
          <table:table-cell office:value-type="float" office:value="3795000000" calcext:value-type="float">
            <text:p>3795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4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7.93" calcext:value-type="float">
            <text:p>67.93</text:p>
          </table:table-cell>
          <table:table-cell office:value-type="float" office:value="3.477E+021" calcext:value-type="float">
            <text:p>3.477E+021</text:p>
          </table:table-cell>
          <table:table-cell office:value-type="float" office:value="27.36" calcext:value-type="float">
            <text:p>27.36</text:p>
          </table:table-cell>
          <table:table-cell office:value-type="float" office:value="63" calcext:value-type="float">
            <text:p>63</text:p>
          </table:table-cell>
          <table:table-cell office:value-type="float" office:value="132400000" calcext:value-type="float">
            <text:p>1324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3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5.88" calcext:value-type="float">
            <text:p>65.88</text:p>
          </table:table-cell>
          <table:table-cell office:value-type="float" office:value="3.956E+026" calcext:value-type="float">
            <text:p>3.956E+026</text:p>
          </table:table-cell>
          <table:table-cell office:value-type="float" office:value="9.93" calcext:value-type="float">
            <text:p>9.93</text:p>
          </table:table-cell>
          <table:table-cell office:value-type="float" office:value="91" calcext:value-type="float">
            <text:p>91</text:p>
          </table:table-cell>
          <table:table-cell office:value-type="float" office:value="5650000000000" calcext:value-type="float">
            <text:p>565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2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4.28" calcext:value-type="float">
            <text:p>64.28</text:p>
          </table:table-cell>
          <table:table-cell office:value-type="float" office:value="4.115E+020" calcext:value-type="float">
            <text:p>4.115E+020</text:p>
          </table:table-cell>
          <table:table-cell office:value-type="float" office:value="8.64" calcext:value-type="float">
            <text:p>8.64</text:p>
          </table:table-cell>
          <table:table-cell office:value-type="float" office:value="97" calcext:value-type="float">
            <text:p>97</text:p>
          </table:table-cell>
          <table:table-cell office:value-type="float" office:value="7087000000000" calcext:value-type="float">
            <text:p>7087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1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4.86" calcext:value-type="float">
            <text:p>64.86</text:p>
          </table:table-cell>
          <table:table-cell office:value-type="float" office:value="1.818E+022" calcext:value-type="float">
            <text:p>1.818E+022</text:p>
          </table:table-cell>
          <table:table-cell office:value-type="float" office:value="12090" calcext:value-type="float">
            <text:p>12090</text:p>
          </table:table-cell>
          <table:table-cell office:value-type="float" office:value="121" calcext:value-type="float">
            <text:p>121</text:p>
          </table:table-cell>
          <table:table-cell office:value-type="float" office:value="702200000000000" calcext:value-type="float">
            <text:p>70220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1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7.29" calcext:value-type="float">
            <text:p>67.29</text:p>
          </table:table-cell>
          <table:table-cell office:value-type="float" office:value="1.247E+022" calcext:value-type="float">
            <text:p>1.247E+022</text:p>
          </table:table-cell>
          <table:table-cell office:value-type="float" office:value="14.51" calcext:value-type="float">
            <text:p>14.51</text:p>
          </table:table-cell>
          <table:table-cell office:value-type="float" office:value="113" calcext:value-type="float">
            <text:p>113</text:p>
          </table:table-cell>
          <table:table-cell office:value-type="float" office:value="59860000000000" calcext:value-type="float">
            <text:p>5986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0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7.03" calcext:value-type="float">
            <text:p>67.03</text:p>
          </table:table-cell>
          <table:table-cell office:value-type="float" office:value="3.015E+021" calcext:value-type="float">
            <text:p>3.015E+021</text:p>
          </table:table-cell>
          <table:table-cell office:value-type="float" office:value="18.38" calcext:value-type="float">
            <text:p>18.38</text:p>
          </table:table-cell>
          <table:table-cell office:value-type="float" office:value="69" calcext:value-type="float">
            <text:p>69</text:p>
          </table:table-cell>
          <table:table-cell office:value-type="float" office:value="200100000" calcext:value-type="float">
            <text:p>2001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9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8.8" calcext:value-type="float">
            <text:p>68.8</text:p>
          </table:table-cell>
          <table:table-cell office:value-type="float" office:value="2.049E+024" calcext:value-type="float">
            <text:p>2.049E+024</text:p>
          </table:table-cell>
          <table:table-cell office:value-type="float" office:value="9.528" calcext:value-type="float">
            <text:p>9.528</text:p>
          </table:table-cell>
          <table:table-cell office:value-type="float" office:value="117" calcext:value-type="float">
            <text:p>117</text:p>
          </table:table-cell>
          <table:table-cell office:value-type="float" office:value="136600000000000" calcext:value-type="float">
            <text:p>13660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9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3" calcext:value-type="float">
            <text:p>73</text:p>
          </table:table-cell>
          <table:table-cell office:value-type="float" office:value="1.07E+023" calcext:value-type="float">
            <text:p>1.07E+023</text:p>
          </table:table-cell>
          <table:table-cell office:value-type="float" office:value="3.295" calcext:value-type="float">
            <text:p>3.295</text:p>
          </table:table-cell>
          <table:table-cell office:value-type="float" office:value="93" calcext:value-type="float">
            <text:p>93</text:p>
          </table:table-cell>
          <table:table-cell office:value-type="float" office:value="437300000000" calcext:value-type="float">
            <text:p>4373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8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2.19" calcext:value-type="float">
            <text:p>72.19</text:p>
          </table:table-cell>
          <table:table-cell office:value-type="float" office:value="1.099E+030" calcext:value-type="float">
            <text:p>1.099E+030</text:p>
          </table:table-cell>
          <table:table-cell office:value-type="float" office:value="4558" calcext:value-type="float">
            <text:p>4558</text:p>
          </table:table-cell>
          <table:table-cell office:value-type="float" office:value="141" calcext:value-type="float">
            <text:p>141</text:p>
          </table:table-cell>
          <table:table-cell office:value-type="float" office:value="4.287E+017" calcext:value-type="float">
            <text:p>4.287E+017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7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7.05" calcext:value-type="float">
            <text:p>67.05</text:p>
          </table:table-cell>
          <table:table-cell office:value-type="float" office:value="3.152E+021" calcext:value-type="float">
            <text:p>3.152E+021</text:p>
          </table:table-cell>
          <table:table-cell office:value-type="float" office:value="63.25" calcext:value-type="float">
            <text:p>63.25</text:p>
          </table:table-cell>
          <table:table-cell office:value-type="float" office:value="67" calcext:value-type="float">
            <text:p>67</text:p>
          </table:table-cell>
          <table:table-cell office:value-type="float" office:value="122700000" calcext:value-type="float">
            <text:p>1227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6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6.59" calcext:value-type="float">
            <text:p>66.59</text:p>
          </table:table-cell>
          <table:table-cell office:value-type="float" office:value="7.381E+021" calcext:value-type="float">
            <text:p>7.381E+021</text:p>
          </table:table-cell>
          <table:table-cell office:value-type="float" office:value="4.34" calcext:value-type="float">
            <text:p>4.34</text:p>
          </table:table-cell>
          <table:table-cell office:value-type="float" office:value="61" calcext:value-type="float">
            <text:p>61</text:p>
          </table:table-cell>
          <table:table-cell office:value-type="float" office:value="93740000" calcext:value-type="float">
            <text:p>9374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5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7.75" calcext:value-type="float">
            <text:p>67.75</text:p>
          </table:table-cell>
          <table:table-cell office:value-type="float" office:value="3.44E+021" calcext:value-type="float">
            <text:p>3.44E+021</text:p>
          </table:table-cell>
          <table:table-cell office:value-type="float" office:value="5.015" calcext:value-type="float">
            <text:p>5.015</text:p>
          </table:table-cell>
          <table:table-cell office:value-type="float" office:value="59" calcext:value-type="float">
            <text:p>59</text:p>
          </table:table-cell>
          <table:table-cell office:value-type="float" office:value="103400000" calcext:value-type="float">
            <text:p>1034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4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8.7" calcext:value-type="float">
            <text:p>68.7</text:p>
          </table:table-cell>
          <table:table-cell office:value-type="float" office:value="1.596E+020" calcext:value-type="float">
            <text:p>1.596E+020</text:p>
          </table:table-cell>
          <table:table-cell office:value-type="float" office:value="11.17" calcext:value-type="float">
            <text:p>11.17</text:p>
          </table:table-cell>
          <table:table-cell office:value-type="float" office:value="115" calcext:value-type="float">
            <text:p>115</text:p>
          </table:table-cell>
          <table:table-cell office:value-type="float" office:value="385100000000000" calcext:value-type="float">
            <text:p>38510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4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7.06" calcext:value-type="float">
            <text:p>67.06</text:p>
          </table:table-cell>
          <table:table-cell office:value-type="float" office:value="8.059E+020" calcext:value-type="float">
            <text:p>8.059E+020</text:p>
          </table:table-cell>
          <table:table-cell office:value-type="float" office:value="4554" calcext:value-type="float">
            <text:p>4554</text:p>
          </table:table-cell>
          <table:table-cell office:value-type="float" office:value="113" calcext:value-type="float">
            <text:p>113</text:p>
          </table:table-cell>
          <table:table-cell office:value-type="float" office:value="243100000000000" calcext:value-type="float">
            <text:p>24310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3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6.97" calcext:value-type="float">
            <text:p>66.97</text:p>
          </table:table-cell>
          <table:table-cell office:value-type="float" office:value="2.798E+022" calcext:value-type="float">
            <text:p>2.798E+022</text:p>
          </table:table-cell>
          <table:table-cell office:value-type="float" office:value="38830" calcext:value-type="float">
            <text:p>38830</text:p>
          </table:table-cell>
          <table:table-cell office:value-type="float" office:value="115" calcext:value-type="float">
            <text:p>115</text:p>
          </table:table-cell>
          <table:table-cell office:value-type="float" office:value="66320000000000" calcext:value-type="float">
            <text:p>6632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2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5.17" calcext:value-type="float">
            <text:p>65.17</text:p>
          </table:table-cell>
          <table:table-cell office:value-type="float" office:value="3.802E+021" calcext:value-type="float">
            <text:p>3.802E+021</text:p>
          </table:table-cell>
          <table:table-cell office:value-type="float" office:value="153.1" calcext:value-type="float">
            <text:p>153.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3.62" calcext:value-type="float">
            <text:p>63.62</text:p>
          </table:table-cell>
          <table:table-cell office:value-type="float" office:value="7.652E+020" calcext:value-type="float">
            <text:p>7.652E+020</text:p>
          </table:table-cell>
          <table:table-cell office:value-type="float" office:value="9.482" calcext:value-type="float">
            <text:p>9.482</text:p>
          </table:table-cell>
          <table:table-cell office:value-type="float" office:value="55" calcext:value-type="float">
            <text:p>55</text:p>
          </table:table-cell>
          <table:table-cell office:value-type="float" office:value="14870000" calcext:value-type="float">
            <text:p>14870000</text:p>
          </table:table-cell>
          <table:table-cell office:value-type="float" office:value="0.01549" calcext:value-type="float">
            <text:p>0.01549</text:p>
          </table:table-cell>
          <table:table-cell office:value-type="string" calcext:value-type="string">
            <text:p><text:s text:c="3"/>0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4.56" calcext:value-type="float">
            <text:p>64.56</text:p>
          </table:table-cell>
          <table:table-cell office:value-type="float" office:value="1.2E+021" calcext:value-type="float">
            <text:p>1.2E+021</text:p>
          </table:table-cell>
          <table:table-cell office:value-type="float" office:value="20.42" calcext:value-type="float">
            <text:p>20.42</text:p>
          </table:table-cell>
          <table:table-cell office:value-type="float" office:value="55" calcext:value-type="float">
            <text:p>55</text:p>
          </table:table-cell>
          <table:table-cell office:value-type="float" office:value="14870000" calcext:value-type="float">
            <text:p>14870000</text:p>
          </table:table-cell>
          <table:table-cell office:value-type="float" office:value="0.01549" calcext:value-type="float">
            <text:p>0.01549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5.33" calcext:value-type="float">
            <text:p>65.33</text:p>
          </table:table-cell>
          <table:table-cell office:value-type="float" office:value="1.744E+022" calcext:value-type="float">
            <text:p>1.744E+022</text:p>
          </table:table-cell>
          <table:table-cell office:value-type="float" office:value="43380" calcext:value-type="float">
            <text:p>43380</text:p>
          </table:table-cell>
          <table:table-cell office:value-type="float" office:value="55" calcext:value-type="float">
            <text:p>55</text:p>
          </table:table-cell>
          <table:table-cell office:value-type="float" office:value="14870000" calcext:value-type="float">
            <text:p>14870000</text:p>
          </table:table-cell>
          <table:table-cell office:value-type="float" office:value="0.01549" calcext:value-type="float">
            <text:p>0.01549</text:p>
          </table:table-cell>
          <table:table-cell office:value-type="string" calcext:value-type="string">
            <text:p><text:s text:c="3"/>18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6.31" calcext:value-type="float">
            <text:p>66.31</text:p>
          </table:table-cell>
          <table:table-cell office:value-type="float" office:value="3.918E+022" calcext:value-type="float">
            <text:p>3.918E+022</text:p>
          </table:table-cell>
          <table:table-cell office:value-type="float" office:value="23.06" calcext:value-type="float">
            <text:p>23.06</text:p>
          </table:table-cell>
          <table:table-cell office:value-type="float" office:value="55" calcext:value-type="float">
            <text:p>55</text:p>
          </table:table-cell>
          <table:table-cell office:value-type="float" office:value="20380000" calcext:value-type="float">
            <text:p>20380000</text:p>
          </table:table-cell>
          <table:table-cell office:value-type="float" office:value="0.01549" calcext:value-type="float">
            <text:p>0.01549</text:p>
          </table:table-cell>
          <table:table-cell office:value-type="string" calcext:value-type="string">
            <text:p><text:s text:c="3"/>18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4.82" calcext:value-type="float">
            <text:p>64.82</text:p>
          </table:table-cell>
          <table:table-cell office:value-type="float" office:value="2.235E+020" calcext:value-type="float">
            <text:p>2.235E+020</text:p>
          </table:table-cell>
          <table:table-cell office:value-type="float" office:value="4557" calcext:value-type="float">
            <text:p>4557</text:p>
          </table:table-cell>
          <table:table-cell office:value-type="float" office:value="87" calcext:value-type="float">
            <text:p>87</text:p>
          </table:table-cell>
          <table:table-cell office:value-type="float" office:value="6250000000" calcext:value-type="float">
            <text:p>625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7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1.22" calcext:value-type="float">
            <text:p>61.22</text:p>
          </table:table-cell>
          <table:table-cell office:value-type="float" office:value="1.195E+019" calcext:value-type="float">
            <text:p>1.195E+019</text:p>
          </table:table-cell>
          <table:table-cell office:value-type="float" office:value="46.07" calcext:value-type="float">
            <text:p>46.07</text:p>
          </table:table-cell>
          <table:table-cell office:value-type="float" office:value="69" calcext:value-type="float">
            <text:p>69</text:p>
          </table:table-cell>
          <table:table-cell office:value-type="float" office:value="3661000000" calcext:value-type="float">
            <text:p>3661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5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1.55" calcext:value-type="float">
            <text:p>61.55</text:p>
          </table:table-cell>
          <table:table-cell office:value-type="float" office:value="9.558E+018" calcext:value-type="float">
            <text:p>9.558E+018</text:p>
          </table:table-cell>
          <table:table-cell office:value-type="float" office:value="4615" calcext:value-type="float">
            <text:p>4615</text:p>
          </table:table-cell>
          <table:table-cell office:value-type="float" office:value="67" calcext:value-type="float">
            <text:p>67</text:p>
          </table:table-cell>
          <table:table-cell office:value-type="float" office:value="525300000" calcext:value-type="float">
            <text:p>525300000</text:p>
          </table:table-cell>
          <table:table-cell office:value-type="float" office:value="0.0155" calcext:value-type="float">
            <text:p>0.0155</text:p>
          </table:table-cell>
          <table:table-cell office:value-type="string" calcext:value-type="string">
            <text:p><text:s text:c="3"/>15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8.22" calcext:value-type="float">
            <text:p>68.22</text:p>
          </table:table-cell>
          <table:table-cell office:value-type="float" office:value="1.77E+027" calcext:value-type="float">
            <text:p>1.77E+027</text:p>
          </table:table-cell>
          <table:table-cell office:value-type="float" office:value="15.11" calcext:value-type="float">
            <text:p>15.11</text:p>
          </table:table-cell>
          <table:table-cell office:value-type="float" office:value="71" calcext:value-type="float">
            <text:p>71</text:p>
          </table:table-cell>
          <table:table-cell office:value-type="float" office:value="1535000000" calcext:value-type="float">
            <text:p>1535000000</text:p>
          </table:table-cell>
          <table:table-cell office:value-type="float" office:value="0.01549" calcext:value-type="float">
            <text:p>0.01549</text:p>
          </table:table-cell>
          <table:table-cell office:value-type="string" calcext:value-type="string">
            <text:p><text:s text:c="3"/>15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8.36" calcext:value-type="float">
            <text:p>68.36</text:p>
          </table:table-cell>
          <table:table-cell office:value-type="float" office:value="4.132E+021" calcext:value-type="float">
            <text:p>4.132E+021</text:p>
          </table:table-cell>
          <table:table-cell office:value-type="float" office:value="11.27" calcext:value-type="float">
            <text:p>11.27</text:p>
          </table:table-cell>
          <table:table-cell office:value-type="float" office:value="63" calcext:value-type="float">
            <text:p>63</text:p>
          </table:table-cell>
          <table:table-cell office:value-type="float" office:value="494100000" calcext:value-type="float">
            <text:p>4941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4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8.64" calcext:value-type="float">
            <text:p>68.64</text:p>
          </table:table-cell>
          <table:table-cell office:value-type="float" office:value="5.468E+020" calcext:value-type="float">
            <text:p>5.468E+020</text:p>
          </table:table-cell>
          <table:table-cell office:value-type="float" office:value="9.545" calcext:value-type="float">
            <text:p>9.545</text:p>
          </table:table-cell>
          <table:table-cell office:value-type="float" office:value="63" calcext:value-type="float">
            <text:p>63</text:p>
          </table:table-cell>
          <table:table-cell office:value-type="float" office:value="273800000" calcext:value-type="float">
            <text:p>2738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4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8.63" calcext:value-type="float">
            <text:p>68.63</text:p>
          </table:table-cell>
          <table:table-cell office:value-type="float" office:value="1.297E+022" calcext:value-type="float">
            <text:p>1.297E+022</text:p>
          </table:table-cell>
          <table:table-cell office:value-type="float" office:value="47.76" calcext:value-type="float">
            <text:p>47.76</text:p>
          </table:table-cell>
          <table:table-cell office:value-type="float" office:value="67" calcext:value-type="float">
            <text:p>67</text:p>
          </table:table-cell>
          <table:table-cell office:value-type="float" office:value="1117000000" calcext:value-type="float">
            <text:p>1117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3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5.84" calcext:value-type="float">
            <text:p>65.84</text:p>
          </table:table-cell>
          <table:table-cell office:value-type="float" office:value="3.249E+025" calcext:value-type="float">
            <text:p>3.249E+025</text:p>
          </table:table-cell>
          <table:table-cell office:value-type="float" office:value="38830" calcext:value-type="float">
            <text:p>38830</text:p>
          </table:table-cell>
          <table:table-cell office:value-type="float" office:value="63" calcext:value-type="float">
            <text:p>63</text:p>
          </table:table-cell>
          <table:table-cell office:value-type="float" office:value="505100000" calcext:value-type="float">
            <text:p>5051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1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7.03" calcext:value-type="float">
            <text:p>67.03</text:p>
          </table:table-cell>
          <table:table-cell office:value-type="float" office:value="1.554E+026" calcext:value-type="float">
            <text:p>1.554E+026</text:p>
          </table:table-cell>
          <table:table-cell office:value-type="float" office:value="9.815" calcext:value-type="float">
            <text:p>9.815</text:p>
          </table:table-cell>
          <table:table-cell office:value-type="float" office:value="67" calcext:value-type="float">
            <text:p>67</text:p>
          </table:table-cell>
          <table:table-cell office:value-type="float" office:value="411500000" calcext:value-type="float">
            <text:p>4115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1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4.64" calcext:value-type="float">
            <text:p>64.64</text:p>
          </table:table-cell>
          <table:table-cell office:value-type="float" office:value="2.659E+021" calcext:value-type="float">
            <text:p>2.659E+021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615300000" calcext:value-type="float">
            <text:p>6153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0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5.42" calcext:value-type="float">
            <text:p>65.42</text:p>
          </table:table-cell>
          <table:table-cell office:value-type="float" office:value="6.586E+025" calcext:value-type="float">
            <text:p>6.586E+025</text:p>
          </table:table-cell>
          <table:table-cell office:value-type="float" office:value="4559" calcext:value-type="float">
            <text:p>4559</text:p>
          </table:table-cell>
          <table:table-cell office:value-type="float" office:value="95" calcext:value-type="float">
            <text:p>95</text:p>
          </table:table-cell>
          <table:table-cell office:value-type="float" office:value="5936000000000" calcext:value-type="float">
            <text:p>59360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9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6.62" calcext:value-type="float">
            <text:p>66.62</text:p>
          </table:table-cell>
          <table:table-cell office:value-type="float" office:value="2.63E+023" calcext:value-type="float">
            <text:p>2.63E+023</text:p>
          </table:table-cell>
          <table:table-cell office:value-type="float" office:value="31610" calcext:value-type="float">
            <text:p>31610</text:p>
          </table:table-cell>
          <table:table-cell office:value-type="float" office:value="97" calcext:value-type="float">
            <text:p>97</text:p>
          </table:table-cell>
          <table:table-cell office:value-type="float" office:value="2379000000000" calcext:value-type="float">
            <text:p>23790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8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3.45" calcext:value-type="float">
            <text:p>63.45</text:p>
          </table:table-cell>
          <table:table-cell office:value-type="float" office:value="3.31E+021" calcext:value-type="float">
            <text:p>3.31E+021</text:p>
          </table:table-cell>
          <table:table-cell office:value-type="float" office:value="4.329" calcext:value-type="float">
            <text:p>4.329</text:p>
          </table:table-cell>
          <table:table-cell office:value-type="float" office:value="95" calcext:value-type="float">
            <text:p>95</text:p>
          </table:table-cell>
          <table:table-cell office:value-type="float" office:value="427100000000" calcext:value-type="float">
            <text:p>4271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7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4.86" calcext:value-type="float">
            <text:p>64.86</text:p>
          </table:table-cell>
          <table:table-cell office:value-type="float" office:value="1.154E+021" calcext:value-type="float">
            <text:p>1.154E+021</text:p>
          </table:table-cell>
          <table:table-cell office:value-type="float" office:value="4.224" calcext:value-type="float">
            <text:p>4.224</text:p>
          </table:table-cell>
          <table:table-cell office:value-type="float" office:value="71" calcext:value-type="float">
            <text:p>71</text:p>
          </table:table-cell>
          <table:table-cell office:value-type="float" office:value="527200000" calcext:value-type="float">
            <text:p>5272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7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5.74" calcext:value-type="float">
            <text:p>65.74</text:p>
          </table:table-cell>
          <table:table-cell office:value-type="float" office:value="4.005E+023" calcext:value-type="float">
            <text:p>4.005E+023</text:p>
          </table:table-cell>
          <table:table-cell office:value-type="float" office:value="6.639" calcext:value-type="float">
            <text:p>6.639</text:p>
          </table:table-cell>
          <table:table-cell office:value-type="float" office:value="69" calcext:value-type="float">
            <text:p>69</text:p>
          </table:table-cell>
          <table:table-cell office:value-type="float" office:value="22590000000" calcext:value-type="float">
            <text:p>22590000000</text:p>
          </table:table-cell>
          <table:table-cell office:value-type="float" office:value="0.01532" calcext:value-type="float">
            <text:p>0.01532</text:p>
          </table:table-cell>
          <table:table-cell office:value-type="string" calcext:value-type="string">
            <text:p><text:s text:c="3"/>6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5.52" calcext:value-type="float">
            <text:p>65.52</text:p>
          </table:table-cell>
          <table:table-cell office:value-type="float" office:value="3.689E+027" calcext:value-type="float">
            <text:p>3.689E+027</text:p>
          </table:table-cell>
          <table:table-cell office:value-type="float" office:value="3.052" calcext:value-type="float">
            <text:p>3.052</text:p>
          </table:table-cell>
          <table:table-cell office:value-type="float" office:value="69" calcext:value-type="float">
            <text:p>69</text:p>
          </table:table-cell>
          <table:table-cell office:value-type="float" office:value="47720000000" calcext:value-type="float">
            <text:p>47720000000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<text:s text:c="3"/>5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5.22" calcext:value-type="float">
            <text:p>65.22</text:p>
          </table:table-cell>
          <table:table-cell office:value-type="float" office:value="1.831E+022" calcext:value-type="float">
            <text:p>1.831E+022</text:p>
          </table:table-cell>
          <table:table-cell office:value-type="float" office:value="4561" calcext:value-type="float">
            <text:p>4561</text:p>
          </table:table-cell>
          <table:table-cell office:value-type="float" office:value="69" calcext:value-type="float">
            <text:p>69</text:p>
          </table:table-cell>
          <table:table-cell office:value-type="float" office:value="47720000000" calcext:value-type="float">
            <text:p>47720000000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<text:s text:c="3"/>4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7.39" calcext:value-type="float">
            <text:p>67.39</text:p>
          </table:table-cell>
          <table:table-cell office:value-type="float" office:value="3.52E+024" calcext:value-type="float">
            <text:p>3.52E+024</text:p>
          </table:table-cell>
          <table:table-cell office:value-type="float" office:value="34320" calcext:value-type="float">
            <text:p>34320</text:p>
          </table:table-cell>
          <table:table-cell office:value-type="float" office:value="125" calcext:value-type="float">
            <text:p>125</text:p>
          </table:table-cell>
          <table:table-cell office:value-type="float" office:value="2907000000000000" calcext:value-type="float">
            <text:p>29070000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4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7.24" calcext:value-type="float">
            <text:p>67.24</text:p>
          </table:table-cell>
          <table:table-cell office:value-type="float" office:value="4.19E+022" calcext:value-type="float">
            <text:p>4.19E+022</text:p>
          </table:table-cell>
          <table:table-cell office:value-type="float" office:value="13.73" calcext:value-type="float">
            <text:p>13.73</text:p>
          </table:table-cell>
          <table:table-cell office:value-type="float" office:value="75" calcext:value-type="float">
            <text:p>75</text:p>
          </table:table-cell>
          <table:table-cell office:value-type="float" office:value="74320000000" calcext:value-type="float">
            <text:p>7432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3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6.06" calcext:value-type="float">
            <text:p>66.06</text:p>
          </table:table-cell>
          <table:table-cell office:value-type="float" office:value="2.576E+026" calcext:value-type="float">
            <text:p>2.576E+026</text:p>
          </table:table-cell>
          <table:table-cell office:value-type="float" office:value="4.876" calcext:value-type="float">
            <text:p>4.876</text:p>
          </table:table-cell>
          <table:table-cell office:value-type="float" office:value="125" calcext:value-type="float">
            <text:p>125</text:p>
          </table:table-cell>
          <table:table-cell office:value-type="float" office:value="1.457E+017" calcext:value-type="float">
            <text:p>1.457E+017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2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7.68" calcext:value-type="float">
            <text:p>67.68</text:p>
          </table:table-cell>
          <table:table-cell office:value-type="float" office:value="6.654E+021" calcext:value-type="float">
            <text:p>6.654E+021</text:p>
          </table:table-cell>
          <table:table-cell office:value-type="float" office:value="4.331" calcext:value-type="float">
            <text:p>4.331</text:p>
          </table:table-cell>
          <table:table-cell office:value-type="float" office:value="111" calcext:value-type="float">
            <text:p>111</text:p>
          </table:table-cell>
          <table:table-cell office:value-type="float" office:value="865500000000" calcext:value-type="float">
            <text:p>8655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7.1" calcext:value-type="float">
            <text:p>67.1</text:p>
          </table:table-cell>
          <table:table-cell office:value-type="float" office:value="2.135E+024" calcext:value-type="float">
            <text:p>2.135E+024</text:p>
          </table:table-cell>
          <table:table-cell office:value-type="float" office:value="4604" calcext:value-type="float">
            <text:p>4604</text:p>
          </table:table-cell>
          <table:table-cell office:value-type="float" office:value="81" calcext:value-type="float">
            <text:p>81</text:p>
          </table:table-cell>
          <table:table-cell office:value-type="float" office:value="15550000000" calcext:value-type="float">
            <text:p>1555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0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8.08" calcext:value-type="float">
            <text:p>68.08</text:p>
          </table:table-cell>
          <table:table-cell office:value-type="float" office:value="2.546E+020" calcext:value-type="float">
            <text:p>2.546E+020</text:p>
          </table:table-cell>
          <table:table-cell office:value-type="float" office:value="34280" calcext:value-type="float">
            <text:p>34280</text:p>
          </table:table-cell>
          <table:table-cell office:value-type="float" office:value="81" calcext:value-type="float">
            <text:p>81</text:p>
          </table:table-cell>
          <table:table-cell office:value-type="float" office:value="22990000000" calcext:value-type="float">
            <text:p>2299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9.68" calcext:value-type="float">
            <text:p>69.68</text:p>
          </table:table-cell>
          <table:table-cell office:value-type="float" office:value="1.179E+022" calcext:value-type="float">
            <text:p>1.179E+022</text:p>
          </table:table-cell>
          <table:table-cell office:value-type="float" office:value="4554" calcext:value-type="float">
            <text:p>4554</text:p>
          </table:table-cell>
          <table:table-cell office:value-type="float" office:value="163" calcext:value-type="float">
            <text:p>163</text:p>
          </table:table-cell>
          <table:table-cell office:value-type="float" office:value="2.021E+020" calcext:value-type="float">
            <text:p>2.021E+02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20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8.86" calcext:value-type="float">
            <text:p>68.86</text:p>
          </table:table-cell>
          <table:table-cell office:value-type="float" office:value="1.304E+026" calcext:value-type="float">
            <text:p>1.304E+026</text:p>
          </table:table-cell>
          <table:table-cell office:value-type="float" office:value="6.003" calcext:value-type="float">
            <text:p>6.003</text:p>
          </table:table-cell>
          <table:table-cell office:value-type="float" office:value="63" calcext:value-type="float">
            <text:p>63</text:p>
          </table:table-cell>
          <table:table-cell office:value-type="float" office:value="69960000" calcext:value-type="float">
            <text:p>69960000</text:p>
          </table:table-cell>
          <table:table-cell office:value-type="float" office:value="0.0155" calcext:value-type="float">
            <text:p>0.0155</text:p>
          </table:table-cell>
          <table:table-cell office:value-type="string" calcext:value-type="string">
            <text:p><text:s text:c="3"/>19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7.44" calcext:value-type="float">
            <text:p>67.44</text:p>
          </table:table-cell>
          <table:table-cell office:value-type="float" office:value="1.148E+022" calcext:value-type="float">
            <text:p>1.148E+022</text:p>
          </table:table-cell>
          <table:table-cell office:value-type="float" office:value="8.904" calcext:value-type="float">
            <text:p>8.904</text:p>
          </table:table-cell>
          <table:table-cell office:value-type="float" office:value="63" calcext:value-type="float">
            <text:p>63</text:p>
          </table:table-cell>
          <table:table-cell office:value-type="float" office:value="174600000" calcext:value-type="float">
            <text:p>1746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7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8.94" calcext:value-type="float">
            <text:p>68.94</text:p>
          </table:table-cell>
          <table:table-cell office:value-type="float" office:value="1.596E+022" calcext:value-type="float">
            <text:p>1.596E+022</text:p>
          </table:table-cell>
          <table:table-cell office:value-type="float" office:value="4575" calcext:value-type="float">
            <text:p>4575</text:p>
          </table:table-cell>
          <table:table-cell office:value-type="float" office:value="81" calcext:value-type="float">
            <text:p>81</text:p>
          </table:table-cell>
          <table:table-cell office:value-type="float" office:value="18580000000" calcext:value-type="float">
            <text:p>1858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6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9.11" calcext:value-type="float">
            <text:p>69.11</text:p>
          </table:table-cell>
          <table:table-cell office:value-type="float" office:value="2.968E+022" calcext:value-type="float">
            <text:p>2.968E+022</text:p>
          </table:table-cell>
          <table:table-cell office:value-type="float" office:value="14280" calcext:value-type="float">
            <text:p>1428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6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0.1" calcext:value-type="float">
            <text:p>70.1</text:p>
          </table:table-cell>
          <table:table-cell office:value-type="float" office:value="7.181E+024" calcext:value-type="float">
            <text:p>7.181E+024</text:p>
          </table:table-cell>
          <table:table-cell office:value-type="float" office:value="335" calcext:value-type="float">
            <text:p>335</text:p>
          </table:table-cell>
          <table:table-cell office:value-type="float" office:value="103" calcext:value-type="float">
            <text:p>103</text:p>
          </table:table-cell>
          <table:table-cell office:value-type="float" office:value="1520000000000" calcext:value-type="float">
            <text:p>15200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5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9.08" calcext:value-type="float">
            <text:p>69.08</text:p>
          </table:table-cell>
          <table:table-cell office:value-type="float" office:value="1.361E+021" calcext:value-type="float">
            <text:p>1.361E+021</text:p>
          </table:table-cell>
          <table:table-cell office:value-type="float" office:value="4575" calcext:value-type="float">
            <text:p>4575</text:p>
          </table:table-cell>
          <table:table-cell office:value-type="float" office:value="95" calcext:value-type="float">
            <text:p>95</text:p>
          </table:table-cell>
          <table:table-cell office:value-type="float" office:value="126800000000" calcext:value-type="float">
            <text:p>1268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4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8.98" calcext:value-type="float">
            <text:p>68.98</text:p>
          </table:table-cell>
          <table:table-cell office:value-type="float" office:value="5.425E+019" calcext:value-type="float">
            <text:p>5.425E+019</text:p>
          </table:table-cell>
          <table:table-cell office:value-type="float" office:value="38970" calcext:value-type="float">
            <text:p>38970</text:p>
          </table:table-cell>
          <table:table-cell office:value-type="float" office:value="115" calcext:value-type="float">
            <text:p>115</text:p>
          </table:table-cell>
          <table:table-cell office:value-type="float" office:value="247000000000000" calcext:value-type="float">
            <text:p>2470000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4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7.47" calcext:value-type="float">
            <text:p>67.47</text:p>
          </table:table-cell>
          <table:table-cell office:value-type="float" office:value="4.27E+020" calcext:value-type="float">
            <text:p>4.27E+020</text:p>
          </table:table-cell>
          <table:table-cell office:value-type="float" office:value="4644" calcext:value-type="float">
            <text:p>4644</text:p>
          </table:table-cell>
          <table:table-cell office:value-type="float" office:value="81" calcext:value-type="float">
            <text:p>81</text:p>
          </table:table-cell>
          <table:table-cell office:value-type="float" office:value="27010000000" calcext:value-type="float">
            <text:p>2701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3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4.25" calcext:value-type="float">
            <text:p>64.25</text:p>
          </table:table-cell>
          <table:table-cell office:value-type="float" office:value="6.769E+019" calcext:value-type="float">
            <text:p>6.769E+019</text:p>
          </table:table-cell>
          <table:table-cell office:value-type="float" office:value="22570" calcext:value-type="float">
            <text:p>22570</text:p>
          </table:table-cell>
          <table:table-cell office:value-type="float" office:value="67" calcext:value-type="float">
            <text:p>67</text:p>
          </table:table-cell>
          <table:table-cell office:value-type="float" office:value="455500000" calcext:value-type="float">
            <text:p>4555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1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4.43" calcext:value-type="float">
            <text:p>64.43</text:p>
          </table:table-cell>
          <table:table-cell office:value-type="float" office:value="2.033E+019" calcext:value-type="float">
            <text:p>2.033E+019</text:p>
          </table:table-cell>
          <table:table-cell office:value-type="float" office:value="4561" calcext:value-type="float">
            <text:p>4561</text:p>
          </table:table-cell>
          <table:table-cell office:value-type="float" office:value="63" calcext:value-type="float">
            <text:p>63</text:p>
          </table:table-cell>
          <table:table-cell office:value-type="float" office:value="453300000" calcext:value-type="float">
            <text:p>4533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1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2.3" calcext:value-type="float">
            <text:p>62.3</text:p>
          </table:table-cell>
          <table:table-cell office:value-type="float" office:value="2.218E+020" calcext:value-type="float">
            <text:p>2.218E+020</text:p>
          </table:table-cell>
          <table:table-cell office:value-type="float" office:value="156800" calcext:value-type="float">
            <text:p>156800</text:p>
          </table:table-cell>
          <table:table-cell office:value-type="float" office:value="67" calcext:value-type="float">
            <text:p>67</text:p>
          </table:table-cell>
          <table:table-cell office:value-type="float" office:value="1370000000" calcext:value-type="float">
            <text:p>137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9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4.31" calcext:value-type="float">
            <text:p>64.31</text:p>
          </table:table-cell>
          <table:table-cell office:value-type="float" office:value="3.617E+025" calcext:value-type="float">
            <text:p>3.617E+025</text:p>
          </table:table-cell>
          <table:table-cell office:value-type="float" office:value="5.607" calcext:value-type="float">
            <text:p>5.607</text:p>
          </table:table-cell>
          <table:table-cell office:value-type="float" office:value="111" calcext:value-type="float">
            <text:p>111</text:p>
          </table:table-cell>
          <table:table-cell office:value-type="float" office:value="2017000000000000" calcext:value-type="float">
            <text:p>20170000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9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3.54" calcext:value-type="float">
            <text:p>63.54</text:p>
          </table:table-cell>
          <table:table-cell office:value-type="float" office:value="1.975E+021" calcext:value-type="float">
            <text:p>1.975E+021</text:p>
          </table:table-cell>
          <table:table-cell office:value-type="float" office:value="17030" calcext:value-type="float">
            <text:p>17030</text:p>
          </table:table-cell>
          <table:table-cell office:value-type="float" office:value="111" calcext:value-type="float">
            <text:p>111</text:p>
          </table:table-cell>
          <table:table-cell office:value-type="float" office:value="446700000000" calcext:value-type="float">
            <text:p>446700000000</text:p>
          </table:table-cell>
          <table:table-cell office:value-type="float" office:value="0.01527" calcext:value-type="float">
            <text:p>0.01527</text:p>
          </table:table-cell>
          <table:table-cell office:value-type="string" calcext:value-type="string">
            <text:p><text:s text:c="3"/>8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8.17" calcext:value-type="float">
            <text:p>68.17</text:p>
          </table:table-cell>
          <table:table-cell office:value-type="float" office:value="1E+023" calcext:value-type="float">
            <text:p>1E+023</text:p>
          </table:table-cell>
          <table:table-cell office:value-type="float" office:value="2.045" calcext:value-type="float">
            <text:p>2.045</text:p>
          </table:table-cell>
          <table:table-cell office:value-type="float" office:value="77" calcext:value-type="float">
            <text:p>77</text:p>
          </table:table-cell>
          <table:table-cell office:value-type="float" office:value="46910000000" calcext:value-type="float">
            <text:p>4691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8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5.89" calcext:value-type="float">
            <text:p>65.89</text:p>
          </table:table-cell>
          <table:table-cell office:value-type="float" office:value="3.923E+018" calcext:value-type="float">
            <text:p>3.923E+018</text:p>
          </table:table-cell>
          <table:table-cell office:value-type="float" office:value="4.983" calcext:value-type="float">
            <text:p>4.983</text:p>
          </table:table-cell>
          <table:table-cell office:value-type="float" office:value="125" calcext:value-type="float">
            <text:p>125</text:p>
          </table:table-cell>
          <table:table-cell office:value-type="float" office:value="2.332E+016" calcext:value-type="float">
            <text:p>2.332E+016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7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5.11" calcext:value-type="float">
            <text:p>65.11</text:p>
          </table:table-cell>
          <table:table-cell office:value-type="float" office:value="7.682E+020" calcext:value-type="float">
            <text:p>7.682E+020</text:p>
          </table:table-cell>
          <table:table-cell office:value-type="float" office:value="45.4" calcext:value-type="float">
            <text:p>45.4</text:p>
          </table:table-cell>
          <table:table-cell office:value-type="float" office:value="123" calcext:value-type="float">
            <text:p>123</text:p>
          </table:table-cell>
          <table:table-cell office:value-type="float" office:value="4569000000000" calcext:value-type="float">
            <text:p>4569000000000</text:p>
          </table:table-cell>
          <table:table-cell office:value-type="float" office:value="0.01539" calcext:value-type="float">
            <text:p>0.01539</text:p>
          </table:table-cell>
          <table:table-cell office:value-type="string" calcext:value-type="string">
            <text:p><text:s text:c="3"/>6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4.61" calcext:value-type="float">
            <text:p>64.61</text:p>
          </table:table-cell>
          <table:table-cell office:value-type="float" office:value="2.561E+023" calcext:value-type="float">
            <text:p>2.561E+023</text:p>
          </table:table-cell>
          <table:table-cell office:value-type="float" office:value="5.428" calcext:value-type="float">
            <text:p>5.428</text:p>
          </table:table-cell>
          <table:table-cell office:value-type="float" office:value="99" calcext:value-type="float">
            <text:p>99</text:p>
          </table:table-cell>
          <table:table-cell office:value-type="float" office:value="1698000000000" calcext:value-type="float">
            <text:p>16980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5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5.09" calcext:value-type="float">
            <text:p>65.09</text:p>
          </table:table-cell>
          <table:table-cell office:value-type="float" office:value="3.485E+024" calcext:value-type="float">
            <text:p>3.485E+024</text:p>
          </table:table-cell>
          <table:table-cell office:value-type="float" office:value="4564" calcext:value-type="float">
            <text:p>4564</text:p>
          </table:table-cell>
          <table:table-cell office:value-type="float" office:value="71" calcext:value-type="float">
            <text:p>71</text:p>
          </table:table-cell>
          <table:table-cell office:value-type="float" office:value="145000000" calcext:value-type="float">
            <text:p>145000000</text:p>
          </table:table-cell>
          <table:table-cell office:value-type="float" office:value="0.01546" calcext:value-type="float">
            <text:p>0.01546</text:p>
          </table:table-cell>
          <table:table-cell office:value-type="string" calcext:value-type="string">
            <text:p><text:s text:c="3"/>4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4.32" calcext:value-type="float">
            <text:p>64.32</text:p>
          </table:table-cell>
          <table:table-cell office:value-type="float" office:value="2.373E+021" calcext:value-type="float">
            <text:p>2.373E+021</text:p>
          </table:table-cell>
          <table:table-cell office:value-type="float" office:value="4556" calcext:value-type="float">
            <text:p>4556</text:p>
          </table:table-cell>
          <table:table-cell office:value-type="float" office:value="71" calcext:value-type="float">
            <text:p>71</text:p>
          </table:table-cell>
          <table:table-cell office:value-type="float" office:value="145000000" calcext:value-type="float">
            <text:p>145000000</text:p>
          </table:table-cell>
          <table:table-cell office:value-type="float" office:value="0.01546" calcext:value-type="float">
            <text:p>0.01546</text:p>
          </table:table-cell>
          <table:table-cell office:value-type="string" calcext:value-type="string">
            <text:p><text:s text:c="3"/>3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4.25" calcext:value-type="float">
            <text:p>64.25</text:p>
          </table:table-cell>
          <table:table-cell office:value-type="float" office:value="1.681E+021" calcext:value-type="float">
            <text:p>1.681E+021</text:p>
          </table:table-cell>
          <table:table-cell office:value-type="float" office:value="4577" calcext:value-type="float">
            <text:p>4577</text:p>
          </table:table-cell>
          <table:table-cell office:value-type="float" office:value="77" calcext:value-type="float">
            <text:p>77</text:p>
          </table:table-cell>
          <table:table-cell office:value-type="float" office:value="2141000000" calcext:value-type="float">
            <text:p>2141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3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5.89" calcext:value-type="float">
            <text:p>65.89</text:p>
          </table:table-cell>
          <table:table-cell office:value-type="float" office:value="3.911E+019" calcext:value-type="float">
            <text:p>3.911E+019</text:p>
          </table:table-cell>
          <table:table-cell office:value-type="float" office:value="6.299" calcext:value-type="float">
            <text:p>6.299</text:p>
          </table:table-cell>
          <table:table-cell office:value-type="float" office:value="71" calcext:value-type="float">
            <text:p>71</text:p>
          </table:table-cell>
          <table:table-cell office:value-type="float" office:value="1017000000" calcext:value-type="float">
            <text:p>1017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2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5.75" calcext:value-type="float">
            <text:p>65.75</text:p>
          </table:table-cell>
          <table:table-cell office:value-type="float" office:value="1.09E+027" calcext:value-type="float">
            <text:p>1.09E+027</text:p>
          </table:table-cell>
          <table:table-cell office:value-type="float" office:value="13660" calcext:value-type="float">
            <text:p>13660</text:p>
          </table:table-cell>
          <table:table-cell office:value-type="float" office:value="73" calcext:value-type="float">
            <text:p>73</text:p>
          </table:table-cell>
          <table:table-cell office:value-type="float" office:value="4041000000" calcext:value-type="float">
            <text:p>4041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5.31" calcext:value-type="float">
            <text:p>65.31</text:p>
          </table:table-cell>
          <table:table-cell office:value-type="float" office:value="8.173E+021" calcext:value-type="float">
            <text:p>8.173E+021</text:p>
          </table:table-cell>
          <table:table-cell office:value-type="float" office:value="7.744" calcext:value-type="float">
            <text:p>7.744</text:p>
          </table:table-cell>
          <table:table-cell office:value-type="float" office:value="117" calcext:value-type="float">
            <text:p>117</text:p>
          </table:table-cell>
          <table:table-cell office:value-type="float" office:value="208700000000000" calcext:value-type="float">
            <text:p>2087000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0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5.98" calcext:value-type="float">
            <text:p>65.98</text:p>
          </table:table-cell>
          <table:table-cell office:value-type="float" office:value="4.18E+019" calcext:value-type="float">
            <text:p>4.18E+019</text:p>
          </table:table-cell>
          <table:table-cell office:value-type="float" office:value="184.7" calcext:value-type="float">
            <text:p>184.7</text:p>
          </table:table-cell>
          <table:table-cell office:value-type="float" office:value="65" calcext:value-type="float">
            <text:p>65</text:p>
          </table:table-cell>
          <table:table-cell office:value-type="float" office:value="521600000" calcext:value-type="float">
            <text:p>5216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5.54" calcext:value-type="float">
            <text:p>65.54</text:p>
          </table:table-cell>
          <table:table-cell office:value-type="float" office:value="2.014E+027" calcext:value-type="float">
            <text:p>2.014E+027</text:p>
          </table:table-cell>
          <table:table-cell office:value-type="float" office:value="1.441" calcext:value-type="float">
            <text:p>1.441</text:p>
          </table:table-cell>
          <table:table-cell office:value-type="float" office:value="57" calcext:value-type="float">
            <text:p>57</text:p>
          </table:table-cell>
          <table:table-cell office:value-type="float" office:value="58940000" calcext:value-type="float">
            <text:p>5894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9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6.23" calcext:value-type="float">
            <text:p>66.23</text:p>
          </table:table-cell>
          <table:table-cell office:value-type="float" office:value="2.151E+021" calcext:value-type="float">
            <text:p>2.151E+021</text:p>
          </table:table-cell>
          <table:table-cell office:value-type="float" office:value="22.69" calcext:value-type="float">
            <text:p>22.69</text:p>
          </table:table-cell>
          <table:table-cell office:value-type="float" office:value="97" calcext:value-type="float">
            <text:p>97</text:p>
          </table:table-cell>
          <table:table-cell office:value-type="float" office:value="3294000000000" calcext:value-type="float">
            <text:p>32940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8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5.42" calcext:value-type="float">
            <text:p>65.42</text:p>
          </table:table-cell>
          <table:table-cell office:value-type="float" office:value="8.155E+020" calcext:value-type="float">
            <text:p>8.155E+020</text:p>
          </table:table-cell>
          <table:table-cell office:value-type="float" office:value="4561" calcext:value-type="float">
            <text:p>4561</text:p>
          </table:table-cell>
          <table:table-cell office:value-type="float" office:value="113" calcext:value-type="float">
            <text:p>113</text:p>
          </table:table-cell>
          <table:table-cell office:value-type="float" office:value="470500000000000" calcext:value-type="float">
            <text:p>4705000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7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5.11" calcext:value-type="float">
            <text:p>65.11</text:p>
          </table:table-cell>
          <table:table-cell office:value-type="float" office:value="1.215E+020" calcext:value-type="float">
            <text:p>1.215E+020</text:p>
          </table:table-cell>
          <table:table-cell office:value-type="float" office:value="2.665" calcext:value-type="float">
            <text:p>2.665</text:p>
          </table:table-cell>
          <table:table-cell office:value-type="float" office:value="73" calcext:value-type="float">
            <text:p>73</text:p>
          </table:table-cell>
          <table:table-cell office:value-type="float" office:value="12700000000" calcext:value-type="float">
            <text:p>127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6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8.35" calcext:value-type="float">
            <text:p>68.35</text:p>
          </table:table-cell>
          <table:table-cell office:value-type="float" office:value="4.204E+020" calcext:value-type="float">
            <text:p>4.204E+020</text:p>
          </table:table-cell>
          <table:table-cell office:value-type="float" office:value="4556" calcext:value-type="float">
            <text:p>4556</text:p>
          </table:table-cell>
          <table:table-cell office:value-type="float" office:value="93" calcext:value-type="float">
            <text:p>93</text:p>
          </table:table-cell>
          <table:table-cell office:value-type="float" office:value="838000000000" calcext:value-type="float">
            <text:p>8380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6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5.47" calcext:value-type="float">
            <text:p>65.47</text:p>
          </table:table-cell>
          <table:table-cell office:value-type="float" office:value="1.43E+023" calcext:value-type="float">
            <text:p>1.43E+023</text:p>
          </table:table-cell>
          <table:table-cell office:value-type="float" office:value="6.725" calcext:value-type="float">
            <text:p>6.725</text:p>
          </table:table-cell>
          <table:table-cell office:value-type="float" office:value="71" calcext:value-type="float">
            <text:p>71</text:p>
          </table:table-cell>
          <table:table-cell office:value-type="float" office:value="2207000000" calcext:value-type="float">
            <text:p>2207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4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7.06" calcext:value-type="float">
            <text:p>67.06</text:p>
          </table:table-cell>
          <table:table-cell office:value-type="float" office:value="3.542E+022" calcext:value-type="float">
            <text:p>3.542E+022</text:p>
          </table:table-cell>
          <table:table-cell office:value-type="float" office:value="61930" calcext:value-type="float">
            <text:p>61930</text:p>
          </table:table-cell>
          <table:table-cell office:value-type="float" office:value="105" calcext:value-type="float">
            <text:p>105</text:p>
          </table:table-cell>
          <table:table-cell office:value-type="float" office:value="85100000000000" calcext:value-type="float">
            <text:p>851000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4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6.83" calcext:value-type="float">
            <text:p>66.83</text:p>
          </table:table-cell>
          <table:table-cell office:value-type="float" office:value="1.369E+022" calcext:value-type="float">
            <text:p>1.369E+022</text:p>
          </table:table-cell>
          <table:table-cell office:value-type="float" office:value="31.38" calcext:value-type="float">
            <text:p>31.38</text:p>
          </table:table-cell>
          <table:table-cell office:value-type="float" office:value="87" calcext:value-type="float">
            <text:p>87</text:p>
          </table:table-cell>
          <table:table-cell office:value-type="float" office:value="201100000000" calcext:value-type="float">
            <text:p>2011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3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6.3" calcext:value-type="float">
            <text:p>66.3</text:p>
          </table:table-cell>
          <table:table-cell office:value-type="float" office:value="7.878E+023" calcext:value-type="float">
            <text:p>7.878E+023</text:p>
          </table:table-cell>
          <table:table-cell office:value-type="float" office:value="9111" calcext:value-type="float">
            <text:p>9111</text:p>
          </table:table-cell>
          <table:table-cell office:value-type="float" office:value="59" calcext:value-type="float">
            <text:p>59</text:p>
          </table:table-cell>
          <table:table-cell office:value-type="float" office:value="174600000" calcext:value-type="float">
            <text:p>1746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2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3.27" calcext:value-type="float">
            <text:p>63.27</text:p>
          </table:table-cell>
          <table:table-cell office:value-type="float" office:value="1.436E+025" calcext:value-type="float">
            <text:p>1.436E+025</text:p>
          </table:table-cell>
          <table:table-cell office:value-type="float" office:value="17.79" calcext:value-type="float">
            <text:p>17.79</text:p>
          </table:table-cell>
          <table:table-cell office:value-type="float" office:value="73" calcext:value-type="float">
            <text:p>73</text:p>
          </table:table-cell>
          <table:table-cell office:value-type="float" office:value="1067000000" calcext:value-type="float">
            <text:p>1067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1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3.5" calcext:value-type="float">
            <text:p>63.5</text:p>
          </table:table-cell>
          <table:table-cell office:value-type="float" office:value="9.135E+019" calcext:value-type="float">
            <text:p>9.135E+019</text:p>
          </table:table-cell>
          <table:table-cell office:value-type="float" office:value="20.61" calcext:value-type="float">
            <text:p>20.61</text:p>
          </table:table-cell>
          <table:table-cell office:value-type="float" office:value="67" calcext:value-type="float">
            <text:p>67</text:p>
          </table:table-cell>
          <table:table-cell office:value-type="float" office:value="934800000" calcext:value-type="float">
            <text:p>9348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0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4.02" calcext:value-type="float">
            <text:p>64.02</text:p>
          </table:table-cell>
          <table:table-cell office:value-type="float" office:value="4.376E+019" calcext:value-type="float">
            <text:p>4.376E+019</text:p>
          </table:table-cell>
          <table:table-cell office:value-type="float" office:value="8.099" calcext:value-type="float">
            <text:p>8.099</text:p>
          </table:table-cell>
          <table:table-cell office:value-type="float" office:value="83" calcext:value-type="float">
            <text:p>83</text:p>
          </table:table-cell>
          <table:table-cell office:value-type="float" office:value="14310000000" calcext:value-type="float">
            <text:p>1431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10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7.61" calcext:value-type="float">
            <text:p>67.61</text:p>
          </table:table-cell>
          <table:table-cell office:value-type="float" office:value="6.703E+021" calcext:value-type="float">
            <text:p>6.703E+021</text:p>
          </table:table-cell>
          <table:table-cell office:value-type="float" office:value="6022" calcext:value-type="float">
            <text:p>6022</text:p>
          </table:table-cell>
          <table:table-cell office:value-type="float" office:value="129" calcext:value-type="float">
            <text:p>129</text:p>
          </table:table-cell>
          <table:table-cell office:value-type="float" office:value="471900000000000" calcext:value-type="float">
            <text:p>471900000000000</text:p>
          </table:table-cell>
          <table:table-cell office:value-type="float" office:value="0.01552" calcext:value-type="float">
            <text:p>0.01552</text:p>
          </table:table-cell>
          <table:table-cell office:value-type="string" calcext:value-type="string">
            <text:p><text:s text:c="3"/>9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5.77" calcext:value-type="float">
            <text:p>65.77</text:p>
          </table:table-cell>
          <table:table-cell office:value-type="float" office:value="6.756E+023" calcext:value-type="float">
            <text:p>6.756E+023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8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4.02" calcext:value-type="float">
            <text:p>64.02</text:p>
          </table:table-cell>
          <table:table-cell office:value-type="float" office:value="2.207E+024" calcext:value-type="float">
            <text:p>2.207E+024</text:p>
          </table:table-cell>
          <table:table-cell office:value-type="float" office:value="4583" calcext:value-type="float">
            <text:p>458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7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1.91" calcext:value-type="float">
            <text:p>61.91</text:p>
          </table:table-cell>
          <table:table-cell office:value-type="float" office:value="1.068E+026" calcext:value-type="float">
            <text:p>1.068E+026</text:p>
          </table:table-cell>
          <table:table-cell office:value-type="float" office:value="4.066" calcext:value-type="float">
            <text:p>4.06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6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7.16" calcext:value-type="float">
            <text:p>67.16</text:p>
          </table:table-cell>
          <table:table-cell office:value-type="float" office:value="2.667E+020" calcext:value-type="float">
            <text:p>2.667E+020</text:p>
          </table:table-cell>
          <table:table-cell office:value-type="float" office:value="62.89" calcext:value-type="float">
            <text:p>62.8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6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4.61" calcext:value-type="float">
            <text:p>64.61</text:p>
          </table:table-cell>
          <table:table-cell office:value-type="float" office:value="2.471E+020" calcext:value-type="float">
            <text:p>2.471E+020</text:p>
          </table:table-cell>
          <table:table-cell office:value-type="float" office:value="12.31" calcext:value-type="float">
            <text:p>12.3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5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6.3" calcext:value-type="float">
            <text:p>66.3</text:p>
          </table:table-cell>
          <table:table-cell office:value-type="float" office:value="7.166E+020" calcext:value-type="float">
            <text:p>7.166E+020</text:p>
          </table:table-cell>
          <table:table-cell office:value-type="float" office:value="34270" calcext:value-type="float">
            <text:p>3427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4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7.31" calcext:value-type="float">
            <text:p>67.31</text:p>
          </table:table-cell>
          <table:table-cell office:value-type="float" office:value="2.794E+025" calcext:value-type="float">
            <text:p>2.794E+025</text:p>
          </table:table-cell>
          <table:table-cell office:value-type="float" office:value="4563" calcext:value-type="float">
            <text:p>456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4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6.62" calcext:value-type="float">
            <text:p>66.62</text:p>
          </table:table-cell>
          <table:table-cell office:value-type="float" office:value="6.689E+022" calcext:value-type="float">
            <text:p>6.689E+022</text:p>
          </table:table-cell>
          <table:table-cell office:value-type="float" office:value="11.82" calcext:value-type="float">
            <text:p>11.82</text:p>
          </table:table-cell>
          <table:table-cell office:value-type="float" office:value="67" calcext:value-type="float">
            <text:p>67</text:p>
          </table:table-cell>
          <table:table-cell office:value-type="float" office:value="38500000" calcext:value-type="float">
            <text:p>385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3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4.81" calcext:value-type="float">
            <text:p>64.81</text:p>
          </table:table-cell>
          <table:table-cell office:value-type="float" office:value="1.578E+021" calcext:value-type="float">
            <text:p>1.578E+021</text:p>
          </table:table-cell>
          <table:table-cell office:value-type="float" office:value="4691" calcext:value-type="float">
            <text:p>469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2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2.8" calcext:value-type="float">
            <text:p>62.8</text:p>
          </table:table-cell>
          <table:table-cell office:value-type="float" office:value="2.265E+016" calcext:value-type="float">
            <text:p>2.265E+016</text:p>
          </table:table-cell>
          <table:table-cell office:value-type="float" office:value="3.937" calcext:value-type="float">
            <text:p>3.937</text:p>
          </table:table-cell>
          <table:table-cell office:value-type="float" office:value="57" calcext:value-type="float">
            <text:p>57</text:p>
          </table:table-cell>
          <table:table-cell office:value-type="float" office:value="58940000" calcext:value-type="float">
            <text:p>5894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5.2" calcext:value-type="float">
            <text:p>65.2</text:p>
          </table:table-cell>
          <table:table-cell office:value-type="float" office:value="9.59E+018" calcext:value-type="float">
            <text:p>9.59E+018</text:p>
          </table:table-cell>
          <table:table-cell office:value-type="float" office:value="9467" calcext:value-type="float">
            <text:p>946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3.06" calcext:value-type="float">
            <text:p>63.06</text:p>
          </table:table-cell>
          <table:table-cell office:value-type="float" office:value="4.858E+024" calcext:value-type="float">
            <text:p>4.858E+024</text:p>
          </table:table-cell>
          <table:table-cell office:value-type="float" office:value="9125" calcext:value-type="float">
            <text:p>912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2.98" calcext:value-type="float">
            <text:p>62.98</text:p>
          </table:table-cell>
          <table:table-cell office:value-type="float" office:value="1.73E+019" calcext:value-type="float">
            <text:p>1.73E+01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8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1.84" calcext:value-type="float">
            <text:p>61.84</text:p>
          </table:table-cell>
          <table:table-cell office:value-type="float" office:value="5.26E+024" calcext:value-type="float">
            <text:p>5.26E+024</text:p>
          </table:table-cell>
          <table:table-cell office:value-type="float" office:value="5071" calcext:value-type="float">
            <text:p>5071</text:p>
          </table:table-cell>
          <table:table-cell office:value-type="float" office:value="61" calcext:value-type="float">
            <text:p>61</text:p>
          </table:table-cell>
          <table:table-cell office:value-type="float" office:value="119500000" calcext:value-type="float">
            <text:p>1195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7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3.38" calcext:value-type="float">
            <text:p>63.38</text:p>
          </table:table-cell>
          <table:table-cell office:value-type="float" office:value="2.47E+018" calcext:value-type="float">
            <text:p>2.47E+018</text:p>
          </table:table-cell>
          <table:table-cell office:value-type="float" office:value="5.824" calcext:value-type="float">
            <text:p>5.824</text:p>
          </table:table-cell>
          <table:table-cell office:value-type="float" office:value="61" calcext:value-type="float">
            <text:p>61</text:p>
          </table:table-cell>
          <table:table-cell office:value-type="float" office:value="119500000" calcext:value-type="float">
            <text:p>1195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6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5.89" calcext:value-type="float">
            <text:p>65.89</text:p>
          </table:table-cell>
          <table:table-cell office:value-type="float" office:value="3.074E+019" calcext:value-type="float">
            <text:p>3.074E+019</text:p>
          </table:table-cell>
          <table:table-cell office:value-type="float" office:value="20.67" calcext:value-type="float">
            <text:p>20.67</text:p>
          </table:table-cell>
          <table:table-cell office:value-type="float" office:value="55" calcext:value-type="float">
            <text:p>55</text:p>
          </table:table-cell>
          <table:table-cell office:value-type="float" office:value="20380000" calcext:value-type="float">
            <text:p>2038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6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6.92" calcext:value-type="float">
            <text:p>66.92</text:p>
          </table:table-cell>
          <table:table-cell office:value-type="float" office:value="1.088E+029" calcext:value-type="float">
            <text:p>1.088E+029</text:p>
          </table:table-cell>
          <table:table-cell office:value-type="float" office:value="62.16" calcext:value-type="float">
            <text:p>62.16</text:p>
          </table:table-cell>
          <table:table-cell office:value-type="float" office:value="93" calcext:value-type="float">
            <text:p>93</text:p>
          </table:table-cell>
          <table:table-cell office:value-type="float" office:value="311500000000" calcext:value-type="float">
            <text:p>3115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5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5.46" calcext:value-type="float">
            <text:p>65.46</text:p>
          </table:table-cell>
          <table:table-cell office:value-type="float" office:value="1.083E+029" calcext:value-type="float">
            <text:p>1.083E+029</text:p>
          </table:table-cell>
          <table:table-cell office:value-type="float" office:value="4557" calcext:value-type="float">
            <text:p>455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4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2.8" calcext:value-type="float">
            <text:p>62.8</text:p>
          </table:table-cell>
          <table:table-cell office:value-type="float" office:value="2.072E+023" calcext:value-type="float">
            <text:p>2.072E+023</text:p>
          </table:table-cell>
          <table:table-cell office:value-type="float" office:value="4558" calcext:value-type="float">
            <text:p>455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3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2.01" calcext:value-type="float">
            <text:p>62.01</text:p>
          </table:table-cell>
          <table:table-cell office:value-type="float" office:value="2.278E+020" calcext:value-type="float">
            <text:p>2.278E+020</text:p>
          </table:table-cell>
          <table:table-cell office:value-type="float" office:value="51.13" calcext:value-type="float">
            <text:p>51.13</text:p>
          </table:table-cell>
          <table:table-cell office:value-type="float" office:value="55" calcext:value-type="float">
            <text:p>55</text:p>
          </table:table-cell>
          <table:table-cell office:value-type="float" office:value="20380000" calcext:value-type="float">
            <text:p>2038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3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3.5" calcext:value-type="float">
            <text:p>63.5</text:p>
          </table:table-cell>
          <table:table-cell office:value-type="float" office:value="1.955E+021" calcext:value-type="float">
            <text:p>1.955E+021</text:p>
          </table:table-cell>
          <table:table-cell office:value-type="float" office:value="15.61" calcext:value-type="float">
            <text:p>15.61</text:p>
          </table:table-cell>
          <table:table-cell office:value-type="float" office:value="57" calcext:value-type="float">
            <text:p>57</text:p>
          </table:table-cell>
          <table:table-cell office:value-type="float" office:value="25890000" calcext:value-type="float">
            <text:p>2589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2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2.7" calcext:value-type="float">
            <text:p>62.7</text:p>
          </table:table-cell>
          <table:table-cell office:value-type="float" office:value="1.494E+023" calcext:value-type="float">
            <text:p>1.494E+023</text:p>
          </table:table-cell>
          <table:table-cell office:value-type="float" office:value="4.808" calcext:value-type="float">
            <text:p>4.808</text:p>
          </table:table-cell>
          <table:table-cell office:value-type="float" office:value="75" calcext:value-type="float">
            <text:p>75</text:p>
          </table:table-cell>
          <table:table-cell office:value-type="float" office:value="1579000000" calcext:value-type="float">
            <text:p>1579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1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0.22" calcext:value-type="float">
            <text:p>60.22</text:p>
          </table:table-cell>
          <table:table-cell office:value-type="float" office:value="2.831E+017" calcext:value-type="float">
            <text:p>2.831E+017</text:p>
          </table:table-cell>
          <table:table-cell office:value-type="float" office:value="45.14" calcext:value-type="float">
            <text:p>45.14</text:p>
          </table:table-cell>
          <table:table-cell office:value-type="float" office:value="67" calcext:value-type="float">
            <text:p>67</text:p>
          </table:table-cell>
          <table:table-cell office:value-type="float" office:value="505100000" calcext:value-type="float">
            <text:p>5051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0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2.75" calcext:value-type="float">
            <text:p>62.75</text:p>
          </table:table-cell>
          <table:table-cell office:value-type="float" office:value="4.135E+019" calcext:value-type="float">
            <text:p>4.135E+019</text:p>
          </table:table-cell>
          <table:table-cell office:value-type="float" office:value="4600" calcext:value-type="float">
            <text:p>4600</text:p>
          </table:table-cell>
          <table:table-cell office:value-type="float" office:value="57" calcext:value-type="float">
            <text:p>57</text:p>
          </table:table-cell>
          <table:table-cell office:value-type="float" office:value="58940000" calcext:value-type="float">
            <text:p>5894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9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3.74" calcext:value-type="float">
            <text:p>63.74</text:p>
          </table:table-cell>
          <table:table-cell office:value-type="float" office:value="9.846E+020" calcext:value-type="float">
            <text:p>9.846E+020</text:p>
          </table:table-cell>
          <table:table-cell office:value-type="float" office:value="4842" calcext:value-type="float">
            <text:p>4842</text:p>
          </table:table-cell>
          <table:table-cell office:value-type="float" office:value="105" calcext:value-type="float">
            <text:p>105</text:p>
          </table:table-cell>
          <table:table-cell office:value-type="float" office:value="583400000000" calcext:value-type="float">
            <text:p>5834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9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5.95" calcext:value-type="float">
            <text:p>65.95</text:p>
          </table:table-cell>
          <table:table-cell office:value-type="float" office:value="2.44E+022" calcext:value-type="float">
            <text:p>2.44E+022</text:p>
          </table:table-cell>
          <table:table-cell office:value-type="float" office:value="20.95" calcext:value-type="float">
            <text:p>20.9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8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3.28" calcext:value-type="float">
            <text:p>63.28</text:p>
          </table:table-cell>
          <table:table-cell office:value-type="float" office:value="4.323E+017" calcext:value-type="float">
            <text:p>4.323E+017</text:p>
          </table:table-cell>
          <table:table-cell office:value-type="float" office:value="21600000" calcext:value-type="float">
            <text:p>216000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7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0.6" calcext:value-type="float">
            <text:p>60.6</text:p>
          </table:table-cell>
          <table:table-cell office:value-type="float" office:value="1.851E+017" calcext:value-type="float">
            <text:p>1.851E+017</text:p>
          </table:table-cell>
          <table:table-cell office:value-type="float" office:value="4558" calcext:value-type="float">
            <text:p>4558</text:p>
          </table:table-cell>
          <table:table-cell office:value-type="float" office:value="53" calcext:value-type="float">
            <text:p>53</text:p>
          </table:table-cell>
          <table:table-cell office:value-type="float" office:value="4054000" calcext:value-type="float">
            <text:p>4054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6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0.65" calcext:value-type="float">
            <text:p>60.65</text:p>
          </table:table-cell>
          <table:table-cell office:value-type="float" office:value="4.15E+021" calcext:value-type="float">
            <text:p>4.15E+021</text:p>
          </table:table-cell>
          <table:table-cell office:value-type="float" office:value="251.4" calcext:value-type="float">
            <text:p>251.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6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0.75" calcext:value-type="float">
            <text:p>60.75</text:p>
          </table:table-cell>
          <table:table-cell office:value-type="float" office:value="5.729E+021" calcext:value-type="float">
            <text:p>5.729E+021</text:p>
          </table:table-cell>
          <table:table-cell office:value-type="float" office:value="60.35" calcext:value-type="float">
            <text:p>60.35</text:p>
          </table:table-cell>
          <table:table-cell office:value-type="float" office:value="53" calcext:value-type="float">
            <text:p>53</text:p>
          </table:table-cell>
          <table:table-cell office:value-type="float" office:value="4250000" calcext:value-type="float">
            <text:p>4250000</text:p>
          </table:table-cell>
          <table:table-cell office:value-type="float" office:value="0.01542" calcext:value-type="float">
            <text:p>0.01542</text:p>
          </table:table-cell>
          <table:table-cell office:value-type="string" calcext:value-type="string">
            <text:p><text:s text:c="3"/>5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2.99" calcext:value-type="float">
            <text:p>62.99</text:p>
          </table:table-cell>
          <table:table-cell office:value-type="float" office:value="1.188E+022" calcext:value-type="float">
            <text:p>1.188E+022</text:p>
          </table:table-cell>
          <table:table-cell office:value-type="float" office:value="8.32" calcext:value-type="float">
            <text:p>8.3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4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2.28" calcext:value-type="float">
            <text:p>62.28</text:p>
          </table:table-cell>
          <table:table-cell office:value-type="float" office:value="6564000000000000" calcext:value-type="float">
            <text:p>6564000000000000</text:p>
          </table:table-cell>
          <table:table-cell office:value-type="float" office:value="9109" calcext:value-type="float">
            <text:p>910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3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3.88" calcext:value-type="float">
            <text:p>63.88</text:p>
          </table:table-cell>
          <table:table-cell office:value-type="float" office:value="8.286E+017" calcext:value-type="float">
            <text:p>8.286E+017</text:p>
          </table:table-cell>
          <table:table-cell office:value-type="float" office:value="4566" calcext:value-type="float">
            <text:p>456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3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8.14" calcext:value-type="float">
            <text:p>68.14</text:p>
          </table:table-cell>
          <table:table-cell office:value-type="float" office:value="4.226E+020" calcext:value-type="float">
            <text:p>4.226E+020</text:p>
          </table:table-cell>
          <table:table-cell office:value-type="float" office:value="759.3" calcext:value-type="float">
            <text:p>759.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2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5.65" calcext:value-type="float">
            <text:p>65.65</text:p>
          </table:table-cell>
          <table:table-cell office:value-type="float" office:value="2.443E+021" calcext:value-type="float">
            <text:p>2.443E+021</text:p>
          </table:table-cell>
          <table:table-cell office:value-type="float" office:value="74.34" calcext:value-type="float">
            <text:p>74.3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5.08" calcext:value-type="float">
            <text:p>65.08</text:p>
          </table:table-cell>
          <table:table-cell office:value-type="float" office:value="7.681E+017" calcext:value-type="float">
            <text:p>7.681E+017</text:p>
          </table:table-cell>
          <table:table-cell office:value-type="float" office:value="8510" calcext:value-type="float">
            <text:p>851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4.53" calcext:value-type="float">
            <text:p>64.53</text:p>
          </table:table-cell>
          <table:table-cell office:value-type="float" office:value="9.908E+023" calcext:value-type="float">
            <text:p>9.908E+023</text:p>
          </table:table-cell>
          <table:table-cell office:value-type="float" office:value="8.612" calcext:value-type="float">
            <text:p>8.612</text:p>
          </table:table-cell>
          <table:table-cell office:value-type="float" office:value="105" calcext:value-type="float">
            <text:p>105</text:p>
          </table:table-cell>
          <table:table-cell office:value-type="float" office:value="16950000000000" calcext:value-type="float">
            <text:p>16950000000000</text:p>
          </table:table-cell>
          <table:table-cell office:value-type="float" office:value="0.01482" calcext:value-type="float">
            <text:p>0.01482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7.24" calcext:value-type="float">
            <text:p>67.24</text:p>
          </table:table-cell>
          <table:table-cell office:value-type="float" office:value="1.733E+024" calcext:value-type="float">
            <text:p>1.733E+024</text:p>
          </table:table-cell>
          <table:table-cell office:value-type="float" office:value="8.09" calcext:value-type="float">
            <text:p>8.09</text:p>
          </table:table-cell>
          <table:table-cell office:value-type="float" office:value="117" calcext:value-type="float">
            <text:p>117</text:p>
          </table:table-cell>
          <table:table-cell office:value-type="float" office:value="1372000000000000" calcext:value-type="float">
            <text:p>1372000000000000</text:p>
          </table:table-cell>
          <table:table-cell office:value-type="float" office:value="0.01499" calcext:value-type="float">
            <text:p>0.01499</text:p>
          </table:table-cell>
          <table:table-cell office:value-type="string" calcext:value-type="string">
            <text:p><text:s text:c="3"/>19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8.87" calcext:value-type="float">
            <text:p>68.87</text:p>
          </table:table-cell>
          <table:table-cell office:value-type="float" office:value="4.953E+022" calcext:value-type="float">
            <text:p>4.953E+022</text:p>
          </table:table-cell>
          <table:table-cell office:value-type="float" office:value="4556" calcext:value-type="float">
            <text:p>4556</text:p>
          </table:table-cell>
          <table:table-cell office:value-type="float" office:value="117" calcext:value-type="float">
            <text:p>117</text:p>
          </table:table-cell>
          <table:table-cell office:value-type="float" office:value="2321000000000000" calcext:value-type="float">
            <text:p>2321000000000000</text:p>
          </table:table-cell>
          <table:table-cell office:value-type="float" office:value="0.01508" calcext:value-type="float">
            <text:p>0.01508</text:p>
          </table:table-cell>
          <table:table-cell office:value-type="string" calcext:value-type="string">
            <text:p><text:s text:c="3"/>18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6.97" calcext:value-type="float">
            <text:p>66.97</text:p>
          </table:table-cell>
          <table:table-cell office:value-type="float" office:value="1.02E+023" calcext:value-type="float">
            <text:p>1.02E+023</text:p>
          </table:table-cell>
          <table:table-cell office:value-type="float" office:value="3.641" calcext:value-type="float">
            <text:p>3.641</text:p>
          </table:table-cell>
          <table:table-cell office:value-type="float" office:value="75" calcext:value-type="float">
            <text:p>75</text:p>
          </table:table-cell>
          <table:table-cell office:value-type="float" office:value="279300000" calcext:value-type="float">
            <text:p>2793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7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8.47" calcext:value-type="float">
            <text:p>68.47</text:p>
          </table:table-cell>
          <table:table-cell office:value-type="float" office:value="9.085E+026" calcext:value-type="float">
            <text:p>9.085E+026</text:p>
          </table:table-cell>
          <table:table-cell office:value-type="float" office:value="4572" calcext:value-type="float">
            <text:p>4572</text:p>
          </table:table-cell>
          <table:table-cell office:value-type="float" office:value="103" calcext:value-type="float">
            <text:p>103</text:p>
          </table:table-cell>
          <table:table-cell office:value-type="float" office:value="74830000000" calcext:value-type="float">
            <text:p>74830000000</text:p>
          </table:table-cell>
          <table:table-cell office:value-type="float" office:value="0.01547" calcext:value-type="float">
            <text:p>0.01547</text:p>
          </table:table-cell>
          <table:table-cell office:value-type="string" calcext:value-type="string">
            <text:p><text:s text:c="3"/>17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4.94" calcext:value-type="float">
            <text:p>64.94</text:p>
          </table:table-cell>
          <table:table-cell office:value-type="float" office:value="1.258E+018" calcext:value-type="float">
            <text:p>1.258E+018</text:p>
          </table:table-cell>
          <table:table-cell office:value-type="float" office:value="8.81" calcext:value-type="float">
            <text:p>8.81</text:p>
          </table:table-cell>
          <table:table-cell office:value-type="float" office:value="57" calcext:value-type="float">
            <text:p>57</text:p>
          </table:table-cell>
          <table:table-cell office:value-type="float" office:value="31400000" calcext:value-type="float">
            <text:p>314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5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4.22" calcext:value-type="float">
            <text:p>64.22</text:p>
          </table:table-cell>
          <table:table-cell office:value-type="float" office:value="7.954E+022" calcext:value-type="float">
            <text:p>7.954E+022</text:p>
          </table:table-cell>
          <table:table-cell office:value-type="float" office:value="7.011" calcext:value-type="float">
            <text:p>7.01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4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5.84" calcext:value-type="float">
            <text:p>65.84</text:p>
          </table:table-cell>
          <table:table-cell office:value-type="float" office:value="1.752E+022" calcext:value-type="float">
            <text:p>1.752E+022</text:p>
          </table:table-cell>
          <table:table-cell office:value-type="float" office:value="4689" calcext:value-type="float">
            <text:p>4689</text:p>
          </table:table-cell>
          <table:table-cell office:value-type="float" office:value="63" calcext:value-type="float">
            <text:p>63</text:p>
          </table:table-cell>
          <table:table-cell office:value-type="float" office:value="136100000" calcext:value-type="float">
            <text:p>1361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4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6.28" calcext:value-type="float">
            <text:p>66.28</text:p>
          </table:table-cell>
          <table:table-cell office:value-type="float" office:value="5.368E+025" calcext:value-type="float">
            <text:p>5.368E+025</text:p>
          </table:table-cell>
          <table:table-cell office:value-type="float" office:value="1304" calcext:value-type="float">
            <text:p>1304</text:p>
          </table:table-cell>
          <table:table-cell office:value-type="float" office:value="113" calcext:value-type="float">
            <text:p>113</text:p>
          </table:table-cell>
          <table:table-cell office:value-type="float" office:value="97930000000" calcext:value-type="float">
            <text:p>9793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3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9.99" calcext:value-type="float">
            <text:p>69.99</text:p>
          </table:table-cell>
          <table:table-cell office:value-type="float" office:value="2.401E+022" calcext:value-type="float">
            <text:p>2.401E+022</text:p>
          </table:table-cell>
          <table:table-cell office:value-type="float" office:value="21.61" calcext:value-type="float">
            <text:p>21.61</text:p>
          </table:table-cell>
          <table:table-cell office:value-type="float" office:value="131" calcext:value-type="float">
            <text:p>131</text:p>
          </table:table-cell>
          <table:table-cell office:value-type="float" office:value="60850000000000" calcext:value-type="float">
            <text:p>6085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3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5.36" calcext:value-type="float">
            <text:p>65.36</text:p>
          </table:table-cell>
          <table:table-cell office:value-type="float" office:value="5.201E+019" calcext:value-type="float">
            <text:p>5.201E+019</text:p>
          </table:table-cell>
          <table:table-cell office:value-type="float" office:value="4558" calcext:value-type="float">
            <text:p>4558</text:p>
          </table:table-cell>
          <table:table-cell office:value-type="float" office:value="115" calcext:value-type="float">
            <text:p>115</text:p>
          </table:table-cell>
          <table:table-cell office:value-type="float" office:value="431000000000" calcext:value-type="float">
            <text:p>431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2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7.96" calcext:value-type="float">
            <text:p>67.96</text:p>
          </table:table-cell>
          <table:table-cell office:value-type="float" office:value="1.571E+020" calcext:value-type="float">
            <text:p>1.571E+020</text:p>
          </table:table-cell>
          <table:table-cell office:value-type="float" office:value="5.034" calcext:value-type="float">
            <text:p>5.034</text:p>
          </table:table-cell>
          <table:table-cell office:value-type="float" office:value="61" calcext:value-type="float">
            <text:p>61</text:p>
          </table:table-cell>
          <table:table-cell office:value-type="float" office:value="69960000" calcext:value-type="float">
            <text:p>6996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1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6.31" calcext:value-type="float">
            <text:p>66.31</text:p>
          </table:table-cell>
          <table:table-cell office:value-type="float" office:value="3.078E+022" calcext:value-type="float">
            <text:p>3.078E+022</text:p>
          </table:table-cell>
          <table:table-cell office:value-type="float" office:value="7.703" calcext:value-type="float">
            <text:p>7.70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0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6.77" calcext:value-type="float">
            <text:p>66.77</text:p>
          </table:table-cell>
          <table:table-cell office:value-type="float" office:value="2.959E+022" calcext:value-type="float">
            <text:p>2.959E+022</text:p>
          </table:table-cell>
          <table:table-cell office:value-type="float" office:value="8.852" calcext:value-type="float">
            <text:p>8.85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9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9.66" calcext:value-type="float">
            <text:p>69.66</text:p>
          </table:table-cell>
          <table:table-cell office:value-type="float" office:value="1.068E+023" calcext:value-type="float">
            <text:p>1.068E+023</text:p>
          </table:table-cell>
          <table:table-cell office:value-type="float" office:value="1.977" calcext:value-type="float">
            <text:p>1.977</text:p>
          </table:table-cell>
          <table:table-cell office:value-type="float" office:value="83" calcext:value-type="float">
            <text:p>83</text:p>
          </table:table-cell>
          <table:table-cell office:value-type="float" office:value="3849000000" calcext:value-type="float">
            <text:p>3849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9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4.38" calcext:value-type="float">
            <text:p>64.38</text:p>
          </table:table-cell>
          <table:table-cell office:value-type="float" office:value="1.199E+023" calcext:value-type="float">
            <text:p>1.199E+023</text:p>
          </table:table-cell>
          <table:table-cell office:value-type="float" office:value="56.77" calcext:value-type="float">
            <text:p>56.77</text:p>
          </table:table-cell>
          <table:table-cell office:value-type="float" office:value="93" calcext:value-type="float">
            <text:p>93</text:p>
          </table:table-cell>
          <table:table-cell office:value-type="float" office:value="7319000000" calcext:value-type="float">
            <text:p>7319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7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3.97" calcext:value-type="float">
            <text:p>63.97</text:p>
          </table:table-cell>
          <table:table-cell office:value-type="float" office:value="1.122E+019" calcext:value-type="float">
            <text:p>1.122E+019</text:p>
          </table:table-cell>
          <table:table-cell office:value-type="float" office:value="35.9" calcext:value-type="float">
            <text:p>35.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7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6.92" calcext:value-type="float">
            <text:p>66.92</text:p>
          </table:table-cell>
          <table:table-cell office:value-type="float" office:value="3.925E+024" calcext:value-type="float">
            <text:p>3.925E+024</text:p>
          </table:table-cell>
          <table:table-cell office:value-type="float" office:value="4561" calcext:value-type="float">
            <text:p>456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6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7.42" calcext:value-type="float">
            <text:p>67.42</text:p>
          </table:table-cell>
          <table:table-cell office:value-type="float" office:value="6.331E+020" calcext:value-type="float">
            <text:p>6.331E+020</text:p>
          </table:table-cell>
          <table:table-cell office:value-type="float" office:value="12.27" calcext:value-type="float">
            <text:p>12.2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5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5.19" calcext:value-type="float">
            <text:p>65.19</text:p>
          </table:table-cell>
          <table:table-cell office:value-type="float" office:value="8.185E+024" calcext:value-type="float">
            <text:p>8.185E+024</text:p>
          </table:table-cell>
          <table:table-cell office:value-type="float" office:value="62.6" calcext:value-type="float">
            <text:p>62.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4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7.08" calcext:value-type="float">
            <text:p>67.08</text:p>
          </table:table-cell>
          <table:table-cell office:value-type="float" office:value="1.118E+022" calcext:value-type="float">
            <text:p>1.118E+022</text:p>
          </table:table-cell>
          <table:table-cell office:value-type="float" office:value="12490" calcext:value-type="float">
            <text:p>1249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4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4.83" calcext:value-type="float">
            <text:p>64.83</text:p>
          </table:table-cell>
          <table:table-cell office:value-type="float" office:value="3.965E+022" calcext:value-type="float">
            <text:p>3.965E+022</text:p>
          </table:table-cell>
          <table:table-cell office:value-type="float" office:value="2.512" calcext:value-type="float">
            <text:p>2.51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3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2.8" calcext:value-type="float">
            <text:p>62.8</text:p>
          </table:table-cell>
          <table:table-cell office:value-type="float" office:value="6.655E+019" calcext:value-type="float">
            <text:p>6.655E+019</text:p>
          </table:table-cell>
          <table:table-cell office:value-type="float" office:value="12.36" calcext:value-type="float">
            <text:p>12.3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2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3.99" calcext:value-type="float">
            <text:p>63.99</text:p>
          </table:table-cell>
          <table:table-cell office:value-type="float" office:value="1.488E+020" calcext:value-type="float">
            <text:p>1.488E+020</text:p>
          </table:table-cell>
          <table:table-cell office:value-type="float" office:value="3.825" calcext:value-type="float">
            <text:p>3.82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2.26" calcext:value-type="float">
            <text:p>62.26</text:p>
          </table:table-cell>
          <table:table-cell office:value-type="float" office:value="1.252E+021" calcext:value-type="float">
            <text:p>1.252E+021</text:p>
          </table:table-cell>
          <table:table-cell office:value-type="float" office:value="33.6" calcext:value-type="float">
            <text:p>33.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5.29" calcext:value-type="float">
            <text:p>65.29</text:p>
          </table:table-cell>
          <table:table-cell office:value-type="float" office:value="4.176E+024" calcext:value-type="float">
            <text:p>4.176E+024</text:p>
          </table:table-cell>
          <table:table-cell office:value-type="float" office:value="15.41" calcext:value-type="float">
            <text:p>15.4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6.82" calcext:value-type="float">
            <text:p>66.82</text:p>
          </table:table-cell>
          <table:table-cell office:value-type="float" office:value="2.768E+021" calcext:value-type="float">
            <text:p>2.768E+021</text:p>
          </table:table-cell>
          <table:table-cell office:value-type="float" office:value="9170" calcext:value-type="float">
            <text:p>917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9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3.8" calcext:value-type="float">
            <text:p>63.8</text:p>
          </table:table-cell>
          <table:table-cell office:value-type="float" office:value="1.486E+025" calcext:value-type="float">
            <text:p>1.486E+025</text:p>
          </table:table-cell>
          <table:table-cell office:value-type="float" office:value="4593" calcext:value-type="float">
            <text:p>459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8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6.51" calcext:value-type="float">
            <text:p>66.51</text:p>
          </table:table-cell>
          <table:table-cell office:value-type="float" office:value="1.751E+020" calcext:value-type="float">
            <text:p>1.751E+020</text:p>
          </table:table-cell>
          <table:table-cell office:value-type="float" office:value="9112" calcext:value-type="float">
            <text:p>911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7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3.46" calcext:value-type="float">
            <text:p>63.46</text:p>
          </table:table-cell>
          <table:table-cell office:value-type="float" office:value="3.04E+020" calcext:value-type="float">
            <text:p>3.04E+020</text:p>
          </table:table-cell>
          <table:table-cell office:value-type="float" office:value="26.1" calcext:value-type="float">
            <text:p>26.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6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2.15" calcext:value-type="float">
            <text:p>62.15</text:p>
          </table:table-cell>
          <table:table-cell office:value-type="float" office:value="2.18E+019" calcext:value-type="float">
            <text:p>2.18E+019</text:p>
          </table:table-cell>
          <table:table-cell office:value-type="float" office:value="6.77" calcext:value-type="float">
            <text:p>6.7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5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8.61" calcext:value-type="float">
            <text:p>68.61</text:p>
          </table:table-cell>
          <table:table-cell office:value-type="float" office:value="7.338E+024" calcext:value-type="float">
            <text:p>7.338E+024</text:p>
          </table:table-cell>
          <table:table-cell office:value-type="float" office:value="9.748" calcext:value-type="float">
            <text:p>9.748</text:p>
          </table:table-cell>
          <table:table-cell office:value-type="float" office:value="77" calcext:value-type="float">
            <text:p>77</text:p>
          </table:table-cell>
          <table:table-cell office:value-type="float" office:value="4166000000" calcext:value-type="float">
            <text:p>4166000000</text:p>
          </table:table-cell>
          <table:table-cell office:value-type="float" office:value="0.01547" calcext:value-type="float">
            <text:p>0.01547</text:p>
          </table:table-cell>
          <table:table-cell office:value-type="string" calcext:value-type="string">
            <text:p><text:s text:c="3"/>15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6.85" calcext:value-type="float">
            <text:p>66.85</text:p>
          </table:table-cell>
          <table:table-cell office:value-type="float" office:value="2.817E+028" calcext:value-type="float">
            <text:p>2.817E+028</text:p>
          </table:table-cell>
          <table:table-cell office:value-type="float" office:value="10.73" calcext:value-type="float">
            <text:p>10.73</text:p>
          </table:table-cell>
          <table:table-cell office:value-type="float" office:value="99" calcext:value-type="float">
            <text:p>99</text:p>
          </table:table-cell>
          <table:table-cell office:value-type="float" office:value="13590000000000" calcext:value-type="float">
            <text:p>1359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4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8.21" calcext:value-type="float">
            <text:p>68.21</text:p>
          </table:table-cell>
          <table:table-cell office:value-type="float" office:value="9.279E+022" calcext:value-type="float">
            <text:p>9.279E+022</text:p>
          </table:table-cell>
          <table:table-cell office:value-type="float" office:value="41570" calcext:value-type="float">
            <text:p>41570</text:p>
          </table:table-cell>
          <table:table-cell office:value-type="float" office:value="105" calcext:value-type="float">
            <text:p>105</text:p>
          </table:table-cell>
          <table:table-cell office:value-type="float" office:value="64510000000000" calcext:value-type="float">
            <text:p>6451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3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4.56" calcext:value-type="float">
            <text:p>64.56</text:p>
          </table:table-cell>
          <table:table-cell office:value-type="float" office:value="4.475E+022" calcext:value-type="float">
            <text:p>4.475E+022</text:p>
          </table:table-cell>
          <table:table-cell office:value-type="float" office:value="249.2" calcext:value-type="float">
            <text:p>249.2</text:p>
          </table:table-cell>
          <table:table-cell office:value-type="float" office:value="75" calcext:value-type="float">
            <text:p>75</text:p>
          </table:table-cell>
          <table:table-cell office:value-type="float" office:value="2817000000" calcext:value-type="float">
            <text:p>2817000000</text:p>
          </table:table-cell>
          <table:table-cell office:value-type="float" office:value="0.01546" calcext:value-type="float">
            <text:p>0.01546</text:p>
          </table:table-cell>
          <table:table-cell office:value-type="string" calcext:value-type="string">
            <text:p><text:s text:c="3"/>12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6.8" calcext:value-type="float">
            <text:p>66.8</text:p>
          </table:table-cell>
          <table:table-cell office:value-type="float" office:value="3.191E+023" calcext:value-type="float">
            <text:p>3.191E+023</text:p>
          </table:table-cell>
          <table:table-cell office:value-type="float" office:value="6.686" calcext:value-type="float">
            <text:p>6.686</text:p>
          </table:table-cell>
          <table:table-cell office:value-type="float" office:value="81" calcext:value-type="float">
            <text:p>81</text:p>
          </table:table-cell>
          <table:table-cell office:value-type="float" office:value="31010000000" calcext:value-type="float">
            <text:p>31010000000</text:p>
          </table:table-cell>
          <table:table-cell office:value-type="float" office:value="0.01539" calcext:value-type="float">
            <text:p>0.01539</text:p>
          </table:table-cell>
          <table:table-cell office:value-type="string" calcext:value-type="string">
            <text:p><text:s text:c="3"/>12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5.85" calcext:value-type="float">
            <text:p>65.85</text:p>
          </table:table-cell>
          <table:table-cell office:value-type="float" office:value="8.023E+024" calcext:value-type="float">
            <text:p>8.023E+024</text:p>
          </table:table-cell>
          <table:table-cell office:value-type="float" office:value="111.4" calcext:value-type="float">
            <text:p>111.4</text:p>
          </table:table-cell>
          <table:table-cell office:value-type="float" office:value="75" calcext:value-type="float">
            <text:p>75</text:p>
          </table:table-cell>
          <table:table-cell office:value-type="float" office:value="2153000000" calcext:value-type="float">
            <text:p>2153000000</text:p>
          </table:table-cell>
          <table:table-cell office:value-type="float" office:value="0.01543" calcext:value-type="float">
            <text:p>0.01543</text:p>
          </table:table-cell>
          <table:table-cell office:value-type="string" calcext:value-type="string">
            <text:p><text:s text:c="3"/>11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5.04" calcext:value-type="float">
            <text:p>65.04</text:p>
          </table:table-cell>
          <table:table-cell office:value-type="float" office:value="5.317E+021" calcext:value-type="float">
            <text:p>5.317E+021</text:p>
          </table:table-cell>
          <table:table-cell office:value-type="float" office:value="4585" calcext:value-type="float">
            <text:p>4585</text:p>
          </table:table-cell>
          <table:table-cell office:value-type="float" office:value="79" calcext:value-type="float">
            <text:p>79</text:p>
          </table:table-cell>
          <table:table-cell office:value-type="float" office:value="3148000000" calcext:value-type="float">
            <text:p>3148000000</text:p>
          </table:table-cell>
          <table:table-cell office:value-type="float" office:value="0.01535" calcext:value-type="float">
            <text:p>0.01535</text:p>
          </table:table-cell>
          <table:table-cell office:value-type="string" calcext:value-type="string">
            <text:p><text:s text:c="3"/>10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5.42" calcext:value-type="float">
            <text:p>65.42</text:p>
          </table:table-cell>
          <table:table-cell office:value-type="float" office:value="2.397E+026" calcext:value-type="float">
            <text:p>2.397E+026</text:p>
          </table:table-cell>
          <table:table-cell office:value-type="float" office:value="157100" calcext:value-type="float">
            <text:p>1571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9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3.51" calcext:value-type="float">
            <text:p>63.51</text:p>
          </table:table-cell>
          <table:table-cell office:value-type="float" office:value="1.429E+022" calcext:value-type="float">
            <text:p>1.429E+022</text:p>
          </table:table-cell>
          <table:table-cell office:value-type="float" office:value="49.03" calcext:value-type="float">
            <text:p>49.0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8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4.39" calcext:value-type="float">
            <text:p>64.39</text:p>
          </table:table-cell>
          <table:table-cell office:value-type="float" office:value="2.397E+024" calcext:value-type="float">
            <text:p>2.397E+024</text:p>
          </table:table-cell>
          <table:table-cell office:value-type="float" office:value="33.25" calcext:value-type="float">
            <text:p>33.25</text:p>
          </table:table-cell>
          <table:table-cell office:value-type="float" office:value="79" calcext:value-type="float">
            <text:p>79</text:p>
          </table:table-cell>
          <table:table-cell office:value-type="float" office:value="1761000000" calcext:value-type="float">
            <text:p>1761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7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8.68" calcext:value-type="float">
            <text:p>68.68</text:p>
          </table:table-cell>
          <table:table-cell office:value-type="float" office:value="5.323E+021" calcext:value-type="float">
            <text:p>5.323E+021</text:p>
          </table:table-cell>
          <table:table-cell office:value-type="float" office:value="4554" calcext:value-type="float">
            <text:p>4554</text:p>
          </table:table-cell>
          <table:table-cell office:value-type="float" office:value="79" calcext:value-type="float">
            <text:p>79</text:p>
          </table:table-cell>
          <table:table-cell office:value-type="float" office:value="1805000000" calcext:value-type="float">
            <text:p>1805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7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8.73" calcext:value-type="float">
            <text:p>68.73</text:p>
          </table:table-cell>
          <table:table-cell office:value-type="float" office:value="2.659E+019" calcext:value-type="float">
            <text:p>2.659E+019</text:p>
          </table:table-cell>
          <table:table-cell office:value-type="float" office:value="5.513" calcext:value-type="float">
            <text:p>5.513</text:p>
          </table:table-cell>
          <table:table-cell office:value-type="float" office:value="127" calcext:value-type="float">
            <text:p>127</text:p>
          </table:table-cell>
          <table:table-cell office:value-type="float" office:value="4653000000000000" calcext:value-type="float">
            <text:p>465300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6.6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4.67" calcext:value-type="float">
            <text:p>64.67</text:p>
          </table:table-cell>
          <table:table-cell office:value-type="float" office:value="4.821E+021" calcext:value-type="float">
            <text:p>4.821E+021</text:p>
          </table:table-cell>
          <table:table-cell office:value-type="float" office:value="13.25" calcext:value-type="float">
            <text:p>13.2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5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3.6" calcext:value-type="float">
            <text:p>63.6</text:p>
          </table:table-cell>
          <table:table-cell office:value-type="float" office:value="1.88E+020" calcext:value-type="float">
            <text:p>1.88E+020</text:p>
          </table:table-cell>
          <table:table-cell office:value-type="float" office:value="4557" calcext:value-type="float">
            <text:p>4557</text:p>
          </table:table-cell>
          <table:table-cell office:value-type="float" office:value="65" calcext:value-type="float">
            <text:p>65</text:p>
          </table:table-cell>
          <table:table-cell office:value-type="float" office:value="97500000" calcext:value-type="float">
            <text:p>975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4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2.55" calcext:value-type="float">
            <text:p>62.55</text:p>
          </table:table-cell>
          <table:table-cell office:value-type="float" office:value="2.561E+022" calcext:value-type="float">
            <text:p>2.561E+022</text:p>
          </table:table-cell>
          <table:table-cell office:value-type="float" office:value="5.905" calcext:value-type="float">
            <text:p>5.90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3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2.26" calcext:value-type="float">
            <text:p>62.26</text:p>
          </table:table-cell>
          <table:table-cell office:value-type="float" office:value="1.249E+020" calcext:value-type="float">
            <text:p>1.249E+020</text:p>
          </table:table-cell>
          <table:table-cell office:value-type="float" office:value="15.52" calcext:value-type="float">
            <text:p>15.5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3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7.32" calcext:value-type="float">
            <text:p>67.32</text:p>
          </table:table-cell>
          <table:table-cell office:value-type="float" office:value="5.26E+020" calcext:value-type="float">
            <text:p>5.26E+020</text:p>
          </table:table-cell>
          <table:table-cell office:value-type="float" office:value="42.91" calcext:value-type="float">
            <text:p>42.9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2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6.06" calcext:value-type="float">
            <text:p>66.06</text:p>
          </table:table-cell>
          <table:table-cell office:value-type="float" office:value="3.265E+025" calcext:value-type="float">
            <text:p>3.265E+025</text:p>
          </table:table-cell>
          <table:table-cell office:value-type="float" office:value="4554" calcext:value-type="float">
            <text:p>455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5.05" calcext:value-type="float">
            <text:p>65.05</text:p>
          </table:table-cell>
          <table:table-cell office:value-type="float" office:value="7.745E+026" calcext:value-type="float">
            <text:p>7.745E+026</text:p>
          </table:table-cell>
          <table:table-cell office:value-type="float" office:value="110.6" calcext:value-type="float">
            <text:p>110.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6.39" calcext:value-type="float">
            <text:p>66.39</text:p>
          </table:table-cell>
          <table:table-cell office:value-type="float" office:value="5.845E+023" calcext:value-type="float">
            <text:p>5.845E+023</text:p>
          </table:table-cell>
          <table:table-cell office:value-type="float" office:value="110100" calcext:value-type="float">
            <text:p>1101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7.72" calcext:value-type="float">
            <text:p>67.72</text:p>
          </table:table-cell>
          <table:table-cell office:value-type="float" office:value="1.312E+022" calcext:value-type="float">
            <text:p>1.312E+022</text:p>
          </table:table-cell>
          <table:table-cell office:value-type="float" office:value="4567" calcext:value-type="float">
            <text:p>456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9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9.46" calcext:value-type="float">
            <text:p>69.46</text:p>
          </table:table-cell>
          <table:table-cell office:value-type="float" office:value="3.545E+026" calcext:value-type="float">
            <text:p>3.545E+026</text:p>
          </table:table-cell>
          <table:table-cell office:value-type="float" office:value="3.321" calcext:value-type="float">
            <text:p>3.32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9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8.2" calcext:value-type="float">
            <text:p>68.2</text:p>
          </table:table-cell>
          <table:table-cell office:value-type="float" office:value="2.891E+023" calcext:value-type="float">
            <text:p>2.891E+023</text:p>
          </table:table-cell>
          <table:table-cell office:value-type="float" office:value="15850" calcext:value-type="float">
            <text:p>1585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7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8.38" calcext:value-type="float">
            <text:p>68.38</text:p>
          </table:table-cell>
          <table:table-cell office:value-type="float" office:value="9.026E+022" calcext:value-type="float">
            <text:p>9.026E+022</text:p>
          </table:table-cell>
          <table:table-cell office:value-type="float" office:value="11.89" calcext:value-type="float">
            <text:p>11.8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6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4.76" calcext:value-type="float">
            <text:p>64.76</text:p>
          </table:table-cell>
          <table:table-cell office:value-type="float" office:value="2.328E+022" calcext:value-type="float">
            <text:p>2.328E+022</text:p>
          </table:table-cell>
          <table:table-cell office:value-type="float" office:value="9110" calcext:value-type="float">
            <text:p>911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6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5.96" calcext:value-type="float">
            <text:p>65.96</text:p>
          </table:table-cell>
          <table:table-cell office:value-type="float" office:value="6.969E+024" calcext:value-type="float">
            <text:p>6.969E+024</text:p>
          </table:table-cell>
          <table:table-cell office:value-type="float" office:value="6.605" calcext:value-type="float">
            <text:p>6.60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5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7.73" calcext:value-type="float">
            <text:p>67.73</text:p>
          </table:table-cell>
          <table:table-cell office:value-type="float" office:value="1.93E+025" calcext:value-type="float">
            <text:p>1.93E+025</text:p>
          </table:table-cell>
          <table:table-cell office:value-type="float" office:value="27.95" calcext:value-type="float">
            <text:p>27.95</text:p>
          </table:table-cell>
          <table:table-cell office:value-type="float" office:value="61" calcext:value-type="float">
            <text:p>61</text:p>
          </table:table-cell>
          <table:table-cell office:value-type="float" office:value="80970000" calcext:value-type="float">
            <text:p>8097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4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1.16" calcext:value-type="float">
            <text:p>71.16</text:p>
          </table:table-cell>
          <table:table-cell office:value-type="float" office:value="1.921E+025" calcext:value-type="float">
            <text:p>1.921E+025</text:p>
          </table:table-cell>
          <table:table-cell office:value-type="float" office:value="9.21" calcext:value-type="float">
            <text:p>9.2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4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8.54" calcext:value-type="float">
            <text:p>68.54</text:p>
          </table:table-cell>
          <table:table-cell office:value-type="float" office:value="3.609E+021" calcext:value-type="float">
            <text:p>3.609E+021</text:p>
          </table:table-cell>
          <table:table-cell office:value-type="float" office:value="67.12" calcext:value-type="float">
            <text:p>67.12</text:p>
          </table:table-cell>
          <table:table-cell office:value-type="float" office:value="61" calcext:value-type="float">
            <text:p>61</text:p>
          </table:table-cell>
          <table:table-cell office:value-type="float" office:value="80970000" calcext:value-type="float">
            <text:p>8097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3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8.14" calcext:value-type="float">
            <text:p>68.14</text:p>
          </table:table-cell>
          <table:table-cell office:value-type="float" office:value="5.565E+022" calcext:value-type="float">
            <text:p>5.565E+022</text:p>
          </table:table-cell>
          <table:table-cell office:value-type="float" office:value="19.18" calcext:value-type="float">
            <text:p>19.18</text:p>
          </table:table-cell>
          <table:table-cell office:value-type="float" office:value="61" calcext:value-type="float">
            <text:p>61</text:p>
          </table:table-cell>
          <table:table-cell office:value-type="float" office:value="87580000" calcext:value-type="float">
            <text:p>8758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2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5.77" calcext:value-type="float">
            <text:p>65.77</text:p>
          </table:table-cell>
          <table:table-cell office:value-type="float" office:value="2.248E+026" calcext:value-type="float">
            <text:p>2.248E+026</text:p>
          </table:table-cell>
          <table:table-cell office:value-type="float" office:value="20.13" calcext:value-type="float">
            <text:p>20.13</text:p>
          </table:table-cell>
          <table:table-cell office:value-type="float" office:value="63" calcext:value-type="float">
            <text:p>63</text:p>
          </table:table-cell>
          <table:table-cell office:value-type="float" office:value="169100000" calcext:value-type="float">
            <text:p>1691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1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7.54" calcext:value-type="float">
            <text:p>67.54</text:p>
          </table:table-cell>
          <table:table-cell office:value-type="float" office:value="1.823E+020" calcext:value-type="float">
            <text:p>1.823E+020</text:p>
          </table:table-cell>
          <table:table-cell office:value-type="float" office:value="2563" calcext:value-type="float">
            <text:p>2563</text:p>
          </table:table-cell>
          <table:table-cell office:value-type="float" office:value="61" calcext:value-type="float">
            <text:p>61</text:p>
          </table:table-cell>
          <table:table-cell office:value-type="float" office:value="91990000" calcext:value-type="float">
            <text:p>9199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0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7.61" calcext:value-type="float">
            <text:p>67.61</text:p>
          </table:table-cell>
          <table:table-cell office:value-type="float" office:value="8.729E+022" calcext:value-type="float">
            <text:p>8.729E+022</text:p>
          </table:table-cell>
          <table:table-cell office:value-type="float" office:value="34280" calcext:value-type="float">
            <text:p>34280</text:p>
          </table:table-cell>
          <table:table-cell office:value-type="float" office:value="109" calcext:value-type="float">
            <text:p>109</text:p>
          </table:table-cell>
          <table:table-cell office:value-type="float" office:value="22830000000000" calcext:value-type="float">
            <text:p>2283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9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8.47" calcext:value-type="float">
            <text:p>68.47</text:p>
          </table:table-cell>
          <table:table-cell office:value-type="float" office:value="2.212E+021" calcext:value-type="float">
            <text:p>2.212E+021</text:p>
          </table:table-cell>
          <table:table-cell office:value-type="float" office:value="4559" calcext:value-type="float">
            <text:p>4559</text:p>
          </table:table-cell>
          <table:table-cell office:value-type="float" office:value="131" calcext:value-type="float">
            <text:p>131</text:p>
          </table:table-cell>
          <table:table-cell office:value-type="float" office:value="1.381E+017" calcext:value-type="float">
            <text:p>1.381E+017</text:p>
          </table:table-cell>
          <table:table-cell office:value-type="float" office:value="0.01547" calcext:value-type="float">
            <text:p>0.01547</text:p>
          </table:table-cell>
          <table:table-cell office:value-type="string" calcext:value-type="string">
            <text:p><text:s text:c="3"/>9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8.44" calcext:value-type="float">
            <text:p>68.44</text:p>
          </table:table-cell>
          <table:table-cell office:value-type="float" office:value="1.49E+026" calcext:value-type="float">
            <text:p>1.49E+026</text:p>
          </table:table-cell>
          <table:table-cell office:value-type="float" office:value="4561" calcext:value-type="float">
            <text:p>4561</text:p>
          </table:table-cell>
          <table:table-cell office:value-type="float" office:value="63" calcext:value-type="float">
            <text:p>63</text:p>
          </table:table-cell>
          <table:table-cell office:value-type="float" office:value="317800000" calcext:value-type="float">
            <text:p>317800000</text:p>
          </table:table-cell>
          <table:table-cell office:value-type="float" office:value="0.01547" calcext:value-type="float">
            <text:p>0.01547</text:p>
          </table:table-cell>
          <table:table-cell office:value-type="string" calcext:value-type="string">
            <text:p><text:s text:c="3"/>8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5.66" calcext:value-type="float">
            <text:p>65.66</text:p>
          </table:table-cell>
          <table:table-cell office:value-type="float" office:value="1.894E+024" calcext:value-type="float">
            <text:p>1.894E+024</text:p>
          </table:table-cell>
          <table:table-cell office:value-type="float" office:value="6872" calcext:value-type="float">
            <text:p>6872</text:p>
          </table:table-cell>
          <table:table-cell office:value-type="float" office:value="63" calcext:value-type="float">
            <text:p>63</text:p>
          </table:table-cell>
          <table:table-cell office:value-type="float" office:value="262900000" calcext:value-type="float">
            <text:p>262900000</text:p>
          </table:table-cell>
          <table:table-cell office:value-type="float" office:value="0.01547" calcext:value-type="float">
            <text:p>0.01547</text:p>
          </table:table-cell>
          <table:table-cell office:value-type="string" calcext:value-type="string">
            <text:p><text:s text:c="3"/>7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6.25" calcext:value-type="float">
            <text:p>66.25</text:p>
          </table:table-cell>
          <table:table-cell office:value-type="float" office:value="4.629E+025" calcext:value-type="float">
            <text:p>4.629E+025</text:p>
          </table:table-cell>
          <table:table-cell office:value-type="float" office:value="8.747" calcext:value-type="float">
            <text:p>8.747</text:p>
          </table:table-cell>
          <table:table-cell office:value-type="float" office:value="61" calcext:value-type="float">
            <text:p>61</text:p>
          </table:table-cell>
          <table:table-cell office:value-type="float" office:value="207900000" calcext:value-type="float">
            <text:p>207900000</text:p>
          </table:table-cell>
          <table:table-cell office:value-type="float" office:value="0.01547" calcext:value-type="float">
            <text:p>0.01547</text:p>
          </table:table-cell>
          <table:table-cell office:value-type="string" calcext:value-type="string">
            <text:p><text:s text:c="3"/>6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4.55" calcext:value-type="float">
            <text:p>64.55</text:p>
          </table:table-cell>
          <table:table-cell office:value-type="float" office:value="2.176E+026" calcext:value-type="float">
            <text:p>2.176E+026</text:p>
          </table:table-cell>
          <table:table-cell office:value-type="float" office:value="4566" calcext:value-type="float">
            <text:p>4566</text:p>
          </table:table-cell>
          <table:table-cell office:value-type="float" office:value="61" calcext:value-type="float">
            <text:p>61</text:p>
          </table:table-cell>
          <table:table-cell office:value-type="float" office:value="207900000" calcext:value-type="float">
            <text:p>207900000</text:p>
          </table:table-cell>
          <table:table-cell office:value-type="float" office:value="0.01547" calcext:value-type="float">
            <text:p>0.01547</text:p>
          </table:table-cell>
          <table:table-cell office:value-type="string" calcext:value-type="string">
            <text:p><text:s text:c="3"/>5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3.1" calcext:value-type="float">
            <text:p>63.1</text:p>
          </table:table-cell>
          <table:table-cell office:value-type="float" office:value="2.094E+026" calcext:value-type="float">
            <text:p>2.094E+026</text:p>
          </table:table-cell>
          <table:table-cell office:value-type="float" office:value="22.34" calcext:value-type="float">
            <text:p>22.34</text:p>
          </table:table-cell>
          <table:table-cell office:value-type="float" office:value="59" calcext:value-type="float">
            <text:p>59</text:p>
          </table:table-cell>
          <table:table-cell office:value-type="float" office:value="153000000" calcext:value-type="float">
            <text:p>153000000</text:p>
          </table:table-cell>
          <table:table-cell office:value-type="float" office:value="0.01547" calcext:value-type="float">
            <text:p>0.01547</text:p>
          </table:table-cell>
          <table:table-cell office:value-type="string" calcext:value-type="string">
            <text:p><text:s text:c="3"/>4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3.77" calcext:value-type="float">
            <text:p>63.77</text:p>
          </table:table-cell>
          <table:table-cell office:value-type="float" office:value="4.866E+021" calcext:value-type="float">
            <text:p>4.866E+021</text:p>
          </table:table-cell>
          <table:table-cell office:value-type="float" office:value="22.18" calcext:value-type="float">
            <text:p>22.1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3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5.55" calcext:value-type="float">
            <text:p>65.55</text:p>
          </table:table-cell>
          <table:table-cell office:value-type="float" office:value="4.771E+020" calcext:value-type="float">
            <text:p>4.771E+020</text:p>
          </table:table-cell>
          <table:table-cell office:value-type="float" office:value="5.023" calcext:value-type="float">
            <text:p>5.02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3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8.49" calcext:value-type="float">
            <text:p>68.49</text:p>
          </table:table-cell>
          <table:table-cell office:value-type="float" office:value="1.713E+022" calcext:value-type="float">
            <text:p>1.713E+022</text:p>
          </table:table-cell>
          <table:table-cell office:value-type="float" office:value="19.59" calcext:value-type="float">
            <text:p>19.5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2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8.73" calcext:value-type="float">
            <text:p>68.73</text:p>
          </table:table-cell>
          <table:table-cell office:value-type="float" office:value="1.484E+026" calcext:value-type="float">
            <text:p>1.484E+026</text:p>
          </table:table-cell>
          <table:table-cell office:value-type="float" office:value="5.111" calcext:value-type="float">
            <text:p>5.11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8.49" calcext:value-type="float">
            <text:p>68.49</text:p>
          </table:table-cell>
          <table:table-cell office:value-type="float" office:value="1.095E+020" calcext:value-type="float">
            <text:p>1.095E+020</text:p>
          </table:table-cell>
          <table:table-cell office:value-type="float" office:value="26580000" calcext:value-type="float">
            <text:p>265800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8.11" calcext:value-type="float">
            <text:p>68.11</text:p>
          </table:table-cell>
          <table:table-cell office:value-type="float" office:value="5.929E+023" calcext:value-type="float">
            <text:p>5.929E+023</text:p>
          </table:table-cell>
          <table:table-cell office:value-type="float" office:value="9111" calcext:value-type="float">
            <text:p>911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7.08" calcext:value-type="float">
            <text:p>67.08</text:p>
          </table:table-cell>
          <table:table-cell office:value-type="float" office:value="8.257E+022" calcext:value-type="float">
            <text:p>8.257E+022</text:p>
          </table:table-cell>
          <table:table-cell office:value-type="float" office:value="4555" calcext:value-type="float">
            <text:p>455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9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9.91" calcext:value-type="float">
            <text:p>69.91</text:p>
          </table:table-cell>
          <table:table-cell office:value-type="float" office:value="5.77E+023" calcext:value-type="float">
            <text:p>5.77E+023</text:p>
          </table:table-cell>
          <table:table-cell office:value-type="float" office:value="13690" calcext:value-type="float">
            <text:p>1369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9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9.44" calcext:value-type="float">
            <text:p>69.44</text:p>
          </table:table-cell>
          <table:table-cell office:value-type="float" office:value="4.468E+020" calcext:value-type="float">
            <text:p>4.468E+020</text:p>
          </table:table-cell>
          <table:table-cell office:value-type="float" office:value="63.34" calcext:value-type="float">
            <text:p>63.3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8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0.28" calcext:value-type="float">
            <text:p>70.28</text:p>
          </table:table-cell>
          <table:table-cell office:value-type="float" office:value="5.942E+018" calcext:value-type="float">
            <text:p>5.942E+018</text:p>
          </table:table-cell>
          <table:table-cell office:value-type="float" office:value="14.82" calcext:value-type="float">
            <text:p>14.8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7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7.31" calcext:value-type="float">
            <text:p>67.31</text:p>
          </table:table-cell>
          <table:table-cell office:value-type="float" office:value="5.463E+023" calcext:value-type="float">
            <text:p>5.463E+023</text:p>
          </table:table-cell>
          <table:table-cell office:value-type="float" office:value="6.385" calcext:value-type="float">
            <text:p>6.38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6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9.16" calcext:value-type="float">
            <text:p>69.16</text:p>
          </table:table-cell>
          <table:table-cell office:value-type="float" office:value="1.732E+020" calcext:value-type="float">
            <text:p>1.732E+020</text:p>
          </table:table-cell>
          <table:table-cell office:value-type="float" office:value="1279" calcext:value-type="float">
            <text:p>127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5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6.41" calcext:value-type="float">
            <text:p>66.41</text:p>
          </table:table-cell>
          <table:table-cell office:value-type="float" office:value="9.096E+025" calcext:value-type="float">
            <text:p>9.096E+025</text:p>
          </table:table-cell>
          <table:table-cell office:value-type="float" office:value="13.94" calcext:value-type="float">
            <text:p>13.9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4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6.31" calcext:value-type="float">
            <text:p>66.31</text:p>
          </table:table-cell>
          <table:table-cell office:value-type="float" office:value="4.605E+022" calcext:value-type="float">
            <text:p>4.605E+022</text:p>
          </table:table-cell>
          <table:table-cell office:value-type="float" office:value="7.136" calcext:value-type="float">
            <text:p>7.13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3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8.07" calcext:value-type="float">
            <text:p>68.07</text:p>
          </table:table-cell>
          <table:table-cell office:value-type="float" office:value="1.221E+024" calcext:value-type="float">
            <text:p>1.221E+024</text:p>
          </table:table-cell>
          <table:table-cell office:value-type="float" office:value="9132" calcext:value-type="float">
            <text:p>913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3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4.94" calcext:value-type="float">
            <text:p>64.94</text:p>
          </table:table-cell>
          <table:table-cell office:value-type="float" office:value="1.721E+021" calcext:value-type="float">
            <text:p>1.721E+021</text:p>
          </table:table-cell>
          <table:table-cell office:value-type="float" office:value="4567" calcext:value-type="float">
            <text:p>456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1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6.19" calcext:value-type="float">
            <text:p>66.19</text:p>
          </table:table-cell>
          <table:table-cell office:value-type="float" office:value="1.532E+022" calcext:value-type="float">
            <text:p>1.532E+022</text:p>
          </table:table-cell>
          <table:table-cell office:value-type="float" office:value="11.69" calcext:value-type="float">
            <text:p>11.6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1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4.48" calcext:value-type="float">
            <text:p>64.48</text:p>
          </table:table-cell>
          <table:table-cell office:value-type="float" office:value="2.472E+020" calcext:value-type="float">
            <text:p>2.472E+020</text:p>
          </table:table-cell>
          <table:table-cell office:value-type="float" office:value="7.253" calcext:value-type="float">
            <text:p>7.25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0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6.89" calcext:value-type="float">
            <text:p>66.89</text:p>
          </table:table-cell>
          <table:table-cell office:value-type="float" office:value="2.267E+018" calcext:value-type="float">
            <text:p>2.267E+018</text:p>
          </table:table-cell>
          <table:table-cell office:value-type="float" office:value="23.73" calcext:value-type="float">
            <text:p>23.7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9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6.09" calcext:value-type="float">
            <text:p>66.09</text:p>
          </table:table-cell>
          <table:table-cell office:value-type="float" office:value="7.091E+021" calcext:value-type="float">
            <text:p>7.091E+021</text:p>
          </table:table-cell>
          <table:table-cell office:value-type="float" office:value="11.98" calcext:value-type="float">
            <text:p>11.9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8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1.73" calcext:value-type="float">
            <text:p>61.73</text:p>
          </table:table-cell>
          <table:table-cell office:value-type="float" office:value="4E+020" calcext:value-type="float">
            <text:p>4E+020</text:p>
          </table:table-cell>
          <table:table-cell office:value-type="float" office:value="5.974" calcext:value-type="float">
            <text:p>5.97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7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0.96" calcext:value-type="float">
            <text:p>70.96</text:p>
          </table:table-cell>
          <table:table-cell office:value-type="float" office:value="8.578E+022" calcext:value-type="float">
            <text:p>8.578E+022</text:p>
          </table:table-cell>
          <table:table-cell office:value-type="float" office:value="9.568" calcext:value-type="float">
            <text:p>9.56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7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0.79" calcext:value-type="float">
            <text:p>70.79</text:p>
          </table:table-cell>
          <table:table-cell office:value-type="float" office:value="6.831E+027" calcext:value-type="float">
            <text:p>6.831E+027</text:p>
          </table:table-cell>
          <table:table-cell office:value-type="float" office:value="60.94" calcext:value-type="float">
            <text:p>60.9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6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9.39" calcext:value-type="float">
            <text:p>69.39</text:p>
          </table:table-cell>
          <table:table-cell office:value-type="float" office:value="4.43E+038" calcext:value-type="float">
            <text:p>4.43E+038</text:p>
          </table:table-cell>
          <table:table-cell office:value-type="float" office:value="3.987" calcext:value-type="float">
            <text:p>3.98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5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7.19" calcext:value-type="float">
            <text:p>67.19</text:p>
          </table:table-cell>
          <table:table-cell office:value-type="float" office:value="1.664E+021" calcext:value-type="float">
            <text:p>1.664E+021</text:p>
          </table:table-cell>
          <table:table-cell office:value-type="float" office:value="3.174" calcext:value-type="float">
            <text:p>3.17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4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7" calcext:value-type="float">
            <text:p>67</text:p>
          </table:table-cell>
          <table:table-cell office:value-type="float" office:value="2.162E+022" calcext:value-type="float">
            <text:p>2.162E+022</text:p>
          </table:table-cell>
          <table:table-cell office:value-type="float" office:value="3.81" calcext:value-type="float">
            <text:p>3.81</text:p>
          </table:table-cell>
          <table:table-cell office:value-type="float" office:value="59" calcext:value-type="float">
            <text:p>59</text:p>
          </table:table-cell>
          <table:table-cell office:value-type="float" office:value="74360000" calcext:value-type="float">
            <text:p>7436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4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6.73" calcext:value-type="float">
            <text:p>66.73</text:p>
          </table:table-cell>
          <table:table-cell office:value-type="float" office:value="1.287E+023" calcext:value-type="float">
            <text:p>1.287E+023</text:p>
          </table:table-cell>
          <table:table-cell office:value-type="float" office:value="17.35" calcext:value-type="float">
            <text:p>17.3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3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5.39" calcext:value-type="float">
            <text:p>65.39</text:p>
          </table:table-cell>
          <table:table-cell office:value-type="float" office:value="4.765E+019" calcext:value-type="float">
            <text:p>4.765E+019</text:p>
          </table:table-cell>
          <table:table-cell office:value-type="float" office:value="32.97" calcext:value-type="float">
            <text:p>32.97</text:p>
          </table:table-cell>
          <table:table-cell office:value-type="float" office:value="85" calcext:value-type="float">
            <text:p>85</text:p>
          </table:table-cell>
          <table:table-cell office:value-type="float" office:value="4559000000" calcext:value-type="float">
            <text:p>4559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2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5.27" calcext:value-type="float">
            <text:p>65.27</text:p>
          </table:table-cell>
          <table:table-cell office:value-type="float" office:value="5.868E+024" calcext:value-type="float">
            <text:p>5.868E+024</text:p>
          </table:table-cell>
          <table:table-cell office:value-type="float" office:value="8.156" calcext:value-type="float">
            <text:p>8.15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7.45" calcext:value-type="float">
            <text:p>67.45</text:p>
          </table:table-cell>
          <table:table-cell office:value-type="float" office:value="2.087E+025" calcext:value-type="float">
            <text:p>2.087E+025</text:p>
          </table:table-cell>
          <table:table-cell office:value-type="float" office:value="6.079" calcext:value-type="float">
            <text:p>6.079</text:p>
          </table:table-cell>
          <table:table-cell office:value-type="float" office:value="111" calcext:value-type="float">
            <text:p>111</text:p>
          </table:table-cell>
          <table:table-cell office:value-type="float" office:value="1378000000000000" calcext:value-type="float">
            <text:p>137800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4.28" calcext:value-type="float">
            <text:p>64.28</text:p>
          </table:table-cell>
          <table:table-cell office:value-type="float" office:value="6.744E+020" calcext:value-type="float">
            <text:p>6.744E+020</text:p>
          </table:table-cell>
          <table:table-cell office:value-type="float" office:value="8465" calcext:value-type="float">
            <text:p>8465</text:p>
          </table:table-cell>
          <table:table-cell office:value-type="float" office:value="51" calcext:value-type="float">
            <text:p>51</text:p>
          </table:table-cell>
          <table:table-cell office:value-type="float" office:value="6511000" calcext:value-type="float">
            <text:p>6511000</text:p>
          </table:table-cell>
          <table:table-cell office:value-type="float" office:value="0.01544" calcext:value-type="float">
            <text:p>0.0154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5.52" calcext:value-type="float">
            <text:p>65.52</text:p>
          </table:table-cell>
          <table:table-cell office:value-type="float" office:value="3.191E+024" calcext:value-type="float">
            <text:p>3.191E+024</text:p>
          </table:table-cell>
          <table:table-cell office:value-type="float" office:value="8.772" calcext:value-type="float">
            <text:p>8.772</text:p>
          </table:table-cell>
          <table:table-cell office:value-type="float" office:value="79" calcext:value-type="float">
            <text:p>79</text:p>
          </table:table-cell>
          <table:table-cell office:value-type="float" office:value="36300000000" calcext:value-type="float">
            <text:p>363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9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0.8" calcext:value-type="float">
            <text:p>70.8</text:p>
          </table:table-cell>
          <table:table-cell office:value-type="float" office:value="8.599E+025" calcext:value-type="float">
            <text:p>8.599E+025</text:p>
          </table:table-cell>
          <table:table-cell office:value-type="float" office:value="4556" calcext:value-type="float">
            <text:p>4556</text:p>
          </table:table-cell>
          <table:table-cell office:value-type="float" office:value="111" calcext:value-type="float">
            <text:p>111</text:p>
          </table:table-cell>
          <table:table-cell office:value-type="float" office:value="76900000000000" calcext:value-type="float">
            <text:p>7690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9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1.21" calcext:value-type="float">
            <text:p>71.21</text:p>
          </table:table-cell>
          <table:table-cell office:value-type="float" office:value="4.333E+026" calcext:value-type="float">
            <text:p>4.333E+026</text:p>
          </table:table-cell>
          <table:table-cell office:value-type="float" office:value="6438" calcext:value-type="float">
            <text:p>6438</text:p>
          </table:table-cell>
          <table:table-cell office:value-type="float" office:value="143" calcext:value-type="float">
            <text:p>143</text:p>
          </table:table-cell>
          <table:table-cell office:value-type="float" office:value="8.449E+018" calcext:value-type="float">
            <text:p>8.449E+018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7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5.75" calcext:value-type="float">
            <text:p>65.75</text:p>
          </table:table-cell>
          <table:table-cell office:value-type="float" office:value="2.852E+024" calcext:value-type="float">
            <text:p>2.852E+024</text:p>
          </table:table-cell>
          <table:table-cell office:value-type="float" office:value="4.568" calcext:value-type="float">
            <text:p>4.568</text:p>
          </table:table-cell>
          <table:table-cell office:value-type="float" office:value="91" calcext:value-type="float">
            <text:p>91</text:p>
          </table:table-cell>
          <table:table-cell office:value-type="float" office:value="229400000000" calcext:value-type="float">
            <text:p>2294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6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4.81" calcext:value-type="float">
            <text:p>64.81</text:p>
          </table:table-cell>
          <table:table-cell office:value-type="float" office:value="1.982E+018" calcext:value-type="float">
            <text:p>1.982E+018</text:p>
          </table:table-cell>
          <table:table-cell office:value-type="float" office:value="4581" calcext:value-type="float">
            <text:p>4581</text:p>
          </table:table-cell>
          <table:table-cell office:value-type="float" office:value="125" calcext:value-type="float">
            <text:p>125</text:p>
          </table:table-cell>
          <table:table-cell office:value-type="float" office:value="1.454E+016" calcext:value-type="float">
            <text:p>1.454E+016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5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9.62" calcext:value-type="float">
            <text:p>69.62</text:p>
          </table:table-cell>
          <table:table-cell office:value-type="float" office:value="1.255E+031" calcext:value-type="float">
            <text:p>1.255E+031</text:p>
          </table:table-cell>
          <table:table-cell office:value-type="float" office:value="501.2" calcext:value-type="float">
            <text:p>501.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5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6.52" calcext:value-type="float">
            <text:p>66.52</text:p>
          </table:table-cell>
          <table:table-cell office:value-type="float" office:value="9.827E+018" calcext:value-type="float">
            <text:p>9.827E+018</text:p>
          </table:table-cell>
          <table:table-cell office:value-type="float" office:value="2.743" calcext:value-type="float">
            <text:p>2.743</text:p>
          </table:table-cell>
          <table:table-cell office:value-type="float" office:value="75" calcext:value-type="float">
            <text:p>75</text:p>
          </table:table-cell>
          <table:table-cell office:value-type="float" office:value="10600000000" calcext:value-type="float">
            <text:p>106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4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6.96" calcext:value-type="float">
            <text:p>66.96</text:p>
          </table:table-cell>
          <table:table-cell office:value-type="float" office:value="3.181E+018" calcext:value-type="float">
            <text:p>3.181E+018</text:p>
          </table:table-cell>
          <table:table-cell office:value-type="float" office:value="9109" calcext:value-type="float">
            <text:p>9109</text:p>
          </table:table-cell>
          <table:table-cell office:value-type="float" office:value="141" calcext:value-type="float">
            <text:p>141</text:p>
          </table:table-cell>
          <table:table-cell office:value-type="float" office:value="4.993E+017" calcext:value-type="float">
            <text:p>4.993E+017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3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6.61" calcext:value-type="float">
            <text:p>66.61</text:p>
          </table:table-cell>
          <table:table-cell office:value-type="float" office:value="4.334E+024" calcext:value-type="float">
            <text:p>4.334E+024</text:p>
          </table:table-cell>
          <table:table-cell office:value-type="float" office:value="4583" calcext:value-type="float">
            <text:p>4583</text:p>
          </table:table-cell>
          <table:table-cell office:value-type="float" office:value="81" calcext:value-type="float">
            <text:p>81</text:p>
          </table:table-cell>
          <table:table-cell office:value-type="float" office:value="25750000000" calcext:value-type="float">
            <text:p>2575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2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4.82" calcext:value-type="float">
            <text:p>64.82</text:p>
          </table:table-cell>
          <table:table-cell office:value-type="float" office:value="3.803E+020" calcext:value-type="float">
            <text:p>3.803E+020</text:p>
          </table:table-cell>
          <table:table-cell office:value-type="float" office:value="45.38" calcext:value-type="float">
            <text:p>45.38</text:p>
          </table:table-cell>
          <table:table-cell office:value-type="float" office:value="65" calcext:value-type="float">
            <text:p>65</text:p>
          </table:table-cell>
          <table:table-cell office:value-type="float" office:value="1166000000" calcext:value-type="float">
            <text:p>1166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1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7" calcext:value-type="float">
            <text:p>67</text:p>
          </table:table-cell>
          <table:table-cell office:value-type="float" office:value="5.515E+020" calcext:value-type="float">
            <text:p>5.515E+020</text:p>
          </table:table-cell>
          <table:table-cell office:value-type="float" office:value="4.739" calcext:value-type="float">
            <text:p>4.739</text:p>
          </table:table-cell>
          <table:table-cell office:value-type="float" office:value="103" calcext:value-type="float">
            <text:p>103</text:p>
          </table:table-cell>
          <table:table-cell office:value-type="float" office:value="3166000000000" calcext:value-type="float">
            <text:p>3166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1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8.04" calcext:value-type="float">
            <text:p>68.04</text:p>
          </table:table-cell>
          <table:table-cell office:value-type="float" office:value="1.461E+023" calcext:value-type="float">
            <text:p>1.461E+023</text:p>
          </table:table-cell>
          <table:table-cell office:value-type="float" office:value="6057" calcext:value-type="float">
            <text:p>6057</text:p>
          </table:table-cell>
          <table:table-cell office:value-type="float" office:value="125" calcext:value-type="float">
            <text:p>125</text:p>
          </table:table-cell>
          <table:table-cell office:value-type="float" office:value="30430000000000" calcext:value-type="float">
            <text:p>3043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0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6.52" calcext:value-type="float">
            <text:p>66.52</text:p>
          </table:table-cell>
          <table:table-cell office:value-type="float" office:value="4.542E+022" calcext:value-type="float">
            <text:p>4.542E+022</text:p>
          </table:table-cell>
          <table:table-cell office:value-type="float" office:value="34360" calcext:value-type="float">
            <text:p>34360</text:p>
          </table:table-cell>
          <table:table-cell office:value-type="float" office:value="73" calcext:value-type="float">
            <text:p>73</text:p>
          </table:table-cell>
          <table:table-cell office:value-type="float" office:value="731000000" calcext:value-type="float">
            <text:p>731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9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6.22" calcext:value-type="float">
            <text:p>66.22</text:p>
          </table:table-cell>
          <table:table-cell office:value-type="float" office:value="7.524E+021" calcext:value-type="float">
            <text:p>7.524E+021</text:p>
          </table:table-cell>
          <table:table-cell office:value-type="float" office:value="9145" calcext:value-type="float">
            <text:p>9145</text:p>
          </table:table-cell>
          <table:table-cell office:value-type="float" office:value="71" calcext:value-type="float">
            <text:p>71</text:p>
          </table:table-cell>
          <table:table-cell office:value-type="float" office:value="372900000" calcext:value-type="float">
            <text:p>3729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9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7.16" calcext:value-type="float">
            <text:p>67.16</text:p>
          </table:table-cell>
          <table:table-cell office:value-type="float" office:value="5.347E+018" calcext:value-type="float">
            <text:p>5.347E+018</text:p>
          </table:table-cell>
          <table:table-cell office:value-type="float" office:value="4.908" calcext:value-type="float">
            <text:p>4.908</text:p>
          </table:table-cell>
          <table:table-cell office:value-type="float" office:value="71" calcext:value-type="float">
            <text:p>71</text:p>
          </table:table-cell>
          <table:table-cell office:value-type="float" office:value="389400000" calcext:value-type="float">
            <text:p>3894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8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8.65" calcext:value-type="float">
            <text:p>68.65</text:p>
          </table:table-cell>
          <table:table-cell office:value-type="float" office:value="4.809E+021" calcext:value-type="float">
            <text:p>4.809E+021</text:p>
          </table:table-cell>
          <table:table-cell office:value-type="float" office:value="6.028" calcext:value-type="float">
            <text:p>6.028</text:p>
          </table:table-cell>
          <table:table-cell office:value-type="float" office:value="71" calcext:value-type="float">
            <text:p>71</text:p>
          </table:table-cell>
          <table:table-cell office:value-type="float" office:value="389400000" calcext:value-type="float">
            <text:p>3894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7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6.23" calcext:value-type="float">
            <text:p>66.23</text:p>
          </table:table-cell>
          <table:table-cell office:value-type="float" office:value="4.137E+017" calcext:value-type="float">
            <text:p>4.137E+017</text:p>
          </table:table-cell>
          <table:table-cell office:value-type="float" office:value="29.32" calcext:value-type="float">
            <text:p>29.32</text:p>
          </table:table-cell>
          <table:table-cell office:value-type="float" office:value="59" calcext:value-type="float">
            <text:p>59</text:p>
          </table:table-cell>
          <table:table-cell office:value-type="float" office:value="64450000" calcext:value-type="float">
            <text:p>6445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6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8.39" calcext:value-type="float">
            <text:p>68.39</text:p>
          </table:table-cell>
          <table:table-cell office:value-type="float" office:value="1.188E+017" calcext:value-type="float">
            <text:p>1.188E+017</text:p>
          </table:table-cell>
          <table:table-cell office:value-type="float" office:value="17.96" calcext:value-type="float">
            <text:p>17.96</text:p>
          </table:table-cell>
          <table:table-cell office:value-type="float" office:value="119" calcext:value-type="float">
            <text:p>119</text:p>
          </table:table-cell>
          <table:table-cell office:value-type="float" office:value="463700000000000" calcext:value-type="float">
            <text:p>46370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5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4.1" calcext:value-type="float">
            <text:p>64.1</text:p>
          </table:table-cell>
          <table:table-cell office:value-type="float" office:value="2.136E+020" calcext:value-type="float">
            <text:p>2.136E+020</text:p>
          </table:table-cell>
          <table:table-cell office:value-type="float" office:value="21.81" calcext:value-type="float">
            <text:p>21.81</text:p>
          </table:table-cell>
          <table:table-cell office:value-type="float" office:value="99" calcext:value-type="float">
            <text:p>99</text:p>
          </table:table-cell>
          <table:table-cell office:value-type="float" office:value="6305000000000" calcext:value-type="float">
            <text:p>6305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4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6.5" calcext:value-type="float">
            <text:p>66.5</text:p>
          </table:table-cell>
          <table:table-cell office:value-type="float" office:value="3.627E+023" calcext:value-type="float">
            <text:p>3.627E+023</text:p>
          </table:table-cell>
          <table:table-cell office:value-type="float" office:value="4556" calcext:value-type="float">
            <text:p>455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4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9.18" calcext:value-type="float">
            <text:p>69.18</text:p>
          </table:table-cell>
          <table:table-cell office:value-type="float" office:value="5.184E+025" calcext:value-type="float">
            <text:p>5.184E+025</text:p>
          </table:table-cell>
          <table:table-cell office:value-type="float" office:value="4560" calcext:value-type="float">
            <text:p>4560</text:p>
          </table:table-cell>
          <table:table-cell office:value-type="float" office:value="89" calcext:value-type="float">
            <text:p>89</text:p>
          </table:table-cell>
          <table:table-cell office:value-type="float" office:value="255500000000" calcext:value-type="float">
            <text:p>2555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3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7.05" calcext:value-type="float">
            <text:p>67.05</text:p>
          </table:table-cell>
          <table:table-cell office:value-type="float" office:value="1.635E+021" calcext:value-type="float">
            <text:p>1.635E+021</text:p>
          </table:table-cell>
          <table:table-cell office:value-type="float" office:value="6.82" calcext:value-type="float">
            <text:p>6.82</text:p>
          </table:table-cell>
          <table:table-cell office:value-type="float" office:value="157" calcext:value-type="float">
            <text:p>157</text:p>
          </table:table-cell>
          <table:table-cell office:value-type="float" office:value="5671000000000000" calcext:value-type="float">
            <text:p>567100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2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8.21" calcext:value-type="float">
            <text:p>68.21</text:p>
          </table:table-cell>
          <table:table-cell office:value-type="float" office:value="2.493E+021" calcext:value-type="float">
            <text:p>2.493E+021</text:p>
          </table:table-cell>
          <table:table-cell office:value-type="float" office:value="4.457" calcext:value-type="float">
            <text:p>4.457</text:p>
          </table:table-cell>
          <table:table-cell office:value-type="float" office:value="95" calcext:value-type="float">
            <text:p>95</text:p>
          </table:table-cell>
          <table:table-cell office:value-type="float" office:value="24280000000" calcext:value-type="float">
            <text:p>2428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4.6" calcext:value-type="float">
            <text:p>64.6</text:p>
          </table:table-cell>
          <table:table-cell office:value-type="float" office:value="1.174E+019" calcext:value-type="float">
            <text:p>1.174E+019</text:p>
          </table:table-cell>
          <table:table-cell office:value-type="float" office:value="5.412" calcext:value-type="float">
            <text:p>5.412</text:p>
          </table:table-cell>
          <table:table-cell office:value-type="float" office:value="75" calcext:value-type="float">
            <text:p>75</text:p>
          </table:table-cell>
          <table:table-cell office:value-type="float" office:value="4758000000" calcext:value-type="float">
            <text:p>4758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8.17" calcext:value-type="float">
            <text:p>68.17</text:p>
          </table:table-cell>
          <table:table-cell office:value-type="float" office:value="1.263E+025" calcext:value-type="float">
            <text:p>1.263E+025</text:p>
          </table:table-cell>
          <table:table-cell office:value-type="float" office:value="3.903" calcext:value-type="float">
            <text:p>3.903</text:p>
          </table:table-cell>
          <table:table-cell office:value-type="float" office:value="57" calcext:value-type="float">
            <text:p>57</text:p>
          </table:table-cell>
          <table:table-cell office:value-type="float" office:value="31400000" calcext:value-type="float">
            <text:p>314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6.16" calcext:value-type="float">
            <text:p>66.16</text:p>
          </table:table-cell>
          <table:table-cell office:value-type="float" office:value="1.622E+023" calcext:value-type="float">
            <text:p>1.622E+023</text:p>
          </table:table-cell>
          <table:table-cell office:value-type="float" office:value="9762" calcext:value-type="float">
            <text:p>9762</text:p>
          </table:table-cell>
          <table:table-cell office:value-type="float" office:value="83" calcext:value-type="float">
            <text:p>83</text:p>
          </table:table-cell>
          <table:table-cell office:value-type="float" office:value="514200000000" calcext:value-type="float">
            <text:p>5142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9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6.58" calcext:value-type="float">
            <text:p>66.58</text:p>
          </table:table-cell>
          <table:table-cell office:value-type="float" office:value="1.319E+022" calcext:value-type="float">
            <text:p>1.319E+022</text:p>
          </table:table-cell>
          <table:table-cell office:value-type="float" office:value="7.151" calcext:value-type="float">
            <text:p>7.151</text:p>
          </table:table-cell>
          <table:table-cell office:value-type="float" office:value="55" calcext:value-type="float">
            <text:p>55</text:p>
          </table:table-cell>
          <table:table-cell office:value-type="float" office:value="20380000" calcext:value-type="float">
            <text:p>2038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9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8.92" calcext:value-type="float">
            <text:p>68.92</text:p>
          </table:table-cell>
          <table:table-cell office:value-type="float" office:value="8.87E+022" calcext:value-type="float">
            <text:p>8.87E+022</text:p>
          </table:table-cell>
          <table:table-cell office:value-type="float" office:value="4557" calcext:value-type="float">
            <text:p>4557</text:p>
          </table:table-cell>
          <table:table-cell office:value-type="float" office:value="109" calcext:value-type="float">
            <text:p>109</text:p>
          </table:table-cell>
          <table:table-cell office:value-type="float" office:value="93750000000000" calcext:value-type="float">
            <text:p>9375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8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9.82" calcext:value-type="float">
            <text:p>69.82</text:p>
          </table:table-cell>
          <table:table-cell office:value-type="float" office:value="9.757E+026" calcext:value-type="float">
            <text:p>9.757E+026</text:p>
          </table:table-cell>
          <table:table-cell office:value-type="float" office:value="10.61" calcext:value-type="float">
            <text:p>10.61</text:p>
          </table:table-cell>
          <table:table-cell office:value-type="float" office:value="113" calcext:value-type="float">
            <text:p>113</text:p>
          </table:table-cell>
          <table:table-cell office:value-type="float" office:value="20310000000000" calcext:value-type="float">
            <text:p>2031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7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1.63" calcext:value-type="float">
            <text:p>71.63</text:p>
          </table:table-cell>
          <table:table-cell office:value-type="float" office:value="4.832E+022" calcext:value-type="float">
            <text:p>4.832E+022</text:p>
          </table:table-cell>
          <table:table-cell office:value-type="float" office:value="11.83" calcext:value-type="float">
            <text:p>11.8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7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8.55" calcext:value-type="float">
            <text:p>68.55</text:p>
          </table:table-cell>
          <table:table-cell office:value-type="float" office:value="1.075E+024" calcext:value-type="float">
            <text:p>1.075E+024</text:p>
          </table:table-cell>
          <table:table-cell office:value-type="float" office:value="15.17" calcext:value-type="float">
            <text:p>15.17</text:p>
          </table:table-cell>
          <table:table-cell office:value-type="float" office:value="63" calcext:value-type="float">
            <text:p>63</text:p>
          </table:table-cell>
          <table:table-cell office:value-type="float" office:value="323300000" calcext:value-type="float">
            <text:p>3233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5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5.69" calcext:value-type="float">
            <text:p>65.69</text:p>
          </table:table-cell>
          <table:table-cell office:value-type="float" office:value="5.308E+018" calcext:value-type="float">
            <text:p>5.308E+018</text:p>
          </table:table-cell>
          <table:table-cell office:value-type="float" office:value="103.6" calcext:value-type="float">
            <text:p>103.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4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3.82" calcext:value-type="float">
            <text:p>63.82</text:p>
          </table:table-cell>
          <table:table-cell office:value-type="float" office:value="1.045E+018" calcext:value-type="float">
            <text:p>1.045E+018</text:p>
          </table:table-cell>
          <table:table-cell office:value-type="float" office:value="73.09" calcext:value-type="float">
            <text:p>73.0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3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6.07" calcext:value-type="float">
            <text:p>66.07</text:p>
          </table:table-cell>
          <table:table-cell office:value-type="float" office:value="7.954E+020" calcext:value-type="float">
            <text:p>7.954E+020</text:p>
          </table:table-cell>
          <table:table-cell office:value-type="float" office:value="264" calcext:value-type="float">
            <text:p>264</text:p>
          </table:table-cell>
          <table:table-cell office:value-type="float" office:value="71" calcext:value-type="float">
            <text:p>71</text:p>
          </table:table-cell>
          <table:table-cell office:value-type="float" office:value="6851000000" calcext:value-type="float">
            <text:p>6851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2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6.04" calcext:value-type="float">
            <text:p>66.04</text:p>
          </table:table-cell>
          <table:table-cell office:value-type="float" office:value="1.543E+017" calcext:value-type="float">
            <text:p>1.543E+017</text:p>
          </table:table-cell>
          <table:table-cell office:value-type="float" office:value="33600" calcext:value-type="float">
            <text:p>33600</text:p>
          </table:table-cell>
          <table:table-cell office:value-type="float" office:value="57" calcext:value-type="float">
            <text:p>57</text:p>
          </table:table-cell>
          <table:table-cell office:value-type="float" office:value="42420000" calcext:value-type="float">
            <text:p>4242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1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8.65" calcext:value-type="float">
            <text:p>68.65</text:p>
          </table:table-cell>
          <table:table-cell office:value-type="float" office:value="8.682E+021" calcext:value-type="float">
            <text:p>8.682E+021</text:p>
          </table:table-cell>
          <table:table-cell office:value-type="float" office:value="14.51" calcext:value-type="float">
            <text:p>14.51</text:p>
          </table:table-cell>
          <table:table-cell office:value-type="float" office:value="57" calcext:value-type="float">
            <text:p>57</text:p>
          </table:table-cell>
          <table:table-cell office:value-type="float" office:value="42420000" calcext:value-type="float">
            <text:p>4242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1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5.04" calcext:value-type="float">
            <text:p>65.04</text:p>
          </table:table-cell>
          <table:table-cell office:value-type="float" office:value="1.362E+025" calcext:value-type="float">
            <text:p>1.362E+025</text:p>
          </table:table-cell>
          <table:table-cell office:value-type="float" office:value="9746" calcext:value-type="float">
            <text:p>9746</text:p>
          </table:table-cell>
          <table:table-cell office:value-type="float" office:value="57" calcext:value-type="float">
            <text:p>57</text:p>
          </table:table-cell>
          <table:table-cell office:value-type="float" office:value="42420000" calcext:value-type="float">
            <text:p>4242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0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5.3" calcext:value-type="float">
            <text:p>65.3</text:p>
          </table:table-cell>
          <table:table-cell office:value-type="float" office:value="1.446E+024" calcext:value-type="float">
            <text:p>1.446E+024</text:p>
          </table:table-cell>
          <table:table-cell office:value-type="float" office:value="5.011" calcext:value-type="float">
            <text:p>5.011</text:p>
          </table:table-cell>
          <table:table-cell office:value-type="float" office:value="87" calcext:value-type="float">
            <text:p>87</text:p>
          </table:table-cell>
          <table:table-cell office:value-type="float" office:value="209500000000" calcext:value-type="float">
            <text:p>2095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9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6.41" calcext:value-type="float">
            <text:p>66.41</text:p>
          </table:table-cell>
          <table:table-cell office:value-type="float" office:value="1.647E+019" calcext:value-type="float">
            <text:p>1.647E+019</text:p>
          </table:table-cell>
          <table:table-cell office:value-type="float" office:value="200.3" calcext:value-type="float">
            <text:p>200.3</text:p>
          </table:table-cell>
          <table:table-cell office:value-type="float" office:value="67" calcext:value-type="float">
            <text:p>67</text:p>
          </table:table-cell>
          <table:table-cell office:value-type="float" office:value="3972000000" calcext:value-type="float">
            <text:p>3972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8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8.76" calcext:value-type="float">
            <text:p>68.76</text:p>
          </table:table-cell>
          <table:table-cell office:value-type="float" office:value="2.389E+021" calcext:value-type="float">
            <text:p>2.389E+021</text:p>
          </table:table-cell>
          <table:table-cell office:value-type="float" office:value="70.98" calcext:value-type="float">
            <text:p>70.9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8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0.25" calcext:value-type="float">
            <text:p>70.25</text:p>
          </table:table-cell>
          <table:table-cell office:value-type="float" office:value="3.804E+026" calcext:value-type="float">
            <text:p>3.804E+026</text:p>
          </table:table-cell>
          <table:table-cell office:value-type="float" office:value="5.072" calcext:value-type="float">
            <text:p>5.072</text:p>
          </table:table-cell>
          <table:table-cell office:value-type="float" office:value="59" calcext:value-type="float">
            <text:p>59</text:p>
          </table:table-cell>
          <table:table-cell office:value-type="float" office:value="125000000" calcext:value-type="float">
            <text:p>125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7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7.71" calcext:value-type="float">
            <text:p>67.71</text:p>
          </table:table-cell>
          <table:table-cell office:value-type="float" office:value="1.239E+022" calcext:value-type="float">
            <text:p>1.239E+022</text:p>
          </table:table-cell>
          <table:table-cell office:value-type="float" office:value="27.11" calcext:value-type="float">
            <text:p>27.11</text:p>
          </table:table-cell>
          <table:table-cell office:value-type="float" office:value="57" calcext:value-type="float">
            <text:p>57</text:p>
          </table:table-cell>
          <table:table-cell office:value-type="float" office:value="58630000" calcext:value-type="float">
            <text:p>5863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6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9.72" calcext:value-type="float">
            <text:p>69.72</text:p>
          </table:table-cell>
          <table:table-cell office:value-type="float" office:value="9.146E+020" calcext:value-type="float">
            <text:p>9.146E+020</text:p>
          </table:table-cell>
          <table:table-cell office:value-type="float" office:value="5.722" calcext:value-type="float">
            <text:p>5.722</text:p>
          </table:table-cell>
          <table:table-cell office:value-type="float" office:value="159" calcext:value-type="float">
            <text:p>159</text:p>
          </table:table-cell>
          <table:table-cell office:value-type="float" office:value="1.915E+017" calcext:value-type="float">
            <text:p>1.915E+017</text:p>
          </table:table-cell>
          <table:table-cell office:value-type="float" office:value="0.01546" calcext:value-type="float">
            <text:p>0.01546</text:p>
          </table:table-cell>
          <table:table-cell office:value-type="string" calcext:value-type="string">
            <text:p><text:s text:c="3"/>5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7.64" calcext:value-type="float">
            <text:p>67.64</text:p>
          </table:table-cell>
          <table:table-cell office:value-type="float" office:value="2.141E+020" calcext:value-type="float">
            <text:p>2.141E+020</text:p>
          </table:table-cell>
          <table:table-cell office:value-type="float" office:value="4562" calcext:value-type="float">
            <text:p>4562</text:p>
          </table:table-cell>
          <table:table-cell office:value-type="float" office:value="129" calcext:value-type="float">
            <text:p>129</text:p>
          </table:table-cell>
          <table:table-cell office:value-type="float" office:value="1.177E+016" calcext:value-type="float">
            <text:p>1.177E+016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4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4.72" calcext:value-type="float">
            <text:p>64.72</text:p>
          </table:table-cell>
          <table:table-cell office:value-type="float" office:value="1.37E+019" calcext:value-type="float">
            <text:p>1.37E+019</text:p>
          </table:table-cell>
          <table:table-cell office:value-type="float" office:value="29.06" calcext:value-type="float">
            <text:p>29.0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3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5.51" calcext:value-type="float">
            <text:p>65.51</text:p>
          </table:table-cell>
          <table:table-cell office:value-type="float" office:value="1.38E+020" calcext:value-type="float">
            <text:p>1.38E+020</text:p>
          </table:table-cell>
          <table:table-cell office:value-type="float" office:value="9.901" calcext:value-type="float">
            <text:p>9.90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3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5.69" calcext:value-type="float">
            <text:p>65.69</text:p>
          </table:table-cell>
          <table:table-cell office:value-type="float" office:value="1.248E+020" calcext:value-type="float">
            <text:p>1.248E+020</text:p>
          </table:table-cell>
          <table:table-cell office:value-type="float" office:value="7.212" calcext:value-type="float">
            <text:p>7.212</text:p>
          </table:table-cell>
          <table:table-cell office:value-type="float" office:value="65" calcext:value-type="float">
            <text:p>65</text:p>
          </table:table-cell>
          <table:table-cell office:value-type="float" office:value="312300000" calcext:value-type="float">
            <text:p>3123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2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6.08" calcext:value-type="float">
            <text:p>66.08</text:p>
          </table:table-cell>
          <table:table-cell office:value-type="float" office:value="6.38E+022" calcext:value-type="float">
            <text:p>6.38E+022</text:p>
          </table:table-cell>
          <table:table-cell office:value-type="float" office:value="3.542" calcext:value-type="float">
            <text:p>3.542</text:p>
          </table:table-cell>
          <table:table-cell office:value-type="float" office:value="83" calcext:value-type="float">
            <text:p>83</text:p>
          </table:table-cell>
          <table:table-cell office:value-type="float" office:value="47390000000" calcext:value-type="float">
            <text:p>4739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7.56" calcext:value-type="float">
            <text:p>67.56</text:p>
          </table:table-cell>
          <table:table-cell office:value-type="float" office:value="3.899E+018" calcext:value-type="float">
            <text:p>3.899E+018</text:p>
          </table:table-cell>
          <table:table-cell office:value-type="float" office:value="8.127" calcext:value-type="float">
            <text:p>8.127</text:p>
          </table:table-cell>
          <table:table-cell office:value-type="float" office:value="123" calcext:value-type="float">
            <text:p>123</text:p>
          </table:table-cell>
          <table:table-cell office:value-type="float" office:value="5.37E+016" calcext:value-type="float">
            <text:p>5.37E+016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5.79" calcext:value-type="float">
            <text:p>65.79</text:p>
          </table:table-cell>
          <table:table-cell office:value-type="float" office:value="2.995E+022" calcext:value-type="float">
            <text:p>2.995E+022</text:p>
          </table:table-cell>
          <table:table-cell office:value-type="float" office:value="4558" calcext:value-type="float">
            <text:p>4558</text:p>
          </table:table-cell>
          <table:table-cell office:value-type="float" office:value="139" calcext:value-type="float">
            <text:p>139</text:p>
          </table:table-cell>
          <table:table-cell office:value-type="float" office:value="6.776E+017" calcext:value-type="float">
            <text:p>6.776E+017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7.44" calcext:value-type="float">
            <text:p>67.44</text:p>
          </table:table-cell>
          <table:table-cell office:value-type="float" office:value="6.799E+019" calcext:value-type="float">
            <text:p>6.799E+019</text:p>
          </table:table-cell>
          <table:table-cell office:value-type="float" office:value="4.634" calcext:value-type="float">
            <text:p>4.634</text:p>
          </table:table-cell>
          <table:table-cell office:value-type="float" office:value="137" calcext:value-type="float">
            <text:p>137</text:p>
          </table:table-cell>
          <table:table-cell office:value-type="float" office:value="4.793E+017" calcext:value-type="float">
            <text:p>4.793E+017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9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3.91" calcext:value-type="float">
            <text:p>63.91</text:p>
          </table:table-cell>
          <table:table-cell office:value-type="float" office:value="8.362E+024" calcext:value-type="float">
            <text:p>8.362E+024</text:p>
          </table:table-cell>
          <table:table-cell office:value-type="float" office:value="8.761" calcext:value-type="float">
            <text:p>8.76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8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4.66" calcext:value-type="float">
            <text:p>64.66</text:p>
          </table:table-cell>
          <table:table-cell office:value-type="float" office:value="1.174E+021" calcext:value-type="float">
            <text:p>1.174E+021</text:p>
          </table:table-cell>
          <table:table-cell office:value-type="float" office:value="9133" calcext:value-type="float">
            <text:p>9133</text:p>
          </table:table-cell>
          <table:table-cell office:value-type="float" office:value="129" calcext:value-type="float">
            <text:p>129</text:p>
          </table:table-cell>
          <table:table-cell office:value-type="float" office:value="1248000000000000" calcext:value-type="float">
            <text:p>124800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7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8.75" calcext:value-type="float">
            <text:p>68.75</text:p>
          </table:table-cell>
          <table:table-cell office:value-type="float" office:value="1.613E+023" calcext:value-type="float">
            <text:p>1.613E+023</text:p>
          </table:table-cell>
          <table:table-cell office:value-type="float" office:value="12.81" calcext:value-type="float">
            <text:p>12.81</text:p>
          </table:table-cell>
          <table:table-cell office:value-type="float" office:value="61" calcext:value-type="float">
            <text:p>61</text:p>
          </table:table-cell>
          <table:table-cell office:value-type="float" office:value="64450000" calcext:value-type="float">
            <text:p>6445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7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5.53" calcext:value-type="float">
            <text:p>65.53</text:p>
          </table:table-cell>
          <table:table-cell office:value-type="float" office:value="4.569E+020" calcext:value-type="float">
            <text:p>4.569E+020</text:p>
          </table:table-cell>
          <table:table-cell office:value-type="float" office:value="3.155" calcext:value-type="float">
            <text:p>3.155</text:p>
          </table:table-cell>
          <table:table-cell office:value-type="float" office:value="87" calcext:value-type="float">
            <text:p>87</text:p>
          </table:table-cell>
          <table:table-cell office:value-type="float" office:value="90800000000" calcext:value-type="float">
            <text:p>908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5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9.73" calcext:value-type="float">
            <text:p>69.73</text:p>
          </table:table-cell>
          <table:table-cell office:value-type="float" office:value="5.388E+024" calcext:value-type="float">
            <text:p>5.388E+024</text:p>
          </table:table-cell>
          <table:table-cell office:value-type="float" office:value="57.66" calcext:value-type="float">
            <text:p>57.66</text:p>
          </table:table-cell>
          <table:table-cell office:value-type="float" office:value="87" calcext:value-type="float">
            <text:p>87</text:p>
          </table:table-cell>
          <table:table-cell office:value-type="float" office:value="38740000000" calcext:value-type="float">
            <text:p>3874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6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5.64" calcext:value-type="float">
            <text:p>65.64</text:p>
          </table:table-cell>
          <table:table-cell office:value-type="float" office:value="3.111E+026" calcext:value-type="float">
            <text:p>3.111E+026</text:p>
          </table:table-cell>
          <table:table-cell office:value-type="float" office:value="4.735" calcext:value-type="float">
            <text:p>4.735</text:p>
          </table:table-cell>
          <table:table-cell office:value-type="float" office:value="59" calcext:value-type="float">
            <text:p>59</text:p>
          </table:table-cell>
          <table:table-cell office:value-type="float" office:value="42420000" calcext:value-type="float">
            <text:p>4242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4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8.64" calcext:value-type="float">
            <text:p>68.64</text:p>
          </table:table-cell>
          <table:table-cell office:value-type="float" office:value="1.086E+026" calcext:value-type="float">
            <text:p>1.086E+026</text:p>
          </table:table-cell>
          <table:table-cell office:value-type="float" office:value="29.4" calcext:value-type="float">
            <text:p>29.4</text:p>
          </table:table-cell>
          <table:table-cell office:value-type="float" office:value="65" calcext:value-type="float">
            <text:p>65</text:p>
          </table:table-cell>
          <table:table-cell office:value-type="float" office:value="312300000" calcext:value-type="float">
            <text:p>3123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4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6.61" calcext:value-type="float">
            <text:p>66.61</text:p>
          </table:table-cell>
          <table:table-cell office:value-type="float" office:value="2.619E+028" calcext:value-type="float">
            <text:p>2.619E+028</text:p>
          </table:table-cell>
          <table:table-cell office:value-type="float" office:value="1.5" calcext:value-type="float">
            <text:p>1.5</text:p>
          </table:table-cell>
          <table:table-cell office:value-type="float" office:value="65" calcext:value-type="float">
            <text:p>65</text:p>
          </table:table-cell>
          <table:table-cell office:value-type="float" office:value="725500000" calcext:value-type="float">
            <text:p>7255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3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8.84" calcext:value-type="float">
            <text:p>68.84</text:p>
          </table:table-cell>
          <table:table-cell office:value-type="float" office:value="2.486E+024" calcext:value-type="float">
            <text:p>2.486E+024</text:p>
          </table:table-cell>
          <table:table-cell office:value-type="float" office:value="130.5" calcext:value-type="float">
            <text:p>130.5</text:p>
          </table:table-cell>
          <table:table-cell office:value-type="float" office:value="87" calcext:value-type="float">
            <text:p>87</text:p>
          </table:table-cell>
          <table:table-cell office:value-type="float" office:value="84320000000" calcext:value-type="float">
            <text:p>8432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2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7.36" calcext:value-type="float">
            <text:p>67.36</text:p>
          </table:table-cell>
          <table:table-cell office:value-type="float" office:value="5.367E+024" calcext:value-type="float">
            <text:p>5.367E+024</text:p>
          </table:table-cell>
          <table:table-cell office:value-type="float" office:value="7.25" calcext:value-type="float">
            <text:p>7.25</text:p>
          </table:table-cell>
          <table:table-cell office:value-type="float" office:value="63" calcext:value-type="float">
            <text:p>63</text:p>
          </table:table-cell>
          <table:table-cell office:value-type="float" office:value="279300000" calcext:value-type="float">
            <text:p>2793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1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8.34" calcext:value-type="float">
            <text:p>68.34</text:p>
          </table:table-cell>
          <table:table-cell office:value-type="float" office:value="1.435E+023" calcext:value-type="float">
            <text:p>1.435E+023</text:p>
          </table:table-cell>
          <table:table-cell office:value-type="float" office:value="14.56" calcext:value-type="float">
            <text:p>14.56</text:p>
          </table:table-cell>
          <table:table-cell office:value-type="float" office:value="61" calcext:value-type="float">
            <text:p>61</text:p>
          </table:table-cell>
          <table:table-cell office:value-type="float" office:value="97500000" calcext:value-type="float">
            <text:p>975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0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7.64" calcext:value-type="float">
            <text:p>67.64</text:p>
          </table:table-cell>
          <table:table-cell office:value-type="float" office:value="7.998E+024" calcext:value-type="float">
            <text:p>7.998E+024</text:p>
          </table:table-cell>
          <table:table-cell office:value-type="float" office:value="10370" calcext:value-type="float">
            <text:p>10370</text:p>
          </table:table-cell>
          <table:table-cell office:value-type="float" office:value="117" calcext:value-type="float">
            <text:p>117</text:p>
          </table:table-cell>
          <table:table-cell office:value-type="float" office:value="1265000000000000" calcext:value-type="float">
            <text:p>126500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9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5.16" calcext:value-type="float">
            <text:p>65.16</text:p>
          </table:table-cell>
          <table:table-cell office:value-type="float" office:value="1.327E+021" calcext:value-type="float">
            <text:p>1.327E+021</text:p>
          </table:table-cell>
          <table:table-cell office:value-type="float" office:value="4563" calcext:value-type="float">
            <text:p>4563</text:p>
          </table:table-cell>
          <table:table-cell office:value-type="float" office:value="117" calcext:value-type="float">
            <text:p>117</text:p>
          </table:table-cell>
          <table:table-cell office:value-type="float" office:value="40960000000000" calcext:value-type="float">
            <text:p>4096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8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4.62" calcext:value-type="float">
            <text:p>64.62</text:p>
          </table:table-cell>
          <table:table-cell office:value-type="float" office:value="2.716E+027" calcext:value-type="float">
            <text:p>2.716E+027</text:p>
          </table:table-cell>
          <table:table-cell office:value-type="float" office:value="23.67" calcext:value-type="float">
            <text:p>23.67</text:p>
          </table:table-cell>
          <table:table-cell office:value-type="float" office:value="117" calcext:value-type="float">
            <text:p>117</text:p>
          </table:table-cell>
          <table:table-cell office:value-type="float" office:value="5374000000000000" calcext:value-type="float">
            <text:p>537400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7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6.83" calcext:value-type="float">
            <text:p>66.83</text:p>
          </table:table-cell>
          <table:table-cell office:value-type="float" office:value="6.132E+021" calcext:value-type="float">
            <text:p>6.132E+021</text:p>
          </table:table-cell>
          <table:table-cell office:value-type="float" office:value="29.2" calcext:value-type="float">
            <text:p>29.2</text:p>
          </table:table-cell>
          <table:table-cell office:value-type="float" office:value="55" calcext:value-type="float">
            <text:p>55</text:p>
          </table:table-cell>
          <table:table-cell office:value-type="float" office:value="20380000" calcext:value-type="float">
            <text:p>2038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7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8.4" calcext:value-type="float">
            <text:p>68.4</text:p>
          </table:table-cell>
          <table:table-cell office:value-type="float" office:value="8.801E+021" calcext:value-type="float">
            <text:p>8.801E+021</text:p>
          </table:table-cell>
          <table:table-cell office:value-type="float" office:value="4589" calcext:value-type="float">
            <text:p>4589</text:p>
          </table:table-cell>
          <table:table-cell office:value-type="float" office:value="101" calcext:value-type="float">
            <text:p>101</text:p>
          </table:table-cell>
          <table:table-cell office:value-type="float" office:value="6123000000000" calcext:value-type="float">
            <text:p>6123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6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8.55" calcext:value-type="float">
            <text:p>68.55</text:p>
          </table:table-cell>
          <table:table-cell office:value-type="float" office:value="5.347E+026" calcext:value-type="float">
            <text:p>5.347E+026</text:p>
          </table:table-cell>
          <table:table-cell office:value-type="float" office:value="4568" calcext:value-type="float">
            <text:p>4568</text:p>
          </table:table-cell>
          <table:table-cell office:value-type="float" office:value="85" calcext:value-type="float">
            <text:p>85</text:p>
          </table:table-cell>
          <table:table-cell office:value-type="float" office:value="283500000000" calcext:value-type="float">
            <text:p>2835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5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7.76" calcext:value-type="float">
            <text:p>67.76</text:p>
          </table:table-cell>
          <table:table-cell office:value-type="float" office:value="7.483E+022" calcext:value-type="float">
            <text:p>7.483E+022</text:p>
          </table:table-cell>
          <table:table-cell office:value-type="float" office:value="4578" calcext:value-type="float">
            <text:p>457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4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8.11" calcext:value-type="float">
            <text:p>68.11</text:p>
          </table:table-cell>
          <table:table-cell office:value-type="float" office:value="1.039E+027" calcext:value-type="float">
            <text:p>1.039E+027</text:p>
          </table:table-cell>
          <table:table-cell office:value-type="float" office:value="4585" calcext:value-type="float">
            <text:p>4585</text:p>
          </table:table-cell>
          <table:table-cell office:value-type="float" office:value="67" calcext:value-type="float">
            <text:p>67</text:p>
          </table:table-cell>
          <table:table-cell office:value-type="float" office:value="587700000" calcext:value-type="float">
            <text:p>5877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4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7.2" calcext:value-type="float">
            <text:p>67.2</text:p>
          </table:table-cell>
          <table:table-cell office:value-type="float" office:value="2.113E+021" calcext:value-type="float">
            <text:p>2.113E+021</text:p>
          </table:table-cell>
          <table:table-cell office:value-type="float" office:value="10.95" calcext:value-type="float">
            <text:p>10.95</text:p>
          </table:table-cell>
          <table:table-cell office:value-type="float" office:value="97" calcext:value-type="float">
            <text:p>97</text:p>
          </table:table-cell>
          <table:table-cell office:value-type="float" office:value="566100000000" calcext:value-type="float">
            <text:p>5661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3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6.41" calcext:value-type="float">
            <text:p>66.41</text:p>
          </table:table-cell>
          <table:table-cell office:value-type="float" office:value="2.209E+019" calcext:value-type="float">
            <text:p>2.209E+019</text:p>
          </table:table-cell>
          <table:table-cell office:value-type="float" office:value="13.1" calcext:value-type="float">
            <text:p>13.1</text:p>
          </table:table-cell>
          <table:table-cell office:value-type="float" office:value="57" calcext:value-type="float">
            <text:p>57</text:p>
          </table:table-cell>
          <table:table-cell office:value-type="float" office:value="31400000" calcext:value-type="float">
            <text:p>314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2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6.14" calcext:value-type="float">
            <text:p>66.14</text:p>
          </table:table-cell>
          <table:table-cell office:value-type="float" office:value="7.821E+025" calcext:value-type="float">
            <text:p>7.821E+025</text:p>
          </table:table-cell>
          <table:table-cell office:value-type="float" office:value="1006000" calcext:value-type="float">
            <text:p>10060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6.38" calcext:value-type="float">
            <text:p>66.38</text:p>
          </table:table-cell>
          <table:table-cell office:value-type="float" office:value="3.928E+020" calcext:value-type="float">
            <text:p>3.928E+020</text:p>
          </table:table-cell>
          <table:table-cell office:value-type="float" office:value="5.14" calcext:value-type="float">
            <text:p>5.14</text:p>
          </table:table-cell>
          <table:table-cell office:value-type="float" office:value="73" calcext:value-type="float">
            <text:p>73</text:p>
          </table:table-cell>
          <table:table-cell office:value-type="float" office:value="703400000" calcext:value-type="float">
            <text:p>7034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8.97" calcext:value-type="float">
            <text:p>68.97</text:p>
          </table:table-cell>
          <table:table-cell office:value-type="float" office:value="1.942E+020" calcext:value-type="float">
            <text:p>1.942E+020</text:p>
          </table:table-cell>
          <table:table-cell office:value-type="float" office:value="123.7" calcext:value-type="float">
            <text:p>123.7</text:p>
          </table:table-cell>
          <table:table-cell office:value-type="float" office:value="59" calcext:value-type="float">
            <text:p>59</text:p>
          </table:table-cell>
          <table:table-cell office:value-type="float" office:value="53430000" calcext:value-type="float">
            <text:p>5343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7.26" calcext:value-type="float">
            <text:p>67.26</text:p>
          </table:table-cell>
          <table:table-cell office:value-type="float" office:value="5.778E+021" calcext:value-type="float">
            <text:p>5.778E+021</text:p>
          </table:table-cell>
          <table:table-cell office:value-type="float" office:value="64.59" calcext:value-type="float">
            <text:p>64.59</text:p>
          </table:table-cell>
          <table:table-cell office:value-type="float" office:value="129" calcext:value-type="float">
            <text:p>129</text:p>
          </table:table-cell>
          <table:table-cell office:value-type="float" office:value="123400000000000" calcext:value-type="float">
            <text:p>12340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9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4.86" calcext:value-type="float">
            <text:p>64.86</text:p>
          </table:table-cell>
          <table:table-cell office:value-type="float" office:value="3.529E+022" calcext:value-type="float">
            <text:p>3.529E+022</text:p>
          </table:table-cell>
          <table:table-cell office:value-type="float" office:value="4554" calcext:value-type="float">
            <text:p>4554</text:p>
          </table:table-cell>
          <table:table-cell office:value-type="float" office:value="77" calcext:value-type="float">
            <text:p>77</text:p>
          </table:table-cell>
          <table:table-cell office:value-type="float" office:value="30400000000" calcext:value-type="float">
            <text:p>304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9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6.29" calcext:value-type="float">
            <text:p>66.29</text:p>
          </table:table-cell>
          <table:table-cell office:value-type="float" office:value="3.529E+022" calcext:value-type="float">
            <text:p>3.529E+022</text:p>
          </table:table-cell>
          <table:table-cell office:value-type="float" office:value="4555" calcext:value-type="float">
            <text:p>4555</text:p>
          </table:table-cell>
          <table:table-cell office:value-type="float" office:value="61" calcext:value-type="float">
            <text:p>61</text:p>
          </table:table-cell>
          <table:table-cell office:value-type="float" office:value="119500000" calcext:value-type="float">
            <text:p>1195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7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6.52" calcext:value-type="float">
            <text:p>66.52</text:p>
          </table:table-cell>
          <table:table-cell office:value-type="float" office:value="4.268E+021" calcext:value-type="float">
            <text:p>4.268E+021</text:p>
          </table:table-cell>
          <table:table-cell office:value-type="float" office:value="3.65" calcext:value-type="float">
            <text:p>3.65</text:p>
          </table:table-cell>
          <table:table-cell office:value-type="float" office:value="85" calcext:value-type="float">
            <text:p>85</text:p>
          </table:table-cell>
          <table:table-cell office:value-type="float" office:value="112400000000" calcext:value-type="float">
            <text:p>1124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6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5.4" calcext:value-type="float">
            <text:p>65.4</text:p>
          </table:table-cell>
          <table:table-cell office:value-type="float" office:value="2.43E+021" calcext:value-type="float">
            <text:p>2.43E+021</text:p>
          </table:table-cell>
          <table:table-cell office:value-type="float" office:value="48.07" calcext:value-type="float">
            <text:p>48.07</text:p>
          </table:table-cell>
          <table:table-cell office:value-type="float" office:value="87" calcext:value-type="float">
            <text:p>87</text:p>
          </table:table-cell>
          <table:table-cell office:value-type="float" office:value="648300000" calcext:value-type="float">
            <text:p>6483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5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7.39" calcext:value-type="float">
            <text:p>67.39</text:p>
          </table:table-cell>
          <table:table-cell office:value-type="float" office:value="1.521E+022" calcext:value-type="float">
            <text:p>1.521E+022</text:p>
          </table:table-cell>
          <table:table-cell office:value-type="float" office:value="17.37" calcext:value-type="float">
            <text:p>17.3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5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7.63" calcext:value-type="float">
            <text:p>67.63</text:p>
          </table:table-cell>
          <table:table-cell office:value-type="float" office:value="2.012E+022" calcext:value-type="float">
            <text:p>2.012E+022</text:p>
          </table:table-cell>
          <table:table-cell office:value-type="float" office:value="24.29" calcext:value-type="float">
            <text:p>24.29</text:p>
          </table:table-cell>
          <table:table-cell office:value-type="float" office:value="57" calcext:value-type="float">
            <text:p>57</text:p>
          </table:table-cell>
          <table:table-cell office:value-type="float" office:value="42420000" calcext:value-type="float">
            <text:p>4242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5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7.99" calcext:value-type="float">
            <text:p>67.99</text:p>
          </table:table-cell>
          <table:table-cell office:value-type="float" office:value="1.914E+022" calcext:value-type="float">
            <text:p>1.914E+022</text:p>
          </table:table-cell>
          <table:table-cell office:value-type="float" office:value="7.665" calcext:value-type="float">
            <text:p>7.665</text:p>
          </table:table-cell>
          <table:table-cell office:value-type="float" office:value="121" calcext:value-type="float">
            <text:p>121</text:p>
          </table:table-cell>
          <table:table-cell office:value-type="float" office:value="163300000000000" calcext:value-type="float">
            <text:p>16330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4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8.49" calcext:value-type="float">
            <text:p>68.49</text:p>
          </table:table-cell>
          <table:table-cell office:value-type="float" office:value="1.88E+023" calcext:value-type="float">
            <text:p>1.88E+023</text:p>
          </table:table-cell>
          <table:table-cell office:value-type="float" office:value="4824" calcext:value-type="float">
            <text:p>4824</text:p>
          </table:table-cell>
          <table:table-cell office:value-type="float" office:value="73" calcext:value-type="float">
            <text:p>73</text:p>
          </table:table-cell>
          <table:table-cell office:value-type="float" office:value="571200000" calcext:value-type="float">
            <text:p>5712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3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6.34" calcext:value-type="float">
            <text:p>66.34</text:p>
          </table:table-cell>
          <table:table-cell office:value-type="float" office:value="1.223E+022" calcext:value-type="float">
            <text:p>1.223E+022</text:p>
          </table:table-cell>
          <table:table-cell office:value-type="float" office:value="9106" calcext:value-type="float">
            <text:p>9106</text:p>
          </table:table-cell>
          <table:table-cell office:value-type="float" office:value="105" calcext:value-type="float">
            <text:p>105</text:p>
          </table:table-cell>
          <table:table-cell office:value-type="float" office:value="817600000000" calcext:value-type="float">
            <text:p>8176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2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6.44" calcext:value-type="float">
            <text:p>66.44</text:p>
          </table:table-cell>
          <table:table-cell office:value-type="float" office:value="1.197E+024" calcext:value-type="float">
            <text:p>1.197E+024</text:p>
          </table:table-cell>
          <table:table-cell office:value-type="float" office:value="16.36" calcext:value-type="float">
            <text:p>16.36</text:p>
          </table:table-cell>
          <table:table-cell office:value-type="float" office:value="61" calcext:value-type="float">
            <text:p>61</text:p>
          </table:table-cell>
          <table:table-cell office:value-type="float" office:value="147100000" calcext:value-type="float">
            <text:p>1471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1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6.67" calcext:value-type="float">
            <text:p>66.67</text:p>
          </table:table-cell>
          <table:table-cell office:value-type="float" office:value="1.306E+022" calcext:value-type="float">
            <text:p>1.306E+022</text:p>
          </table:table-cell>
          <table:table-cell office:value-type="float" office:value="4567" calcext:value-type="float">
            <text:p>456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0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5.76" calcext:value-type="float">
            <text:p>65.76</text:p>
          </table:table-cell>
          <table:table-cell office:value-type="float" office:value="2.539E+022" calcext:value-type="float">
            <text:p>2.539E+022</text:p>
          </table:table-cell>
          <table:table-cell office:value-type="float" office:value="65650" calcext:value-type="float">
            <text:p>6565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9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5.28" calcext:value-type="float">
            <text:p>65.28</text:p>
          </table:table-cell>
          <table:table-cell office:value-type="float" office:value="1.471E+023" calcext:value-type="float">
            <text:p>1.471E+023</text:p>
          </table:table-cell>
          <table:table-cell office:value-type="float" office:value="2.249" calcext:value-type="float">
            <text:p>2.249</text:p>
          </table:table-cell>
          <table:table-cell office:value-type="float" office:value="123" calcext:value-type="float">
            <text:p>123</text:p>
          </table:table-cell>
          <table:table-cell office:value-type="float" office:value="158800000000000" calcext:value-type="float">
            <text:p>15880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8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7.86" calcext:value-type="float">
            <text:p>67.86</text:p>
          </table:table-cell>
          <table:table-cell office:value-type="float" office:value="5.203E+018" calcext:value-type="float">
            <text:p>5.203E+018</text:p>
          </table:table-cell>
          <table:table-cell office:value-type="float" office:value="22.18" calcext:value-type="float">
            <text:p>22.18</text:p>
          </table:table-cell>
          <table:table-cell office:value-type="float" office:value="115" calcext:value-type="float">
            <text:p>115</text:p>
          </table:table-cell>
          <table:table-cell office:value-type="float" office:value="9605000000000" calcext:value-type="float">
            <text:p>9605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8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8.12" calcext:value-type="float">
            <text:p>68.12</text:p>
          </table:table-cell>
          <table:table-cell office:value-type="float" office:value="2.617E+025" calcext:value-type="float">
            <text:p>2.617E+025</text:p>
          </table:table-cell>
          <table:table-cell office:value-type="float" office:value="17.04" calcext:value-type="float">
            <text:p>17.04</text:p>
          </table:table-cell>
          <table:table-cell office:value-type="float" office:value="141" calcext:value-type="float">
            <text:p>141</text:p>
          </table:table-cell>
          <table:table-cell office:value-type="float" office:value="2.527E+016" calcext:value-type="float">
            <text:p>2.527E+016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7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7.56" calcext:value-type="float">
            <text:p>67.56</text:p>
          </table:table-cell>
          <table:table-cell office:value-type="float" office:value="2.845E+024" calcext:value-type="float">
            <text:p>2.845E+024</text:p>
          </table:table-cell>
          <table:table-cell office:value-type="float" office:value="34280" calcext:value-type="float">
            <text:p>34280</text:p>
          </table:table-cell>
          <table:table-cell office:value-type="float" office:value="163" calcext:value-type="float">
            <text:p>163</text:p>
          </table:table-cell>
          <table:table-cell office:value-type="float" office:value="1.632E+019" calcext:value-type="float">
            <text:p>1.632E+019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6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7.48" calcext:value-type="float">
            <text:p>67.48</text:p>
          </table:table-cell>
          <table:table-cell office:value-type="float" office:value="9.65E+024" calcext:value-type="float">
            <text:p>9.65E+024</text:p>
          </table:table-cell>
          <table:table-cell office:value-type="float" office:value="4562" calcext:value-type="float">
            <text:p>4562</text:p>
          </table:table-cell>
          <table:table-cell office:value-type="float" office:value="125" calcext:value-type="float">
            <text:p>125</text:p>
          </table:table-cell>
          <table:table-cell office:value-type="float" office:value="8.651E+017" calcext:value-type="float">
            <text:p>8.651E+017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5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9.66" calcext:value-type="float">
            <text:p>69.66</text:p>
          </table:table-cell>
          <table:table-cell office:value-type="float" office:value="2.002E+022" calcext:value-type="float">
            <text:p>2.002E+022</text:p>
          </table:table-cell>
          <table:table-cell office:value-type="float" office:value="5.94" calcext:value-type="float">
            <text:p>5.94</text:p>
          </table:table-cell>
          <table:table-cell office:value-type="float" office:value="65" calcext:value-type="float">
            <text:p>65</text:p>
          </table:table-cell>
          <table:table-cell office:value-type="float" office:value="163600000" calcext:value-type="float">
            <text:p>1636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5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.12" calcext:value-type="float">
            <text:p>69.12</text:p>
          </table:table-cell>
          <table:table-cell office:value-type="float" office:value="6.858E+026" calcext:value-type="float">
            <text:p>6.858E+026</text:p>
          </table:table-cell>
          <table:table-cell office:value-type="float" office:value="4555" calcext:value-type="float">
            <text:p>4555</text:p>
          </table:table-cell>
          <table:table-cell office:value-type="float" office:value="61" calcext:value-type="float">
            <text:p>61</text:p>
          </table:table-cell>
          <table:table-cell office:value-type="float" office:value="202200000" calcext:value-type="float">
            <text:p>2022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4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8.69" calcext:value-type="float">
            <text:p>68.69</text:p>
          </table:table-cell>
          <table:table-cell office:value-type="float" office:value="4.216E+025" calcext:value-type="float">
            <text:p>4.216E+025</text:p>
          </table:table-cell>
          <table:table-cell office:value-type="float" office:value="126200" calcext:value-type="float">
            <text:p>126200</text:p>
          </table:table-cell>
          <table:table-cell office:value-type="float" office:value="119" calcext:value-type="float">
            <text:p>119</text:p>
          </table:table-cell>
          <table:table-cell office:value-type="float" office:value="2165000000000000" calcext:value-type="float">
            <text:p>216500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3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7.1" calcext:value-type="float">
            <text:p>67.1</text:p>
          </table:table-cell>
          <table:table-cell office:value-type="float" office:value="5.578E+019" calcext:value-type="float">
            <text:p>5.578E+019</text:p>
          </table:table-cell>
          <table:table-cell office:value-type="float" office:value="9.341" calcext:value-type="float">
            <text:p>9.341</text:p>
          </table:table-cell>
          <table:table-cell office:value-type="float" office:value="67" calcext:value-type="float">
            <text:p>67</text:p>
          </table:table-cell>
          <table:table-cell office:value-type="float" office:value="356400000" calcext:value-type="float">
            <text:p>3564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2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7.52" calcext:value-type="float">
            <text:p>67.52</text:p>
          </table:table-cell>
          <table:table-cell office:value-type="float" office:value="7.901E+022" calcext:value-type="float">
            <text:p>7.901E+022</text:p>
          </table:table-cell>
          <table:table-cell office:value-type="float" office:value="3.781" calcext:value-type="float">
            <text:p>3.781</text:p>
          </table:table-cell>
          <table:table-cell office:value-type="float" office:value="77" calcext:value-type="float">
            <text:p>77</text:p>
          </table:table-cell>
          <table:table-cell office:value-type="float" office:value="66630000000" calcext:value-type="float">
            <text:p>6663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8.28" calcext:value-type="float">
            <text:p>68.28</text:p>
          </table:table-cell>
          <table:table-cell office:value-type="float" office:value="3.274E+023" calcext:value-type="float">
            <text:p>3.274E+023</text:p>
          </table:table-cell>
          <table:table-cell office:value-type="float" office:value="50.67" calcext:value-type="float">
            <text:p>50.67</text:p>
          </table:table-cell>
          <table:table-cell office:value-type="float" office:value="65" calcext:value-type="float">
            <text:p>65</text:p>
          </table:table-cell>
          <table:table-cell office:value-type="float" office:value="554700000" calcext:value-type="float">
            <text:p>5547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7.31" calcext:value-type="float">
            <text:p>67.31</text:p>
          </table:table-cell>
          <table:table-cell office:value-type="float" office:value="1.383E+023" calcext:value-type="float">
            <text:p>1.383E+023</text:p>
          </table:table-cell>
          <table:table-cell office:value-type="float" office:value="6.078" calcext:value-type="float">
            <text:p>6.078</text:p>
          </table:table-cell>
          <table:table-cell office:value-type="float" office:value="63" calcext:value-type="float">
            <text:p>63</text:p>
          </table:table-cell>
          <table:table-cell office:value-type="float" office:value="2333000000" calcext:value-type="float">
            <text:p>2333000000</text:p>
          </table:table-cell>
          <table:table-cell office:value-type="float" office:value="0.01544" calcext:value-type="float">
            <text:p>0.0154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.43" calcext:value-type="float">
            <text:p>69.43</text:p>
          </table:table-cell>
          <table:table-cell office:value-type="float" office:value="2.925E+020" calcext:value-type="float">
            <text:p>2.925E+020</text:p>
          </table:table-cell>
          <table:table-cell office:value-type="float" office:value="12.13" calcext:value-type="float">
            <text:p>12.13</text:p>
          </table:table-cell>
          <table:table-cell office:value-type="float" office:value="79" calcext:value-type="float">
            <text:p>79</text:p>
          </table:table-cell>
          <table:table-cell office:value-type="float" office:value="5837000000" calcext:value-type="float">
            <text:p>5837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9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1.56" calcext:value-type="float">
            <text:p>71.56</text:p>
          </table:table-cell>
          <table:table-cell office:value-type="float" office:value="5.423E+026" calcext:value-type="float">
            <text:p>5.423E+026</text:p>
          </table:table-cell>
          <table:table-cell office:value-type="float" office:value="13660" calcext:value-type="float">
            <text:p>13660</text:p>
          </table:table-cell>
          <table:table-cell office:value-type="float" office:value="77" calcext:value-type="float">
            <text:p>77</text:p>
          </table:table-cell>
          <table:table-cell office:value-type="float" office:value="9346000000" calcext:value-type="float">
            <text:p>9346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9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.27" calcext:value-type="float">
            <text:p>69.27</text:p>
          </table:table-cell>
          <table:table-cell office:value-type="float" office:value="3.511E+022" calcext:value-type="float">
            <text:p>3.511E+022</text:p>
          </table:table-cell>
          <table:table-cell office:value-type="float" office:value="4560" calcext:value-type="float">
            <text:p>4560</text:p>
          </table:table-cell>
          <table:table-cell office:value-type="float" office:value="69" calcext:value-type="float">
            <text:p>69</text:p>
          </table:table-cell>
          <table:table-cell office:value-type="float" office:value="576700000" calcext:value-type="float">
            <text:p>5767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8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0.35" calcext:value-type="float">
            <text:p>70.35</text:p>
          </table:table-cell>
          <table:table-cell office:value-type="float" office:value="2.886E+019" calcext:value-type="float">
            <text:p>2.886E+019</text:p>
          </table:table-cell>
          <table:table-cell office:value-type="float" office:value="4558" calcext:value-type="float">
            <text:p>4558</text:p>
          </table:table-cell>
          <table:table-cell office:value-type="float" office:value="109" calcext:value-type="float">
            <text:p>109</text:p>
          </table:table-cell>
          <table:table-cell office:value-type="float" office:value="620900000000000" calcext:value-type="float">
            <text:p>620900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7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7.14" calcext:value-type="float">
            <text:p>67.14</text:p>
          </table:table-cell>
          <table:table-cell office:value-type="float" office:value="5.655E+020" calcext:value-type="float">
            <text:p>5.655E+020</text:p>
          </table:table-cell>
          <table:table-cell office:value-type="float" office:value="4.322" calcext:value-type="float">
            <text:p>4.322</text:p>
          </table:table-cell>
          <table:table-cell office:value-type="float" office:value="75" calcext:value-type="float">
            <text:p>75</text:p>
          </table:table-cell>
          <table:table-cell office:value-type="float" office:value="4488000000" calcext:value-type="float">
            <text:p>4488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6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5.58" calcext:value-type="float">
            <text:p>65.58</text:p>
          </table:table-cell>
          <table:table-cell office:value-type="float" office:value="1.05E+024" calcext:value-type="float">
            <text:p>1.05E+024</text:p>
          </table:table-cell>
          <table:table-cell office:value-type="float" office:value="3.136" calcext:value-type="float">
            <text:p>3.136</text:p>
          </table:table-cell>
          <table:table-cell office:value-type="float" office:value="55" calcext:value-type="float">
            <text:p>55</text:p>
          </table:table-cell>
          <table:table-cell office:value-type="float" office:value="20380000" calcext:value-type="float">
            <text:p>2038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5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4.13" calcext:value-type="float">
            <text:p>64.13</text:p>
          </table:table-cell>
          <table:table-cell office:value-type="float" office:value="1.338E+027" calcext:value-type="float">
            <text:p>1.338E+027</text:p>
          </table:table-cell>
          <table:table-cell office:value-type="float" office:value="9.935" calcext:value-type="float">
            <text:p>9.935</text:p>
          </table:table-cell>
          <table:table-cell office:value-type="float" office:value="65" calcext:value-type="float">
            <text:p>65</text:p>
          </table:table-cell>
          <table:table-cell office:value-type="float" office:value="141600000" calcext:value-type="float">
            <text:p>1416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4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4.9" calcext:value-type="float">
            <text:p>64.9</text:p>
          </table:table-cell>
          <table:table-cell office:value-type="float" office:value="1.538E+023" calcext:value-type="float">
            <text:p>1.538E+023</text:p>
          </table:table-cell>
          <table:table-cell office:value-type="float" office:value="7.471" calcext:value-type="float">
            <text:p>7.47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3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6.39" calcext:value-type="float">
            <text:p>66.39</text:p>
          </table:table-cell>
          <table:table-cell office:value-type="float" office:value="1.458E+020" calcext:value-type="float">
            <text:p>1.458E+020</text:p>
          </table:table-cell>
          <table:table-cell office:value-type="float" office:value="155000" calcext:value-type="float">
            <text:p>155000</text:p>
          </table:table-cell>
          <table:table-cell office:value-type="float" office:value="65" calcext:value-type="float">
            <text:p>65</text:p>
          </table:table-cell>
          <table:table-cell office:value-type="float" office:value="395900000" calcext:value-type="float">
            <text:p>3959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2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6.97" calcext:value-type="float">
            <text:p>66.97</text:p>
          </table:table-cell>
          <table:table-cell office:value-type="float" office:value="4.461E+021" calcext:value-type="float">
            <text:p>4.461E+021</text:p>
          </table:table-cell>
          <table:table-cell office:value-type="float" office:value="24.91" calcext:value-type="float">
            <text:p>24.91</text:p>
          </table:table-cell>
          <table:table-cell office:value-type="float" office:value="89" calcext:value-type="float">
            <text:p>89</text:p>
          </table:table-cell>
          <table:table-cell office:value-type="float" office:value="3902000000000" calcext:value-type="float">
            <text:p>3902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2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7.36" calcext:value-type="float">
            <text:p>67.36</text:p>
          </table:table-cell>
          <table:table-cell office:value-type="float" office:value="5.348E+019" calcext:value-type="float">
            <text:p>5.348E+019</text:p>
          </table:table-cell>
          <table:table-cell office:value-type="float" office:value="126200" calcext:value-type="float">
            <text:p>126200</text:p>
          </table:table-cell>
          <table:table-cell office:value-type="float" office:value="69" calcext:value-type="float">
            <text:p>69</text:p>
          </table:table-cell>
          <table:table-cell office:value-type="float" office:value="185600000" calcext:value-type="float">
            <text:p>1856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1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8.94" calcext:value-type="float">
            <text:p>68.94</text:p>
          </table:table-cell>
          <table:table-cell office:value-type="float" office:value="2.043E+018" calcext:value-type="float">
            <text:p>2.043E+018</text:p>
          </table:table-cell>
          <table:table-cell office:value-type="float" office:value="3.782" calcext:value-type="float">
            <text:p>3.782</text:p>
          </table:table-cell>
          <table:table-cell office:value-type="float" office:value="73" calcext:value-type="float">
            <text:p>73</text:p>
          </table:table-cell>
          <table:table-cell office:value-type="float" office:value="8940000000" calcext:value-type="float">
            <text:p>894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0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.27" calcext:value-type="float">
            <text:p>73.27</text:p>
          </table:table-cell>
          <table:table-cell office:value-type="float" office:value="2.651E+025" calcext:value-type="float">
            <text:p>2.651E+025</text:p>
          </table:table-cell>
          <table:table-cell office:value-type="float" office:value="3.815" calcext:value-type="float">
            <text:p>3.815</text:p>
          </table:table-cell>
          <table:table-cell office:value-type="float" office:value="93" calcext:value-type="float">
            <text:p>93</text:p>
          </table:table-cell>
          <table:table-cell office:value-type="float" office:value="51160000000" calcext:value-type="float">
            <text:p>5116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0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9.57" calcext:value-type="float">
            <text:p>69.57</text:p>
          </table:table-cell>
          <table:table-cell office:value-type="float" office:value="5.314E+022" calcext:value-type="float">
            <text:p>5.314E+022</text:p>
          </table:table-cell>
          <table:table-cell office:value-type="float" office:value="7.231" calcext:value-type="float">
            <text:p>7.231</text:p>
          </table:table-cell>
          <table:table-cell office:value-type="float" office:value="57" calcext:value-type="float">
            <text:p>57</text:p>
          </table:table-cell>
          <table:table-cell office:value-type="float" office:value="25890000" calcext:value-type="float">
            <text:p>2589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9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0.35" calcext:value-type="float">
            <text:p>70.35</text:p>
          </table:table-cell>
          <table:table-cell office:value-type="float" office:value="2.924E+022" calcext:value-type="float">
            <text:p>2.924E+022</text:p>
          </table:table-cell>
          <table:table-cell office:value-type="float" office:value="7.747" calcext:value-type="float">
            <text:p>7.747</text:p>
          </table:table-cell>
          <table:table-cell office:value-type="float" office:value="89" calcext:value-type="float">
            <text:p>89</text:p>
          </table:table-cell>
          <table:table-cell office:value-type="float" office:value="9500000000" calcext:value-type="float">
            <text:p>95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8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6.19" calcext:value-type="float">
            <text:p>66.19</text:p>
          </table:table-cell>
          <table:table-cell office:value-type="float" office:value="1.645E+020" calcext:value-type="float">
            <text:p>1.645E+020</text:p>
          </table:table-cell>
          <table:table-cell office:value-type="float" office:value="4557" calcext:value-type="float">
            <text:p>4557</text:p>
          </table:table-cell>
          <table:table-cell office:value-type="float" office:value="71" calcext:value-type="float">
            <text:p>71</text:p>
          </table:table-cell>
          <table:table-cell office:value-type="float" office:value="2868000000" calcext:value-type="float">
            <text:p>2868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7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7.6" calcext:value-type="float">
            <text:p>67.6</text:p>
          </table:table-cell>
          <table:table-cell office:value-type="float" office:value="1.131E+019" calcext:value-type="float">
            <text:p>1.131E+019</text:p>
          </table:table-cell>
          <table:table-cell office:value-type="float" office:value="4570" calcext:value-type="float">
            <text:p>4570</text:p>
          </table:table-cell>
          <table:table-cell office:value-type="float" office:value="123" calcext:value-type="float">
            <text:p>123</text:p>
          </table:table-cell>
          <table:table-cell office:value-type="float" office:value="2.102E+016" calcext:value-type="float">
            <text:p>2.102E+016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6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8.12" calcext:value-type="float">
            <text:p>68.12</text:p>
          </table:table-cell>
          <table:table-cell office:value-type="float" office:value="2.223E+026" calcext:value-type="float">
            <text:p>2.223E+026</text:p>
          </table:table-cell>
          <table:table-cell office:value-type="float" office:value="4650" calcext:value-type="float">
            <text:p>4650</text:p>
          </table:table-cell>
          <table:table-cell office:value-type="float" office:value="75" calcext:value-type="float">
            <text:p>75</text:p>
          </table:table-cell>
          <table:table-cell office:value-type="float" office:value="2108000000" calcext:value-type="float">
            <text:p>2108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5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2.22" calcext:value-type="float">
            <text:p>72.22</text:p>
          </table:table-cell>
          <table:table-cell office:value-type="float" office:value="2.237E+026" calcext:value-type="float">
            <text:p>2.237E+026</text:p>
          </table:table-cell>
          <table:table-cell office:value-type="float" office:value="59.23" calcext:value-type="float">
            <text:p>59.23</text:p>
          </table:table-cell>
          <table:table-cell office:value-type="float" office:value="169" calcext:value-type="float">
            <text:p>169</text:p>
          </table:table-cell>
          <table:table-cell office:value-type="float" office:value="2.064E+020" calcext:value-type="float">
            <text:p>2.064E+02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5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8.92" calcext:value-type="float">
            <text:p>68.92</text:p>
          </table:table-cell>
          <table:table-cell office:value-type="float" office:value="1.948E+023" calcext:value-type="float">
            <text:p>1.948E+023</text:p>
          </table:table-cell>
          <table:table-cell office:value-type="float" office:value="10.79" calcext:value-type="float">
            <text:p>10.79</text:p>
          </table:table-cell>
          <table:table-cell office:value-type="float" office:value="69" calcext:value-type="float">
            <text:p>69</text:p>
          </table:table-cell>
          <table:table-cell office:value-type="float" office:value="2675000000" calcext:value-type="float">
            <text:p>2675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4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2.48" calcext:value-type="float">
            <text:p>72.48</text:p>
          </table:table-cell>
          <table:table-cell office:value-type="float" office:value="4.224E+021" calcext:value-type="float">
            <text:p>4.224E+021</text:p>
          </table:table-cell>
          <table:table-cell office:value-type="float" office:value="22.49" calcext:value-type="float">
            <text:p>22.49</text:p>
          </table:table-cell>
          <table:table-cell office:value-type="float" office:value="141" calcext:value-type="float">
            <text:p>141</text:p>
          </table:table-cell>
          <table:table-cell office:value-type="float" office:value="5.311E+016" calcext:value-type="float">
            <text:p>5.311E+016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3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9.98" calcext:value-type="float">
            <text:p>69.98</text:p>
          </table:table-cell>
          <table:table-cell office:value-type="float" office:value="3.989E+022" calcext:value-type="float">
            <text:p>3.989E+022</text:p>
          </table:table-cell>
          <table:table-cell office:value-type="float" office:value="3.539" calcext:value-type="float">
            <text:p>3.539</text:p>
          </table:table-cell>
          <table:table-cell office:value-type="float" office:value="83" calcext:value-type="float">
            <text:p>83</text:p>
          </table:table-cell>
          <table:table-cell office:value-type="float" office:value="279500000000" calcext:value-type="float">
            <text:p>2795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2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0.31" calcext:value-type="float">
            <text:p>70.31</text:p>
          </table:table-cell>
          <table:table-cell office:value-type="float" office:value="3.289E+024" calcext:value-type="float">
            <text:p>3.289E+024</text:p>
          </table:table-cell>
          <table:table-cell office:value-type="float" office:value="4.837" calcext:value-type="float">
            <text:p>4.837</text:p>
          </table:table-cell>
          <table:table-cell office:value-type="float" office:value="75" calcext:value-type="float">
            <text:p>75</text:p>
          </table:table-cell>
          <table:table-cell office:value-type="float" office:value="9770000000" calcext:value-type="float">
            <text:p>977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7.35" calcext:value-type="float">
            <text:p>67.35</text:p>
          </table:table-cell>
          <table:table-cell office:value-type="float" office:value="7.999E+024" calcext:value-type="float">
            <text:p>7.999E+024</text:p>
          </table:table-cell>
          <table:table-cell office:value-type="float" office:value="9.409" calcext:value-type="float">
            <text:p>9.409</text:p>
          </table:table-cell>
          <table:table-cell office:value-type="float" office:value="69" calcext:value-type="float">
            <text:p>69</text:p>
          </table:table-cell>
          <table:table-cell office:value-type="float" office:value="7660000000" calcext:value-type="float">
            <text:p>766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6.27" calcext:value-type="float">
            <text:p>66.27</text:p>
          </table:table-cell>
          <table:table-cell office:value-type="float" office:value="1.291E+026" calcext:value-type="float">
            <text:p>1.291E+026</text:p>
          </table:table-cell>
          <table:table-cell office:value-type="float" office:value="8.55" calcext:value-type="float">
            <text:p>8.55</text:p>
          </table:table-cell>
          <table:table-cell office:value-type="float" office:value="55" calcext:value-type="float">
            <text:p>55</text:p>
          </table:table-cell>
          <table:table-cell office:value-type="float" office:value="20380000" calcext:value-type="float">
            <text:p>2038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7.22" calcext:value-type="float">
            <text:p>67.22</text:p>
          </table:table-cell>
          <table:table-cell office:value-type="float" office:value="5.614E+030" calcext:value-type="float">
            <text:p>5.614E+030</text:p>
          </table:table-cell>
          <table:table-cell office:value-type="float" office:value="13.38" calcext:value-type="float">
            <text:p>13.38</text:p>
          </table:table-cell>
          <table:table-cell office:value-type="float" office:value="57" calcext:value-type="float">
            <text:p>57</text:p>
          </table:table-cell>
          <table:table-cell office:value-type="float" office:value="25890000" calcext:value-type="float">
            <text:p>25890000</text:p>
          </table:table-cell>
          <table:table-cell office:value-type="float" office:value="0.01532" calcext:value-type="float">
            <text:p>0.01532</text:p>
          </table:table-cell>
          <table:table-cell office:value-type="string" calcext:value-type="string">
            <text:p><text:s text:c="3"/>19.2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6.28" calcext:value-type="float">
            <text:p>66.28</text:p>
          </table:table-cell>
          <table:table-cell office:value-type="float" office:value="1.929E+023" calcext:value-type="float">
            <text:p>1.929E+023</text:p>
          </table:table-cell>
          <table:table-cell office:value-type="float" office:value="25.49" calcext:value-type="float">
            <text:p>25.49</text:p>
          </table:table-cell>
          <table:table-cell office:value-type="float" office:value="57" calcext:value-type="float">
            <text:p>57</text:p>
          </table:table-cell>
          <table:table-cell office:value-type="float" office:value="25890000" calcext:value-type="float">
            <text:p>25890000</text:p>
          </table:table-cell>
          <table:table-cell office:value-type="float" office:value="0.01532" calcext:value-type="float">
            <text:p>0.01532</text:p>
          </table:table-cell>
          <table:table-cell office:value-type="string" calcext:value-type="string">
            <text:p><text:s text:c="3"/>18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5.67" calcext:value-type="float">
            <text:p>65.67</text:p>
          </table:table-cell>
          <table:table-cell office:value-type="float" office:value="1.085E+020" calcext:value-type="float">
            <text:p>1.085E+020</text:p>
          </table:table-cell>
          <table:table-cell office:value-type="float" office:value="4.568" calcext:value-type="float">
            <text:p>4.568</text:p>
          </table:table-cell>
          <table:table-cell office:value-type="float" office:value="75" calcext:value-type="float">
            <text:p>75</text:p>
          </table:table-cell>
          <table:table-cell office:value-type="float" office:value="3755000000" calcext:value-type="float">
            <text:p>3755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8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6" calcext:value-type="float">
            <text:p>66</text:p>
          </table:table-cell>
          <table:table-cell office:value-type="float" office:value="1.014E+023" calcext:value-type="float">
            <text:p>1.014E+023</text:p>
          </table:table-cell>
          <table:table-cell office:value-type="float" office:value="9649" calcext:value-type="float">
            <text:p>9649</text:p>
          </table:table-cell>
          <table:table-cell office:value-type="float" office:value="71" calcext:value-type="float">
            <text:p>71</text:p>
          </table:table-cell>
          <table:table-cell office:value-type="float" office:value="978800000" calcext:value-type="float">
            <text:p>9788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6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7.44" calcext:value-type="float">
            <text:p>67.44</text:p>
          </table:table-cell>
          <table:table-cell office:value-type="float" office:value="1.633E+022" calcext:value-type="float">
            <text:p>1.633E+022</text:p>
          </table:table-cell>
          <table:table-cell office:value-type="float" office:value="13.61" calcext:value-type="float">
            <text:p>13.61</text:p>
          </table:table-cell>
          <table:table-cell office:value-type="float" office:value="89" calcext:value-type="float">
            <text:p>89</text:p>
          </table:table-cell>
          <table:table-cell office:value-type="float" office:value="9335000000" calcext:value-type="float">
            <text:p>9335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5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7.38" calcext:value-type="float">
            <text:p>67.38</text:p>
          </table:table-cell>
          <table:table-cell office:value-type="float" office:value="3.153E+020" calcext:value-type="float">
            <text:p>3.153E+020</text:p>
          </table:table-cell>
          <table:table-cell office:value-type="float" office:value="14.06" calcext:value-type="float">
            <text:p>14.06</text:p>
          </table:table-cell>
          <table:table-cell office:value-type="float" office:value="147" calcext:value-type="float">
            <text:p>147</text:p>
          </table:table-cell>
          <table:table-cell office:value-type="float" office:value="7.819E+018" calcext:value-type="float">
            <text:p>7.819E+018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5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6.57" calcext:value-type="float">
            <text:p>66.57</text:p>
          </table:table-cell>
          <table:table-cell office:value-type="float" office:value="3.584E+020" calcext:value-type="float">
            <text:p>3.584E+020</text:p>
          </table:table-cell>
          <table:table-cell office:value-type="float" office:value="34290" calcext:value-type="float">
            <text:p>34290</text:p>
          </table:table-cell>
          <table:table-cell office:value-type="float" office:value="89" calcext:value-type="float">
            <text:p>89</text:p>
          </table:table-cell>
          <table:table-cell office:value-type="float" office:value="2385000000000" calcext:value-type="float">
            <text:p>2385000000000</text:p>
          </table:table-cell>
          <table:table-cell office:value-type="float" office:value="0.01548" calcext:value-type="float">
            <text:p>0.01548</text:p>
          </table:table-cell>
          <table:table-cell office:value-type="string" calcext:value-type="string">
            <text:p><text:s text:c="3"/>14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9.79" calcext:value-type="float">
            <text:p>69.79</text:p>
          </table:table-cell>
          <table:table-cell office:value-type="float" office:value="2.333E+027" calcext:value-type="float">
            <text:p>2.333E+027</text:p>
          </table:table-cell>
          <table:table-cell office:value-type="float" office:value="5.376" calcext:value-type="float">
            <text:p>5.376</text:p>
          </table:table-cell>
          <table:table-cell office:value-type="float" office:value="57" calcext:value-type="float">
            <text:p>57</text:p>
          </table:table-cell>
          <table:table-cell office:value-type="float" office:value="31400000" calcext:value-type="float">
            <text:p>31400000</text:p>
          </table:table-cell>
          <table:table-cell office:value-type="float" office:value="0.01532" calcext:value-type="float">
            <text:p>0.01532</text:p>
          </table:table-cell>
          <table:table-cell office:value-type="string" calcext:value-type="string">
            <text:p><text:s text:c="3"/>14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4.67" calcext:value-type="float">
            <text:p>64.67</text:p>
          </table:table-cell>
          <table:table-cell office:value-type="float" office:value="3.195E+018" calcext:value-type="float">
            <text:p>3.195E+018</text:p>
          </table:table-cell>
          <table:table-cell office:value-type="float" office:value="4558" calcext:value-type="float">
            <text:p>4558</text:p>
          </table:table-cell>
          <table:table-cell office:value-type="float" office:value="57" calcext:value-type="float">
            <text:p>57</text:p>
          </table:table-cell>
          <table:table-cell office:value-type="float" office:value="31400000" calcext:value-type="float">
            <text:p>31400000</text:p>
          </table:table-cell>
          <table:table-cell office:value-type="float" office:value="0.01532" calcext:value-type="float">
            <text:p>0.01532</text:p>
          </table:table-cell>
          <table:table-cell office:value-type="string" calcext:value-type="string">
            <text:p><text:s text:c="3"/>12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6.96" calcext:value-type="float">
            <text:p>66.96</text:p>
          </table:table-cell>
          <table:table-cell office:value-type="float" office:value="5.653E+019" calcext:value-type="float">
            <text:p>5.653E+019</text:p>
          </table:table-cell>
          <table:table-cell office:value-type="float" office:value="9.493" calcext:value-type="float">
            <text:p>9.493</text:p>
          </table:table-cell>
          <table:table-cell office:value-type="float" office:value="61" calcext:value-type="float">
            <text:p>61</text:p>
          </table:table-cell>
          <table:table-cell office:value-type="float" office:value="279300000" calcext:value-type="float">
            <text:p>279300000</text:p>
          </table:table-cell>
          <table:table-cell office:value-type="float" office:value="0.01532" calcext:value-type="float">
            <text:p>0.01532</text:p>
          </table:table-cell>
          <table:table-cell office:value-type="string" calcext:value-type="string">
            <text:p><text:s text:c="3"/>12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6.72" calcext:value-type="float">
            <text:p>66.72</text:p>
          </table:table-cell>
          <table:table-cell office:value-type="float" office:value="1.659E+028" calcext:value-type="float">
            <text:p>1.659E+028</text:p>
          </table:table-cell>
          <table:table-cell office:value-type="float" office:value="27060" calcext:value-type="float">
            <text:p>27060</text:p>
          </table:table-cell>
          <table:table-cell office:value-type="float" office:value="69" calcext:value-type="float">
            <text:p>69</text:p>
          </table:table-cell>
          <table:table-cell office:value-type="float" office:value="1172000000" calcext:value-type="float">
            <text:p>1172000000</text:p>
          </table:table-cell>
          <table:table-cell office:value-type="float" office:value="0.0153" calcext:value-type="float">
            <text:p>0.0153</text:p>
          </table:table-cell>
          <table:table-cell office:value-type="string" calcext:value-type="string">
            <text:p><text:s text:c="3"/>11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9.38" calcext:value-type="float">
            <text:p>69.38</text:p>
          </table:table-cell>
          <table:table-cell office:value-type="float" office:value="4.674E+019" calcext:value-type="float">
            <text:p>4.674E+019</text:p>
          </table:table-cell>
          <table:table-cell office:value-type="float" office:value="7.409" calcext:value-type="float">
            <text:p>7.409</text:p>
          </table:table-cell>
          <table:table-cell office:value-type="float" office:value="59" calcext:value-type="float">
            <text:p>59</text:p>
          </table:table-cell>
          <table:table-cell office:value-type="float" office:value="47920000" calcext:value-type="float">
            <text:p>47920000</text:p>
          </table:table-cell>
          <table:table-cell office:value-type="float" office:value="0.0153" calcext:value-type="float">
            <text:p>0.0153</text:p>
          </table:table-cell>
          <table:table-cell office:value-type="string" calcext:value-type="string">
            <text:p><text:s text:c="3"/>10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4.68" calcext:value-type="float">
            <text:p>64.68</text:p>
          </table:table-cell>
          <table:table-cell office:value-type="float" office:value="7.077E+021" calcext:value-type="float">
            <text:p>7.077E+021</text:p>
          </table:table-cell>
          <table:table-cell office:value-type="float" office:value="4558" calcext:value-type="float">
            <text:p>4558</text:p>
          </table:table-cell>
          <table:table-cell office:value-type="float" office:value="55" calcext:value-type="float">
            <text:p>55</text:p>
          </table:table-cell>
          <table:table-cell office:value-type="float" office:value="14870000" calcext:value-type="float">
            <text:p>14870000</text:p>
          </table:table-cell>
          <table:table-cell office:value-type="float" office:value="0.0153" calcext:value-type="float">
            <text:p>0.0153</text:p>
          </table:table-cell>
          <table:table-cell office:value-type="string" calcext:value-type="string">
            <text:p><text:s text:c="3"/>9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5.9" calcext:value-type="float">
            <text:p>65.9</text:p>
          </table:table-cell>
          <table:table-cell office:value-type="float" office:value="3.861E+027" calcext:value-type="float">
            <text:p>3.861E+027</text:p>
          </table:table-cell>
          <table:table-cell office:value-type="float" office:value="26.42" calcext:value-type="float">
            <text:p>26.42</text:p>
          </table:table-cell>
          <table:table-cell office:value-type="float" office:value="55" calcext:value-type="float">
            <text:p>55</text:p>
          </table:table-cell>
          <table:table-cell office:value-type="float" office:value="14870000" calcext:value-type="float">
            <text:p>14870000</text:p>
          </table:table-cell>
          <table:table-cell office:value-type="float" office:value="0.0153" calcext:value-type="float">
            <text:p>0.0153</text:p>
          </table:table-cell>
          <table:table-cell office:value-type="string" calcext:value-type="string">
            <text:p><text:s text:c="3"/>8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7.01" calcext:value-type="float">
            <text:p>67.01</text:p>
          </table:table-cell>
          <table:table-cell office:value-type="float" office:value="1.576E+020" calcext:value-type="float">
            <text:p>1.576E+020</text:p>
          </table:table-cell>
          <table:table-cell office:value-type="float" office:value="8.203" calcext:value-type="float">
            <text:p>8.203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8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7.91" calcext:value-type="float">
            <text:p>67.91</text:p>
          </table:table-cell>
          <table:table-cell office:value-type="float" office:value="1.351E+020" calcext:value-type="float">
            <text:p>1.351E+020</text:p>
          </table:table-cell>
          <table:table-cell office:value-type="float" office:value="918.5" calcext:value-type="float">
            <text:p>918.5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7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6.92" calcext:value-type="float">
            <text:p>66.92</text:p>
          </table:table-cell>
          <table:table-cell office:value-type="float" office:value="6.09E+020" calcext:value-type="float">
            <text:p>6.09E+020</text:p>
          </table:table-cell>
          <table:table-cell office:value-type="float" office:value="4.613" calcext:value-type="float">
            <text:p>4.613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6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6.44" calcext:value-type="float">
            <text:p>66.44</text:p>
          </table:table-cell>
          <table:table-cell office:value-type="float" office:value="2.265E+020" calcext:value-type="float">
            <text:p>2.265E+020</text:p>
          </table:table-cell>
          <table:table-cell office:value-type="float" office:value="4561" calcext:value-type="float">
            <text:p>4561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5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6.56" calcext:value-type="float">
            <text:p>66.56</text:p>
          </table:table-cell>
          <table:table-cell office:value-type="float" office:value="8.833E+020" calcext:value-type="float">
            <text:p>8.833E+020</text:p>
          </table:table-cell>
          <table:table-cell office:value-type="float" office:value="4570" calcext:value-type="float">
            <text:p>4570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4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8.75" calcext:value-type="float">
            <text:p>68.75</text:p>
          </table:table-cell>
          <table:table-cell office:value-type="float" office:value="7.806E+020" calcext:value-type="float">
            <text:p>7.806E+020</text:p>
          </table:table-cell>
          <table:table-cell office:value-type="float" office:value="4556" calcext:value-type="float">
            <text:p>4556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4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8.1" calcext:value-type="float">
            <text:p>68.1</text:p>
          </table:table-cell>
          <table:table-cell office:value-type="float" office:value="4.447E+024" calcext:value-type="float">
            <text:p>4.447E+024</text:p>
          </table:table-cell>
          <table:table-cell office:value-type="float" office:value="4597" calcext:value-type="float">
            <text:p>4597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3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7.83" calcext:value-type="float">
            <text:p>67.83</text:p>
          </table:table-cell>
          <table:table-cell office:value-type="float" office:value="5.944E+018" calcext:value-type="float">
            <text:p>5.944E+018</text:p>
          </table:table-cell>
          <table:table-cell office:value-type="float" office:value="11.92" calcext:value-type="float">
            <text:p>11.92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2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7.26" calcext:value-type="float">
            <text:p>67.26</text:p>
          </table:table-cell>
          <table:table-cell office:value-type="float" office:value="5.119E+024" calcext:value-type="float">
            <text:p>5.119E+024</text:p>
          </table:table-cell>
          <table:table-cell office:value-type="float" office:value="8.926" calcext:value-type="float">
            <text:p>8.926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1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5.11" calcext:value-type="float">
            <text:p>65.11</text:p>
          </table:table-cell>
          <table:table-cell office:value-type="float" office:value="1.364E+021" calcext:value-type="float">
            <text:p>1.364E+021</text:p>
          </table:table-cell>
          <table:table-cell office:value-type="float" office:value="34450" calcext:value-type="float">
            <text:p>34450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0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6.42" calcext:value-type="float">
            <text:p>66.42</text:p>
          </table:table-cell>
          <table:table-cell office:value-type="float" office:value="6.416E+017" calcext:value-type="float">
            <text:p>6.416E+017</text:p>
          </table:table-cell>
          <table:table-cell office:value-type="float" office:value="8.355" calcext:value-type="float">
            <text:p>8.355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5.73" calcext:value-type="float">
            <text:p>65.73</text:p>
          </table:table-cell>
          <table:table-cell office:value-type="float" office:value="1.403E+019" calcext:value-type="float">
            <text:p>1.403E+019</text:p>
          </table:table-cell>
          <table:table-cell office:value-type="float" office:value="7.663" calcext:value-type="float">
            <text:p>7.663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19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6.95" calcext:value-type="float">
            <text:p>66.95</text:p>
          </table:table-cell>
          <table:table-cell office:value-type="float" office:value="1.673E+023" calcext:value-type="float">
            <text:p>1.673E+023</text:p>
          </table:table-cell>
          <table:table-cell office:value-type="float" office:value="10.35" calcext:value-type="float">
            <text:p>10.35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18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4.07" calcext:value-type="float">
            <text:p>64.07</text:p>
          </table:table-cell>
          <table:table-cell office:value-type="float" office:value="2.47E+019" calcext:value-type="float">
            <text:p>2.47E+019</text:p>
          </table:table-cell>
          <table:table-cell office:value-type="float" office:value="6.859" calcext:value-type="float">
            <text:p>6.859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17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6.56" calcext:value-type="float">
            <text:p>66.56</text:p>
          </table:table-cell>
          <table:table-cell office:value-type="float" office:value="1.847E+018" calcext:value-type="float">
            <text:p>1.847E+018</text:p>
          </table:table-cell>
          <table:table-cell office:value-type="float" office:value="119200" calcext:value-type="float">
            <text:p>119200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16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6.93" calcext:value-type="float">
            <text:p>66.93</text:p>
          </table:table-cell>
          <table:table-cell office:value-type="float" office:value="2.711E+022" calcext:value-type="float">
            <text:p>2.711E+022</text:p>
          </table:table-cell>
          <table:table-cell office:value-type="float" office:value="7781" calcext:value-type="float">
            <text:p>7781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16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7.27" calcext:value-type="float">
            <text:p>67.27</text:p>
          </table:table-cell>
          <table:table-cell office:value-type="float" office:value="1.061E+023" calcext:value-type="float">
            <text:p>1.061E+023</text:p>
          </table:table-cell>
          <table:table-cell office:value-type="float" office:value="13.03" calcext:value-type="float">
            <text:p>13.03</text:p>
          </table:table-cell>
          <table:table-cell office:value-type="float" office:value="61" calcext:value-type="float">
            <text:p>61</text:p>
          </table:table-cell>
          <table:table-cell office:value-type="float" office:value="86480000" calcext:value-type="float">
            <text:p>86480000</text:p>
          </table:table-cell>
          <table:table-cell office:value-type="float" office:value="0.01479" calcext:value-type="float">
            <text:p>0.01479</text:p>
          </table:table-cell>
          <table:table-cell office:value-type="string" calcext:value-type="string">
            <text:p><text:s text:c="3"/>15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5.48" calcext:value-type="float">
            <text:p>65.48</text:p>
          </table:table-cell>
          <table:table-cell office:value-type="float" office:value="2.998E+024" calcext:value-type="float">
            <text:p>2.998E+024</text:p>
          </table:table-cell>
          <table:table-cell office:value-type="float" office:value="4594" calcext:value-type="float">
            <text:p>4594</text:p>
          </table:table-cell>
          <table:table-cell office:value-type="float" office:value="61" calcext:value-type="float">
            <text:p>61</text:p>
          </table:table-cell>
          <table:table-cell office:value-type="float" office:value="86480000" calcext:value-type="float">
            <text:p>86480000</text:p>
          </table:table-cell>
          <table:table-cell office:value-type="float" office:value="0.01479" calcext:value-type="float">
            <text:p>0.01479</text:p>
          </table:table-cell>
          <table:table-cell office:value-type="string" calcext:value-type="string">
            <text:p><text:s text:c="3"/>13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7.44" calcext:value-type="float">
            <text:p>67.44</text:p>
          </table:table-cell>
          <table:table-cell office:value-type="float" office:value="2.963E+020" calcext:value-type="float">
            <text:p>2.963E+020</text:p>
          </table:table-cell>
          <table:table-cell office:value-type="float" office:value="16.2" calcext:value-type="float">
            <text:p>16.2</text:p>
          </table:table-cell>
          <table:table-cell office:value-type="float" office:value="61" calcext:value-type="float">
            <text:p>61</text:p>
          </table:table-cell>
          <table:table-cell office:value-type="float" office:value="372900000" calcext:value-type="float">
            <text:p>372900000</text:p>
          </table:table-cell>
          <table:table-cell office:value-type="float" office:value="0.01479" calcext:value-type="float">
            <text:p>0.01479</text:p>
          </table:table-cell>
          <table:table-cell office:value-type="string" calcext:value-type="string">
            <text:p><text:s text:c="3"/>13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5.64" calcext:value-type="float">
            <text:p>65.64</text:p>
          </table:table-cell>
          <table:table-cell office:value-type="float" office:value="5.439E+019" calcext:value-type="float">
            <text:p>5.439E+019</text:p>
          </table:table-cell>
          <table:table-cell office:value-type="float" office:value="4557" calcext:value-type="float">
            <text:p>4557</text:p>
          </table:table-cell>
          <table:table-cell office:value-type="float" office:value="61" calcext:value-type="float">
            <text:p>61</text:p>
          </table:table-cell>
          <table:table-cell office:value-type="float" office:value="521600000" calcext:value-type="float">
            <text:p>521600000</text:p>
          </table:table-cell>
          <table:table-cell office:value-type="float" office:value="0.01479" calcext:value-type="float">
            <text:p>0.01479</text:p>
          </table:table-cell>
          <table:table-cell office:value-type="string" calcext:value-type="string">
            <text:p><text:s text:c="3"/>12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5.66" calcext:value-type="float">
            <text:p>65.66</text:p>
          </table:table-cell>
          <table:table-cell office:value-type="float" office:value="1.584E+022" calcext:value-type="float">
            <text:p>1.584E+022</text:p>
          </table:table-cell>
          <table:table-cell office:value-type="float" office:value="417.5" calcext:value-type="float">
            <text:p>417.5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11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7.86" calcext:value-type="float">
            <text:p>67.86</text:p>
          </table:table-cell>
          <table:table-cell office:value-type="float" office:value="2.416E+022" calcext:value-type="float">
            <text:p>2.416E+022</text:p>
          </table:table-cell>
          <table:table-cell office:value-type="float" office:value="9137" calcext:value-type="float">
            <text:p>9137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11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6.83" calcext:value-type="float">
            <text:p>66.83</text:p>
          </table:table-cell>
          <table:table-cell office:value-type="float" office:value="1.633E+021" calcext:value-type="float">
            <text:p>1.633E+021</text:p>
          </table:table-cell>
          <table:table-cell office:value-type="float" office:value="21.94" calcext:value-type="float">
            <text:p>21.94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10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4.05" calcext:value-type="float">
            <text:p>64.05</text:p>
          </table:table-cell>
          <table:table-cell office:value-type="float" office:value="8.148E+022" calcext:value-type="float">
            <text:p>8.148E+022</text:p>
          </table:table-cell>
          <table:table-cell office:value-type="float" office:value="13.23" calcext:value-type="float">
            <text:p>13.23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9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4.38" calcext:value-type="float">
            <text:p>64.38</text:p>
          </table:table-cell>
          <table:table-cell office:value-type="float" office:value="6.009E+023" calcext:value-type="float">
            <text:p>6.009E+023</text:p>
          </table:table-cell>
          <table:table-cell office:value-type="float" office:value="4.72" calcext:value-type="float">
            <text:p>4.72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8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5.69" calcext:value-type="float">
            <text:p>65.69</text:p>
          </table:table-cell>
          <table:table-cell office:value-type="float" office:value="3.453E+020" calcext:value-type="float">
            <text:p>3.453E+020</text:p>
          </table:table-cell>
          <table:table-cell office:value-type="float" office:value="4558" calcext:value-type="float">
            <text:p>4558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7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7.75" calcext:value-type="float">
            <text:p>67.75</text:p>
          </table:table-cell>
          <table:table-cell office:value-type="float" office:value="7.078E+026" calcext:value-type="float">
            <text:p>7.078E+026</text:p>
          </table:table-cell>
          <table:table-cell office:value-type="float" office:value="6.328" calcext:value-type="float">
            <text:p>6.328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7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7.78" calcext:value-type="float">
            <text:p>67.78</text:p>
          </table:table-cell>
          <table:table-cell office:value-type="float" office:value="7.288E+025" calcext:value-type="float">
            <text:p>7.288E+025</text:p>
          </table:table-cell>
          <table:table-cell office:value-type="float" office:value="8.724" calcext:value-type="float">
            <text:p>8.724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6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8.25" calcext:value-type="float">
            <text:p>68.25</text:p>
          </table:table-cell>
          <table:table-cell office:value-type="float" office:value="4.228E+023" calcext:value-type="float">
            <text:p>4.228E+023</text:p>
          </table:table-cell>
          <table:table-cell office:value-type="float" office:value="4594" calcext:value-type="float">
            <text:p>4594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5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5.73" calcext:value-type="float">
            <text:p>65.73</text:p>
          </table:table-cell>
          <table:table-cell office:value-type="float" office:value="2.367E+022" calcext:value-type="float">
            <text:p>2.367E+022</text:p>
          </table:table-cell>
          <table:table-cell office:value-type="float" office:value="6.543" calcext:value-type="float">
            <text:p>6.543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4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5.11" calcext:value-type="float">
            <text:p>65.11</text:p>
          </table:table-cell>
          <table:table-cell office:value-type="float" office:value="7.64E+024" calcext:value-type="float">
            <text:p>7.64E+024</text:p>
          </table:table-cell>
          <table:table-cell office:value-type="float" office:value="7.534" calcext:value-type="float">
            <text:p>7.534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4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7.83" calcext:value-type="float">
            <text:p>67.83</text:p>
          </table:table-cell>
          <table:table-cell office:value-type="float" office:value="2.727E+024" calcext:value-type="float">
            <text:p>2.727E+024</text:p>
          </table:table-cell>
          <table:table-cell office:value-type="float" office:value="4580" calcext:value-type="float">
            <text:p>4580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3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9.44" calcext:value-type="float">
            <text:p>69.44</text:p>
          </table:table-cell>
          <table:table-cell office:value-type="float" office:value="4.974E+020" calcext:value-type="float">
            <text:p>4.974E+020</text:p>
          </table:table-cell>
          <table:table-cell office:value-type="float" office:value="4569" calcext:value-type="float">
            <text:p>4569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2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8.21" calcext:value-type="float">
            <text:p>68.21</text:p>
          </table:table-cell>
          <table:table-cell office:value-type="float" office:value="4.731E+022" calcext:value-type="float">
            <text:p>4.731E+022</text:p>
          </table:table-cell>
          <table:table-cell office:value-type="float" office:value="10.26" calcext:value-type="float">
            <text:p>10.26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1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5.9" calcext:value-type="float">
            <text:p>65.9</text:p>
          </table:table-cell>
          <table:table-cell office:value-type="float" office:value="1.375E+022" calcext:value-type="float">
            <text:p>1.375E+022</text:p>
          </table:table-cell>
          <table:table-cell office:value-type="float" office:value="4561" calcext:value-type="float">
            <text:p>4561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0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6.6" calcext:value-type="float">
            <text:p>66.6</text:p>
          </table:table-cell>
          <table:table-cell office:value-type="float" office:value="5.89E+019" calcext:value-type="float">
            <text:p>5.89E+019</text:p>
          </table:table-cell>
          <table:table-cell office:value-type="float" office:value="5.493" calcext:value-type="float">
            <text:p>5.493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9.62" calcext:value-type="float">
            <text:p>69.62</text:p>
          </table:table-cell>
          <table:table-cell office:value-type="float" office:value="2.339E+020" calcext:value-type="float">
            <text:p>2.339E+020</text:p>
          </table:table-cell>
          <table:table-cell office:value-type="float" office:value="165400" calcext:value-type="float">
            <text:p>165400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21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7.2" calcext:value-type="float">
            <text:p>67.2</text:p>
          </table:table-cell>
          <table:table-cell office:value-type="float" office:value="4.65E+019" calcext:value-type="float">
            <text:p>4.65E+019</text:p>
          </table:table-cell>
          <table:table-cell office:value-type="float" office:value="4572" calcext:value-type="float">
            <text:p>4572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20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8.15" calcext:value-type="float">
            <text:p>68.15</text:p>
          </table:table-cell>
          <table:table-cell office:value-type="float" office:value="8.684E+024" calcext:value-type="float">
            <text:p>8.684E+024</text:p>
          </table:table-cell>
          <table:table-cell office:value-type="float" office:value="4563" calcext:value-type="float">
            <text:p>4563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19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6.67" calcext:value-type="float">
            <text:p>66.67</text:p>
          </table:table-cell>
          <table:table-cell office:value-type="float" office:value="2.221E+025" calcext:value-type="float">
            <text:p>2.221E+025</text:p>
          </table:table-cell>
          <table:table-cell office:value-type="float" office:value="28490" calcext:value-type="float">
            <text:p>28490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18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5.59" calcext:value-type="float">
            <text:p>65.59</text:p>
          </table:table-cell>
          <table:table-cell office:value-type="float" office:value="2.461E+019" calcext:value-type="float">
            <text:p>2.461E+019</text:p>
          </table:table-cell>
          <table:table-cell office:value-type="float" office:value="129" calcext:value-type="float">
            <text:p>129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85" calcext:value-type="float">
            <text:p>0.01485</text:p>
          </table:table-cell>
          <table:table-cell office:value-type="string" calcext:value-type="string">
            <text:p><text:s text:c="3"/>17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6.47" calcext:value-type="float">
            <text:p>66.47</text:p>
          </table:table-cell>
          <table:table-cell office:value-type="float" office:value="4.039E+018" calcext:value-type="float">
            <text:p>4.039E+018</text:p>
          </table:table-cell>
          <table:table-cell office:value-type="float" office:value="16.51" calcext:value-type="float">
            <text:p>16.51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79" calcext:value-type="float">
            <text:p>0.01479</text:p>
          </table:table-cell>
          <table:table-cell office:value-type="string" calcext:value-type="string">
            <text:p><text:s text:c="3"/>16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4.12" calcext:value-type="float">
            <text:p>64.12</text:p>
          </table:table-cell>
          <table:table-cell office:value-type="float" office:value="4.02E+020" calcext:value-type="float">
            <text:p>4.02E+020</text:p>
          </table:table-cell>
          <table:table-cell office:value-type="float" office:value="9.23" calcext:value-type="float">
            <text:p>9.23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79" calcext:value-type="float">
            <text:p>0.01479</text:p>
          </table:table-cell>
          <table:table-cell office:value-type="string" calcext:value-type="string">
            <text:p><text:s text:c="3"/>14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6.48" calcext:value-type="float">
            <text:p>66.48</text:p>
          </table:table-cell>
          <table:table-cell office:value-type="float" office:value="4.239E+020" calcext:value-type="float">
            <text:p>4.239E+020</text:p>
          </table:table-cell>
          <table:table-cell office:value-type="float" office:value="535.6" calcext:value-type="float">
            <text:p>535.6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79" calcext:value-type="float">
            <text:p>0.01479</text:p>
          </table:table-cell>
          <table:table-cell office:value-type="string" calcext:value-type="string">
            <text:p><text:s text:c="3"/>14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6.09" calcext:value-type="float">
            <text:p>66.09</text:p>
          </table:table-cell>
          <table:table-cell office:value-type="float" office:value="6.05E+018" calcext:value-type="float">
            <text:p>6.05E+018</text:p>
          </table:table-cell>
          <table:table-cell office:value-type="float" office:value="49.79" calcext:value-type="float">
            <text:p>49.79</text:p>
          </table:table-cell>
          <table:table-cell office:value-type="float" office:value="51" calcext:value-type="float">
            <text:p>51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0.01479" calcext:value-type="float">
            <text:p>0.01479</text:p>
          </table:table-cell>
          <table:table-cell office:value-type="string" calcext:value-type="string">
            <text:p><text:s text:c="3"/>12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3.78" calcext:value-type="float">
            <text:p>63.78</text:p>
          </table:table-cell>
          <table:table-cell office:value-type="float" office:value="5.013E+024" calcext:value-type="float">
            <text:p>5.013E+024</text:p>
          </table:table-cell>
          <table:table-cell office:value-type="float" office:value="4617" calcext:value-type="float">
            <text:p>4617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11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7.5" calcext:value-type="float">
            <text:p>67.5</text:p>
          </table:table-cell>
          <table:table-cell office:value-type="float" office:value="3.556E+019" calcext:value-type="float">
            <text:p>3.556E+019</text:p>
          </table:table-cell>
          <table:table-cell office:value-type="float" office:value="9882" calcext:value-type="float">
            <text:p>9882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11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5.72" calcext:value-type="float">
            <text:p>65.72</text:p>
          </table:table-cell>
          <table:table-cell office:value-type="float" office:value="1.674E+020" calcext:value-type="float">
            <text:p>1.674E+020</text:p>
          </table:table-cell>
          <table:table-cell office:value-type="float" office:value="10.83" calcext:value-type="float">
            <text:p>10.83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10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8.58" calcext:value-type="float">
            <text:p>68.58</text:p>
          </table:table-cell>
          <table:table-cell office:value-type="float" office:value="5.274E+019" calcext:value-type="float">
            <text:p>5.274E+019</text:p>
          </table:table-cell>
          <table:table-cell office:value-type="float" office:value="142700" calcext:value-type="float">
            <text:p>142700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9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7.04" calcext:value-type="float">
            <text:p>67.04</text:p>
          </table:table-cell>
          <table:table-cell office:value-type="float" office:value="1.883E+025" calcext:value-type="float">
            <text:p>1.883E+025</text:p>
          </table:table-cell>
          <table:table-cell office:value-type="float" office:value="4560" calcext:value-type="float">
            <text:p>4560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9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7.63" calcext:value-type="float">
            <text:p>67.63</text:p>
          </table:table-cell>
          <table:table-cell office:value-type="float" office:value="3.199E+020" calcext:value-type="float">
            <text:p>3.199E+020</text:p>
          </table:table-cell>
          <table:table-cell office:value-type="float" office:value="34.05" calcext:value-type="float">
            <text:p>34.05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8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2.77" calcext:value-type="float">
            <text:p>62.77</text:p>
          </table:table-cell>
          <table:table-cell office:value-type="float" office:value="3.39E+030" calcext:value-type="float">
            <text:p>3.39E+030</text:p>
          </table:table-cell>
          <table:table-cell office:value-type="float" office:value="9113" calcext:value-type="float">
            <text:p>9113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7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5.01" calcext:value-type="float">
            <text:p>65.01</text:p>
          </table:table-cell>
          <table:table-cell office:value-type="float" office:value="6.73E+022" calcext:value-type="float">
            <text:p>6.73E+022</text:p>
          </table:table-cell>
          <table:table-cell office:value-type="float" office:value="22.62" calcext:value-type="float">
            <text:p>22.62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6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3.17" calcext:value-type="float">
            <text:p>63.17</text:p>
          </table:table-cell>
          <table:table-cell office:value-type="float" office:value="9.152E+022" calcext:value-type="float">
            <text:p>9.152E+022</text:p>
          </table:table-cell>
          <table:table-cell office:value-type="float" office:value="6.124" calcext:value-type="float">
            <text:p>6.124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5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4.75" calcext:value-type="float">
            <text:p>64.75</text:p>
          </table:table-cell>
          <table:table-cell office:value-type="float" office:value="1.825E+024" calcext:value-type="float">
            <text:p>1.825E+024</text:p>
          </table:table-cell>
          <table:table-cell office:value-type="float" office:value="4.17" calcext:value-type="float">
            <text:p>4.17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4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7.2" calcext:value-type="float">
            <text:p>67.2</text:p>
          </table:table-cell>
          <table:table-cell office:value-type="float" office:value="3.859E+023" calcext:value-type="float">
            <text:p>3.859E+023</text:p>
          </table:table-cell>
          <table:table-cell office:value-type="float" office:value="11.64" calcext:value-type="float">
            <text:p>11.64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4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7.33" calcext:value-type="float">
            <text:p>67.33</text:p>
          </table:table-cell>
          <table:table-cell office:value-type="float" office:value="1.544E+020" calcext:value-type="float">
            <text:p>1.544E+020</text:p>
          </table:table-cell>
          <table:table-cell office:value-type="float" office:value="7.885" calcext:value-type="float">
            <text:p>7.885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3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7.48" calcext:value-type="float">
            <text:p>67.48</text:p>
          </table:table-cell>
          <table:table-cell office:value-type="float" office:value="4.646E+026" calcext:value-type="float">
            <text:p>4.646E+026</text:p>
          </table:table-cell>
          <table:table-cell office:value-type="float" office:value="15.86" calcext:value-type="float">
            <text:p>15.86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2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5.79" calcext:value-type="float">
            <text:p>65.79</text:p>
          </table:table-cell>
          <table:table-cell office:value-type="float" office:value="2.131E+023" calcext:value-type="float">
            <text:p>2.131E+023</text:p>
          </table:table-cell>
          <table:table-cell office:value-type="float" office:value="13.95" calcext:value-type="float">
            <text:p>13.95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1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8.39" calcext:value-type="float">
            <text:p>68.39</text:p>
          </table:table-cell>
          <table:table-cell office:value-type="float" office:value="6.511E+021" calcext:value-type="float">
            <text:p>6.511E+021</text:p>
          </table:table-cell>
          <table:table-cell office:value-type="float" office:value="6.933" calcext:value-type="float">
            <text:p>6.933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0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5.56" calcext:value-type="float">
            <text:p>65.56</text:p>
          </table:table-cell>
          <table:table-cell office:value-type="float" office:value="1.017E+032" calcext:value-type="float">
            <text:p>1.017E+032</text:p>
          </table:table-cell>
          <table:table-cell office:value-type="float" office:value="11.53" calcext:value-type="float">
            <text:p>11.53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6.19" calcext:value-type="float">
            <text:p>66.19</text:p>
          </table:table-cell>
          <table:table-cell office:value-type="float" office:value="3.405E+033" calcext:value-type="float">
            <text:p>3.405E+033</text:p>
          </table:table-cell>
          <table:table-cell office:value-type="float" office:value="4555" calcext:value-type="float">
            <text:p>4555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19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5.05" calcext:value-type="float">
            <text:p>65.05</text:p>
          </table:table-cell>
          <table:table-cell office:value-type="float" office:value="5.368E+023" calcext:value-type="float">
            <text:p>5.368E+023</text:p>
          </table:table-cell>
          <table:table-cell office:value-type="float" office:value="12.53" calcext:value-type="float">
            <text:p>12.53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18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7.41" calcext:value-type="float">
            <text:p>67.41</text:p>
          </table:table-cell>
          <table:table-cell office:value-type="float" office:value="1.217E+020" calcext:value-type="float">
            <text:p>1.217E+020</text:p>
          </table:table-cell>
          <table:table-cell office:value-type="float" office:value="23.65" calcext:value-type="float">
            <text:p>23.65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17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6.32" calcext:value-type="float">
            <text:p>66.32</text:p>
          </table:table-cell>
          <table:table-cell office:value-type="float" office:value="9.907E+017" calcext:value-type="float">
            <text:p>9.907E+017</text:p>
          </table:table-cell>
          <table:table-cell office:value-type="float" office:value="128.1" calcext:value-type="float">
            <text:p>128.1</text:p>
          </table:table-cell>
          <table:table-cell office:value-type="float" office:value="51" calcext:value-type="float">
            <text:p>51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<text:s text:c="3"/>16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7.14" calcext:value-type="float">
            <text:p>67.14</text:p>
          </table:table-cell>
          <table:table-cell office:value-type="float" office:value="2.223E+020" calcext:value-type="float">
            <text:p>2.223E+020</text:p>
          </table:table-cell>
          <table:table-cell office:value-type="float" office:value="6.44" calcext:value-type="float">
            <text:p>6.44</text:p>
          </table:table-cell>
          <table:table-cell office:value-type="float" office:value="67" calcext:value-type="float">
            <text:p>67</text:p>
          </table:table-cell>
          <table:table-cell office:value-type="float" office:value="194300000" calcext:value-type="float">
            <text:p>194300000</text:p>
          </table:table-cell>
          <table:table-cell office:value-type="float" office:value="0.01477" calcext:value-type="float">
            <text:p>0.01477</text:p>
          </table:table-cell>
          <table:table-cell office:value-type="string" calcext:value-type="string">
            <text:p><text:s text:c="3"/>16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5.12" calcext:value-type="float">
            <text:p>65.12</text:p>
          </table:table-cell>
          <table:table-cell office:value-type="float" office:value="1.872E+021" calcext:value-type="float">
            <text:p>1.872E+021</text:p>
          </table:table-cell>
          <table:table-cell office:value-type="float" office:value="5.137" calcext:value-type="float">
            <text:p>5.137</text:p>
          </table:table-cell>
          <table:table-cell office:value-type="float" office:value="107" calcext:value-type="float">
            <text:p>107</text:p>
          </table:table-cell>
          <table:table-cell office:value-type="float" office:value="15140000000000" calcext:value-type="float">
            <text:p>15140000000000</text:p>
          </table:table-cell>
          <table:table-cell office:value-type="float" office:value="0.01476" calcext:value-type="float">
            <text:p>0.01476</text:p>
          </table:table-cell>
          <table:table-cell office:value-type="string" calcext:value-type="string">
            <text:p><text:s text:c="3"/>14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5.61" calcext:value-type="float">
            <text:p>65.61</text:p>
          </table:table-cell>
          <table:table-cell office:value-type="float" office:value="6.07E+019" calcext:value-type="float">
            <text:p>6.07E+019</text:p>
          </table:table-cell>
          <table:table-cell office:value-type="float" office:value="34410" calcext:value-type="float">
            <text:p>34410</text:p>
          </table:table-cell>
          <table:table-cell office:value-type="float" office:value="107" calcext:value-type="float">
            <text:p>107</text:p>
          </table:table-cell>
          <table:table-cell office:value-type="float" office:value="35340000000000" calcext:value-type="float">
            <text:p>35340000000000</text:p>
          </table:table-cell>
          <table:table-cell office:value-type="float" office:value="0.01476" calcext:value-type="float">
            <text:p>0.01476</text:p>
          </table:table-cell>
          <table:table-cell office:value-type="string" calcext:value-type="string">
            <text:p><text:s text:c="3"/>15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5.1" calcext:value-type="float">
            <text:p>65.1</text:p>
          </table:table-cell>
          <table:table-cell office:value-type="float" office:value="4.306E+019" calcext:value-type="float">
            <text:p>4.306E+019</text:p>
          </table:table-cell>
          <table:table-cell office:value-type="float" office:value="15.08" calcext:value-type="float">
            <text:p>15.08</text:p>
          </table:table-cell>
          <table:table-cell office:value-type="float" office:value="115" calcext:value-type="float">
            <text:p>115</text:p>
          </table:table-cell>
          <table:table-cell office:value-type="float" office:value="1.543E+015" calcext:value-type="float">
            <text:p>1.543E+015</text:p>
          </table:table-cell>
          <table:table-cell office:value-type="float" office:value="0.01476" calcext:value-type="float">
            <text:p>0.01476</text:p>
          </table:table-cell>
          <table:table-cell office:value-type="string" calcext:value-type="string">
            <text:p><text:s text:c="3"/>13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2.72" calcext:value-type="float">
            <text:p>62.72</text:p>
          </table:table-cell>
          <table:table-cell office:value-type="float" office:value="8.237E+017" calcext:value-type="float">
            <text:p>8.237E+017</text:p>
          </table:table-cell>
          <table:table-cell office:value-type="float" office:value="8.956" calcext:value-type="float">
            <text:p>8.95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83" calcext:value-type="float">
            <text:p>0.01483</text:p>
          </table:table-cell>
          <table:table-cell office:value-type="string" calcext:value-type="string">
            <text:p><text:s text:c="3"/>12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4.86" calcext:value-type="float">
            <text:p>64.86</text:p>
          </table:table-cell>
          <table:table-cell office:value-type="float" office:value="2.299E+022" calcext:value-type="float">
            <text:p>2.299E+022</text:p>
          </table:table-cell>
          <table:table-cell office:value-type="float" office:value="7.476" calcext:value-type="float">
            <text:p>7.47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83" calcext:value-type="float">
            <text:p>0.01483</text:p>
          </table:table-cell>
          <table:table-cell office:value-type="string" calcext:value-type="string">
            <text:p><text:s text:c="3"/>12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1.17" calcext:value-type="float">
            <text:p>61.17</text:p>
          </table:table-cell>
          <table:table-cell office:value-type="float" office:value="2.249E+022" calcext:value-type="float">
            <text:p>2.249E+022</text:p>
          </table:table-cell>
          <table:table-cell office:value-type="float" office:value="106900" calcext:value-type="float">
            <text:p>1069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0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2.22" calcext:value-type="float">
            <text:p>62.22</text:p>
          </table:table-cell>
          <table:table-cell office:value-type="float" office:value="7.67E+023" calcext:value-type="float">
            <text:p>7.67E+023</text:p>
          </table:table-cell>
          <table:table-cell office:value-type="float" office:value="72930" calcext:value-type="float">
            <text:p>7293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0.1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0.84" calcext:value-type="float">
            <text:p>60.84</text:p>
          </table:table-cell>
          <table:table-cell office:value-type="float" office:value="1.036E+021" calcext:value-type="float">
            <text:p>1.036E+021</text:p>
          </table:table-cell>
          <table:table-cell office:value-type="float" office:value="217" calcext:value-type="float">
            <text:p>21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1.25" calcext:value-type="float">
            <text:p>61.25</text:p>
          </table:table-cell>
          <table:table-cell office:value-type="float" office:value="6.402E+022" calcext:value-type="float">
            <text:p>6.402E+022</text:p>
          </table:table-cell>
          <table:table-cell office:value-type="float" office:value="6.862" calcext:value-type="float">
            <text:p>6.86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3.95" calcext:value-type="float">
            <text:p>63.95</text:p>
          </table:table-cell>
          <table:table-cell office:value-type="float" office:value="2.428E+024" calcext:value-type="float">
            <text:p>2.428E+024</text:p>
          </table:table-cell>
          <table:table-cell office:value-type="float" office:value="13.3" calcext:value-type="float">
            <text:p>13.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8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5.24" calcext:value-type="float">
            <text:p>65.24</text:p>
          </table:table-cell>
          <table:table-cell office:value-type="float" office:value="4.301E+021" calcext:value-type="float">
            <text:p>4.301E+021</text:p>
          </table:table-cell>
          <table:table-cell office:value-type="float" office:value="57.31" calcext:value-type="float">
            <text:p>57.3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4.97" calcext:value-type="float">
            <text:p>64.97</text:p>
          </table:table-cell>
          <table:table-cell office:value-type="float" office:value="1.23E+018" calcext:value-type="float">
            <text:p>1.23E+018</text:p>
          </table:table-cell>
          <table:table-cell office:value-type="float" office:value="7.222" calcext:value-type="float">
            <text:p>7.22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7.4" calcext:value-type="float">
            <text:p>67.4</text:p>
          </table:table-cell>
          <table:table-cell office:value-type="float" office:value="1.237E+024" calcext:value-type="float">
            <text:p>1.237E+024</text:p>
          </table:table-cell>
          <table:table-cell office:value-type="float" office:value="8.383" calcext:value-type="float">
            <text:p>8.38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5.08" calcext:value-type="float">
            <text:p>65.08</text:p>
          </table:table-cell>
          <table:table-cell office:value-type="float" office:value="3.309E+019" calcext:value-type="float">
            <text:p>3.309E+019</text:p>
          </table:table-cell>
          <table:table-cell office:value-type="float" office:value="7.686" calcext:value-type="float">
            <text:p>7.68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7.54" calcext:value-type="float">
            <text:p>67.54</text:p>
          </table:table-cell>
          <table:table-cell office:value-type="float" office:value="1.581E+020" calcext:value-type="float">
            <text:p>1.581E+020</text:p>
          </table:table-cell>
          <table:table-cell office:value-type="float" office:value="93.55" calcext:value-type="float">
            <text:p>93.5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4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7.76" calcext:value-type="float">
            <text:p>67.76</text:p>
          </table:table-cell>
          <table:table-cell office:value-type="float" office:value="3.844E+019" calcext:value-type="float">
            <text:p>3.844E+019</text:p>
          </table:table-cell>
          <table:table-cell office:value-type="float" office:value="8.394" calcext:value-type="float">
            <text:p>8.39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3.52" calcext:value-type="float">
            <text:p>63.52</text:p>
          </table:table-cell>
          <table:table-cell office:value-type="float" office:value="1.459E+023" calcext:value-type="float">
            <text:p>1.459E+023</text:p>
          </table:table-cell>
          <table:table-cell office:value-type="float" office:value="30610" calcext:value-type="float">
            <text:p>3061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2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1.97" calcext:value-type="float">
            <text:p>61.97</text:p>
          </table:table-cell>
          <table:table-cell office:value-type="float" office:value="6.316E+020" calcext:value-type="float">
            <text:p>6.316E+020</text:p>
          </table:table-cell>
          <table:table-cell office:value-type="float" office:value="216.4" calcext:value-type="float">
            <text:p>216.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2.81" calcext:value-type="float">
            <text:p>62.81</text:p>
          </table:table-cell>
          <table:table-cell office:value-type="float" office:value="1.71E+017" calcext:value-type="float">
            <text:p>1.71E+017</text:p>
          </table:table-cell>
          <table:table-cell office:value-type="float" office:value="14920" calcext:value-type="float">
            <text:p>1492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3.39" calcext:value-type="float">
            <text:p>63.39</text:p>
          </table:table-cell>
          <table:table-cell office:value-type="float" office:value="1.529E+020" calcext:value-type="float">
            <text:p>1.529E+020</text:p>
          </table:table-cell>
          <table:table-cell office:value-type="float" office:value="4609" calcext:value-type="float">
            <text:p>460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2.99" calcext:value-type="float">
            <text:p>62.99</text:p>
          </table:table-cell>
          <table:table-cell office:value-type="float" office:value="1.005E+023" calcext:value-type="float">
            <text:p>1.005E+023</text:p>
          </table:table-cell>
          <table:table-cell office:value-type="float" office:value="18.31" calcext:value-type="float">
            <text:p>18.3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20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5.35" calcext:value-type="float">
            <text:p>65.35</text:p>
          </table:table-cell>
          <table:table-cell office:value-type="float" office:value="1.989E+020" calcext:value-type="float">
            <text:p>1.989E+020</text:p>
          </table:table-cell>
          <table:table-cell office:value-type="float" office:value="6.83" calcext:value-type="float">
            <text:p>6.8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9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1.57" calcext:value-type="float">
            <text:p>61.57</text:p>
          </table:table-cell>
          <table:table-cell office:value-type="float" office:value="6.168E+019" calcext:value-type="float">
            <text:p>6.168E+019</text:p>
          </table:table-cell>
          <table:table-cell office:value-type="float" office:value="34270" calcext:value-type="float">
            <text:p>3427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7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2.12" calcext:value-type="float">
            <text:p>62.12</text:p>
          </table:table-cell>
          <table:table-cell office:value-type="float" office:value="2.017E+019" calcext:value-type="float">
            <text:p>2.017E+019</text:p>
          </table:table-cell>
          <table:table-cell office:value-type="float" office:value="19.5" calcext:value-type="float">
            <text:p>19.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7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1.52" calcext:value-type="float">
            <text:p>61.52</text:p>
          </table:table-cell>
          <table:table-cell office:value-type="float" office:value="3.685E+021" calcext:value-type="float">
            <text:p>3.685E+021</text:p>
          </table:table-cell>
          <table:table-cell office:value-type="float" office:value="7.967" calcext:value-type="float">
            <text:p>7.96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6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0.23" calcext:value-type="float">
            <text:p>60.23</text:p>
          </table:table-cell>
          <table:table-cell office:value-type="float" office:value="2.662E+017" calcext:value-type="float">
            <text:p>2.662E+017</text:p>
          </table:table-cell>
          <table:table-cell office:value-type="float" office:value="7.309" calcext:value-type="float">
            <text:p>7.30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1.97" calcext:value-type="float">
            <text:p>61.97</text:p>
          </table:table-cell>
          <table:table-cell office:value-type="float" office:value="3.554E+018" calcext:value-type="float">
            <text:p>3.554E+018</text:p>
          </table:table-cell>
          <table:table-cell office:value-type="float" office:value="15.59" calcext:value-type="float">
            <text:p>15.5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3.83" calcext:value-type="float">
            <text:p>63.83</text:p>
          </table:table-cell>
          <table:table-cell office:value-type="float" office:value="5.089E+017" calcext:value-type="float">
            <text:p>5.089E+017</text:p>
          </table:table-cell>
          <table:table-cell office:value-type="float" office:value="9873" calcext:value-type="float">
            <text:p>987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4.91" calcext:value-type="float">
            <text:p>64.91</text:p>
          </table:table-cell>
          <table:table-cell office:value-type="float" office:value="8.542E+016" calcext:value-type="float">
            <text:p>8.542E+016</text:p>
          </table:table-cell>
          <table:table-cell office:value-type="float" office:value="3.671" calcext:value-type="float">
            <text:p>3.67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2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3.27" calcext:value-type="float">
            <text:p>63.27</text:p>
          </table:table-cell>
          <table:table-cell office:value-type="float" office:value="8.418E+016" calcext:value-type="float">
            <text:p>8.418E+016</text:p>
          </table:table-cell>
          <table:table-cell office:value-type="float" office:value="4555" calcext:value-type="float">
            <text:p>455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1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58.83" calcext:value-type="float">
            <text:p>58.83</text:p>
          </table:table-cell>
          <table:table-cell office:value-type="float" office:value="6210000000000000" calcext:value-type="float">
            <text:p>6210000000000000</text:p>
          </table:table-cell>
          <table:table-cell office:value-type="float" office:value="4557" calcext:value-type="float">
            <text:p>455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0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8.62" calcext:value-type="float">
            <text:p>58.62</text:p>
          </table:table-cell>
          <table:table-cell office:value-type="float" office:value="3.885E+018" calcext:value-type="float">
            <text:p>3.885E+018</text:p>
          </table:table-cell>
          <table:table-cell office:value-type="float" office:value="4558" calcext:value-type="float">
            <text:p>455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59.66" calcext:value-type="float">
            <text:p>59.66</text:p>
          </table:table-cell>
          <table:table-cell office:value-type="float" office:value="7.507E+020" calcext:value-type="float">
            <text:p>7.507E+020</text:p>
          </table:table-cell>
          <table:table-cell office:value-type="float" office:value="130.3" calcext:value-type="float">
            <text:p>130.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1.12" calcext:value-type="float">
            <text:p>61.12</text:p>
          </table:table-cell>
          <table:table-cell office:value-type="float" office:value="7.839E+016" calcext:value-type="float">
            <text:p>7.839E+016</text:p>
          </table:table-cell>
          <table:table-cell office:value-type="float" office:value="4616" calcext:value-type="float">
            <text:p>461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8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2.57" calcext:value-type="float">
            <text:p>62.57</text:p>
          </table:table-cell>
          <table:table-cell office:value-type="float" office:value="1.178E+018" calcext:value-type="float">
            <text:p>1.178E+018</text:p>
          </table:table-cell>
          <table:table-cell office:value-type="float" office:value="3.704" calcext:value-type="float">
            <text:p>3.70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3.46" calcext:value-type="float">
            <text:p>63.46</text:p>
          </table:table-cell>
          <table:table-cell office:value-type="float" office:value="2.068E+017" calcext:value-type="float">
            <text:p>2.068E+017</text:p>
          </table:table-cell>
          <table:table-cell office:value-type="float" office:value="84700" calcext:value-type="float">
            <text:p>847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3.51" calcext:value-type="float">
            <text:p>63.51</text:p>
          </table:table-cell>
          <table:table-cell office:value-type="float" office:value="9.658E+020" calcext:value-type="float">
            <text:p>9.658E+020</text:p>
          </table:table-cell>
          <table:table-cell office:value-type="float" office:value="30440" calcext:value-type="float">
            <text:p>3044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2.57" calcext:value-type="float">
            <text:p>62.57</text:p>
          </table:table-cell>
          <table:table-cell office:value-type="float" office:value="2.978E+019" calcext:value-type="float">
            <text:p>2.978E+019</text:p>
          </table:table-cell>
          <table:table-cell office:value-type="float" office:value="9.877" calcext:value-type="float">
            <text:p>9.87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1.49" calcext:value-type="float">
            <text:p>61.49</text:p>
          </table:table-cell>
          <table:table-cell office:value-type="float" office:value="8085000000000001" calcext:value-type="float">
            <text:p>8085000000000001</text:p>
          </table:table-cell>
          <table:table-cell office:value-type="float" office:value="176.4" calcext:value-type="float">
            <text:p>176.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1.99" calcext:value-type="float">
            <text:p>61.99</text:p>
          </table:table-cell>
          <table:table-cell office:value-type="float" office:value="1.116E+016" calcext:value-type="float">
            <text:p>1.116E+016</text:p>
          </table:table-cell>
          <table:table-cell office:value-type="float" office:value="9110" calcext:value-type="float">
            <text:p>911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4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1.85" calcext:value-type="float">
            <text:p>61.85</text:p>
          </table:table-cell>
          <table:table-cell office:value-type="float" office:value="9.452E+021" calcext:value-type="float">
            <text:p>9.452E+021</text:p>
          </table:table-cell>
          <table:table-cell office:value-type="float" office:value="39.72" calcext:value-type="float">
            <text:p>39.7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0.77" calcext:value-type="float">
            <text:p>60.77</text:p>
          </table:table-cell>
          <table:table-cell office:value-type="float" office:value="5.815E+017" calcext:value-type="float">
            <text:p>5.815E+017</text:p>
          </table:table-cell>
          <table:table-cell office:value-type="float" office:value="65.38" calcext:value-type="float">
            <text:p>65.3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2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1.19" calcext:value-type="float">
            <text:p>61.19</text:p>
          </table:table-cell>
          <table:table-cell office:value-type="float" office:value="4.768E+016" calcext:value-type="float">
            <text:p>4.768E+016</text:p>
          </table:table-cell>
          <table:table-cell office:value-type="float" office:value="9.118" calcext:value-type="float">
            <text:p>9.11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1.21" calcext:value-type="float">
            <text:p>61.21</text:p>
          </table:table-cell>
          <table:table-cell office:value-type="float" office:value="1.195E+016" calcext:value-type="float">
            <text:p>1.195E+016</text:p>
          </table:table-cell>
          <table:table-cell office:value-type="float" office:value="18320" calcext:value-type="float">
            <text:p>1832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0.19" calcext:value-type="float">
            <text:p>60.19</text:p>
          </table:table-cell>
          <table:table-cell office:value-type="float" office:value="2569000000000000" calcext:value-type="float">
            <text:p>2569000000000000</text:p>
          </table:table-cell>
          <table:table-cell office:value-type="float" office:value="2.626" calcext:value-type="float">
            <text:p>2.62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9.76" calcext:value-type="float">
            <text:p>59.76</text:p>
          </table:table-cell>
          <table:table-cell office:value-type="float" office:value="7.15E+016" calcext:value-type="float">
            <text:p>7.15E+016</text:p>
          </table:table-cell>
          <table:table-cell office:value-type="float" office:value="4569" calcext:value-type="float">
            <text:p>456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8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7.78" calcext:value-type="float">
            <text:p>57.78</text:p>
          </table:table-cell>
          <table:table-cell office:value-type="float" office:value="5.039E+016" calcext:value-type="float">
            <text:p>5.039E+016</text:p>
          </table:table-cell>
          <table:table-cell office:value-type="float" office:value="11.66" calcext:value-type="float">
            <text:p>11.6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7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8.98" calcext:value-type="float">
            <text:p>58.98</text:p>
          </table:table-cell>
          <table:table-cell office:value-type="float" office:value="2.052E+017" calcext:value-type="float">
            <text:p>2.052E+017</text:p>
          </table:table-cell>
          <table:table-cell office:value-type="float" office:value="7.743" calcext:value-type="float">
            <text:p>7.74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6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1.12" calcext:value-type="float">
            <text:p>61.12</text:p>
          </table:table-cell>
          <table:table-cell office:value-type="float" office:value="3.108E+018" calcext:value-type="float">
            <text:p>3.108E+018</text:p>
          </table:table-cell>
          <table:table-cell office:value-type="float" office:value="28470" calcext:value-type="float">
            <text:p>2847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6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1.95" calcext:value-type="float">
            <text:p>61.95</text:p>
          </table:table-cell>
          <table:table-cell office:value-type="float" office:value="4.451E+018" calcext:value-type="float">
            <text:p>4.451E+018</text:p>
          </table:table-cell>
          <table:table-cell office:value-type="float" office:value="6.228" calcext:value-type="float">
            <text:p>6.22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2.02" calcext:value-type="float">
            <text:p>62.02</text:p>
          </table:table-cell>
          <table:table-cell office:value-type="float" office:value="5.112E+017" calcext:value-type="float">
            <text:p>5.112E+017</text:p>
          </table:table-cell>
          <table:table-cell office:value-type="float" office:value="4577" calcext:value-type="float">
            <text:p>457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1.18" calcext:value-type="float">
            <text:p>61.18</text:p>
          </table:table-cell>
          <table:table-cell office:value-type="float" office:value="4.546E+021" calcext:value-type="float">
            <text:p>4.546E+021</text:p>
          </table:table-cell>
          <table:table-cell office:value-type="float" office:value="63250" calcext:value-type="float">
            <text:p>6325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1.21" calcext:value-type="float">
            <text:p>61.21</text:p>
          </table:table-cell>
          <table:table-cell office:value-type="float" office:value="3.606E+019" calcext:value-type="float">
            <text:p>3.606E+019</text:p>
          </table:table-cell>
          <table:table-cell office:value-type="float" office:value="6.402" calcext:value-type="float">
            <text:p>6.40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0.2" calcext:value-type="float">
            <text:p>60.2</text:p>
          </table:table-cell>
          <table:table-cell office:value-type="float" office:value="5.611E+021" calcext:value-type="float">
            <text:p>5.611E+021</text:p>
          </table:table-cell>
          <table:table-cell office:value-type="float" office:value="12.05" calcext:value-type="float">
            <text:p>12.0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2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2.15" calcext:value-type="float">
            <text:p>62.15</text:p>
          </table:table-cell>
          <table:table-cell office:value-type="float" office:value="1.029E+022" calcext:value-type="float">
            <text:p>1.029E+022</text:p>
          </table:table-cell>
          <table:table-cell office:value-type="float" office:value="3.619" calcext:value-type="float">
            <text:p>3.61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1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0.7" calcext:value-type="float">
            <text:p>60.7</text:p>
          </table:table-cell>
          <table:table-cell office:value-type="float" office:value="8.861E+016" calcext:value-type="float">
            <text:p>8.861E+016</text:p>
          </table:table-cell>
          <table:table-cell office:value-type="float" office:value="4560" calcext:value-type="float">
            <text:p>456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0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0.26" calcext:value-type="float">
            <text:p>60.26</text:p>
          </table:table-cell>
          <table:table-cell office:value-type="float" office:value="9.499E+017" calcext:value-type="float">
            <text:p>9.499E+017</text:p>
          </table:table-cell>
          <table:table-cell office:value-type="float" office:value="15.84" calcext:value-type="float">
            <text:p>15.8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0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9.52" calcext:value-type="float">
            <text:p>59.52</text:p>
          </table:table-cell>
          <table:table-cell office:value-type="float" office:value="2.898E+019" calcext:value-type="float">
            <text:p>2.898E+019</text:p>
          </table:table-cell>
          <table:table-cell office:value-type="float" office:value="4557" calcext:value-type="float">
            <text:p>455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1.67" calcext:value-type="float">
            <text:p>61.67</text:p>
          </table:table-cell>
          <table:table-cell office:value-type="float" office:value="6.66E+018" calcext:value-type="float">
            <text:p>6.66E+018</text:p>
          </table:table-cell>
          <table:table-cell office:value-type="float" office:value="4.238" calcext:value-type="float">
            <text:p>4.238</text:p>
          </table:table-cell>
          <table:table-cell office:value-type="float" office:value="95" calcext:value-type="float">
            <text:p>95</text:p>
          </table:table-cell>
          <table:table-cell office:value-type="float" office:value="13220000000" calcext:value-type="float">
            <text:p>13220000000</text:p>
          </table:table-cell>
          <table:table-cell office:value-type="float" office:value="0.01465" calcext:value-type="float">
            <text:p>0.01465</text:p>
          </table:table-cell>
          <table:table-cell office:value-type="string" calcext:value-type="string">
            <text:p><text:s text:c="3"/>8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1.2" calcext:value-type="float">
            <text:p>61.2</text:p>
          </table:table-cell>
          <table:table-cell office:value-type="float" office:value="9.841E+024" calcext:value-type="float">
            <text:p>9.841E+024</text:p>
          </table:table-cell>
          <table:table-cell office:value-type="float" office:value="52.48" calcext:value-type="float">
            <text:p>52.48</text:p>
          </table:table-cell>
          <table:table-cell office:value-type="float" office:value="95" calcext:value-type="float">
            <text:p>95</text:p>
          </table:table-cell>
          <table:table-cell office:value-type="float" office:value="8161000000" calcext:value-type="float">
            <text:p>8161000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2.31" calcext:value-type="float">
            <text:p>62.31</text:p>
          </table:table-cell>
          <table:table-cell office:value-type="float" office:value="5.723E+019" calcext:value-type="float">
            <text:p>5.723E+019</text:p>
          </table:table-cell>
          <table:table-cell office:value-type="float" office:value="8.932" calcext:value-type="float">
            <text:p>8.93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3.3" calcext:value-type="float">
            <text:p>63.3</text:p>
          </table:table-cell>
          <table:table-cell office:value-type="float" office:value="1.045E+020" calcext:value-type="float">
            <text:p>1.045E+020</text:p>
          </table:table-cell>
          <table:table-cell office:value-type="float" office:value="4599" calcext:value-type="float">
            <text:p>4599</text:p>
          </table:table-cell>
          <table:table-cell office:value-type="float" office:value="85" calcext:value-type="float">
            <text:p>85</text:p>
          </table:table-cell>
          <table:table-cell office:value-type="float" office:value="51420000000" calcext:value-type="float">
            <text:p>51420000000</text:p>
          </table:table-cell>
          <table:table-cell office:value-type="float" office:value="0.01464" calcext:value-type="float">
            <text:p>0.01464</text:p>
          </table:table-cell>
          <table:table-cell office:value-type="string" calcext:value-type="string">
            <text:p><text:s text:c="3"/>6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0.91" calcext:value-type="float">
            <text:p>60.91</text:p>
          </table:table-cell>
          <table:table-cell office:value-type="float" office:value="2.129E+019" calcext:value-type="float">
            <text:p>2.129E+019</text:p>
          </table:table-cell>
          <table:table-cell office:value-type="float" office:value="4562" calcext:value-type="float">
            <text:p>456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1.36" calcext:value-type="float">
            <text:p>61.36</text:p>
          </table:table-cell>
          <table:table-cell office:value-type="float" office:value="4.031E+016" calcext:value-type="float">
            <text:p>4.031E+016</text:p>
          </table:table-cell>
          <table:table-cell office:value-type="float" office:value="246.6" calcext:value-type="float">
            <text:p>246.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4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2.55" calcext:value-type="float">
            <text:p>62.55</text:p>
          </table:table-cell>
          <table:table-cell office:value-type="float" office:value="1.234E+020" calcext:value-type="float">
            <text:p>1.234E+020</text:p>
          </table:table-cell>
          <table:table-cell office:value-type="float" office:value="4557" calcext:value-type="float">
            <text:p>4557</text:p>
          </table:table-cell>
          <table:table-cell office:value-type="float" office:value="63" calcext:value-type="float">
            <text:p>63</text:p>
          </table:table-cell>
          <table:table-cell office:value-type="float" office:value="7336000" calcext:value-type="float">
            <text:p>7336000</text:p>
          </table:table-cell>
          <table:table-cell office:value-type="float" office:value="0.01458" calcext:value-type="float">
            <text:p>0.01458</text:p>
          </table:table-cell>
          <table:table-cell office:value-type="string" calcext:value-type="string">
            <text:p><text:s text:c="3"/>4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3.66" calcext:value-type="float">
            <text:p>63.66</text:p>
          </table:table-cell>
          <table:table-cell office:value-type="float" office:value="1.267E+017" calcext:value-type="float">
            <text:p>1.267E+017</text:p>
          </table:table-cell>
          <table:table-cell office:value-type="float" office:value="4559" calcext:value-type="float">
            <text:p>455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2.16" calcext:value-type="float">
            <text:p>62.16</text:p>
          </table:table-cell>
          <table:table-cell office:value-type="float" office:value="1.309E+018" calcext:value-type="float">
            <text:p>1.309E+018</text:p>
          </table:table-cell>
          <table:table-cell office:value-type="float" office:value="4561" calcext:value-type="float">
            <text:p>456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2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0.35" calcext:value-type="float">
            <text:p>60.35</text:p>
          </table:table-cell>
          <table:table-cell office:value-type="float" office:value="1.018E+020" calcext:value-type="float">
            <text:p>1.018E+020</text:p>
          </table:table-cell>
          <table:table-cell office:value-type="float" office:value="4553" calcext:value-type="float">
            <text:p>455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58.88" calcext:value-type="float">
            <text:p>58.88</text:p>
          </table:table-cell>
          <table:table-cell office:value-type="float" office:value="5981000000000000" calcext:value-type="float">
            <text:p>5981000000000000</text:p>
          </table:table-cell>
          <table:table-cell office:value-type="float" office:value="34280" calcext:value-type="float">
            <text:p>3428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0.39" calcext:value-type="float">
            <text:p>60.39</text:p>
          </table:table-cell>
          <table:table-cell office:value-type="float" office:value="1.245E+018" calcext:value-type="float">
            <text:p>1.245E+018</text:p>
          </table:table-cell>
          <table:table-cell office:value-type="float" office:value="7.795" calcext:value-type="float">
            <text:p>7.79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1.06" calcext:value-type="float">
            <text:p>61.06</text:p>
          </table:table-cell>
          <table:table-cell office:value-type="float" office:value="1.267E+019" calcext:value-type="float">
            <text:p>1.267E+019</text:p>
          </table:table-cell>
          <table:table-cell office:value-type="float" office:value="88.26" calcext:value-type="float">
            <text:p>88.2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8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59.98" calcext:value-type="float">
            <text:p>59.98</text:p>
          </table:table-cell>
          <table:table-cell office:value-type="float" office:value="3.609E+017" calcext:value-type="float">
            <text:p>3.609E+017</text:p>
          </table:table-cell>
          <table:table-cell office:value-type="float" office:value="14.77" calcext:value-type="float">
            <text:p>14.77</text:p>
          </table:table-cell>
          <table:table-cell office:value-type="float" office:value="67" calcext:value-type="float">
            <text:p>67</text:p>
          </table:table-cell>
          <table:table-cell office:value-type="float" office:value="41700000" calcext:value-type="float">
            <text:p>41700000</text:p>
          </table:table-cell>
          <table:table-cell office:value-type="float" office:value="0.01465" calcext:value-type="float">
            <text:p>0.01465</text:p>
          </table:table-cell>
          <table:table-cell office:value-type="string" calcext:value-type="string">
            <text:p><text:s text:c="3"/>17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3.23" calcext:value-type="float">
            <text:p>63.23</text:p>
          </table:table-cell>
          <table:table-cell office:value-type="float" office:value="4.676E+018" calcext:value-type="float">
            <text:p>4.676E+018</text:p>
          </table:table-cell>
          <table:table-cell office:value-type="float" office:value="8.242" calcext:value-type="float">
            <text:p>8.24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7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1.51" calcext:value-type="float">
            <text:p>61.51</text:p>
          </table:table-cell>
          <table:table-cell office:value-type="float" office:value="5.981E+017" calcext:value-type="float">
            <text:p>5.981E+017</text:p>
          </table:table-cell>
          <table:table-cell office:value-type="float" office:value="4560" calcext:value-type="float">
            <text:p>456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0.55" calcext:value-type="float">
            <text:p>60.55</text:p>
          </table:table-cell>
          <table:table-cell office:value-type="float" office:value="6.141E+020" calcext:value-type="float">
            <text:p>6.141E+020</text:p>
          </table:table-cell>
          <table:table-cell office:value-type="float" office:value="6.301" calcext:value-type="float">
            <text:p>6.30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6.85" calcext:value-type="float">
            <text:p>56.85</text:p>
          </table:table-cell>
          <table:table-cell office:value-type="float" office:value="9.408E+017" calcext:value-type="float">
            <text:p>9.408E+017</text:p>
          </table:table-cell>
          <table:table-cell office:value-type="float" office:value="31.73" calcext:value-type="float">
            <text:p>31.7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0.45" calcext:value-type="float">
            <text:p>60.45</text:p>
          </table:table-cell>
          <table:table-cell office:value-type="float" office:value="1.153E+024" calcext:value-type="float">
            <text:p>1.153E+024</text:p>
          </table:table-cell>
          <table:table-cell office:value-type="float" office:value="4555" calcext:value-type="float">
            <text:p>455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2.32" calcext:value-type="float">
            <text:p>62.32</text:p>
          </table:table-cell>
          <table:table-cell office:value-type="float" office:value="6.788E+025" calcext:value-type="float">
            <text:p>6.788E+025</text:p>
          </table:table-cell>
          <table:table-cell office:value-type="float" office:value="18470" calcext:value-type="float">
            <text:p>1847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1.98" calcext:value-type="float">
            <text:p>61.98</text:p>
          </table:table-cell>
          <table:table-cell office:value-type="float" office:value="1.386E+021" calcext:value-type="float">
            <text:p>1.386E+021</text:p>
          </table:table-cell>
          <table:table-cell office:value-type="float" office:value="4565" calcext:value-type="float">
            <text:p>456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59.97" calcext:value-type="float">
            <text:p>59.97</text:p>
          </table:table-cell>
          <table:table-cell office:value-type="float" office:value="3.155E+018" calcext:value-type="float">
            <text:p>3.155E+018</text:p>
          </table:table-cell>
          <table:table-cell office:value-type="float" office:value="29.17" calcext:value-type="float">
            <text:p>29.1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1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2.27" calcext:value-type="float">
            <text:p>62.27</text:p>
          </table:table-cell>
          <table:table-cell office:value-type="float" office:value="3.627E+021" calcext:value-type="float">
            <text:p>3.627E+021</text:p>
          </table:table-cell>
          <table:table-cell office:value-type="float" office:value="6.203" calcext:value-type="float">
            <text:p>6.20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0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1.81" calcext:value-type="float">
            <text:p>61.81</text:p>
          </table:table-cell>
          <table:table-cell office:value-type="float" office:value="3.624E+021" calcext:value-type="float">
            <text:p>3.624E+021</text:p>
          </table:table-cell>
          <table:table-cell office:value-type="float" office:value="4558" calcext:value-type="float">
            <text:p>455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0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2.77" calcext:value-type="float">
            <text:p>62.77</text:p>
          </table:table-cell>
          <table:table-cell office:value-type="float" office:value="4.299E+021" calcext:value-type="float">
            <text:p>4.299E+021</text:p>
          </table:table-cell>
          <table:table-cell office:value-type="float" office:value="14.95" calcext:value-type="float">
            <text:p>14.9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2.97" calcext:value-type="float">
            <text:p>62.97</text:p>
          </table:table-cell>
          <table:table-cell office:value-type="float" office:value="1.257E+022" calcext:value-type="float">
            <text:p>1.257E+022</text:p>
          </table:table-cell>
          <table:table-cell office:value-type="float" office:value="8.18" calcext:value-type="float">
            <text:p>8.1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8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0.58" calcext:value-type="float">
            <text:p>60.58</text:p>
          </table:table-cell>
          <table:table-cell office:value-type="float" office:value="1.378E+017" calcext:value-type="float">
            <text:p>1.378E+017</text:p>
          </table:table-cell>
          <table:table-cell office:value-type="float" office:value="73.82" calcext:value-type="float">
            <text:p>73.8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8.85" calcext:value-type="float">
            <text:p>58.85</text:p>
          </table:table-cell>
          <table:table-cell office:value-type="float" office:value="2.421E+018" calcext:value-type="float">
            <text:p>2.421E+018</text:p>
          </table:table-cell>
          <table:table-cell office:value-type="float" office:value="15870" calcext:value-type="float">
            <text:p>1587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8.66" calcext:value-type="float">
            <text:p>58.66</text:p>
          </table:table-cell>
          <table:table-cell office:value-type="float" office:value="5.408E+020" calcext:value-type="float">
            <text:p>5.408E+020</text:p>
          </table:table-cell>
          <table:table-cell office:value-type="float" office:value="18210" calcext:value-type="float">
            <text:p>1821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9.3" calcext:value-type="float">
            <text:p>59.3</text:p>
          </table:table-cell>
          <table:table-cell office:value-type="float" office:value="1.274E+017" calcext:value-type="float">
            <text:p>1.274E+017</text:p>
          </table:table-cell>
          <table:table-cell office:value-type="float" office:value="71.96" calcext:value-type="float">
            <text:p>71.9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59.61" calcext:value-type="float">
            <text:p>59.61</text:p>
          </table:table-cell>
          <table:table-cell office:value-type="float" office:value="4.293E+021" calcext:value-type="float">
            <text:p>4.293E+021</text:p>
          </table:table-cell>
          <table:table-cell office:value-type="float" office:value="4557" calcext:value-type="float">
            <text:p>455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4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0.45" calcext:value-type="float">
            <text:p>60.45</text:p>
          </table:table-cell>
          <table:table-cell office:value-type="float" office:value="3.43E+018" calcext:value-type="float">
            <text:p>3.43E+018</text:p>
          </table:table-cell>
          <table:table-cell office:value-type="float" office:value="4563" calcext:value-type="float">
            <text:p>456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1.5" calcext:value-type="float">
            <text:p>61.5</text:p>
          </table:table-cell>
          <table:table-cell office:value-type="float" office:value="4.765E+020" calcext:value-type="float">
            <text:p>4.765E+020</text:p>
          </table:table-cell>
          <table:table-cell office:value-type="float" office:value="53570" calcext:value-type="float">
            <text:p>5357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3.85" calcext:value-type="float">
            <text:p>63.85</text:p>
          </table:table-cell>
          <table:table-cell office:value-type="float" office:value="1.638E+016" calcext:value-type="float">
            <text:p>1.638E+016</text:p>
          </table:table-cell>
          <table:table-cell office:value-type="float" office:value="4652" calcext:value-type="float">
            <text:p>465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2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9.59" calcext:value-type="float">
            <text:p>59.59</text:p>
          </table:table-cell>
          <table:table-cell office:value-type="float" office:value="1.131E+018" calcext:value-type="float">
            <text:p>1.131E+018</text:p>
          </table:table-cell>
          <table:table-cell office:value-type="float" office:value="10.01" calcext:value-type="float">
            <text:p>10.01</text:p>
          </table:table-cell>
          <table:table-cell office:value-type="float" office:value="55" calcext:value-type="float">
            <text:p>55</text:p>
          </table:table-cell>
          <table:table-cell office:value-type="float" office:value="4349000" calcext:value-type="float">
            <text:p>4349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9.62" calcext:value-type="float">
            <text:p>59.62</text:p>
          </table:table-cell>
          <table:table-cell office:value-type="float" office:value="2.327E+016" calcext:value-type="float">
            <text:p>2.327E+016</text:p>
          </table:table-cell>
          <table:table-cell office:value-type="float" office:value="33.55" calcext:value-type="float">
            <text:p>33.5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9.84" calcext:value-type="float">
            <text:p>59.84</text:p>
          </table:table-cell>
          <table:table-cell office:value-type="float" office:value="2217000000000000" calcext:value-type="float">
            <text:p>2217000000000000</text:p>
          </table:table-cell>
          <table:table-cell office:value-type="float" office:value="10.47" calcext:value-type="float">
            <text:p>10.4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9.09" calcext:value-type="float">
            <text:p>59.09</text:p>
          </table:table-cell>
          <table:table-cell office:value-type="float" office:value="286200000000000" calcext:value-type="float">
            <text:p>286200000000000</text:p>
          </table:table-cell>
          <table:table-cell office:value-type="float" office:value="2.949" calcext:value-type="float">
            <text:p>2.94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7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0.18" calcext:value-type="float">
            <text:p>60.18</text:p>
          </table:table-cell>
          <table:table-cell office:value-type="float" office:value="4.634E+018" calcext:value-type="float">
            <text:p>4.634E+018</text:p>
          </table:table-cell>
          <table:table-cell office:value-type="float" office:value="11.5" calcext:value-type="float">
            <text:p>11.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7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3.12" calcext:value-type="float">
            <text:p>63.12</text:p>
          </table:table-cell>
          <table:table-cell office:value-type="float" office:value="2.011E+021" calcext:value-type="float">
            <text:p>2.011E+021</text:p>
          </table:table-cell>
          <table:table-cell office:value-type="float" office:value="9167" calcext:value-type="float">
            <text:p>916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7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2.3" calcext:value-type="float">
            <text:p>62.3</text:p>
          </table:table-cell>
          <table:table-cell office:value-type="float" office:value="2.555E+020" calcext:value-type="float">
            <text:p>2.555E+020</text:p>
          </table:table-cell>
          <table:table-cell office:value-type="float" office:value="6.584" calcext:value-type="float">
            <text:p>6.58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6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57.22" calcext:value-type="float">
            <text:p>57.22</text:p>
          </table:table-cell>
          <table:table-cell office:value-type="float" office:value="2013000000000000" calcext:value-type="float">
            <text:p>2013000000000000</text:p>
          </table:table-cell>
          <table:table-cell office:value-type="float" office:value="6.085" calcext:value-type="float">
            <text:p>6.085</text:p>
          </table:table-cell>
          <table:table-cell office:value-type="float" office:value="95" calcext:value-type="float">
            <text:p>95</text:p>
          </table:table-cell>
          <table:table-cell office:value-type="float" office:value="7207000000" calcext:value-type="float">
            <text:p>7207000000</text:p>
          </table:table-cell>
          <table:table-cell office:value-type="float" office:value="0.01465" calcext:value-type="float">
            <text:p>0.01465</text:p>
          </table:table-cell>
          <table:table-cell office:value-type="string" calcext:value-type="string">
            <text:p><text:s text:c="3"/>14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8.83" calcext:value-type="float">
            <text:p>58.83</text:p>
          </table:table-cell>
          <table:table-cell office:value-type="float" office:value="679400000000000" calcext:value-type="float">
            <text:p>679400000000000</text:p>
          </table:table-cell>
          <table:table-cell office:value-type="float" office:value="24.09" calcext:value-type="float">
            <text:p>24.0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2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7.23" calcext:value-type="float">
            <text:p>57.23</text:p>
          </table:table-cell>
          <table:table-cell office:value-type="float" office:value="272200000000000" calcext:value-type="float">
            <text:p>272200000000000</text:p>
          </table:table-cell>
          <table:table-cell office:value-type="float" office:value="12.94" calcext:value-type="float">
            <text:p>12.9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2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0.05" calcext:value-type="float">
            <text:p>60.05</text:p>
          </table:table-cell>
          <table:table-cell office:value-type="float" office:value="8.006E+020" calcext:value-type="float">
            <text:p>8.006E+020</text:p>
          </table:table-cell>
          <table:table-cell office:value-type="float" office:value="4564" calcext:value-type="float">
            <text:p>456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2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2.96" calcext:value-type="float">
            <text:p>62.96</text:p>
          </table:table-cell>
          <table:table-cell office:value-type="float" office:value="3.67E+017" calcext:value-type="float">
            <text:p>3.67E+017</text:p>
          </table:table-cell>
          <table:table-cell office:value-type="float" office:value="4665" calcext:value-type="float">
            <text:p>466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2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4.76" calcext:value-type="float">
            <text:p>64.76</text:p>
          </table:table-cell>
          <table:table-cell office:value-type="float" office:value="3.178E+017" calcext:value-type="float">
            <text:p>3.178E+017</text:p>
          </table:table-cell>
          <table:table-cell office:value-type="float" office:value="20.92" calcext:value-type="float">
            <text:p>20.9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1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0.96" calcext:value-type="float">
            <text:p>60.96</text:p>
          </table:table-cell>
          <table:table-cell office:value-type="float" office:value="1.036E+017" calcext:value-type="float">
            <text:p>1.036E+017</text:p>
          </table:table-cell>
          <table:table-cell office:value-type="float" office:value="6.66" calcext:value-type="float">
            <text:p>6.6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1.1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1.72" calcext:value-type="float">
            <text:p>61.72</text:p>
          </table:table-cell>
          <table:table-cell office:value-type="float" office:value="2065000000000000" calcext:value-type="float">
            <text:p>2065000000000000</text:p>
          </table:table-cell>
          <table:table-cell office:value-type="float" office:value="6.69" calcext:value-type="float">
            <text:p>6.6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2.23" calcext:value-type="float">
            <text:p>62.23</text:p>
          </table:table-cell>
          <table:table-cell office:value-type="float" office:value="5.618E+016" calcext:value-type="float">
            <text:p>5.618E+016</text:p>
          </table:table-cell>
          <table:table-cell office:value-type="float" office:value="8.238" calcext:value-type="float">
            <text:p>8.23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4.19" calcext:value-type="float">
            <text:p>64.19</text:p>
          </table:table-cell>
          <table:table-cell office:value-type="float" office:value="1.873E+017" calcext:value-type="float">
            <text:p>1.873E+017</text:p>
          </table:table-cell>
          <table:table-cell office:value-type="float" office:value="9.945" calcext:value-type="float">
            <text:p>9.94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8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5.17" calcext:value-type="float">
            <text:p>65.17</text:p>
          </table:table-cell>
          <table:table-cell office:value-type="float" office:value="515800000000000" calcext:value-type="float">
            <text:p>515800000000000</text:p>
          </table:table-cell>
          <table:table-cell office:value-type="float" office:value="4557" calcext:value-type="float">
            <text:p>455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0.74" calcext:value-type="float">
            <text:p>60.74</text:p>
          </table:table-cell>
          <table:table-cell office:value-type="float" office:value="5.881E+017" calcext:value-type="float">
            <text:p>5.881E+017</text:p>
          </table:table-cell>
          <table:table-cell office:value-type="float" office:value="32.43" calcext:value-type="float">
            <text:p>32.4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4.92" calcext:value-type="float">
            <text:p>64.92</text:p>
          </table:table-cell>
          <table:table-cell office:value-type="float" office:value="2.163E+015" calcext:value-type="float">
            <text:p>2.163E+015</text:p>
          </table:table-cell>
          <table:table-cell office:value-type="float" office:value="4560" calcext:value-type="float">
            <text:p>456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3.31" calcext:value-type="float">
            <text:p>63.31</text:p>
          </table:table-cell>
          <table:table-cell office:value-type="float" office:value="1.35E+017" calcext:value-type="float">
            <text:p>1.35E+017</text:p>
          </table:table-cell>
          <table:table-cell office:value-type="float" office:value="34300" calcext:value-type="float">
            <text:p>343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1.97" calcext:value-type="float">
            <text:p>61.97</text:p>
          </table:table-cell>
          <table:table-cell office:value-type="float" office:value="1.762E+016" calcext:value-type="float">
            <text:p>1.762E+016</text:p>
          </table:table-cell>
          <table:table-cell office:value-type="float" office:value="3.483" calcext:value-type="float">
            <text:p>3.48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4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2.27" calcext:value-type="float">
            <text:p>62.27</text:p>
          </table:table-cell>
          <table:table-cell office:value-type="float" office:value="51880000000000" calcext:value-type="float">
            <text:p>51880000000000</text:p>
          </table:table-cell>
          <table:table-cell office:value-type="float" office:value="27.79" calcext:value-type="float">
            <text:p>27.7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2.55" calcext:value-type="float">
            <text:p>62.55</text:p>
          </table:table-cell>
          <table:table-cell office:value-type="float" office:value="4.436E+016" calcext:value-type="float">
            <text:p>4.436E+016</text:p>
          </table:table-cell>
          <table:table-cell office:value-type="float" office:value="7.527" calcext:value-type="float">
            <text:p>7.52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1.83" calcext:value-type="float">
            <text:p>61.83</text:p>
          </table:table-cell>
          <table:table-cell office:value-type="float" office:value="162900000000000" calcext:value-type="float">
            <text:p>162900000000000</text:p>
          </table:table-cell>
          <table:table-cell office:value-type="float" office:value="159.5" calcext:value-type="float">
            <text:p>159.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2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3.56" calcext:value-type="float">
            <text:p>63.56</text:p>
          </table:table-cell>
          <table:table-cell office:value-type="float" office:value="821700000000000" calcext:value-type="float">
            <text:p>821700000000000</text:p>
          </table:table-cell>
          <table:table-cell office:value-type="float" office:value="34300" calcext:value-type="float">
            <text:p>343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1.3" calcext:value-type="float">
            <text:p>61.3</text:p>
          </table:table-cell>
          <table:table-cell office:value-type="float" office:value="3063000000000000" calcext:value-type="float">
            <text:p>3063000000000000</text:p>
          </table:table-cell>
          <table:table-cell office:value-type="float" office:value="9125" calcext:value-type="float">
            <text:p>912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1.54" calcext:value-type="float">
            <text:p>61.54</text:p>
          </table:table-cell>
          <table:table-cell office:value-type="float" office:value="6.59E+019" calcext:value-type="float">
            <text:p>6.59E+019</text:p>
          </table:table-cell>
          <table:table-cell office:value-type="float" office:value="157.1" calcext:value-type="float">
            <text:p>157.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9.54" calcext:value-type="float">
            <text:p>59.54</text:p>
          </table:table-cell>
          <table:table-cell office:value-type="float" office:value="1.812E+019" calcext:value-type="float">
            <text:p>1.812E+019</text:p>
          </table:table-cell>
          <table:table-cell office:value-type="float" office:value="79.58" calcext:value-type="float">
            <text:p>79.5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7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0.2" calcext:value-type="float">
            <text:p>60.2</text:p>
          </table:table-cell>
          <table:table-cell office:value-type="float" office:value="9.319E+016" calcext:value-type="float">
            <text:p>9.319E+016</text:p>
          </table:table-cell>
          <table:table-cell office:value-type="float" office:value="4564" calcext:value-type="float">
            <text:p>456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7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9.66" calcext:value-type="float">
            <text:p>59.66</text:p>
          </table:table-cell>
          <table:table-cell office:value-type="float" office:value="4.192E+017" calcext:value-type="float">
            <text:p>4.192E+017</text:p>
          </table:table-cell>
          <table:table-cell office:value-type="float" office:value="74.39" calcext:value-type="float">
            <text:p>74.3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6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8.3" calcext:value-type="float">
            <text:p>58.3</text:p>
          </table:table-cell>
          <table:table-cell office:value-type="float" office:value="2.81E+020" calcext:value-type="float">
            <text:p>2.81E+020</text:p>
          </table:table-cell>
          <table:table-cell office:value-type="float" office:value="34590" calcext:value-type="float">
            <text:p>3459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8.23" calcext:value-type="float">
            <text:p>58.23</text:p>
          </table:table-cell>
          <table:table-cell office:value-type="float" office:value="1.786E+017" calcext:value-type="float">
            <text:p>1.786E+017</text:p>
          </table:table-cell>
          <table:table-cell office:value-type="float" office:value="3.029" calcext:value-type="float">
            <text:p>3.02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9.81" calcext:value-type="float">
            <text:p>59.81</text:p>
          </table:table-cell>
          <table:table-cell office:value-type="float" office:value="1305000000000000" calcext:value-type="float">
            <text:p>1305000000000000</text:p>
          </table:table-cell>
          <table:table-cell office:value-type="float" office:value="4650" calcext:value-type="float">
            <text:p>465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9.11" calcext:value-type="float">
            <text:p>59.11</text:p>
          </table:table-cell>
          <table:table-cell office:value-type="float" office:value="353600000000000" calcext:value-type="float">
            <text:p>353600000000000</text:p>
          </table:table-cell>
          <table:table-cell office:value-type="float" office:value="5.674" calcext:value-type="float">
            <text:p>5.67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0.01" calcext:value-type="float">
            <text:p>60.01</text:p>
          </table:table-cell>
          <table:table-cell office:value-type="float" office:value="1.482E+017" calcext:value-type="float">
            <text:p>1.482E+017</text:p>
          </table:table-cell>
          <table:table-cell office:value-type="float" office:value="4982" calcext:value-type="float">
            <text:p>498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0.06" calcext:value-type="float">
            <text:p>60.06</text:p>
          </table:table-cell>
          <table:table-cell office:value-type="float" office:value="1.159E+017" calcext:value-type="float">
            <text:p>1.159E+017</text:p>
          </table:table-cell>
          <table:table-cell office:value-type="float" office:value="26.04" calcext:value-type="float">
            <text:p>26.0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1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1.39" calcext:value-type="float">
            <text:p>61.39</text:p>
          </table:table-cell>
          <table:table-cell office:value-type="float" office:value="6.992E+017" calcext:value-type="float">
            <text:p>6.992E+017</text:p>
          </table:table-cell>
          <table:table-cell office:value-type="float" office:value="4558" calcext:value-type="float">
            <text:p>455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1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3.16" calcext:value-type="float">
            <text:p>63.16</text:p>
          </table:table-cell>
          <table:table-cell office:value-type="float" office:value="1.254E+018" calcext:value-type="float">
            <text:p>1.254E+018</text:p>
          </table:table-cell>
          <table:table-cell office:value-type="float" office:value="4577" calcext:value-type="float">
            <text:p>457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1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2.45" calcext:value-type="float">
            <text:p>62.45</text:p>
          </table:table-cell>
          <table:table-cell office:value-type="float" office:value="4.401E+018" calcext:value-type="float">
            <text:p>4.401E+018</text:p>
          </table:table-cell>
          <table:table-cell office:value-type="float" office:value="28.41" calcext:value-type="float">
            <text:p>28.4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0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1.93" calcext:value-type="float">
            <text:p>61.93</text:p>
          </table:table-cell>
          <table:table-cell office:value-type="float" office:value="8.345E+016" calcext:value-type="float">
            <text:p>8.345E+016</text:p>
          </table:table-cell>
          <table:table-cell office:value-type="float" office:value="14.56" calcext:value-type="float">
            <text:p>14.5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2.16" calcext:value-type="float">
            <text:p>62.16</text:p>
          </table:table-cell>
          <table:table-cell office:value-type="float" office:value="673100000000000" calcext:value-type="float">
            <text:p>673100000000000</text:p>
          </table:table-cell>
          <table:table-cell office:value-type="float" office:value="5015" calcext:value-type="float">
            <text:p>501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8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2.85" calcext:value-type="float">
            <text:p>62.85</text:p>
          </table:table-cell>
          <table:table-cell office:value-type="float" office:value="664200000000000" calcext:value-type="float">
            <text:p>664200000000000</text:p>
          </table:table-cell>
          <table:table-cell office:value-type="float" office:value="1285" calcext:value-type="float">
            <text:p>128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0.15" calcext:value-type="float">
            <text:p>60.15</text:p>
          </table:table-cell>
          <table:table-cell office:value-type="float" office:value="509900000000000" calcext:value-type="float">
            <text:p>509900000000000</text:p>
          </table:table-cell>
          <table:table-cell office:value-type="float" office:value="7.911" calcext:value-type="float">
            <text:p>7.91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8.66" calcext:value-type="float">
            <text:p>58.66</text:p>
          </table:table-cell>
          <table:table-cell office:value-type="float" office:value="1.062E+018" calcext:value-type="float">
            <text:p>1.062E+018</text:p>
          </table:table-cell>
          <table:table-cell office:value-type="float" office:value="5.806" calcext:value-type="float">
            <text:p>5.80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1.37" calcext:value-type="float">
            <text:p>61.37</text:p>
          </table:table-cell>
          <table:table-cell office:value-type="float" office:value="317300000000000" calcext:value-type="float">
            <text:p>317300000000000</text:p>
          </table:table-cell>
          <table:table-cell office:value-type="float" office:value="4592" calcext:value-type="float">
            <text:p>459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1.69" calcext:value-type="float">
            <text:p>61.69</text:p>
          </table:table-cell>
          <table:table-cell office:value-type="float" office:value="1.334E+016" calcext:value-type="float">
            <text:p>1.334E+016</text:p>
          </table:table-cell>
          <table:table-cell office:value-type="float" office:value="6.206" calcext:value-type="float">
            <text:p>6.20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4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0.35" calcext:value-type="float">
            <text:p>60.35</text:p>
          </table:table-cell>
          <table:table-cell office:value-type="float" office:value="1.033E+017" calcext:value-type="float">
            <text:p>1.033E+017</text:p>
          </table:table-cell>
          <table:table-cell office:value-type="float" office:value="8.321" calcext:value-type="float">
            <text:p>8.32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1.34" calcext:value-type="float">
            <text:p>61.34</text:p>
          </table:table-cell>
          <table:table-cell office:value-type="float" office:value="2.052E+018" calcext:value-type="float">
            <text:p>2.052E+018</text:p>
          </table:table-cell>
          <table:table-cell office:value-type="float" office:value="7.801" calcext:value-type="float">
            <text:p>7.80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0.69" calcext:value-type="float">
            <text:p>60.69</text:p>
          </table:table-cell>
          <table:table-cell office:value-type="float" office:value="3.516E+017" calcext:value-type="float">
            <text:p>3.516E+017</text:p>
          </table:table-cell>
          <table:table-cell office:value-type="float" office:value="4.843" calcext:value-type="float">
            <text:p>4.84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2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1.71" calcext:value-type="float">
            <text:p>61.71</text:p>
          </table:table-cell>
          <table:table-cell office:value-type="float" office:value="3.197E+019" calcext:value-type="float">
            <text:p>3.197E+019</text:p>
          </table:table-cell>
          <table:table-cell office:value-type="float" office:value="4566" calcext:value-type="float">
            <text:p>456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0.03" calcext:value-type="float">
            <text:p>60.03</text:p>
          </table:table-cell>
          <table:table-cell office:value-type="float" office:value="2.917E+017" calcext:value-type="float">
            <text:p>2.917E+017</text:p>
          </table:table-cell>
          <table:table-cell office:value-type="float" office:value="8.545" calcext:value-type="float">
            <text:p>8.54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1.07" calcext:value-type="float">
            <text:p>61.07</text:p>
          </table:table-cell>
          <table:table-cell office:value-type="float" office:value="3.345E+019" calcext:value-type="float">
            <text:p>3.345E+019</text:p>
          </table:table-cell>
          <table:table-cell office:value-type="float" office:value="342.4" calcext:value-type="float">
            <text:p>342.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9.23" calcext:value-type="float">
            <text:p>59.23</text:p>
          </table:table-cell>
          <table:table-cell office:value-type="float" office:value="1.555E+017" calcext:value-type="float">
            <text:p>1.555E+017</text:p>
          </table:table-cell>
          <table:table-cell office:value-type="float" office:value="4584" calcext:value-type="float">
            <text:p>458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8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3.85" calcext:value-type="float">
            <text:p>63.85</text:p>
          </table:table-cell>
          <table:table-cell office:value-type="float" office:value="1.408E+018" calcext:value-type="float">
            <text:p>1.408E+018</text:p>
          </table:table-cell>
          <table:table-cell office:value-type="float" office:value="9124" calcext:value-type="float">
            <text:p>912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8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2.17" calcext:value-type="float">
            <text:p>62.17</text:p>
          </table:table-cell>
          <table:table-cell office:value-type="float" office:value="1.601E+019" calcext:value-type="float">
            <text:p>1.601E+019</text:p>
          </table:table-cell>
          <table:table-cell office:value-type="float" office:value="8777" calcext:value-type="float">
            <text:p>877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7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9.13" calcext:value-type="float">
            <text:p>59.13</text:p>
          </table:table-cell>
          <table:table-cell office:value-type="float" office:value="6.802E+018" calcext:value-type="float">
            <text:p>6.802E+018</text:p>
          </table:table-cell>
          <table:table-cell office:value-type="float" office:value="4.283" calcext:value-type="float">
            <text:p>4.28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9.53" calcext:value-type="float">
            <text:p>59.53</text:p>
          </table:table-cell>
          <table:table-cell office:value-type="float" office:value="2.045E+017" calcext:value-type="float">
            <text:p>2.045E+017</text:p>
          </table:table-cell>
          <table:table-cell office:value-type="float" office:value="4557" calcext:value-type="float">
            <text:p>455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1.16" calcext:value-type="float">
            <text:p>61.16</text:p>
          </table:table-cell>
          <table:table-cell office:value-type="float" office:value="2.582E+019" calcext:value-type="float">
            <text:p>2.582E+019</text:p>
          </table:table-cell>
          <table:table-cell office:value-type="float" office:value="9162" calcext:value-type="float">
            <text:p>916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1.97" calcext:value-type="float">
            <text:p>61.97</text:p>
          </table:table-cell>
          <table:table-cell office:value-type="float" office:value="4.159E+020" calcext:value-type="float">
            <text:p>4.159E+020</text:p>
          </table:table-cell>
          <table:table-cell office:value-type="float" office:value="8.664" calcext:value-type="float">
            <text:p>8.66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0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6.59" calcext:value-type="float">
            <text:p>66.59</text:p>
          </table:table-cell>
          <table:table-cell office:value-type="float" office:value="6.233E+020" calcext:value-type="float">
            <text:p>6.233E+020</text:p>
          </table:table-cell>
          <table:table-cell office:value-type="float" office:value="25830" calcext:value-type="float">
            <text:p>2583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7.33" calcext:value-type="float">
            <text:p>67.33</text:p>
          </table:table-cell>
          <table:table-cell office:value-type="float" office:value="1.534E+017" calcext:value-type="float">
            <text:p>1.534E+017</text:p>
          </table:table-cell>
          <table:table-cell office:value-type="float" office:value="4.297" calcext:value-type="float">
            <text:p>4.29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6.79" calcext:value-type="float">
            <text:p>66.79</text:p>
          </table:table-cell>
          <table:table-cell office:value-type="float" office:value="4.71E+020" calcext:value-type="float">
            <text:p>4.71E+020</text:p>
          </table:table-cell>
          <table:table-cell office:value-type="float" office:value="4.767" calcext:value-type="float">
            <text:p>4.76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2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1.89" calcext:value-type="float">
            <text:p>61.89</text:p>
          </table:table-cell>
          <table:table-cell office:value-type="float" office:value="2.46E+017" calcext:value-type="float">
            <text:p>2.46E+017</text:p>
          </table:table-cell>
          <table:table-cell office:value-type="float" office:value="35.93" calcext:value-type="float">
            <text:p>35.9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0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1.13" calcext:value-type="float">
            <text:p>61.13</text:p>
          </table:table-cell>
          <table:table-cell office:value-type="float" office:value="1.23E+017" calcext:value-type="float">
            <text:p>1.23E+017</text:p>
          </table:table-cell>
          <table:table-cell office:value-type="float" office:value="50.51" calcext:value-type="float">
            <text:p>50.5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8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1.75" calcext:value-type="float">
            <text:p>61.75</text:p>
          </table:table-cell>
          <table:table-cell office:value-type="float" office:value="1.712E+021" calcext:value-type="float">
            <text:p>1.712E+021</text:p>
          </table:table-cell>
          <table:table-cell office:value-type="float" office:value="9125" calcext:value-type="float">
            <text:p>912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0.64" calcext:value-type="float">
            <text:p>60.64</text:p>
          </table:table-cell>
          <table:table-cell office:value-type="float" office:value="2.535E+019" calcext:value-type="float">
            <text:p>2.535E+019</text:p>
          </table:table-cell>
          <table:table-cell office:value-type="float" office:value="4.925" calcext:value-type="float">
            <text:p>4.92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8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59.99" calcext:value-type="float">
            <text:p>59.99</text:p>
          </table:table-cell>
          <table:table-cell office:value-type="float" office:value="107600000000000" calcext:value-type="float">
            <text:p>107600000000000</text:p>
          </table:table-cell>
          <table:table-cell office:value-type="float" office:value="13660" calcext:value-type="float">
            <text:p>1366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6.92" calcext:value-type="float">
            <text:p>56.92</text:p>
          </table:table-cell>
          <table:table-cell office:value-type="float" office:value="2782000000000000" calcext:value-type="float">
            <text:p>2782000000000000</text:p>
          </table:table-cell>
          <table:table-cell office:value-type="float" office:value="89620" calcext:value-type="float">
            <text:p>8962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59.81" calcext:value-type="float">
            <text:p>59.81</text:p>
          </table:table-cell>
          <table:table-cell office:value-type="float" office:value="3.015E+017" calcext:value-type="float">
            <text:p>3.015E+017</text:p>
          </table:table-cell>
          <table:table-cell office:value-type="float" office:value="6.05" calcext:value-type="float">
            <text:p>6.0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59.8" calcext:value-type="float">
            <text:p>59.8</text:p>
          </table:table-cell>
          <table:table-cell office:value-type="float" office:value="47880000000000" calcext:value-type="float">
            <text:p>47880000000000</text:p>
          </table:table-cell>
          <table:table-cell office:value-type="float" office:value="116.7" calcext:value-type="float">
            <text:p>116.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3.97" calcext:value-type="float">
            <text:p>63.97</text:p>
          </table:table-cell>
          <table:table-cell office:value-type="float" office:value="6.251E+018" calcext:value-type="float">
            <text:p>6.251E+018</text:p>
          </table:table-cell>
          <table:table-cell office:value-type="float" office:value="4.662" calcext:value-type="float">
            <text:p>4.66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4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0.92" calcext:value-type="float">
            <text:p>60.92</text:p>
          </table:table-cell>
          <table:table-cell office:value-type="float" office:value="1.47E+017" calcext:value-type="float">
            <text:p>1.47E+017</text:p>
          </table:table-cell>
          <table:table-cell office:value-type="float" office:value="20620" calcext:value-type="float">
            <text:p>2062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1.63" calcext:value-type="float">
            <text:p>61.63</text:p>
          </table:table-cell>
          <table:table-cell office:value-type="float" office:value="1.359E+018" calcext:value-type="float">
            <text:p>1.359E+018</text:p>
          </table:table-cell>
          <table:table-cell office:value-type="float" office:value="15.86" calcext:value-type="float">
            <text:p>15.8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2.57" calcext:value-type="float">
            <text:p>62.57</text:p>
          </table:table-cell>
          <table:table-cell office:value-type="float" office:value="1.118E+020" calcext:value-type="float">
            <text:p>1.118E+020</text:p>
          </table:table-cell>
          <table:table-cell office:value-type="float" office:value="4563" calcext:value-type="float">
            <text:p>456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2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0.24" calcext:value-type="float">
            <text:p>60.24</text:p>
          </table:table-cell>
          <table:table-cell office:value-type="float" office:value="3.508E+020" calcext:value-type="float">
            <text:p>3.508E+020</text:p>
          </table:table-cell>
          <table:table-cell office:value-type="float" office:value="107500" calcext:value-type="float">
            <text:p>1075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59.61" calcext:value-type="float">
            <text:p>59.61</text:p>
          </table:table-cell>
          <table:table-cell office:value-type="float" office:value="1.872E+021" calcext:value-type="float">
            <text:p>1.872E+021</text:p>
          </table:table-cell>
          <table:table-cell office:value-type="float" office:value="13700" calcext:value-type="float">
            <text:p>13700</text:p>
          </table:table-cell>
          <table:table-cell office:value-type="float" office:value="65" calcext:value-type="float">
            <text:p>65</text:p>
          </table:table-cell>
          <table:table-cell office:value-type="float" office:value="319500000" calcext:value-type="float">
            <text:p>319500000</text:p>
          </table:table-cell>
          <table:table-cell office:value-type="float" office:value="0.01457" calcext:value-type="float">
            <text:p>0.01457</text:p>
          </table:table-cell>
          <table:table-cell office:value-type="string" calcext:value-type="string">
            <text:p><text:s text:c="3"/>0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8.71" calcext:value-type="float">
            <text:p>58.71</text:p>
          </table:table-cell>
          <table:table-cell office:value-type="float" office:value="1.118E+018" calcext:value-type="float">
            <text:p>1.118E+018</text:p>
          </table:table-cell>
          <table:table-cell office:value-type="float" office:value="4736" calcext:value-type="float">
            <text:p>4736</text:p>
          </table:table-cell>
          <table:table-cell office:value-type="float" office:value="95" calcext:value-type="float">
            <text:p>95</text:p>
          </table:table-cell>
          <table:table-cell office:value-type="float" office:value="9581000000000" calcext:value-type="float">
            <text:p>9581000000000</text:p>
          </table:table-cell>
          <table:table-cell office:value-type="float" office:value="0.01464" calcext:value-type="float">
            <text:p>0.0146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8.09" calcext:value-type="float">
            <text:p>58.09</text:p>
          </table:table-cell>
          <table:table-cell office:value-type="float" office:value="4.615E+017" calcext:value-type="float">
            <text:p>4.615E+017</text:p>
          </table:table-cell>
          <table:table-cell office:value-type="float" office:value="20.87" calcext:value-type="float">
            <text:p>20.87</text:p>
          </table:table-cell>
          <table:table-cell office:value-type="float" office:value="81" calcext:value-type="float">
            <text:p>81</text:p>
          </table:table-cell>
          <table:table-cell office:value-type="float" office:value="4870000000" calcext:value-type="float">
            <text:p>4870000000</text:p>
          </table:table-cell>
          <table:table-cell office:value-type="float" office:value="0.01463" calcext:value-type="float">
            <text:p>0.01463</text:p>
          </table:table-cell>
          <table:table-cell office:value-type="string" calcext:value-type="string">
            <text:p><text:s text:c="3"/>17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1.37" calcext:value-type="float">
            <text:p>61.37</text:p>
          </table:table-cell>
          <table:table-cell office:value-type="float" office:value="1.058E+022" calcext:value-type="float">
            <text:p>1.058E+022</text:p>
          </table:table-cell>
          <table:table-cell office:value-type="float" office:value="575100" calcext:value-type="float">
            <text:p>575100</text:p>
          </table:table-cell>
          <table:table-cell office:value-type="float" office:value="81" calcext:value-type="float">
            <text:p>81</text:p>
          </table:table-cell>
          <table:table-cell office:value-type="float" office:value="4994000000" calcext:value-type="float">
            <text:p>4994000000</text:p>
          </table:table-cell>
          <table:table-cell office:value-type="float" office:value="0.01461" calcext:value-type="float">
            <text:p>0.01461</text:p>
          </table:table-cell>
          <table:table-cell office:value-type="string" calcext:value-type="string">
            <text:p><text:s text:c="3"/>17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4.8" calcext:value-type="float">
            <text:p>64.8</text:p>
          </table:table-cell>
          <table:table-cell office:value-type="float" office:value="1.728E+017" calcext:value-type="float">
            <text:p>1.728E+017</text:p>
          </table:table-cell>
          <table:table-cell office:value-type="float" office:value="5.027" calcext:value-type="float">
            <text:p>5.027</text:p>
          </table:table-cell>
          <table:table-cell office:value-type="float" office:value="165" calcext:value-type="float">
            <text:p>165</text:p>
          </table:table-cell>
          <table:table-cell office:value-type="float" office:value="3.195E+019" calcext:value-type="float">
            <text:p>3.195E+019</text:p>
          </table:table-cell>
          <table:table-cell office:value-type="float" office:value="0.01465" calcext:value-type="float">
            <text:p>0.01465</text:p>
          </table:table-cell>
          <table:table-cell office:value-type="string" calcext:value-type="string">
            <text:p><text:s text:c="3"/>17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3.45" calcext:value-type="float">
            <text:p>63.45</text:p>
          </table:table-cell>
          <table:table-cell office:value-type="float" office:value="3.188E+017" calcext:value-type="float">
            <text:p>3.188E+017</text:p>
          </table:table-cell>
          <table:table-cell office:value-type="float" office:value="20600" calcext:value-type="float">
            <text:p>206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6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2.38" calcext:value-type="float">
            <text:p>62.38</text:p>
          </table:table-cell>
          <table:table-cell office:value-type="float" office:value="3.74E+019" calcext:value-type="float">
            <text:p>3.74E+019</text:p>
          </table:table-cell>
          <table:table-cell office:value-type="float" office:value="4665" calcext:value-type="float">
            <text:p>466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1.02" calcext:value-type="float">
            <text:p>61.02</text:p>
          </table:table-cell>
          <table:table-cell office:value-type="float" office:value="2.455E+020" calcext:value-type="float">
            <text:p>2.455E+020</text:p>
          </table:table-cell>
          <table:table-cell office:value-type="float" office:value="128.3" calcext:value-type="float">
            <text:p>128.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58.03" calcext:value-type="float">
            <text:p>58.03</text:p>
          </table:table-cell>
          <table:table-cell office:value-type="float" office:value="5.979E+018" calcext:value-type="float">
            <text:p>5.979E+018</text:p>
          </table:table-cell>
          <table:table-cell office:value-type="float" office:value="4558" calcext:value-type="float">
            <text:p>455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59.19" calcext:value-type="float">
            <text:p>59.19</text:p>
          </table:table-cell>
          <table:table-cell office:value-type="float" office:value="9.369E+018" calcext:value-type="float">
            <text:p>9.369E+018</text:p>
          </table:table-cell>
          <table:table-cell office:value-type="float" office:value="4.261" calcext:value-type="float">
            <text:p>4.261</text:p>
          </table:table-cell>
          <table:table-cell office:value-type="float" office:value="65" calcext:value-type="float">
            <text:p>65</text:p>
          </table:table-cell>
          <table:table-cell office:value-type="float" office:value="107200000" calcext:value-type="float">
            <text:p>107200000</text:p>
          </table:table-cell>
          <table:table-cell office:value-type="float" office:value="0.01464" calcext:value-type="float">
            <text:p>0.01464</text:p>
          </table:table-cell>
          <table:table-cell office:value-type="string" calcext:value-type="string">
            <text:p><text:s text:c="3"/>12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1.73" calcext:value-type="float">
            <text:p>61.73</text:p>
          </table:table-cell>
          <table:table-cell office:value-type="float" office:value="4.024E+018" calcext:value-type="float">
            <text:p>4.024E+018</text:p>
          </table:table-cell>
          <table:table-cell office:value-type="float" office:value="663300" calcext:value-type="float">
            <text:p>6633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2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2.86" calcext:value-type="float">
            <text:p>62.86</text:p>
          </table:table-cell>
          <table:table-cell office:value-type="float" office:value="2.332E+016" calcext:value-type="float">
            <text:p>2.332E+016</text:p>
          </table:table-cell>
          <table:table-cell office:value-type="float" office:value="84790" calcext:value-type="float">
            <text:p>8479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1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1.63" calcext:value-type="float">
            <text:p>61.63</text:p>
          </table:table-cell>
          <table:table-cell office:value-type="float" office:value="2.173E+018" calcext:value-type="float">
            <text:p>2.173E+018</text:p>
          </table:table-cell>
          <table:table-cell office:value-type="float" office:value="4562" calcext:value-type="float">
            <text:p>456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0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0.28" calcext:value-type="float">
            <text:p>60.28</text:p>
          </table:table-cell>
          <table:table-cell office:value-type="float" office:value="1.142E+019" calcext:value-type="float">
            <text:p>1.142E+019</text:p>
          </table:table-cell>
          <table:table-cell office:value-type="float" office:value="7.551" calcext:value-type="float">
            <text:p>7.55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1.76" calcext:value-type="float">
            <text:p>61.76</text:p>
          </table:table-cell>
          <table:table-cell office:value-type="float" office:value="3.338E+017" calcext:value-type="float">
            <text:p>3.338E+017</text:p>
          </table:table-cell>
          <table:table-cell office:value-type="float" office:value="5.447" calcext:value-type="float">
            <text:p>5.44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8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2.53" calcext:value-type="float">
            <text:p>62.53</text:p>
          </table:table-cell>
          <table:table-cell office:value-type="float" office:value="1.909E+020" calcext:value-type="float">
            <text:p>1.909E+020</text:p>
          </table:table-cell>
          <table:table-cell office:value-type="float" office:value="93880" calcext:value-type="float">
            <text:p>9388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8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9.62" calcext:value-type="float">
            <text:p>59.62</text:p>
          </table:table-cell>
          <table:table-cell office:value-type="float" office:value="4.314E+018" calcext:value-type="float">
            <text:p>4.314E+018</text:p>
          </table:table-cell>
          <table:table-cell office:value-type="float" office:value="48510" calcext:value-type="float">
            <text:p>4851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1.41" calcext:value-type="float">
            <text:p>61.41</text:p>
          </table:table-cell>
          <table:table-cell office:value-type="float" office:value="2.191E+017" calcext:value-type="float">
            <text:p>2.191E+017</text:p>
          </table:table-cell>
          <table:table-cell office:value-type="float" office:value="6.131" calcext:value-type="float">
            <text:p>6.13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4.12" calcext:value-type="float">
            <text:p>64.12</text:p>
          </table:table-cell>
          <table:table-cell office:value-type="float" office:value="8.882E+020" calcext:value-type="float">
            <text:p>8.882E+020</text:p>
          </table:table-cell>
          <table:table-cell office:value-type="float" office:value="9.019" calcext:value-type="float">
            <text:p>9.01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2.16" calcext:value-type="float">
            <text:p>62.16</text:p>
          </table:table-cell>
          <table:table-cell office:value-type="float" office:value="1.005E+018" calcext:value-type="float">
            <text:p>1.005E+018</text:p>
          </table:table-cell>
          <table:table-cell office:value-type="float" office:value="4563" calcext:value-type="float">
            <text:p>456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0.87" calcext:value-type="float">
            <text:p>60.87</text:p>
          </table:table-cell>
          <table:table-cell office:value-type="float" office:value="2.148E+018" calcext:value-type="float">
            <text:p>2.148E+018</text:p>
          </table:table-cell>
          <table:table-cell office:value-type="float" office:value="4558" calcext:value-type="float">
            <text:p>455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4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0.16" calcext:value-type="float">
            <text:p>60.16</text:p>
          </table:table-cell>
          <table:table-cell office:value-type="float" office:value="2576000000000000" calcext:value-type="float">
            <text:p>257600000000000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0.94" calcext:value-type="float">
            <text:p>60.94</text:p>
          </table:table-cell>
          <table:table-cell office:value-type="float" office:value="7167000000000000" calcext:value-type="float">
            <text:p>7167000000000000</text:p>
          </table:table-cell>
          <table:table-cell office:value-type="float" office:value="11.39" calcext:value-type="float">
            <text:p>11.3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2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4.2" calcext:value-type="float">
            <text:p>64.2</text:p>
          </table:table-cell>
          <table:table-cell office:value-type="float" office:value="3108000000000000" calcext:value-type="float">
            <text:p>3108000000000000</text:p>
          </table:table-cell>
          <table:table-cell office:value-type="float" office:value="9954" calcext:value-type="float">
            <text:p>995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2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2.9" calcext:value-type="float">
            <text:p>62.9</text:p>
          </table:table-cell>
          <table:table-cell office:value-type="float" office:value="3.401E+018" calcext:value-type="float">
            <text:p>3.401E+018</text:p>
          </table:table-cell>
          <table:table-cell office:value-type="float" office:value="35.61" calcext:value-type="float">
            <text:p>35.6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2.26" calcext:value-type="float">
            <text:p>62.26</text:p>
          </table:table-cell>
          <table:table-cell office:value-type="float" office:value="2.146E+016" calcext:value-type="float">
            <text:p>2.146E+016</text:p>
          </table:table-cell>
          <table:table-cell office:value-type="float" office:value="11.12" calcext:value-type="float">
            <text:p>11.12</text:p>
          </table:table-cell>
          <table:table-cell office:value-type="float" office:value="73" calcext:value-type="float">
            <text:p>73</text:p>
          </table:table-cell>
          <table:table-cell office:value-type="float" office:value="15800000" calcext:value-type="float">
            <text:p>15800000</text:p>
          </table:table-cell>
          <table:table-cell office:value-type="float" office:value="0.01465" calcext:value-type="float">
            <text:p>0.01465</text:p>
          </table:table-cell>
          <table:table-cell office:value-type="string" calcext:value-type="string">
            <text:p><text:s text:c="3"/>0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0.85" calcext:value-type="float">
            <text:p>60.85</text:p>
          </table:table-cell>
          <table:table-cell office:value-type="float" office:value="1.906E+017" calcext:value-type="float">
            <text:p>1.906E+017</text:p>
          </table:table-cell>
          <table:table-cell office:value-type="float" office:value="10.72" calcext:value-type="float">
            <text:p>10.72</text:p>
          </table:table-cell>
          <table:table-cell office:value-type="float" office:value="73" calcext:value-type="float">
            <text:p>73</text:p>
          </table:table-cell>
          <table:table-cell office:value-type="float" office:value="15800000" calcext:value-type="float">
            <text:p>15800000</text:p>
          </table:table-cell>
          <table:table-cell office:value-type="float" office:value="0.01465" calcext:value-type="float">
            <text:p>0.01465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.45" calcext:value-type="float">
            <text:p>61.45</text:p>
          </table:table-cell>
          <table:table-cell office:value-type="float" office:value="9.281E+015" calcext:value-type="float">
            <text:p>9.281E+015</text:p>
          </table:table-cell>
          <table:table-cell office:value-type="float" office:value="28.49" calcext:value-type="float">
            <text:p>28.49</text:p>
          </table:table-cell>
          <table:table-cell office:value-type="float" office:value="95" calcext:value-type="float">
            <text:p>95</text:p>
          </table:table-cell>
          <table:table-cell office:value-type="float" office:value="1199000000000" calcext:value-type="float">
            <text:p>1199000000000</text:p>
          </table:table-cell>
          <table:table-cell office:value-type="float" office:value="0.01459" calcext:value-type="float">
            <text:p>0.01459</text:p>
          </table:table-cell>
          <table:table-cell office:value-type="string" calcext:value-type="string">
            <text:p><text:s text:c="3"/>18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1" calcext:value-type="float">
            <text:p>61</text:p>
          </table:table-cell>
          <table:table-cell office:value-type="float" office:value="9.322E+018" calcext:value-type="float">
            <text:p>9.322E+018</text:p>
          </table:table-cell>
          <table:table-cell office:value-type="float" office:value="9.149" calcext:value-type="float">
            <text:p>9.149</text:p>
          </table:table-cell>
          <table:table-cell office:value-type="float" office:value="129" calcext:value-type="float">
            <text:p>129</text:p>
          </table:table-cell>
          <table:table-cell office:value-type="float" office:value="4640000000000000" calcext:value-type="float">
            <text:p>4640000000000000</text:p>
          </table:table-cell>
          <table:table-cell office:value-type="float" office:value="0.01454" calcext:value-type="float">
            <text:p>0.01454</text:p>
          </table:table-cell>
          <table:table-cell office:value-type="string" calcext:value-type="string">
            <text:p><text:s text:c="3"/>17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1.07" calcext:value-type="float">
            <text:p>61.07</text:p>
          </table:table-cell>
          <table:table-cell office:value-type="float" office:value="9.941E+018" calcext:value-type="float">
            <text:p>9.941E+018</text:p>
          </table:table-cell>
          <table:table-cell office:value-type="float" office:value="51.4" calcext:value-type="float">
            <text:p>51.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6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2.01" calcext:value-type="float">
            <text:p>62.01</text:p>
          </table:table-cell>
          <table:table-cell office:value-type="float" office:value="4.181E+020" calcext:value-type="float">
            <text:p>4.181E+020</text:p>
          </table:table-cell>
          <table:table-cell office:value-type="float" office:value="21.23" calcext:value-type="float">
            <text:p>21.23</text:p>
          </table:table-cell>
          <table:table-cell office:value-type="float" office:value="137" calcext:value-type="float">
            <text:p>137</text:p>
          </table:table-cell>
          <table:table-cell office:value-type="float" office:value="65760000000000" calcext:value-type="float">
            <text:p>65760000000000</text:p>
          </table:table-cell>
          <table:table-cell office:value-type="float" office:value="0.01464" calcext:value-type="float">
            <text:p>0.01464</text:p>
          </table:table-cell>
          <table:table-cell office:value-type="string" calcext:value-type="string">
            <text:p><text:s text:c="3"/>16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3.58" calcext:value-type="float">
            <text:p>63.58</text:p>
          </table:table-cell>
          <table:table-cell office:value-type="float" office:value="9.851E+017" calcext:value-type="float">
            <text:p>9.851E+017</text:p>
          </table:table-cell>
          <table:table-cell office:value-type="float" office:value="4.789" calcext:value-type="float">
            <text:p>4.789</text:p>
          </table:table-cell>
          <table:table-cell office:value-type="float" office:value="63" calcext:value-type="float">
            <text:p>63</text:p>
          </table:table-cell>
          <table:table-cell office:value-type="float" office:value="34570000" calcext:value-type="float">
            <text:p>34570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2.91" calcext:value-type="float">
            <text:p>62.91</text:p>
          </table:table-cell>
          <table:table-cell office:value-type="float" office:value="2.5E+020" calcext:value-type="float">
            <text:p>2.5E+020</text:p>
          </table:table-cell>
          <table:table-cell office:value-type="float" office:value="4557" calcext:value-type="float">
            <text:p>4557</text:p>
          </table:table-cell>
          <table:table-cell office:value-type="float" office:value="63" calcext:value-type="float">
            <text:p>63</text:p>
          </table:table-cell>
          <table:table-cell office:value-type="float" office:value="34570000" calcext:value-type="float">
            <text:p>34570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4.61" calcext:value-type="float">
            <text:p>64.61</text:p>
          </table:table-cell>
          <table:table-cell office:value-type="float" office:value="3.123E+019" calcext:value-type="float">
            <text:p>3.123E+019</text:p>
          </table:table-cell>
          <table:table-cell office:value-type="float" office:value="13.53" calcext:value-type="float">
            <text:p>13.53</text:p>
          </table:table-cell>
          <table:table-cell office:value-type="float" office:value="63" calcext:value-type="float">
            <text:p>63</text:p>
          </table:table-cell>
          <table:table-cell office:value-type="float" office:value="34570000" calcext:value-type="float">
            <text:p>34570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3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0.82" calcext:value-type="float">
            <text:p>60.82</text:p>
          </table:table-cell>
          <table:table-cell office:value-type="float" office:value="8.967E+019" calcext:value-type="float">
            <text:p>8.967E+019</text:p>
          </table:table-cell>
          <table:table-cell office:value-type="float" office:value="4579" calcext:value-type="float">
            <text:p>457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9.89" calcext:value-type="float">
            <text:p>59.89</text:p>
          </table:table-cell>
          <table:table-cell office:value-type="float" office:value="4.183E+017" calcext:value-type="float">
            <text:p>4.183E+017</text:p>
          </table:table-cell>
          <table:table-cell office:value-type="float" office:value="4560" calcext:value-type="float">
            <text:p>456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2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2.63" calcext:value-type="float">
            <text:p>62.63</text:p>
          </table:table-cell>
          <table:table-cell office:value-type="float" office:value="2.393E+018" calcext:value-type="float">
            <text:p>2.393E+018</text:p>
          </table:table-cell>
          <table:table-cell office:value-type="float" office:value="11.04" calcext:value-type="float">
            <text:p>11.0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1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59.61" calcext:value-type="float">
            <text:p>59.61</text:p>
          </table:table-cell>
          <table:table-cell office:value-type="float" office:value="1.445E+017" calcext:value-type="float">
            <text:p>1.445E+017</text:p>
          </table:table-cell>
          <table:table-cell office:value-type="float" office:value="4558" calcext:value-type="float">
            <text:p>455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0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0.5" calcext:value-type="float">
            <text:p>60.5</text:p>
          </table:table-cell>
          <table:table-cell office:value-type="float" office:value="1.214E+018" calcext:value-type="float">
            <text:p>1.214E+018</text:p>
          </table:table-cell>
          <table:table-cell office:value-type="float" office:value="28790" calcext:value-type="float">
            <text:p>28790</text:p>
          </table:table-cell>
          <table:table-cell office:value-type="float" office:value="75" calcext:value-type="float">
            <text:p>75</text:p>
          </table:table-cell>
          <table:table-cell office:value-type="float" office:value="210100000" calcext:value-type="float">
            <text:p>210100000</text:p>
          </table:table-cell>
          <table:table-cell office:value-type="float" office:value="0.01465" calcext:value-type="float">
            <text:p>0.01465</text:p>
          </table:table-cell>
          <table:table-cell office:value-type="string" calcext:value-type="string">
            <text:p><text:s text:c="3"/>9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0.95" calcext:value-type="float">
            <text:p>60.95</text:p>
          </table:table-cell>
          <table:table-cell office:value-type="float" office:value="3.189E+017" calcext:value-type="float">
            <text:p>3.189E+017</text:p>
          </table:table-cell>
          <table:table-cell office:value-type="float" office:value="13740" calcext:value-type="float">
            <text:p>1374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3.03" calcext:value-type="float">
            <text:p>63.03</text:p>
          </table:table-cell>
          <table:table-cell office:value-type="float" office:value="4.16E+017" calcext:value-type="float">
            <text:p>4.16E+017</text:p>
          </table:table-cell>
          <table:table-cell office:value-type="float" office:value="4562" calcext:value-type="float">
            <text:p>456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2.41" calcext:value-type="float">
            <text:p>62.41</text:p>
          </table:table-cell>
          <table:table-cell office:value-type="float" office:value="1.101E+016" calcext:value-type="float">
            <text:p>1.101E+016</text:p>
          </table:table-cell>
          <table:table-cell office:value-type="float" office:value="15.29" calcext:value-type="float">
            <text:p>15.2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6" calcext:value-type="float">
            <text:p>66</text:p>
          </table:table-cell>
          <table:table-cell office:value-type="float" office:value="9.492E+015" calcext:value-type="float">
            <text:p>9.492E+015</text:p>
          </table:table-cell>
          <table:table-cell office:value-type="float" office:value="4558" calcext:value-type="float">
            <text:p>455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6.21" calcext:value-type="float">
            <text:p>66.21</text:p>
          </table:table-cell>
          <table:table-cell office:value-type="float" office:value="1.943E+017" calcext:value-type="float">
            <text:p>1.943E+017</text:p>
          </table:table-cell>
          <table:table-cell office:value-type="float" office:value="5.19" calcext:value-type="float">
            <text:p>5.1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2.49" calcext:value-type="float">
            <text:p>62.49</text:p>
          </table:table-cell>
          <table:table-cell office:value-type="float" office:value="6145000000000000" calcext:value-type="float">
            <text:p>6145000000000000</text:p>
          </table:table-cell>
          <table:table-cell office:value-type="float" office:value="4727" calcext:value-type="float">
            <text:p>472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59.78" calcext:value-type="float">
            <text:p>59.78</text:p>
          </table:table-cell>
          <table:table-cell office:value-type="float" office:value="3.071E+017" calcext:value-type="float">
            <text:p>3.071E+017</text:p>
          </table:table-cell>
          <table:table-cell office:value-type="float" office:value="7.557" calcext:value-type="float">
            <text:p>7.55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4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0.39" calcext:value-type="float">
            <text:p>60.39</text:p>
          </table:table-cell>
          <table:table-cell office:value-type="float" office:value="1.965E+017" calcext:value-type="float">
            <text:p>1.965E+017</text:p>
          </table:table-cell>
          <table:table-cell office:value-type="float" office:value="4563" calcext:value-type="float">
            <text:p>456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7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0.8" calcext:value-type="float">
            <text:p>60.8</text:p>
          </table:table-cell>
          <table:table-cell office:value-type="float" office:value="8.527E+020" calcext:value-type="float">
            <text:p>8.527E+020</text:p>
          </table:table-cell>
          <table:table-cell office:value-type="float" office:value="517.8" calcext:value-type="float">
            <text:p>517.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0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3.24" calcext:value-type="float">
            <text:p>63.24</text:p>
          </table:table-cell>
          <table:table-cell office:value-type="float" office:value="3.173E+016" calcext:value-type="float">
            <text:p>3.173E+016</text:p>
          </table:table-cell>
          <table:table-cell office:value-type="float" office:value="182100" calcext:value-type="float">
            <text:p>1821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2.3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2.13" calcext:value-type="float">
            <text:p>62.13</text:p>
          </table:table-cell>
          <table:table-cell office:value-type="float" office:value="4.478E+020" calcext:value-type="float">
            <text:p>4.478E+020</text:p>
          </table:table-cell>
          <table:table-cell office:value-type="float" office:value="65.8" calcext:value-type="float">
            <text:p>65.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0.85" calcext:value-type="float">
            <text:p>60.85</text:p>
          </table:table-cell>
          <table:table-cell office:value-type="float" office:value="4.837E+018" calcext:value-type="float">
            <text:p>4.837E+018</text:p>
          </table:table-cell>
          <table:table-cell office:value-type="float" office:value="30.67" calcext:value-type="float">
            <text:p>30.6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0.55" calcext:value-type="float">
            <text:p>60.55</text:p>
          </table:table-cell>
          <table:table-cell office:value-type="float" office:value="9.334E+016" calcext:value-type="float">
            <text:p>9.334E+016</text:p>
          </table:table-cell>
          <table:table-cell office:value-type="float" office:value="30610" calcext:value-type="float">
            <text:p>30610</text:p>
          </table:table-cell>
          <table:table-cell office:value-type="float" office:value="79" calcext:value-type="float">
            <text:p>79</text:p>
          </table:table-cell>
          <table:table-cell office:value-type="float" office:value="123300000" calcext:value-type="float">
            <text:p>123300000</text:p>
          </table:table-cell>
          <table:table-cell office:value-type="float" office:value="0.01464" calcext:value-type="float">
            <text:p>0.01464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2.49" calcext:value-type="float">
            <text:p>62.49</text:p>
          </table:table-cell>
          <table:table-cell office:value-type="float" office:value="1.132E+023" calcext:value-type="float">
            <text:p>1.132E+023</text:p>
          </table:table-cell>
          <table:table-cell office:value-type="float" office:value="9.152" calcext:value-type="float">
            <text:p>9.15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8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3.69" calcext:value-type="float">
            <text:p>63.69</text:p>
          </table:table-cell>
          <table:table-cell office:value-type="float" office:value="2.053E+018" calcext:value-type="float">
            <text:p>2.053E+018</text:p>
          </table:table-cell>
          <table:table-cell office:value-type="float" office:value="2.415" calcext:value-type="float">
            <text:p>2.415</text:p>
          </table:table-cell>
          <table:table-cell office:value-type="float" office:value="79" calcext:value-type="float">
            <text:p>79</text:p>
          </table:table-cell>
          <table:table-cell office:value-type="float" office:value="1291000000" calcext:value-type="float">
            <text:p>1291000000</text:p>
          </table:table-cell>
          <table:table-cell office:value-type="float" office:value="0.01458" calcext:value-type="float">
            <text:p>0.01458</text:p>
          </table:table-cell>
          <table:table-cell office:value-type="string" calcext:value-type="string">
            <text:p><text:s text:c="3"/>17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0.85" calcext:value-type="float">
            <text:p>60.85</text:p>
          </table:table-cell>
          <table:table-cell office:value-type="float" office:value="7.402E+016" calcext:value-type="float">
            <text:p>7.402E+016</text:p>
          </table:table-cell>
          <table:table-cell office:value-type="float" office:value="13680" calcext:value-type="float">
            <text:p>1368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6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59.8" calcext:value-type="float">
            <text:p>59.8</text:p>
          </table:table-cell>
          <table:table-cell office:value-type="float" office:value="1.151E+019" calcext:value-type="float">
            <text:p>1.151E+019</text:p>
          </table:table-cell>
          <table:table-cell office:value-type="float" office:value="6.852" calcext:value-type="float">
            <text:p>6.85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7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58.47" calcext:value-type="float">
            <text:p>58.47</text:p>
          </table:table-cell>
          <table:table-cell office:value-type="float" office:value="1.469E+017" calcext:value-type="float">
            <text:p>1.469E+017</text:p>
          </table:table-cell>
          <table:table-cell office:value-type="float" office:value="34270" calcext:value-type="float">
            <text:p>3427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59.99" calcext:value-type="float">
            <text:p>59.99</text:p>
          </table:table-cell>
          <table:table-cell office:value-type="float" office:value="6816000000000000" calcext:value-type="float">
            <text:p>6816000000000000</text:p>
          </table:table-cell>
          <table:table-cell office:value-type="float" office:value="4593" calcext:value-type="float">
            <text:p>4593</text:p>
          </table:table-cell>
          <table:table-cell office:value-type="float" office:value="77" calcext:value-type="float">
            <text:p>77</text:p>
          </table:table-cell>
          <table:table-cell office:value-type="float" office:value="57570000" calcext:value-type="float">
            <text:p>57570000</text:p>
          </table:table-cell>
          <table:table-cell office:value-type="float" office:value="0.01451" calcext:value-type="float">
            <text:p>0.01451</text:p>
          </table:table-cell>
          <table:table-cell office:value-type="string" calcext:value-type="string">
            <text:p><text:s text:c="3"/>13.9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0.78" calcext:value-type="float">
            <text:p>60.78</text:p>
          </table:table-cell>
          <table:table-cell office:value-type="float" office:value="8571999999999999" calcext:value-type="float">
            <text:p>8571999999999999</text:p>
          </table:table-cell>
          <table:table-cell office:value-type="float" office:value="43380" calcext:value-type="float">
            <text:p>4338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2.01" calcext:value-type="float">
            <text:p>62.01</text:p>
          </table:table-cell>
          <table:table-cell office:value-type="float" office:value="7.891E+018" calcext:value-type="float">
            <text:p>7.891E+018</text:p>
          </table:table-cell>
          <table:table-cell office:value-type="float" office:value="40.07" calcext:value-type="float">
            <text:p>40.0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3.21" calcext:value-type="float">
            <text:p>63.21</text:p>
          </table:table-cell>
          <table:table-cell office:value-type="float" office:value="370300000000000" calcext:value-type="float">
            <text:p>370300000000000</text:p>
          </table:table-cell>
          <table:table-cell office:value-type="float" office:value="10.75" calcext:value-type="float">
            <text:p>10.7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2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0.48" calcext:value-type="float">
            <text:p>60.48</text:p>
          </table:table-cell>
          <table:table-cell office:value-type="float" office:value="2.062E+015" calcext:value-type="float">
            <text:p>2.062E+015</text:p>
          </table:table-cell>
          <table:table-cell office:value-type="float" office:value="4.969" calcext:value-type="float">
            <text:p>4.969</text:p>
          </table:table-cell>
          <table:table-cell office:value-type="float" office:value="79" calcext:value-type="float">
            <text:p>79</text:p>
          </table:table-cell>
          <table:table-cell office:value-type="float" office:value="448200000" calcext:value-type="float">
            <text:p>448200000</text:p>
          </table:table-cell>
          <table:table-cell office:value-type="float" office:value="0.01457" calcext:value-type="float">
            <text:p>0.01457</text:p>
          </table:table-cell>
          <table:table-cell office:value-type="string" calcext:value-type="string">
            <text:p><text:s text:c="3"/>11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1.86" calcext:value-type="float">
            <text:p>61.86</text:p>
          </table:table-cell>
          <table:table-cell office:value-type="float" office:value="1.642E+017" calcext:value-type="float">
            <text:p>1.642E+017</text:p>
          </table:table-cell>
          <table:table-cell office:value-type="float" office:value="4.52" calcext:value-type="float">
            <text:p>4.52</text:p>
          </table:table-cell>
          <table:table-cell office:value-type="float" office:value="75" calcext:value-type="float">
            <text:p>75</text:p>
          </table:table-cell>
          <table:table-cell office:value-type="float" office:value="241800000" calcext:value-type="float">
            <text:p>241800000</text:p>
          </table:table-cell>
          <table:table-cell office:value-type="float" office:value="0.01458" calcext:value-type="float">
            <text:p>0.01458</text:p>
          </table:table-cell>
          <table:table-cell office:value-type="string" calcext:value-type="string">
            <text:p><text:s text:c="3"/>11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1.88" calcext:value-type="float">
            <text:p>61.88</text:p>
          </table:table-cell>
          <table:table-cell office:value-type="float" office:value="2.31E+017" calcext:value-type="float">
            <text:p>2.31E+017</text:p>
          </table:table-cell>
          <table:table-cell office:value-type="float" office:value="4556" calcext:value-type="float">
            <text:p>4556</text:p>
          </table:table-cell>
          <table:table-cell office:value-type="float" office:value="145" calcext:value-type="float">
            <text:p>145</text:p>
          </table:table-cell>
          <table:table-cell office:value-type="float" office:value="403200000000000" calcext:value-type="float">
            <text:p>403200000000000</text:p>
          </table:table-cell>
          <table:table-cell office:value-type="float" office:value="0.01458" calcext:value-type="float">
            <text:p>0.01458</text:p>
          </table:table-cell>
          <table:table-cell office:value-type="string" calcext:value-type="string">
            <text:p><text:s text:c="3"/>10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3.2" calcext:value-type="float">
            <text:p>63.2</text:p>
          </table:table-cell>
          <table:table-cell office:value-type="float" office:value="5.554E+017" calcext:value-type="float">
            <text:p>5.554E+017</text:p>
          </table:table-cell>
          <table:table-cell office:value-type="float" office:value="15.53" calcext:value-type="float">
            <text:p>15.53</text:p>
          </table:table-cell>
          <table:table-cell office:value-type="float" office:value="143" calcext:value-type="float">
            <text:p>143</text:p>
          </table:table-cell>
          <table:table-cell office:value-type="float" office:value="403200000000000" calcext:value-type="float">
            <text:p>403200000000000</text:p>
          </table:table-cell>
          <table:table-cell office:value-type="float" office:value="0.01458" calcext:value-type="float">
            <text:p>0.01458</text:p>
          </table:table-cell>
          <table:table-cell office:value-type="string" calcext:value-type="string">
            <text:p><text:s text:c="3"/>9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3.3" calcext:value-type="float">
            <text:p>63.3</text:p>
          </table:table-cell>
          <table:table-cell office:value-type="float" office:value="9.76E+020" calcext:value-type="float">
            <text:p>9.76E+020</text:p>
          </table:table-cell>
          <table:table-cell office:value-type="float" office:value="10.11" calcext:value-type="float">
            <text:p>10.11</text:p>
          </table:table-cell>
          <table:table-cell office:value-type="float" office:value="143" calcext:value-type="float">
            <text:p>143</text:p>
          </table:table-cell>
          <table:table-cell office:value-type="float" office:value="564500000000000" calcext:value-type="float">
            <text:p>564500000000000</text:p>
          </table:table-cell>
          <table:table-cell office:value-type="float" office:value="0.01458" calcext:value-type="float">
            <text:p>0.01458</text:p>
          </table:table-cell>
          <table:table-cell office:value-type="string" calcext:value-type="string">
            <text:p><text:s text:c="3"/>8.9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0.06" calcext:value-type="float">
            <text:p>60.06</text:p>
          </table:table-cell>
          <table:table-cell office:value-type="float" office:value="3.301E+019" calcext:value-type="float">
            <text:p>3.301E+019</text:p>
          </table:table-cell>
          <table:table-cell office:value-type="float" office:value="228" calcext:value-type="float">
            <text:p>22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8.62" calcext:value-type="float">
            <text:p>58.62</text:p>
          </table:table-cell>
          <table:table-cell office:value-type="float" office:value="1.074E+015" calcext:value-type="float">
            <text:p>1.074E+015</text:p>
          </table:table-cell>
          <table:table-cell office:value-type="float" office:value="4.6" calcext:value-type="float">
            <text:p>4.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0.75" calcext:value-type="float">
            <text:p>60.75</text:p>
          </table:table-cell>
          <table:table-cell office:value-type="float" office:value="1026000000000000" calcext:value-type="float">
            <text:p>1026000000000000</text:p>
          </table:table-cell>
          <table:table-cell office:value-type="float" office:value="12.9" calcext:value-type="float">
            <text:p>12.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2.42" calcext:value-type="float">
            <text:p>62.42</text:p>
          </table:table-cell>
          <table:table-cell office:value-type="float" office:value="2.722E+017" calcext:value-type="float">
            <text:p>2.722E+017</text:p>
          </table:table-cell>
          <table:table-cell office:value-type="float" office:value="130.8" calcext:value-type="float">
            <text:p>130.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59.01" calcext:value-type="float">
            <text:p>59.01</text:p>
          </table:table-cell>
          <table:table-cell office:value-type="float" office:value="7.458E+017" calcext:value-type="float">
            <text:p>7.458E+017</text:p>
          </table:table-cell>
          <table:table-cell office:value-type="float" office:value="25.64" calcext:value-type="float">
            <text:p>25.64</text:p>
          </table:table-cell>
          <table:table-cell office:value-type="float" office:value="55" calcext:value-type="float">
            <text:p>55</text:p>
          </table:table-cell>
          <table:table-cell office:value-type="float" office:value="7796000" calcext:value-type="float">
            <text:p>7796000</text:p>
          </table:table-cell>
          <table:table-cell office:value-type="float" office:value="0.01457" calcext:value-type="float">
            <text:p>0.01457</text:p>
          </table:table-cell>
          <table:table-cell office:value-type="string" calcext:value-type="string">
            <text:p><text:s text:c="3"/>4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59.33" calcext:value-type="float">
            <text:p>59.33</text:p>
          </table:table-cell>
          <table:table-cell office:value-type="float" office:value="5.28E+021" calcext:value-type="float">
            <text:p>5.28E+021</text:p>
          </table:table-cell>
          <table:table-cell office:value-type="float" office:value="4604" calcext:value-type="float">
            <text:p>460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4.48" calcext:value-type="float">
            <text:p>64.48</text:p>
          </table:table-cell>
          <table:table-cell office:value-type="float" office:value="5.856E+018" calcext:value-type="float">
            <text:p>5.856E+018</text:p>
          </table:table-cell>
          <table:table-cell office:value-type="float" office:value="136200" calcext:value-type="float">
            <text:p>1362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3.85" calcext:value-type="float">
            <text:p>63.85</text:p>
          </table:table-cell>
          <table:table-cell office:value-type="float" office:value="6.103E+018" calcext:value-type="float">
            <text:p>6.103E+018</text:p>
          </table:table-cell>
          <table:table-cell office:value-type="float" office:value="4582" calcext:value-type="float">
            <text:p>458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2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1.66" calcext:value-type="float">
            <text:p>61.66</text:p>
          </table:table-cell>
          <table:table-cell office:value-type="float" office:value="2.541E+018" calcext:value-type="float">
            <text:p>2.541E+018</text:p>
          </table:table-cell>
          <table:table-cell office:value-type="float" office:value="9119" calcext:value-type="float">
            <text:p>911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2.54" calcext:value-type="float">
            <text:p>62.54</text:p>
          </table:table-cell>
          <table:table-cell office:value-type="float" office:value="576300000000000" calcext:value-type="float">
            <text:p>576300000000000</text:p>
          </table:table-cell>
          <table:table-cell office:value-type="float" office:value="4582" calcext:value-type="float">
            <text:p>458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59.05" calcext:value-type="float">
            <text:p>59.05</text:p>
          </table:table-cell>
          <table:table-cell office:value-type="float" office:value="3.029E+018" calcext:value-type="float">
            <text:p>3.029E+018</text:p>
          </table:table-cell>
          <table:table-cell office:value-type="float" office:value="4633" calcext:value-type="float">
            <text:p>463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0.13" calcext:value-type="float">
            <text:p>60.13</text:p>
          </table:table-cell>
          <table:table-cell office:value-type="float" office:value="1.146E+020" calcext:value-type="float">
            <text:p>1.146E+020</text:p>
          </table:table-cell>
          <table:table-cell office:value-type="float" office:value="9120" calcext:value-type="float">
            <text:p>912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8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1.36" calcext:value-type="float">
            <text:p>61.36</text:p>
          </table:table-cell>
          <table:table-cell office:value-type="float" office:value="3.476E+016" calcext:value-type="float">
            <text:p>3.476E+016</text:p>
          </table:table-cell>
          <table:table-cell office:value-type="float" office:value="107.9" calcext:value-type="float">
            <text:p>107.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7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1.59" calcext:value-type="float">
            <text:p>61.59</text:p>
          </table:table-cell>
          <table:table-cell office:value-type="float" office:value="1.21E+018" calcext:value-type="float">
            <text:p>1.21E+018</text:p>
          </table:table-cell>
          <table:table-cell office:value-type="float" office:value="11.69" calcext:value-type="float">
            <text:p>11.6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6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59.05" calcext:value-type="float">
            <text:p>59.05</text:p>
          </table:table-cell>
          <table:table-cell office:value-type="float" office:value="3770000000000000" calcext:value-type="float">
            <text:p>3770000000000000</text:p>
          </table:table-cell>
          <table:table-cell office:value-type="float" office:value="22820" calcext:value-type="float">
            <text:p>2282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59.88" calcext:value-type="float">
            <text:p>59.88</text:p>
          </table:table-cell>
          <table:table-cell office:value-type="float" office:value="2.882E+017" calcext:value-type="float">
            <text:p>2.882E+017</text:p>
          </table:table-cell>
          <table:table-cell office:value-type="float" office:value="4573" calcext:value-type="float">
            <text:p>457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0.43" calcext:value-type="float">
            <text:p>60.43</text:p>
          </table:table-cell>
          <table:table-cell office:value-type="float" office:value="2.523E+017" calcext:value-type="float">
            <text:p>2.523E+017</text:p>
          </table:table-cell>
          <table:table-cell office:value-type="float" office:value="7.583" calcext:value-type="float">
            <text:p>7.58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2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58.34" calcext:value-type="float">
            <text:p>58.34</text:p>
          </table:table-cell>
          <table:table-cell office:value-type="float" office:value="7411000000000000" calcext:value-type="float">
            <text:p>7411000000000000</text:p>
          </table:table-cell>
          <table:table-cell office:value-type="float" office:value="3.148" calcext:value-type="float">
            <text:p>3.14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57.7" calcext:value-type="float">
            <text:p>57.7</text:p>
          </table:table-cell>
          <table:table-cell office:value-type="float" office:value="1666000000000000" calcext:value-type="float">
            <text:p>1666000000000000</text:p>
          </table:table-cell>
          <table:table-cell office:value-type="float" office:value="23530" calcext:value-type="float">
            <text:p>23530</text:p>
          </table:table-cell>
          <table:table-cell office:value-type="float" office:value="51" calcext:value-type="float">
            <text:p>51</text:p>
          </table:table-cell>
          <table:table-cell office:value-type="float" office:value="4054000" calcext:value-type="float">
            <text:p>4054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2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58.41" calcext:value-type="float">
            <text:p>58.41</text:p>
          </table:table-cell>
          <table:table-cell office:value-type="float" office:value="602100000000000" calcext:value-type="float">
            <text:p>602100000000000</text:p>
          </table:table-cell>
          <table:table-cell office:value-type="float" office:value="6.726" calcext:value-type="float">
            <text:p>6.726</text:p>
          </table:table-cell>
          <table:table-cell office:value-type="float" office:value="93" calcext:value-type="float">
            <text:p>93</text:p>
          </table:table-cell>
          <table:table-cell office:value-type="float" office:value="1159000000" calcext:value-type="float">
            <text:p>1159000000</text:p>
          </table:table-cell>
          <table:table-cell office:value-type="float" office:value="0.01459" calcext:value-type="float">
            <text:p>0.01459</text:p>
          </table:table-cell>
          <table:table-cell office:value-type="string" calcext:value-type="string">
            <text:p><text:s text:c="3"/>11.9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1.87" calcext:value-type="float">
            <text:p>61.87</text:p>
          </table:table-cell>
          <table:table-cell office:value-type="float" office:value="1.533E+016" calcext:value-type="float">
            <text:p>1.533E+016</text:p>
          </table:table-cell>
          <table:table-cell office:value-type="float" office:value="12.96" calcext:value-type="float">
            <text:p>12.96</text:p>
          </table:table-cell>
          <table:table-cell office:value-type="float" office:value="93" calcext:value-type="float">
            <text:p>93</text:p>
          </table:table-cell>
          <table:table-cell office:value-type="float" office:value="1159000000" calcext:value-type="float">
            <text:p>1159000000</text:p>
          </table:table-cell>
          <table:table-cell office:value-type="float" office:value="0.01459" calcext:value-type="float">
            <text:p>0.01459</text:p>
          </table:table-cell>
          <table:table-cell office:value-type="string" calcext:value-type="string">
            <text:p><text:s text:c="3"/>11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6.93" calcext:value-type="float">
            <text:p>66.93</text:p>
          </table:table-cell>
          <table:table-cell office:value-type="float" office:value="6964000000000000" calcext:value-type="float">
            <text:p>6964000000000000</text:p>
          </table:table-cell>
          <table:table-cell office:value-type="float" office:value="31.03" calcext:value-type="float">
            <text:p>31.03</text:p>
          </table:table-cell>
          <table:table-cell office:value-type="float" office:value="93" calcext:value-type="float">
            <text:p>93</text:p>
          </table:table-cell>
          <table:table-cell office:value-type="float" office:value="2061000000" calcext:value-type="float">
            <text:p>2061000000</text:p>
          </table:table-cell>
          <table:table-cell office:value-type="float" office:value="0.01459" calcext:value-type="float">
            <text:p>0.01459</text:p>
          </table:table-cell>
          <table:table-cell office:value-type="string" calcext:value-type="string">
            <text:p><text:s text:c="3"/>11.4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6.53" calcext:value-type="float">
            <text:p>66.53</text:p>
          </table:table-cell>
          <table:table-cell office:value-type="float" office:value="2.614E+021" calcext:value-type="float">
            <text:p>2.614E+021</text:p>
          </table:table-cell>
          <table:table-cell office:value-type="float" office:value="6.915" calcext:value-type="float">
            <text:p>6.915</text:p>
          </table:table-cell>
          <table:table-cell office:value-type="float" office:value="113" calcext:value-type="float">
            <text:p>113</text:p>
          </table:table-cell>
          <table:table-cell office:value-type="float" office:value="217300000000" calcext:value-type="float">
            <text:p>217300000000</text:p>
          </table:table-cell>
          <table:table-cell office:value-type="float" office:value="0.01462" calcext:value-type="float">
            <text:p>0.01462</text:p>
          </table:table-cell>
          <table:table-cell office:value-type="string" calcext:value-type="string">
            <text:p><text:s text:c="3"/>10.4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2.67" calcext:value-type="float">
            <text:p>62.67</text:p>
          </table:table-cell>
          <table:table-cell office:value-type="float" office:value="4.013E+016" calcext:value-type="float">
            <text:p>4.013E+016</text:p>
          </table:table-cell>
          <table:table-cell office:value-type="float" office:value="50440" calcext:value-type="float">
            <text:p>50440</text:p>
          </table:table-cell>
          <table:table-cell office:value-type="float" office:value="113" calcext:value-type="float">
            <text:p>113</text:p>
          </table:table-cell>
          <table:table-cell office:value-type="float" office:value="217300000000" calcext:value-type="float">
            <text:p>217300000000</text:p>
          </table:table-cell>
          <table:table-cell office:value-type="float" office:value="0.01462" calcext:value-type="float">
            <text:p>0.01462</text:p>
          </table:table-cell>
          <table:table-cell office:value-type="string" calcext:value-type="string">
            <text:p><text:s text:c="3"/>9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1.44" calcext:value-type="float">
            <text:p>61.44</text:p>
          </table:table-cell>
          <table:table-cell office:value-type="float" office:value="1.338E+027" calcext:value-type="float">
            <text:p>1.338E+027</text:p>
          </table:table-cell>
          <table:table-cell office:value-type="float" office:value="9.082" calcext:value-type="float">
            <text:p>9.082</text:p>
          </table:table-cell>
          <table:table-cell office:value-type="float" office:value="95" calcext:value-type="float">
            <text:p>95</text:p>
          </table:table-cell>
          <table:table-cell office:value-type="float" office:value="4759000000" calcext:value-type="float">
            <text:p>4759000000</text:p>
          </table:table-cell>
          <table:table-cell office:value-type="float" office:value="0.01459" calcext:value-type="float">
            <text:p>0.01459</text:p>
          </table:table-cell>
          <table:table-cell office:value-type="string" calcext:value-type="string">
            <text:p><text:s text:c="3"/>8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1.66" calcext:value-type="float">
            <text:p>61.66</text:p>
          </table:table-cell>
          <table:table-cell office:value-type="float" office:value="1.483E+016" calcext:value-type="float">
            <text:p>1.483E+016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2573000000" calcext:value-type="float">
            <text:p>2573000000</text:p>
          </table:table-cell>
          <table:table-cell office:value-type="float" office:value="0.01461" calcext:value-type="float">
            <text:p>0.01461</text:p>
          </table:table-cell>
          <table:table-cell office:value-type="string" calcext:value-type="string">
            <text:p><text:s text:c="3"/>7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1.46" calcext:value-type="float">
            <text:p>61.46</text:p>
          </table:table-cell>
          <table:table-cell office:value-type="float" office:value="3.308E+017" calcext:value-type="float">
            <text:p>3.308E+017</text:p>
          </table:table-cell>
          <table:table-cell office:value-type="float" office:value="6.856" calcext:value-type="float">
            <text:p>6.856</text:p>
          </table:table-cell>
          <table:table-cell office:value-type="float" office:value="93" calcext:value-type="float">
            <text:p>93</text:p>
          </table:table-cell>
          <table:table-cell office:value-type="float" office:value="390400000" calcext:value-type="float">
            <text:p>390400000</text:p>
          </table:table-cell>
          <table:table-cell office:value-type="float" office:value="0.0146" calcext:value-type="float">
            <text:p>0.0146</text:p>
          </table:table-cell>
          <table:table-cell office:value-type="string" calcext:value-type="string">
            <text:p><text:s text:c="3"/>6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0.82" calcext:value-type="float">
            <text:p>60.82</text:p>
          </table:table-cell>
          <table:table-cell office:value-type="float" office:value="7.466E+019" calcext:value-type="float">
            <text:p>7.466E+019</text:p>
          </table:table-cell>
          <table:table-cell office:value-type="float" office:value="151.3" calcext:value-type="float">
            <text:p>151.3</text:p>
          </table:table-cell>
          <table:table-cell office:value-type="float" office:value="133" calcext:value-type="float">
            <text:p>133</text:p>
          </table:table-cell>
          <table:table-cell office:value-type="float" office:value="8530000000000" calcext:value-type="float">
            <text:p>8530000000000</text:p>
          </table:table-cell>
          <table:table-cell office:value-type="float" office:value="0.01459" calcext:value-type="float">
            <text:p>0.01459</text:p>
          </table:table-cell>
          <table:table-cell office:value-type="string" calcext:value-type="string">
            <text:p><text:s text:c="3"/>6.4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2.18" calcext:value-type="float">
            <text:p>62.18</text:p>
          </table:table-cell>
          <table:table-cell office:value-type="float" office:value="5.86E+018" calcext:value-type="float">
            <text:p>5.86E+018</text:p>
          </table:table-cell>
          <table:table-cell office:value-type="float" office:value="4716" calcext:value-type="float">
            <text:p>4716</text:p>
          </table:table-cell>
          <table:table-cell office:value-type="float" office:value="137" calcext:value-type="float">
            <text:p>137</text:p>
          </table:table-cell>
          <table:table-cell office:value-type="float" office:value="19470000000000" calcext:value-type="float">
            <text:p>19470000000000</text:p>
          </table:table-cell>
          <table:table-cell office:value-type="float" office:value="0.01457" calcext:value-type="float">
            <text:p>0.01457</text:p>
          </table:table-cell>
          <table:table-cell office:value-type="string" calcext:value-type="string">
            <text:p><text:s text:c="3"/>5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0.42" calcext:value-type="float">
            <text:p>60.42</text:p>
          </table:table-cell>
          <table:table-cell office:value-type="float" office:value="7.44E+018" calcext:value-type="float">
            <text:p>7.44E+018</text:p>
          </table:table-cell>
          <table:table-cell office:value-type="float" office:value="4589" calcext:value-type="float">
            <text:p>4589</text:p>
          </table:table-cell>
          <table:table-cell office:value-type="float" office:value="129" calcext:value-type="float">
            <text:p>129</text:p>
          </table:table-cell>
          <table:table-cell office:value-type="float" office:value="3657000000000" calcext:value-type="float">
            <text:p>3657000000000</text:p>
          </table:table-cell>
          <table:table-cell office:value-type="float" office:value="0.01462" calcext:value-type="float">
            <text:p>0.01462</text:p>
          </table:table-cell>
          <table:table-cell office:value-type="string" calcext:value-type="string">
            <text:p><text:s text:c="3"/>4.5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0.88" calcext:value-type="float">
            <text:p>60.88</text:p>
          </table:table-cell>
          <table:table-cell office:value-type="float" office:value="3576000000000000" calcext:value-type="float">
            <text:p>3576000000000000</text:p>
          </table:table-cell>
          <table:table-cell office:value-type="float" office:value="4560" calcext:value-type="float">
            <text:p>4560</text:p>
          </table:table-cell>
          <table:table-cell office:value-type="float" office:value="133" calcext:value-type="float">
            <text:p>133</text:p>
          </table:table-cell>
          <table:table-cell office:value-type="float" office:value="3658000000000" calcext:value-type="float">
            <text:p>3658000000000</text:p>
          </table:table-cell>
          <table:table-cell office:value-type="float" office:value="0.0146" calcext:value-type="float">
            <text:p>0.0146</text:p>
          </table:table-cell>
          <table:table-cell office:value-type="string" calcext:value-type="string">
            <text:p><text:s text:c="3"/>3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2.59" calcext:value-type="float">
            <text:p>62.59</text:p>
          </table:table-cell>
          <table:table-cell office:value-type="float" office:value="1.213E+019" calcext:value-type="float">
            <text:p>1.213E+019</text:p>
          </table:table-cell>
          <table:table-cell office:value-type="float" office:value="6.7" calcext:value-type="float">
            <text:p>6.7</text:p>
          </table:table-cell>
          <table:table-cell office:value-type="float" office:value="123" calcext:value-type="float">
            <text:p>123</text:p>
          </table:table-cell>
          <table:table-cell office:value-type="float" office:value="1841000000000" calcext:value-type="float">
            <text:p>1841000000000</text:p>
          </table:table-cell>
          <table:table-cell office:value-type="float" office:value="0.01463" calcext:value-type="float">
            <text:p>0.01463</text:p>
          </table:table-cell>
          <table:table-cell office:value-type="string" calcext:value-type="string">
            <text:p><text:s text:c="3"/>3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1.53" calcext:value-type="float">
            <text:p>61.53</text:p>
          </table:table-cell>
          <table:table-cell office:value-type="float" office:value="1.429E+017" calcext:value-type="float">
            <text:p>1.429E+017</text:p>
          </table:table-cell>
          <table:table-cell office:value-type="float" office:value="72.7" calcext:value-type="float">
            <text:p>72.7</text:p>
          </table:table-cell>
          <table:table-cell office:value-type="float" office:value="65" calcext:value-type="float">
            <text:p>65</text:p>
          </table:table-cell>
          <table:table-cell office:value-type="float" office:value="23220000" calcext:value-type="float">
            <text:p>23220000</text:p>
          </table:table-cell>
          <table:table-cell office:value-type="float" office:value="0.01462" calcext:value-type="float">
            <text:p>0.01462</text:p>
          </table:table-cell>
          <table:table-cell office:value-type="string" calcext:value-type="string">
            <text:p><text:s text:c="3"/>2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3.93" calcext:value-type="float">
            <text:p>63.93</text:p>
          </table:table-cell>
          <table:table-cell office:value-type="float" office:value="3.818E+016" calcext:value-type="float">
            <text:p>3.818E+016</text:p>
          </table:table-cell>
          <table:table-cell office:value-type="float" office:value="8.871" calcext:value-type="float">
            <text:p>8.87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5.44" calcext:value-type="float">
            <text:p>65.44</text:p>
          </table:table-cell>
          <table:table-cell office:value-type="float" office:value="5.947E+020" calcext:value-type="float">
            <text:p>5.947E+020</text:p>
          </table:table-cell>
          <table:table-cell office:value-type="float" office:value="126200" calcext:value-type="float">
            <text:p>1262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5.91" calcext:value-type="float">
            <text:p>65.91</text:p>
          </table:table-cell>
          <table:table-cell office:value-type="float" office:value="1.734E+021" calcext:value-type="float">
            <text:p>1.734E+021</text:p>
          </table:table-cell>
          <table:table-cell office:value-type="float" office:value="3.765" calcext:value-type="float">
            <text:p>3.765</text:p>
          </table:table-cell>
          <table:table-cell office:value-type="float" office:value="67" calcext:value-type="float">
            <text:p>67</text:p>
          </table:table-cell>
          <table:table-cell office:value-type="float" office:value="39290000" calcext:value-type="float">
            <text:p>39290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3.37" calcext:value-type="float">
            <text:p>63.37</text:p>
          </table:table-cell>
          <table:table-cell office:value-type="float" office:value="1.567E+020" calcext:value-type="float">
            <text:p>1.567E+020</text:p>
          </table:table-cell>
          <table:table-cell office:value-type="float" office:value="4554" calcext:value-type="float">
            <text:p>4554</text:p>
          </table:table-cell>
          <table:table-cell office:value-type="float" office:value="67" calcext:value-type="float">
            <text:p>67</text:p>
          </table:table-cell>
          <table:table-cell office:value-type="float" office:value="39290000" calcext:value-type="float">
            <text:p>39290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8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3.41" calcext:value-type="float">
            <text:p>63.41</text:p>
          </table:table-cell>
          <table:table-cell office:value-type="float" office:value="4.896E+017" calcext:value-type="float">
            <text:p>4.896E+017</text:p>
          </table:table-cell>
          <table:table-cell office:value-type="float" office:value="11780" calcext:value-type="float">
            <text:p>11780</text:p>
          </table:table-cell>
          <table:table-cell office:value-type="float" office:value="81" calcext:value-type="float">
            <text:p>81</text:p>
          </table:table-cell>
          <table:table-cell office:value-type="float" office:value="1321000000" calcext:value-type="float">
            <text:p>1321000000</text:p>
          </table:table-cell>
          <table:table-cell office:value-type="float" office:value="0.01465" calcext:value-type="float">
            <text:p>0.01465</text:p>
          </table:table-cell>
          <table:table-cell office:value-type="string" calcext:value-type="string">
            <text:p><text:s text:c="3"/>18.0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1.67" calcext:value-type="float">
            <text:p>61.67</text:p>
          </table:table-cell>
          <table:table-cell office:value-type="float" office:value="1.03E+021" calcext:value-type="float">
            <text:p>1.03E+021</text:p>
          </table:table-cell>
          <table:table-cell office:value-type="float" office:value="3.486" calcext:value-type="float">
            <text:p>3.48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6.4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2.39" calcext:value-type="float">
            <text:p>62.39</text:p>
          </table:table-cell>
          <table:table-cell office:value-type="float" office:value="2.501E+021" calcext:value-type="float">
            <text:p>2.501E+021</text:p>
          </table:table-cell>
          <table:table-cell office:value-type="float" office:value="4701" calcext:value-type="float">
            <text:p>470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8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0.68" calcext:value-type="float">
            <text:p>60.68</text:p>
          </table:table-cell>
          <table:table-cell office:value-type="float" office:value="2.771E+017" calcext:value-type="float">
            <text:p>2.771E+017</text:p>
          </table:table-cell>
          <table:table-cell office:value-type="float" office:value="49.93" calcext:value-type="float">
            <text:p>49.9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3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1.5" calcext:value-type="float">
            <text:p>61.5</text:p>
          </table:table-cell>
          <table:table-cell office:value-type="float" office:value="6.932E+017" calcext:value-type="float">
            <text:p>6.932E+017</text:p>
          </table:table-cell>
          <table:table-cell office:value-type="float" office:value="10.18" calcext:value-type="float">
            <text:p>10.1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0.92" calcext:value-type="float">
            <text:p>60.92</text:p>
          </table:table-cell>
          <table:table-cell office:value-type="float" office:value="7.074E+016" calcext:value-type="float">
            <text:p>7.074E+016</text:p>
          </table:table-cell>
          <table:table-cell office:value-type="float" office:value="131500" calcext:value-type="float">
            <text:p>1315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57.58" calcext:value-type="float">
            <text:p>57.58</text:p>
          </table:table-cell>
          <table:table-cell office:value-type="float" office:value="1.321E+016" calcext:value-type="float">
            <text:p>1.321E+016</text:p>
          </table:table-cell>
          <table:table-cell office:value-type="float" office:value="8.012" calcext:value-type="float">
            <text:p>8.01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2.5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5.56" calcext:value-type="float">
            <text:p>55.56</text:p>
          </table:table-cell>
          <table:table-cell office:value-type="float" office:value="1.332E+016" calcext:value-type="float">
            <text:p>1.332E+016</text:p>
          </table:table-cell>
          <table:table-cell office:value-type="float" office:value="5.574" calcext:value-type="float">
            <text:p>5.57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1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58.54" calcext:value-type="float">
            <text:p>58.54</text:p>
          </table:table-cell>
          <table:table-cell office:value-type="float" office:value="8.133E+018" calcext:value-type="float">
            <text:p>8.133E+018</text:p>
          </table:table-cell>
          <table:table-cell office:value-type="float" office:value="10.36" calcext:value-type="float">
            <text:p>10.3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0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1.8" calcext:value-type="float">
            <text:p>61.8</text:p>
          </table:table-cell>
          <table:table-cell office:value-type="float" office:value="3.776E+019" calcext:value-type="float">
            <text:p>3.776E+019</text:p>
          </table:table-cell>
          <table:table-cell office:value-type="float" office:value="4.245" calcext:value-type="float">
            <text:p>4.24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0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4.19" calcext:value-type="float">
            <text:p>64.19</text:p>
          </table:table-cell>
          <table:table-cell office:value-type="float" office:value="1.083E+020" calcext:value-type="float">
            <text:p>1.083E+020</text:p>
          </table:table-cell>
          <table:table-cell office:value-type="float" office:value="70.46" calcext:value-type="float">
            <text:p>70.4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0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4.36" calcext:value-type="float">
            <text:p>64.36</text:p>
          </table:table-cell>
          <table:table-cell office:value-type="float" office:value="1.889E+018" calcext:value-type="float">
            <text:p>1.889E+018</text:p>
          </table:table-cell>
          <table:table-cell office:value-type="float" office:value="127.5" calcext:value-type="float">
            <text:p>127.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4.9" calcext:value-type="float">
            <text:p>64.9</text:p>
          </table:table-cell>
          <table:table-cell office:value-type="float" office:value="1.001E+017" calcext:value-type="float">
            <text:p>1.001E+017</text:p>
          </table:table-cell>
          <table:table-cell office:value-type="float" office:value="36.28" calcext:value-type="float">
            <text:p>36.28</text:p>
          </table:table-cell>
          <table:table-cell office:value-type="float" office:value="93" calcext:value-type="float">
            <text:p>93</text:p>
          </table:table-cell>
          <table:table-cell office:value-type="float" office:value="672900000000" calcext:value-type="float">
            <text:p>672900000000</text:p>
          </table:table-cell>
          <table:table-cell office:value-type="float" office:value="0.01465" calcext:value-type="float">
            <text:p>0.01465</text:p>
          </table:table-cell>
          <table:table-cell office:value-type="string" calcext:value-type="string">
            <text:p><text:s text:c="3"/>8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4.09" calcext:value-type="float">
            <text:p>64.09</text:p>
          </table:table-cell>
          <table:table-cell office:value-type="float" office:value="3.171E+018" calcext:value-type="float">
            <text:p>3.171E+018</text:p>
          </table:table-cell>
          <table:table-cell office:value-type="float" office:value="79750" calcext:value-type="float">
            <text:p>79750</text:p>
          </table:table-cell>
          <table:table-cell office:value-type="float" office:value="93" calcext:value-type="float">
            <text:p>93</text:p>
          </table:table-cell>
          <table:table-cell office:value-type="float" office:value="672900000000" calcext:value-type="float">
            <text:p>672900000000</text:p>
          </table:table-cell>
          <table:table-cell office:value-type="float" office:value="0.01465" calcext:value-type="float">
            <text:p>0.01465</text:p>
          </table:table-cell>
          <table:table-cell office:value-type="string" calcext:value-type="string">
            <text:p><text:s text:c="3"/>7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5.14" calcext:value-type="float">
            <text:p>65.14</text:p>
          </table:table-cell>
          <table:table-cell office:value-type="float" office:value="8.399E+016" calcext:value-type="float">
            <text:p>8.399E+016</text:p>
          </table:table-cell>
          <table:table-cell office:value-type="float" office:value="8.033" calcext:value-type="float">
            <text:p>8.03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6.45" calcext:value-type="float">
            <text:p>66.45</text:p>
          </table:table-cell>
          <table:table-cell office:value-type="float" office:value="3.211E+016" calcext:value-type="float">
            <text:p>3.211E+016</text:p>
          </table:table-cell>
          <table:table-cell office:value-type="float" office:value="9113" calcext:value-type="float">
            <text:p>9113</text:p>
          </table:table-cell>
          <table:table-cell office:value-type="float" office:value="87" calcext:value-type="float">
            <text:p>87</text:p>
          </table:table-cell>
          <table:table-cell office:value-type="float" office:value="77700000000" calcext:value-type="float">
            <text:p>77700000000</text:p>
          </table:table-cell>
          <table:table-cell office:value-type="float" office:value="0.01457" calcext:value-type="float">
            <text:p>0.01457</text:p>
          </table:table-cell>
          <table:table-cell office:value-type="string" calcext:value-type="string">
            <text:p><text:s text:c="3"/>6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1.03" calcext:value-type="float">
            <text:p>61.03</text:p>
          </table:table-cell>
          <table:table-cell office:value-type="float" office:value="1.162E+016" calcext:value-type="float">
            <text:p>1.162E+016</text:p>
          </table:table-cell>
          <table:table-cell office:value-type="float" office:value="34280" calcext:value-type="float">
            <text:p>34280</text:p>
          </table:table-cell>
          <table:table-cell office:value-type="float" office:value="63" calcext:value-type="float">
            <text:p>63</text:p>
          </table:table-cell>
          <table:table-cell office:value-type="float" office:value="13050000" calcext:value-type="float">
            <text:p>13050000</text:p>
          </table:table-cell>
          <table:table-cell office:value-type="float" office:value="0.01461" calcext:value-type="float">
            <text:p>0.01461</text:p>
          </table:table-cell>
          <table:table-cell office:value-type="string" calcext:value-type="string">
            <text:p><text:s text:c="3"/>5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59.15" calcext:value-type="float">
            <text:p>59.15</text:p>
          </table:table-cell>
          <table:table-cell office:value-type="float" office:value="3.294E+017" calcext:value-type="float">
            <text:p>3.294E+017</text:p>
          </table:table-cell>
          <table:table-cell office:value-type="float" office:value="5.672" calcext:value-type="float">
            <text:p>5.67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4.4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2.82" calcext:value-type="float">
            <text:p>62.82</text:p>
          </table:table-cell>
          <table:table-cell office:value-type="float" office:value="1.076E+018" calcext:value-type="float">
            <text:p>1.076E+018</text:p>
          </table:table-cell>
          <table:table-cell office:value-type="float" office:value="6.855" calcext:value-type="float">
            <text:p>6.855</text:p>
          </table:table-cell>
          <table:table-cell office:value-type="float" office:value="111" calcext:value-type="float">
            <text:p>111</text:p>
          </table:table-cell>
          <table:table-cell office:value-type="float" office:value="192000000000" calcext:value-type="float">
            <text:p>192000000000</text:p>
          </table:table-cell>
          <table:table-cell office:value-type="float" office:value="0.01457" calcext:value-type="float">
            <text:p>0.01457</text:p>
          </table:table-cell>
          <table:table-cell office:value-type="string" calcext:value-type="string">
            <text:p><text:s text:c="3"/>3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4.14" calcext:value-type="float">
            <text:p>64.14</text:p>
          </table:table-cell>
          <table:table-cell office:value-type="float" office:value="1.623E+020" calcext:value-type="float">
            <text:p>1.623E+020</text:p>
          </table:table-cell>
          <table:table-cell office:value-type="float" office:value="16.97" calcext:value-type="float">
            <text:p>16.97</text:p>
          </table:table-cell>
          <table:table-cell office:value-type="float" office:value="111" calcext:value-type="float">
            <text:p>111</text:p>
          </table:table-cell>
          <table:table-cell office:value-type="float" office:value="106200000000" calcext:value-type="float">
            <text:p>106200000000</text:p>
          </table:table-cell>
          <table:table-cell office:value-type="float" office:value="0.01458" calcext:value-type="float">
            <text:p>0.01458</text:p>
          </table:table-cell>
          <table:table-cell office:value-type="string" calcext:value-type="string">
            <text:p><text:s text:c="3"/>3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2.17" calcext:value-type="float">
            <text:p>62.17</text:p>
          </table:table-cell>
          <table:table-cell office:value-type="float" office:value="1.367E+022" calcext:value-type="float">
            <text:p>1.367E+022</text:p>
          </table:table-cell>
          <table:table-cell office:value-type="float" office:value="4586" calcext:value-type="float">
            <text:p>458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2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2.91" calcext:value-type="float">
            <text:p>62.91</text:p>
          </table:table-cell>
          <table:table-cell office:value-type="float" office:value="8.946E+019" calcext:value-type="float">
            <text:p>8.946E+019</text:p>
          </table:table-cell>
          <table:table-cell office:value-type="float" office:value="4565" calcext:value-type="float">
            <text:p>456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.5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0.59" calcext:value-type="float">
            <text:p>60.59</text:p>
          </table:table-cell>
          <table:table-cell office:value-type="float" office:value="2.293E+016" calcext:value-type="float">
            <text:p>2.293E+016</text:p>
          </table:table-cell>
          <table:table-cell office:value-type="float" office:value="4557" calcext:value-type="float">
            <text:p>455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7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2.88" calcext:value-type="float">
            <text:p>62.88</text:p>
          </table:table-cell>
          <table:table-cell office:value-type="float" office:value="88810000000000" calcext:value-type="float">
            <text:p>88810000000000</text:p>
          </table:table-cell>
          <table:table-cell office:value-type="float" office:value="4558" calcext:value-type="float">
            <text:p>455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1.41" calcext:value-type="float">
            <text:p>61.41</text:p>
          </table:table-cell>
          <table:table-cell office:value-type="float" office:value="358500000000000" calcext:value-type="float">
            <text:p>358500000000000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8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1.72" calcext:value-type="float">
            <text:p>61.72</text:p>
          </table:table-cell>
          <table:table-cell office:value-type="float" office:value="5273000000000000" calcext:value-type="float">
            <text:p>5273000000000000</text:p>
          </table:table-cell>
          <table:table-cell office:value-type="float" office:value="8.018" calcext:value-type="float">
            <text:p>8.018</text:p>
          </table:table-cell>
          <table:table-cell office:value-type="float" office:value="57" calcext:value-type="float">
            <text:p>57</text:p>
          </table:table-cell>
          <table:table-cell office:value-type="float" office:value="5381000" calcext:value-type="float">
            <text:p>5381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7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1.85" calcext:value-type="float">
            <text:p>61.85</text:p>
          </table:table-cell>
          <table:table-cell office:value-type="float" office:value="2.84E+018" calcext:value-type="float">
            <text:p>2.84E+018</text:p>
          </table:table-cell>
          <table:table-cell office:value-type="float" office:value="9.345" calcext:value-type="float">
            <text:p>9.34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6.8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1.24" calcext:value-type="float">
            <text:p>61.24</text:p>
          </table:table-cell>
          <table:table-cell office:value-type="float" office:value="5972000000000000" calcext:value-type="float">
            <text:p>5972000000000000</text:p>
          </table:table-cell>
          <table:table-cell office:value-type="float" office:value="10870" calcext:value-type="float">
            <text:p>1087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6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2.59" calcext:value-type="float">
            <text:p>62.59</text:p>
          </table:table-cell>
          <table:table-cell office:value-type="float" office:value="1.84E+018" calcext:value-type="float">
            <text:p>1.84E+018</text:p>
          </table:table-cell>
          <table:table-cell office:value-type="float" office:value="102.8" calcext:value-type="float">
            <text:p>102.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3.8" calcext:value-type="float">
            <text:p>63.8</text:p>
          </table:table-cell>
          <table:table-cell office:value-type="float" office:value="1.261E+016" calcext:value-type="float">
            <text:p>1.261E+016</text:p>
          </table:table-cell>
          <table:table-cell office:value-type="float" office:value="6.251" calcext:value-type="float">
            <text:p>6.25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59.14" calcext:value-type="float">
            <text:p>59.14</text:p>
          </table:table-cell>
          <table:table-cell office:value-type="float" office:value="628600000000000" calcext:value-type="float">
            <text:p>628600000000000</text:p>
          </table:table-cell>
          <table:table-cell office:value-type="float" office:value="2.79" calcext:value-type="float">
            <text:p>2.7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58.8" calcext:value-type="float">
            <text:p>58.8</text:p>
          </table:table-cell>
          <table:table-cell office:value-type="float" office:value="3391000000000000" calcext:value-type="float">
            <text:p>3391000000000000</text:p>
          </table:table-cell>
          <table:table-cell office:value-type="float" office:value="10.65" calcext:value-type="float">
            <text:p>10.65</text:p>
          </table:table-cell>
          <table:table-cell office:value-type="float" office:value="113" calcext:value-type="float">
            <text:p>113</text:p>
          </table:table-cell>
          <table:table-cell office:value-type="float" office:value="25410000000000" calcext:value-type="float">
            <text:p>25410000000000</text:p>
          </table:table-cell>
          <table:table-cell office:value-type="float" office:value="0.01461" calcext:value-type="float">
            <text:p>0.01461</text:p>
          </table:table-cell>
          <table:table-cell office:value-type="string" calcext:value-type="string">
            <text:p><text:s text:c="3"/>12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57.92" calcext:value-type="float">
            <text:p>57.92</text:p>
          </table:table-cell>
          <table:table-cell office:value-type="float" office:value="1.722E+019" calcext:value-type="float">
            <text:p>1.722E+019</text:p>
          </table:table-cell>
          <table:table-cell office:value-type="float" office:value="22760" calcext:value-type="float">
            <text:p>22760</text:p>
          </table:table-cell>
          <table:table-cell office:value-type="float" office:value="115" calcext:value-type="float">
            <text:p>115</text:p>
          </table:table-cell>
          <table:table-cell office:value-type="float" office:value="33040000000000" calcext:value-type="float">
            <text:p>33040000000000</text:p>
          </table:table-cell>
          <table:table-cell office:value-type="float" office:value="0.01458" calcext:value-type="float">
            <text:p>0.01458</text:p>
          </table:table-cell>
          <table:table-cell office:value-type="string" calcext:value-type="string">
            <text:p><text:s text:c="3"/>11.7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0.3" calcext:value-type="float">
            <text:p>60.3</text:p>
          </table:table-cell>
          <table:table-cell office:value-type="float" office:value="6.542E+019" calcext:value-type="float">
            <text:p>6.542E+019</text:p>
          </table:table-cell>
          <table:table-cell office:value-type="float" office:value="28.53" calcext:value-type="float">
            <text:p>28.5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1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4.31" calcext:value-type="float">
            <text:p>64.31</text:p>
          </table:table-cell>
          <table:table-cell office:value-type="float" office:value="2.589E+016" calcext:value-type="float">
            <text:p>2.589E+016</text:p>
          </table:table-cell>
          <table:table-cell office:value-type="float" office:value="62.85" calcext:value-type="float">
            <text:p>62.85</text:p>
          </table:table-cell>
          <table:table-cell office:value-type="float" office:value="67" calcext:value-type="float">
            <text:p>67</text:p>
          </table:table-cell>
          <table:table-cell office:value-type="float" office:value="6757000" calcext:value-type="float">
            <text:p>6757000</text:p>
          </table:table-cell>
          <table:table-cell office:value-type="float" office:value="0.01451" calcext:value-type="float">
            <text:p>0.01451</text:p>
          </table:table-cell>
          <table:table-cell office:value-type="string" calcext:value-type="string">
            <text:p><text:s text:c="3"/>11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3.01" calcext:value-type="float">
            <text:p>63.01</text:p>
          </table:table-cell>
          <table:table-cell office:value-type="float" office:value="7.267E+017" calcext:value-type="float">
            <text:p>7.267E+017</text:p>
          </table:table-cell>
          <table:table-cell office:value-type="float" office:value="162.7" calcext:value-type="float">
            <text:p>162.7</text:p>
          </table:table-cell>
          <table:table-cell office:value-type="float" office:value="67" calcext:value-type="float">
            <text:p>67</text:p>
          </table:table-cell>
          <table:table-cell office:value-type="float" office:value="6757000" calcext:value-type="float">
            <text:p>6757000</text:p>
          </table:table-cell>
          <table:table-cell office:value-type="float" office:value="0.01451" calcext:value-type="float">
            <text:p>0.01451</text:p>
          </table:table-cell>
          <table:table-cell office:value-type="string" calcext:value-type="string">
            <text:p><text:s text:c="3"/>10.2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59.9" calcext:value-type="float">
            <text:p>59.9</text:p>
          </table:table-cell>
          <table:table-cell office:value-type="float" office:value="653900000000000" calcext:value-type="float">
            <text:p>653900000000000</text:p>
          </table:table-cell>
          <table:table-cell office:value-type="float" office:value="8.206" calcext:value-type="float">
            <text:p>8.206</text:p>
          </table:table-cell>
          <table:table-cell office:value-type="float" office:value="67" calcext:value-type="float">
            <text:p>67</text:p>
          </table:table-cell>
          <table:table-cell office:value-type="float" office:value="6757000" calcext:value-type="float">
            <text:p>6757000</text:p>
          </table:table-cell>
          <table:table-cell office:value-type="float" office:value="0.01451" calcext:value-type="float">
            <text:p>0.01451</text:p>
          </table:table-cell>
          <table:table-cell office:value-type="string" calcext:value-type="string">
            <text:p><text:s text:c="3"/>8.9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2.37" calcext:value-type="float">
            <text:p>62.37</text:p>
          </table:table-cell>
          <table:table-cell office:value-type="float" office:value="1.044E+020" calcext:value-type="float">
            <text:p>1.044E+020</text:p>
          </table:table-cell>
          <table:table-cell office:value-type="float" office:value="48.47" calcext:value-type="float">
            <text:p>48.47</text:p>
          </table:table-cell>
          <table:table-cell office:value-type="float" office:value="67" calcext:value-type="float">
            <text:p>67</text:p>
          </table:table-cell>
          <table:table-cell office:value-type="float" office:value="6757000" calcext:value-type="float">
            <text:p>6757000</text:p>
          </table:table-cell>
          <table:table-cell office:value-type="float" office:value="0.01451" calcext:value-type="float">
            <text:p>0.01451</text:p>
          </table:table-cell>
          <table:table-cell office:value-type="string" calcext:value-type="string">
            <text:p><text:s text:c="3"/>8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59.41" calcext:value-type="float">
            <text:p>59.41</text:p>
          </table:table-cell>
          <table:table-cell office:value-type="float" office:value="88840000000000" calcext:value-type="float">
            <text:p>88840000000000</text:p>
          </table:table-cell>
          <table:table-cell office:value-type="float" office:value="13.78" calcext:value-type="float">
            <text:p>13.7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1.98" calcext:value-type="float">
            <text:p>61.98</text:p>
          </table:table-cell>
          <table:table-cell office:value-type="float" office:value="1.491E+020" calcext:value-type="float">
            <text:p>1.491E+020</text:p>
          </table:table-cell>
          <table:table-cell office:value-type="float" office:value="45.93" calcext:value-type="float">
            <text:p>45.93</text:p>
          </table:table-cell>
          <table:table-cell office:value-type="float" office:value="99" calcext:value-type="float">
            <text:p>99</text:p>
          </table:table-cell>
          <table:table-cell office:value-type="float" office:value="5052000000" calcext:value-type="float">
            <text:p>5052000000</text:p>
          </table:table-cell>
          <table:table-cell office:value-type="float" office:value="0.01451" calcext:value-type="float">
            <text:p>0.01451</text:p>
          </table:table-cell>
          <table:table-cell office:value-type="string" calcext:value-type="string">
            <text:p><text:s text:c="3"/>6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0.15" calcext:value-type="float">
            <text:p>60.15</text:p>
          </table:table-cell>
          <table:table-cell office:value-type="float" office:value="4.327E+018" calcext:value-type="float">
            <text:p>4.327E+018</text:p>
          </table:table-cell>
          <table:table-cell office:value-type="float" office:value="5566" calcext:value-type="float">
            <text:p>556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1.87" calcext:value-type="float">
            <text:p>61.87</text:p>
          </table:table-cell>
          <table:table-cell office:value-type="float" office:value="1.372E+020" calcext:value-type="float">
            <text:p>1.372E+020</text:p>
          </table:table-cell>
          <table:table-cell office:value-type="float" office:value="4563" calcext:value-type="float">
            <text:p>456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6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2.53" calcext:value-type="float">
            <text:p>62.53</text:p>
          </table:table-cell>
          <table:table-cell office:value-type="float" office:value="2.386E+018" calcext:value-type="float">
            <text:p>2.386E+018</text:p>
          </table:table-cell>
          <table:table-cell office:value-type="float" office:value="303.9" calcext:value-type="float">
            <text:p>303.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4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59.45" calcext:value-type="float">
            <text:p>59.45</text:p>
          </table:table-cell>
          <table:table-cell office:value-type="float" office:value="563900000000000" calcext:value-type="float">
            <text:p>563900000000000</text:p>
          </table:table-cell>
          <table:table-cell office:value-type="float" office:value="18.41" calcext:value-type="float">
            <text:p>18.4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6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58.65" calcext:value-type="float">
            <text:p>58.65</text:p>
          </table:table-cell>
          <table:table-cell office:value-type="float" office:value="7107000000000000" calcext:value-type="float">
            <text:p>7107000000000000</text:p>
          </table:table-cell>
          <table:table-cell office:value-type="float" office:value="4560" calcext:value-type="float">
            <text:p>456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2.17" calcext:value-type="float">
            <text:p>62.17</text:p>
          </table:table-cell>
          <table:table-cell office:value-type="float" office:value="1.618E+018" calcext:value-type="float">
            <text:p>1.618E+018</text:p>
          </table:table-cell>
          <table:table-cell office:value-type="float" office:value="10.35" calcext:value-type="float">
            <text:p>10.3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2.3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2.38" calcext:value-type="float">
            <text:p>62.38</text:p>
          </table:table-cell>
          <table:table-cell office:value-type="float" office:value="388600000000000" calcext:value-type="float">
            <text:p>388600000000000</text:p>
          </table:table-cell>
          <table:table-cell office:value-type="float" office:value="3.858" calcext:value-type="float">
            <text:p>3.85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1.09" calcext:value-type="float">
            <text:p>61.09</text:p>
          </table:table-cell>
          <table:table-cell office:value-type="float" office:value="1.355E+019" calcext:value-type="float">
            <text:p>1.355E+019</text:p>
          </table:table-cell>
          <table:table-cell office:value-type="float" office:value="7.687" calcext:value-type="float">
            <text:p>7.68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4.95" calcext:value-type="float">
            <text:p>64.95</text:p>
          </table:table-cell>
          <table:table-cell office:value-type="float" office:value="2.167E+017" calcext:value-type="float">
            <text:p>2.167E+017</text:p>
          </table:table-cell>
          <table:table-cell office:value-type="float" office:value="4554" calcext:value-type="float">
            <text:p>455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1.25" calcext:value-type="float">
            <text:p>61.25</text:p>
          </table:table-cell>
          <table:table-cell office:value-type="float" office:value="3.99E+017" calcext:value-type="float">
            <text:p>3.99E+017</text:p>
          </table:table-cell>
          <table:table-cell office:value-type="float" office:value="4562" calcext:value-type="float">
            <text:p>456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7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1.14" calcext:value-type="float">
            <text:p>61.14</text:p>
          </table:table-cell>
          <table:table-cell office:value-type="float" office:value="1.915E+016" calcext:value-type="float">
            <text:p>1.915E+016</text:p>
          </table:table-cell>
          <table:table-cell office:value-type="float" office:value="34400" calcext:value-type="float">
            <text:p>344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6.8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4.13" calcext:value-type="float">
            <text:p>64.13</text:p>
          </table:table-cell>
          <table:table-cell office:value-type="float" office:value="2.47E+017" calcext:value-type="float">
            <text:p>2.47E+017</text:p>
          </table:table-cell>
          <table:table-cell office:value-type="float" office:value="50440" calcext:value-type="float">
            <text:p>5044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7.4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3.15" calcext:value-type="float">
            <text:p>63.15</text:p>
          </table:table-cell>
          <table:table-cell office:value-type="float" office:value="1.068E+017" calcext:value-type="float">
            <text:p>1.068E+017</text:p>
          </table:table-cell>
          <table:table-cell office:value-type="float" office:value="4556" calcext:value-type="float">
            <text:p>455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6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59.43" calcext:value-type="float">
            <text:p>59.43</text:p>
          </table:table-cell>
          <table:table-cell office:value-type="float" office:value="593000000000000" calcext:value-type="float">
            <text:p>593000000000000</text:p>
          </table:table-cell>
          <table:table-cell office:value-type="float" office:value="9.339" calcext:value-type="float">
            <text:p>9.33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1.3" calcext:value-type="float">
            <text:p>61.3</text:p>
          </table:table-cell>
          <table:table-cell office:value-type="float" office:value="804400000000000" calcext:value-type="float">
            <text:p>80440000000000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4054000" calcext:value-type="float">
            <text:p>4054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7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1.8" calcext:value-type="float">
            <text:p>61.8</text:p>
          </table:table-cell>
          <table:table-cell office:value-type="float" office:value="1.426E+017" calcext:value-type="float">
            <text:p>1.426E+017</text:p>
          </table:table-cell>
          <table:table-cell office:value-type="float" office:value="14.3" calcext:value-type="float">
            <text:p>14.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0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2.16" calcext:value-type="float">
            <text:p>62.16</text:p>
          </table:table-cell>
          <table:table-cell office:value-type="float" office:value="531700000000000" calcext:value-type="float">
            <text:p>531700000000000</text:p>
          </table:table-cell>
          <table:table-cell office:value-type="float" office:value="19.03" calcext:value-type="float">
            <text:p>19.0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2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2.49" calcext:value-type="float">
            <text:p>62.49</text:p>
          </table:table-cell>
          <table:table-cell office:value-type="float" office:value="3.427E+017" calcext:value-type="float">
            <text:p>3.427E+017</text:p>
          </table:table-cell>
          <table:table-cell office:value-type="float" office:value="6.279" calcext:value-type="float">
            <text:p>6.279</text:p>
          </table:table-cell>
          <table:table-cell office:value-type="float" office:value="71" calcext:value-type="float">
            <text:p>71</text:p>
          </table:table-cell>
          <table:table-cell office:value-type="float" office:value="21740000" calcext:value-type="float">
            <text:p>21740000</text:p>
          </table:table-cell>
          <table:table-cell office:value-type="float" office:value="0.01463" calcext:value-type="float">
            <text:p>0.01463</text:p>
          </table:table-cell>
          <table:table-cell office:value-type="string" calcext:value-type="string">
            <text:p><text:s text:c="3"/>12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0.21" calcext:value-type="float">
            <text:p>60.21</text:p>
          </table:table-cell>
          <table:table-cell office:value-type="float" office:value="7.568E+016" calcext:value-type="float">
            <text:p>7.568E+016</text:p>
          </table:table-cell>
          <table:table-cell office:value-type="float" office:value="4690" calcext:value-type="float">
            <text:p>469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1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5.29" calcext:value-type="float">
            <text:p>65.29</text:p>
          </table:table-cell>
          <table:table-cell office:value-type="float" office:value="2.776E+016" calcext:value-type="float">
            <text:p>2.776E+016</text:p>
          </table:table-cell>
          <table:table-cell office:value-type="float" office:value="5.486" calcext:value-type="float">
            <text:p>5.486</text:p>
          </table:table-cell>
          <table:table-cell office:value-type="float" office:value="91" calcext:value-type="float">
            <text:p>91</text:p>
          </table:table-cell>
          <table:table-cell office:value-type="float" office:value="515600000" calcext:value-type="float">
            <text:p>515600000</text:p>
          </table:table-cell>
          <table:table-cell office:value-type="float" office:value="0.01416" calcext:value-type="float">
            <text:p>0.01416</text:p>
          </table:table-cell>
          <table:table-cell office:value-type="string" calcext:value-type="string">
            <text:p><text:s text:c="3"/>11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59.05" calcext:value-type="float">
            <text:p>59.05</text:p>
          </table:table-cell>
          <table:table-cell office:value-type="float" office:value="2.285E+016" calcext:value-type="float">
            <text:p>2.285E+016</text:p>
          </table:table-cell>
          <table:table-cell office:value-type="float" office:value="4558" calcext:value-type="float">
            <text:p>455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59.4" calcext:value-type="float">
            <text:p>59.4</text:p>
          </table:table-cell>
          <table:table-cell office:value-type="float" office:value="3319000000000000" calcext:value-type="float">
            <text:p>3319000000000000</text:p>
          </table:table-cell>
          <table:table-cell office:value-type="float" office:value="4.151" calcext:value-type="float">
            <text:p>4.15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58.14" calcext:value-type="float">
            <text:p>58.14</text:p>
          </table:table-cell>
          <table:table-cell office:value-type="float" office:value="1.632E+017" calcext:value-type="float">
            <text:p>1.632E+017</text:p>
          </table:table-cell>
          <table:table-cell office:value-type="float" office:value="11.98" calcext:value-type="float">
            <text:p>11.9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8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59.19" calcext:value-type="float">
            <text:p>59.19</text:p>
          </table:table-cell>
          <table:table-cell office:value-type="float" office:value="2.048E+016" calcext:value-type="float">
            <text:p>2.048E+016</text:p>
          </table:table-cell>
          <table:table-cell office:value-type="float" office:value="4568" calcext:value-type="float">
            <text:p>456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0.08" calcext:value-type="float">
            <text:p>60.08</text:p>
          </table:table-cell>
          <table:table-cell office:value-type="float" office:value="1.308E+016" calcext:value-type="float">
            <text:p>1.308E+016</text:p>
          </table:table-cell>
          <table:table-cell office:value-type="float" office:value="11.34" calcext:value-type="float">
            <text:p>11.3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1.17" calcext:value-type="float">
            <text:p>61.17</text:p>
          </table:table-cell>
          <table:table-cell office:value-type="float" office:value="1.271E+017" calcext:value-type="float">
            <text:p>1.271E+017</text:p>
          </table:table-cell>
          <table:table-cell office:value-type="float" office:value="8.143" calcext:value-type="float">
            <text:p>8.14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8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59.97" calcext:value-type="float">
            <text:p>59.97</text:p>
          </table:table-cell>
          <table:table-cell office:value-type="float" office:value="3.157E+017" calcext:value-type="float">
            <text:p>3.157E+017</text:p>
          </table:table-cell>
          <table:table-cell office:value-type="float" office:value="8.802" calcext:value-type="float">
            <text:p>8.80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1.42" calcext:value-type="float">
            <text:p>61.42</text:p>
          </table:table-cell>
          <table:table-cell office:value-type="float" office:value="1.979E+018" calcext:value-type="float">
            <text:p>1.979E+018</text:p>
          </table:table-cell>
          <table:table-cell office:value-type="float" office:value="125.2" calcext:value-type="float">
            <text:p>125.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4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1.98" calcext:value-type="float">
            <text:p>61.98</text:p>
          </table:table-cell>
          <table:table-cell office:value-type="float" office:value="1.204E+017" calcext:value-type="float">
            <text:p>1.204E+017</text:p>
          </table:table-cell>
          <table:table-cell office:value-type="float" office:value="32.31" calcext:value-type="float">
            <text:p>32.3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4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58.47" calcext:value-type="float">
            <text:p>58.47</text:p>
          </table:table-cell>
          <table:table-cell office:value-type="float" office:value="34370000000000" calcext:value-type="float">
            <text:p>34370000000000</text:p>
          </table:table-cell>
          <table:table-cell office:value-type="float" office:value="17.79" calcext:value-type="float">
            <text:p>17.79</text:p>
          </table:table-cell>
          <table:table-cell office:value-type="float" office:value="97" calcext:value-type="float">
            <text:p>97</text:p>
          </table:table-cell>
          <table:table-cell office:value-type="float" office:value="47180000000" calcext:value-type="float">
            <text:p>47180000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0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0.87" calcext:value-type="float">
            <text:p>60.87</text:p>
          </table:table-cell>
          <table:table-cell office:value-type="float" office:value="7.214E+016" calcext:value-type="float">
            <text:p>7.214E+016</text:p>
          </table:table-cell>
          <table:table-cell office:value-type="float" office:value="9.034" calcext:value-type="float">
            <text:p>9.03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2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1.01" calcext:value-type="float">
            <text:p>61.01</text:p>
          </table:table-cell>
          <table:table-cell office:value-type="float" office:value="2844000000000000" calcext:value-type="float">
            <text:p>2844000000000000</text:p>
          </table:table-cell>
          <table:table-cell office:value-type="float" office:value="52.85" calcext:value-type="float">
            <text:p>52.85</text:p>
          </table:table-cell>
          <table:table-cell office:value-type="float" office:value="77" calcext:value-type="float">
            <text:p>77</text:p>
          </table:table-cell>
          <table:table-cell office:value-type="float" office:value="589800000" calcext:value-type="float">
            <text:p>589800000</text:p>
          </table:table-cell>
          <table:table-cell office:value-type="float" office:value="0.01461" calcext:value-type="float">
            <text:p>0.01461</text:p>
          </table:table-cell>
          <table:table-cell office:value-type="string" calcext:value-type="string">
            <text:p><text:s text:c="3"/>1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59.2" calcext:value-type="float">
            <text:p>59.2</text:p>
          </table:table-cell>
          <table:table-cell office:value-type="float" office:value="2.369E+018" calcext:value-type="float">
            <text:p>2.369E+018</text:p>
          </table:table-cell>
          <table:table-cell office:value-type="float" office:value="10.15" calcext:value-type="float">
            <text:p>10.1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2.12" calcext:value-type="float">
            <text:p>62.12</text:p>
          </table:table-cell>
          <table:table-cell office:value-type="float" office:value="8848000000000001" calcext:value-type="float">
            <text:p>8848000000000001</text:p>
          </table:table-cell>
          <table:table-cell office:value-type="float" office:value="9.592" calcext:value-type="float">
            <text:p>9.59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54" calcext:value-type="float">
            <text:p>59.54</text:p>
          </table:table-cell>
          <table:table-cell office:value-type="float" office:value="29210000000000" calcext:value-type="float">
            <text:p>29210000000000</text:p>
          </table:table-cell>
          <table:table-cell office:value-type="float" office:value="104100" calcext:value-type="float">
            <text:p>104100</text:p>
          </table:table-cell>
          <table:table-cell office:value-type="float" office:value="91" calcext:value-type="float">
            <text:p>91</text:p>
          </table:table-cell>
          <table:table-cell office:value-type="float" office:value="15670000000" calcext:value-type="float">
            <text:p>15670000000</text:p>
          </table:table-cell>
          <table:table-cell office:value-type="float" office:value="0.01459" calcext:value-type="float">
            <text:p>0.01459</text:p>
          </table:table-cell>
          <table:table-cell office:value-type="string" calcext:value-type="string">
            <text:p><text:s text:c="3"/>18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58.97" calcext:value-type="float">
            <text:p>58.97</text:p>
          </table:table-cell>
          <table:table-cell office:value-type="float" office:value="1525000000000000" calcext:value-type="float">
            <text:p>1525000000000000</text:p>
          </table:table-cell>
          <table:table-cell office:value-type="float" office:value="9109" calcext:value-type="float">
            <text:p>910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7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0.12" calcext:value-type="float">
            <text:p>60.12</text:p>
          </table:table-cell>
          <table:table-cell office:value-type="float" office:value="4354000000000000" calcext:value-type="float">
            <text:p>4354000000000000</text:p>
          </table:table-cell>
          <table:table-cell office:value-type="float" office:value="18.72" calcext:value-type="float">
            <text:p>18.7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6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2.14" calcext:value-type="float">
            <text:p>62.14</text:p>
          </table:table-cell>
          <table:table-cell office:value-type="float" office:value="4.311E+016" calcext:value-type="float">
            <text:p>4.311E+016</text:p>
          </table:table-cell>
          <table:table-cell office:value-type="float" office:value="4.175" calcext:value-type="float">
            <text:p>4.17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6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0.29" calcext:value-type="float">
            <text:p>60.29</text:p>
          </table:table-cell>
          <table:table-cell office:value-type="float" office:value="2.55E+019" calcext:value-type="float">
            <text:p>2.55E+019</text:p>
          </table:table-cell>
          <table:table-cell office:value-type="float" office:value="4.884" calcext:value-type="float">
            <text:p>4.88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8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58.43" calcext:value-type="float">
            <text:p>58.43</text:p>
          </table:table-cell>
          <table:table-cell office:value-type="float" office:value="2.632E+016" calcext:value-type="float">
            <text:p>2.632E+016</text:p>
          </table:table-cell>
          <table:table-cell office:value-type="float" office:value="9942" calcext:value-type="float">
            <text:p>994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0.57" calcext:value-type="float">
            <text:p>60.57</text:p>
          </table:table-cell>
          <table:table-cell office:value-type="float" office:value="1.09E+024" calcext:value-type="float">
            <text:p>1.09E+024</text:p>
          </table:table-cell>
          <table:table-cell office:value-type="float" office:value="34340" calcext:value-type="float">
            <text:p>3434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5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1" calcext:value-type="float">
            <text:p>61</text:p>
          </table:table-cell>
          <table:table-cell office:value-type="float" office:value="1.504E+017" calcext:value-type="float">
            <text:p>1.504E+017</text:p>
          </table:table-cell>
          <table:table-cell office:value-type="float" office:value="9167" calcext:value-type="float">
            <text:p>916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2.36" calcext:value-type="float">
            <text:p>62.36</text:p>
          </table:table-cell>
          <table:table-cell office:value-type="float" office:value="1.808E+018" calcext:value-type="float">
            <text:p>1.808E+018</text:p>
          </table:table-cell>
          <table:table-cell office:value-type="float" office:value="22.18" calcext:value-type="float">
            <text:p>22.18</text:p>
          </table:table-cell>
          <table:table-cell office:value-type="float" office:value="107" calcext:value-type="float">
            <text:p>107</text:p>
          </table:table-cell>
          <table:table-cell office:value-type="float" office:value="394800000000" calcext:value-type="float">
            <text:p>394800000000</text:p>
          </table:table-cell>
          <table:table-cell office:value-type="float" office:value="0.01461" calcext:value-type="float">
            <text:p>0.01461</text:p>
          </table:table-cell>
          <table:table-cell office:value-type="string" calcext:value-type="string">
            <text:p><text:s text:c="3"/>12.5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0.36" calcext:value-type="float">
            <text:p>60.36</text:p>
          </table:table-cell>
          <table:table-cell office:value-type="float" office:value="6.914E+019" calcext:value-type="float">
            <text:p>6.914E+019</text:p>
          </table:table-cell>
          <table:table-cell office:value-type="float" office:value="35.45" calcext:value-type="float">
            <text:p>35.4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1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0.35" calcext:value-type="float">
            <text:p>60.35</text:p>
          </table:table-cell>
          <table:table-cell office:value-type="float" office:value="9.207E+018" calcext:value-type="float">
            <text:p>9.207E+018</text:p>
          </table:table-cell>
          <table:table-cell office:value-type="float" office:value="4560" calcext:value-type="float">
            <text:p>456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0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2.59" calcext:value-type="float">
            <text:p>62.59</text:p>
          </table:table-cell>
          <table:table-cell office:value-type="float" office:value="8.268E+016" calcext:value-type="float">
            <text:p>8.268E+016</text:p>
          </table:table-cell>
          <table:table-cell office:value-type="float" office:value="38130" calcext:value-type="float">
            <text:p>38130</text:p>
          </table:table-cell>
          <table:table-cell office:value-type="float" office:value="113" calcext:value-type="float">
            <text:p>113</text:p>
          </table:table-cell>
          <table:table-cell office:value-type="float" office:value="526100000000" calcext:value-type="float">
            <text:p>526100000000</text:p>
          </table:table-cell>
          <table:table-cell office:value-type="float" office:value="0.01464" calcext:value-type="float">
            <text:p>0.01464</text:p>
          </table:table-cell>
          <table:table-cell office:value-type="string" calcext:value-type="string">
            <text:p><text:s text:c="3"/>9.7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1.72" calcext:value-type="float">
            <text:p>61.72</text:p>
          </table:table-cell>
          <table:table-cell office:value-type="float" office:value="2536000000000000" calcext:value-type="float">
            <text:p>2536000000000000</text:p>
          </table:table-cell>
          <table:table-cell office:value-type="float" office:value="13930" calcext:value-type="float">
            <text:p>1393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59.57" calcext:value-type="float">
            <text:p>59.57</text:p>
          </table:table-cell>
          <table:table-cell office:value-type="float" office:value="2.933E+017" calcext:value-type="float">
            <text:p>2.933E+017</text:p>
          </table:table-cell>
          <table:table-cell office:value-type="float" office:value="36.64" calcext:value-type="float">
            <text:p>36.6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8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58.91" calcext:value-type="float">
            <text:p>58.91</text:p>
          </table:table-cell>
          <table:table-cell office:value-type="float" office:value="2.21E+020" calcext:value-type="float">
            <text:p>2.21E+020</text:p>
          </table:table-cell>
          <table:table-cell office:value-type="float" office:value="6.777" calcext:value-type="float">
            <text:p>6.77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5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59.6" calcext:value-type="float">
            <text:p>59.6</text:p>
          </table:table-cell>
          <table:table-cell office:value-type="float" office:value="4.474E+021" calcext:value-type="float">
            <text:p>4.474E+021</text:p>
          </table:table-cell>
          <table:table-cell office:value-type="float" office:value="6.307" calcext:value-type="float">
            <text:p>6.30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8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0.22" calcext:value-type="float">
            <text:p>60.22</text:p>
          </table:table-cell>
          <table:table-cell office:value-type="float" office:value="2.349E+019" calcext:value-type="float">
            <text:p>2.349E+019</text:p>
          </table:table-cell>
          <table:table-cell office:value-type="float" office:value="2.904" calcext:value-type="float">
            <text:p>2.90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0.06" calcext:value-type="float">
            <text:p>60.06</text:p>
          </table:table-cell>
          <table:table-cell office:value-type="float" office:value="2.098E+022" calcext:value-type="float">
            <text:p>2.098E+022</text:p>
          </table:table-cell>
          <table:table-cell office:value-type="float" office:value="41.5" calcext:value-type="float">
            <text:p>41.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2.73" calcext:value-type="float">
            <text:p>62.73</text:p>
          </table:table-cell>
          <table:table-cell office:value-type="float" office:value="1.743E+020" calcext:value-type="float">
            <text:p>1.743E+020</text:p>
          </table:table-cell>
          <table:table-cell office:value-type="float" office:value="8.474" calcext:value-type="float">
            <text:p>8.47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4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1.77" calcext:value-type="float">
            <text:p>61.77</text:p>
          </table:table-cell>
          <table:table-cell office:value-type="float" office:value="1.055E+016" calcext:value-type="float">
            <text:p>1.055E+016</text:p>
          </table:table-cell>
          <table:table-cell office:value-type="float" office:value="4558" calcext:value-type="float">
            <text:p>455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4.0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1.48" calcext:value-type="float">
            <text:p>61.48</text:p>
          </table:table-cell>
          <table:table-cell office:value-type="float" office:value="3.876E+018" calcext:value-type="float">
            <text:p>3.876E+018</text:p>
          </table:table-cell>
          <table:table-cell office:value-type="float" office:value="4562" calcext:value-type="float">
            <text:p>4562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1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3.44" calcext:value-type="float">
            <text:p>63.44</text:p>
          </table:table-cell>
          <table:table-cell office:value-type="float" office:value="6.504E+017" calcext:value-type="float">
            <text:p>6.504E+017</text:p>
          </table:table-cell>
          <table:table-cell office:value-type="float" office:value="4565" calcext:value-type="float">
            <text:p>456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2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2.84" calcext:value-type="float">
            <text:p>62.84</text:p>
          </table:table-cell>
          <table:table-cell office:value-type="float" office:value="1.099E+018" calcext:value-type="float">
            <text:p>1.099E+018</text:p>
          </table:table-cell>
          <table:table-cell office:value-type="float" office:value="5.924" calcext:value-type="float">
            <text:p>5.92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0.86" calcext:value-type="float">
            <text:p>60.86</text:p>
          </table:table-cell>
          <table:table-cell office:value-type="float" office:value="2.373E+018" calcext:value-type="float">
            <text:p>2.373E+018</text:p>
          </table:table-cell>
          <table:table-cell office:value-type="float" office:value="176.8" calcext:value-type="float">
            <text:p>176.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0.11" calcext:value-type="float">
            <text:p>60.11</text:p>
          </table:table-cell>
          <table:table-cell office:value-type="float" office:value="8.145E+017" calcext:value-type="float">
            <text:p>8.145E+017</text:p>
          </table:table-cell>
          <table:table-cell office:value-type="float" office:value="16.68" calcext:value-type="float">
            <text:p>16.6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8.69" calcext:value-type="float">
            <text:p>58.69</text:p>
          </table:table-cell>
          <table:table-cell office:value-type="float" office:value="1.188E+017" calcext:value-type="float">
            <text:p>1.188E+017</text:p>
          </table:table-cell>
          <table:table-cell office:value-type="float" office:value="12.31" calcext:value-type="float">
            <text:p>12.3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7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3.39" calcext:value-type="float">
            <text:p>63.39</text:p>
          </table:table-cell>
          <table:table-cell office:value-type="float" office:value="1.157E+017" calcext:value-type="float">
            <text:p>1.157E+017</text:p>
          </table:table-cell>
          <table:table-cell office:value-type="float" office:value="4630" calcext:value-type="float">
            <text:p>463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8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2.98" calcext:value-type="float">
            <text:p>62.98</text:p>
          </table:table-cell>
          <table:table-cell office:value-type="float" office:value="8.928E+017" calcext:value-type="float">
            <text:p>8.928E+017</text:p>
          </table:table-cell>
          <table:table-cell office:value-type="float" office:value="4660" calcext:value-type="float">
            <text:p>4660</text:p>
          </table:table-cell>
          <table:table-cell office:value-type="float" office:value="67" calcext:value-type="float">
            <text:p>67</text:p>
          </table:table-cell>
          <table:table-cell office:value-type="float" office:value="129100000" calcext:value-type="float">
            <text:p>129100000</text:p>
          </table:table-cell>
          <table:table-cell office:value-type="float" office:value="0.01446" calcext:value-type="float">
            <text:p>0.01446</text:p>
          </table:table-cell>
          <table:table-cell office:value-type="string" calcext:value-type="string">
            <text:p><text:s text:c="3"/>17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3.25" calcext:value-type="float">
            <text:p>63.25</text:p>
          </table:table-cell>
          <table:table-cell office:value-type="float" office:value="1470000000000000" calcext:value-type="float">
            <text:p>1470000000000000</text:p>
          </table:table-cell>
          <table:table-cell office:value-type="float" office:value="30.2" calcext:value-type="float">
            <text:p>30.2</text:p>
          </table:table-cell>
          <table:table-cell office:value-type="float" office:value="111" calcext:value-type="float">
            <text:p>111</text:p>
          </table:table-cell>
          <table:table-cell office:value-type="float" office:value="9725000000000" calcext:value-type="float">
            <text:p>9725000000000</text:p>
          </table:table-cell>
          <table:table-cell office:value-type="float" office:value="0.01441" calcext:value-type="float">
            <text:p>0.01441</text:p>
          </table:table-cell>
          <table:table-cell office:value-type="string" calcext:value-type="string">
            <text:p><text:s text:c="3"/>16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4.19" calcext:value-type="float">
            <text:p>64.19</text:p>
          </table:table-cell>
          <table:table-cell office:value-type="float" office:value="4.046E+021" calcext:value-type="float">
            <text:p>4.046E+021</text:p>
          </table:table-cell>
          <table:table-cell office:value-type="float" office:value="64020" calcext:value-type="float">
            <text:p>64020</text:p>
          </table:table-cell>
          <table:table-cell office:value-type="float" office:value="111" calcext:value-type="float">
            <text:p>111</text:p>
          </table:table-cell>
          <table:table-cell office:value-type="float" office:value="9725000000000" calcext:value-type="float">
            <text:p>9725000000000</text:p>
          </table:table-cell>
          <table:table-cell office:value-type="float" office:value="0.01447" calcext:value-type="float">
            <text:p>0.01447</text:p>
          </table:table-cell>
          <table:table-cell office:value-type="string" calcext:value-type="string">
            <text:p><text:s text:c="3"/>16.1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5.76" calcext:value-type="float">
            <text:p>65.76</text:p>
          </table:table-cell>
          <table:table-cell office:value-type="float" office:value="1.326E+019" calcext:value-type="float">
            <text:p>1.326E+019</text:p>
          </table:table-cell>
          <table:table-cell office:value-type="float" office:value="6.522" calcext:value-type="float">
            <text:p>6.522</text:p>
          </table:table-cell>
          <table:table-cell office:value-type="float" office:value="109" calcext:value-type="float">
            <text:p>109</text:p>
          </table:table-cell>
          <table:table-cell office:value-type="float" office:value="5813000000000" calcext:value-type="float">
            <text:p>5813000000000</text:p>
          </table:table-cell>
          <table:table-cell office:value-type="float" office:value="0.01446" calcext:value-type="float">
            <text:p>0.01446</text:p>
          </table:table-cell>
          <table:table-cell office:value-type="string" calcext:value-type="string">
            <text:p><text:s text:c="3"/>15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2.79" calcext:value-type="float">
            <text:p>62.79</text:p>
          </table:table-cell>
          <table:table-cell office:value-type="float" office:value="1.769E+018" calcext:value-type="float">
            <text:p>1.769E+018</text:p>
          </table:table-cell>
          <table:table-cell office:value-type="float" office:value="99.73" calcext:value-type="float">
            <text:p>99.73</text:p>
          </table:table-cell>
          <table:table-cell office:value-type="float" office:value="111" calcext:value-type="float">
            <text:p>111</text:p>
          </table:table-cell>
          <table:table-cell office:value-type="float" office:value="17890000000000" calcext:value-type="float">
            <text:p>17890000000000</text:p>
          </table:table-cell>
          <table:table-cell office:value-type="float" office:value="0.01444" calcext:value-type="float">
            <text:p>0.01444</text:p>
          </table:table-cell>
          <table:table-cell office:value-type="string" calcext:value-type="string">
            <text:p><text:s text:c="3"/>14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59.83" calcext:value-type="float">
            <text:p>59.83</text:p>
          </table:table-cell>
          <table:table-cell office:value-type="float" office:value="6.222E+016" calcext:value-type="float">
            <text:p>6.222E+016</text:p>
          </table:table-cell>
          <table:table-cell office:value-type="float" office:value="7.686" calcext:value-type="float">
            <text:p>7.68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3.2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1.66" calcext:value-type="float">
            <text:p>61.66</text:p>
          </table:table-cell>
          <table:table-cell office:value-type="float" office:value="4.575E+017" calcext:value-type="float">
            <text:p>4.575E+017</text:p>
          </table:table-cell>
          <table:table-cell office:value-type="float" office:value="76210" calcext:value-type="float">
            <text:p>7621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2.5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0.38" calcext:value-type="float">
            <text:p>60.38</text:p>
          </table:table-cell>
          <table:table-cell office:value-type="float" office:value="6.105E+016" calcext:value-type="float">
            <text:p>6.105E+016</text:p>
          </table:table-cell>
          <table:table-cell office:value-type="float" office:value="126100" calcext:value-type="float">
            <text:p>1261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1.6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59.21" calcext:value-type="float">
            <text:p>59.21</text:p>
          </table:table-cell>
          <table:table-cell office:value-type="float" office:value="1.571E+016" calcext:value-type="float">
            <text:p>1.571E+016</text:p>
          </table:table-cell>
          <table:table-cell office:value-type="float" office:value="51.07" calcext:value-type="float">
            <text:p>51.0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0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1.63" calcext:value-type="float">
            <text:p>61.63</text:p>
          </table:table-cell>
          <table:table-cell office:value-type="float" office:value="9.406E+016" calcext:value-type="float">
            <text:p>9.406E+016</text:p>
          </table:table-cell>
          <table:table-cell office:value-type="float" office:value="5.593" calcext:value-type="float">
            <text:p>5.593</text:p>
          </table:table-cell>
          <table:table-cell office:value-type="float" office:value="75" calcext:value-type="float">
            <text:p>75</text:p>
          </table:table-cell>
          <table:table-cell office:value-type="float" office:value="3328000000" calcext:value-type="float">
            <text:p>3328000000</text:p>
          </table:table-cell>
          <table:table-cell office:value-type="float" office:value="0.01455" calcext:value-type="float">
            <text:p>0.01455</text:p>
          </table:table-cell>
          <table:table-cell office:value-type="string" calcext:value-type="string">
            <text:p><text:s text:c="3"/>10.1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0.01" calcext:value-type="float">
            <text:p>60.01</text:p>
          </table:table-cell>
          <table:table-cell office:value-type="float" office:value="168700000000000" calcext:value-type="float">
            <text:p>168700000000000</text:p>
          </table:table-cell>
          <table:table-cell office:value-type="float" office:value="120.9" calcext:value-type="float">
            <text:p>120.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8.9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59.25" calcext:value-type="float">
            <text:p>59.25</text:p>
          </table:table-cell>
          <table:table-cell office:value-type="float" office:value="312000000000000" calcext:value-type="float">
            <text:p>312000000000000</text:p>
          </table:table-cell>
          <table:table-cell office:value-type="float" office:value="58850" calcext:value-type="float">
            <text:p>58850</text:p>
          </table:table-cell>
          <table:table-cell office:value-type="float" office:value="59" calcext:value-type="float">
            <text:p>59</text:p>
          </table:table-cell>
          <table:table-cell office:value-type="float" office:value="61350000" calcext:value-type="float">
            <text:p>61350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8.2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2.73" calcext:value-type="float">
            <text:p>62.73</text:p>
          </table:table-cell>
          <table:table-cell office:value-type="float" office:value="2.782E+021" calcext:value-type="float">
            <text:p>2.782E+021</text:p>
          </table:table-cell>
          <table:table-cell office:value-type="float" office:value="23.75" calcext:value-type="float">
            <text:p>23.75</text:p>
          </table:table-cell>
          <table:table-cell office:value-type="float" office:value="103" calcext:value-type="float">
            <text:p>103</text:p>
          </table:table-cell>
          <table:table-cell office:value-type="float" office:value="239300000000" calcext:value-type="float">
            <text:p>239300000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8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3.06" calcext:value-type="float">
            <text:p>63.06</text:p>
          </table:table-cell>
          <table:table-cell office:value-type="float" office:value="6.197E+016" calcext:value-type="float">
            <text:p>6.197E+016</text:p>
          </table:table-cell>
          <table:table-cell office:value-type="float" office:value="4559" calcext:value-type="float">
            <text:p>455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3.48" calcext:value-type="float">
            <text:p>63.48</text:p>
          </table:table-cell>
          <table:table-cell office:value-type="float" office:value="6.048E+020" calcext:value-type="float">
            <text:p>6.048E+020</text:p>
          </table:table-cell>
          <table:table-cell office:value-type="float" office:value="85.08" calcext:value-type="float">
            <text:p>85.08</text:p>
          </table:table-cell>
          <table:table-cell office:value-type="float" office:value="81" calcext:value-type="float">
            <text:p>81</text:p>
          </table:table-cell>
          <table:table-cell office:value-type="float" office:value="2971000000" calcext:value-type="float">
            <text:p>2971000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2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3.63" calcext:value-type="float">
            <text:p>63.63</text:p>
          </table:table-cell>
          <table:table-cell office:value-type="float" office:value="4.524E+017" calcext:value-type="float">
            <text:p>4.524E+017</text:p>
          </table:table-cell>
          <table:table-cell office:value-type="float" office:value="4554" calcext:value-type="float">
            <text:p>4554</text:p>
          </table:table-cell>
          <table:table-cell office:value-type="float" office:value="55" calcext:value-type="float">
            <text:p>55</text:p>
          </table:table-cell>
          <table:table-cell office:value-type="float" office:value="17130000" calcext:value-type="float">
            <text:p>17130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4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1.13" calcext:value-type="float">
            <text:p>61.13</text:p>
          </table:table-cell>
          <table:table-cell office:value-type="float" office:value="1.733E+016" calcext:value-type="float">
            <text:p>1.733E+016</text:p>
          </table:table-cell>
          <table:table-cell office:value-type="float" office:value="3.958" calcext:value-type="float">
            <text:p>3.958</text:p>
          </table:table-cell>
          <table:table-cell office:value-type="float" office:value="117" calcext:value-type="float">
            <text:p>117</text:p>
          </table:table-cell>
          <table:table-cell office:value-type="float" office:value="10980000000000" calcext:value-type="float">
            <text:p>10980000000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4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3.31" calcext:value-type="float">
            <text:p>63.31</text:p>
          </table:table-cell>
          <table:table-cell office:value-type="float" office:value="6923000000000000" calcext:value-type="float">
            <text:p>6923000000000000</text:p>
          </table:table-cell>
          <table:table-cell office:value-type="float" office:value="6.415" calcext:value-type="float">
            <text:p>6.415</text:p>
          </table:table-cell>
          <table:table-cell office:value-type="float" office:value="55" calcext:value-type="float">
            <text:p>55</text:p>
          </table:table-cell>
          <table:table-cell office:value-type="float" office:value="17130000" calcext:value-type="float">
            <text:p>17130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1.74" calcext:value-type="float">
            <text:p>61.74</text:p>
          </table:table-cell>
          <table:table-cell office:value-type="float" office:value="1.213E+016" calcext:value-type="float">
            <text:p>1.213E+016</text:p>
          </table:table-cell>
          <table:table-cell office:value-type="float" office:value="38830" calcext:value-type="float">
            <text:p>38830</text:p>
          </table:table-cell>
          <table:table-cell office:value-type="float" office:value="91" calcext:value-type="float">
            <text:p>91</text:p>
          </table:table-cell>
          <table:table-cell office:value-type="float" office:value="20400000000" calcext:value-type="float">
            <text:p>20400000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0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2.74" calcext:value-type="float">
            <text:p>62.74</text:p>
          </table:table-cell>
          <table:table-cell office:value-type="float" office:value="9.8E+015" calcext:value-type="float">
            <text:p>9.8E+015</text:p>
          </table:table-cell>
          <table:table-cell office:value-type="float" office:value="4558" calcext:value-type="float">
            <text:p>4558</text:p>
          </table:table-cell>
          <table:table-cell office:value-type="float" office:value="75" calcext:value-type="float">
            <text:p>75</text:p>
          </table:table-cell>
          <table:table-cell office:value-type="float" office:value="11560000000" calcext:value-type="float">
            <text:p>11560000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2.4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2.64" calcext:value-type="float">
            <text:p>62.64</text:p>
          </table:table-cell>
          <table:table-cell office:value-type="float" office:value="3.423E+019" calcext:value-type="float">
            <text:p>3.423E+019</text:p>
          </table:table-cell>
          <table:table-cell office:value-type="float" office:value="17.03" calcext:value-type="float">
            <text:p>17.03</text:p>
          </table:table-cell>
          <table:table-cell office:value-type="float" office:value="129" calcext:value-type="float">
            <text:p>129</text:p>
          </table:table-cell>
          <table:table-cell office:value-type="float" office:value="6098000000000000" calcext:value-type="float">
            <text:p>6098000000000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.5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0.98" calcext:value-type="float">
            <text:p>60.98</text:p>
          </table:table-cell>
          <table:table-cell office:value-type="float" office:value="1.436E+016" calcext:value-type="float">
            <text:p>1.436E+016</text:p>
          </table:table-cell>
          <table:table-cell office:value-type="float" office:value="4557" calcext:value-type="float">
            <text:p>455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1.02" calcext:value-type="float">
            <text:p>61.02</text:p>
          </table:table-cell>
          <table:table-cell office:value-type="float" office:value="2.659E+018" calcext:value-type="float">
            <text:p>2.659E+018</text:p>
          </table:table-cell>
          <table:table-cell office:value-type="float" office:value="46.53" calcext:value-type="float">
            <text:p>46.53</text:p>
          </table:table-cell>
          <table:table-cell office:value-type="float" office:value="93" calcext:value-type="float">
            <text:p>93</text:p>
          </table:table-cell>
          <table:table-cell office:value-type="float" office:value="56820000000" calcext:value-type="float">
            <text:p>56820000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.6" calcext:value-type="float">
            <text:p>60.6</text:p>
          </table:table-cell>
          <table:table-cell office:value-type="float" office:value="6699000000000000" calcext:value-type="float">
            <text:p>6699000000000000</text:p>
          </table:table-cell>
          <table:table-cell office:value-type="float" office:value="4560" calcext:value-type="float">
            <text:p>4560</text:p>
          </table:table-cell>
          <table:table-cell office:value-type="float" office:value="93" calcext:value-type="float">
            <text:p>93</text:p>
          </table:table-cell>
          <table:table-cell office:value-type="float" office:value="293500000000" calcext:value-type="float">
            <text:p>293500000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7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59.15" calcext:value-type="float">
            <text:p>59.15</text:p>
          </table:table-cell>
          <table:table-cell office:value-type="float" office:value="1.809E+017" calcext:value-type="float">
            <text:p>1.809E+017</text:p>
          </table:table-cell>
          <table:table-cell office:value-type="float" office:value="15.53" calcext:value-type="float">
            <text:p>15.53</text:p>
          </table:table-cell>
          <table:table-cell office:value-type="float" office:value="55" calcext:value-type="float">
            <text:p>55</text:p>
          </table:table-cell>
          <table:table-cell office:value-type="float" office:value="17130000" calcext:value-type="float">
            <text:p>17130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6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1.02" calcext:value-type="float">
            <text:p>61.02</text:p>
          </table:table-cell>
          <table:table-cell office:value-type="float" office:value="2.998E+017" calcext:value-type="float">
            <text:p>2.998E+017</text:p>
          </table:table-cell>
          <table:table-cell office:value-type="float" office:value="15.13" calcext:value-type="float">
            <text:p>15.13</text:p>
          </table:table-cell>
          <table:table-cell office:value-type="float" office:value="61" calcext:value-type="float">
            <text:p>61</text:p>
          </table:table-cell>
          <table:table-cell office:value-type="float" office:value="7543000" calcext:value-type="float">
            <text:p>7543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6.3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0.86" calcext:value-type="float">
            <text:p>60.86</text:p>
          </table:table-cell>
          <table:table-cell office:value-type="float" office:value="3.207E+017" calcext:value-type="float">
            <text:p>3.207E+017</text:p>
          </table:table-cell>
          <table:table-cell office:value-type="float" office:value="32.45" calcext:value-type="float">
            <text:p>32.45</text:p>
          </table:table-cell>
          <table:table-cell office:value-type="float" office:value="61" calcext:value-type="float">
            <text:p>61</text:p>
          </table:table-cell>
          <table:table-cell office:value-type="float" office:value="7543000" calcext:value-type="float">
            <text:p>7543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2.07" calcext:value-type="float">
            <text:p>62.07</text:p>
          </table:table-cell>
          <table:table-cell office:value-type="float" office:value="1.102E+019" calcext:value-type="float">
            <text:p>1.102E+019</text:p>
          </table:table-cell>
          <table:table-cell office:value-type="float" office:value="9106" calcext:value-type="float">
            <text:p>9106</text:p>
          </table:table-cell>
          <table:table-cell office:value-type="float" office:value="191" calcext:value-type="float">
            <text:p>191</text:p>
          </table:table-cell>
          <table:table-cell office:value-type="float" office:value="4.405E+016" calcext:value-type="float">
            <text:p>4.405E+016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2.51" calcext:value-type="float">
            <text:p>62.51</text:p>
          </table:table-cell>
          <table:table-cell office:value-type="float" office:value="5.943E+021" calcext:value-type="float">
            <text:p>5.943E+021</text:p>
          </table:table-cell>
          <table:table-cell office:value-type="float" office:value="11.55" calcext:value-type="float">
            <text:p>11.55</text:p>
          </table:table-cell>
          <table:table-cell office:value-type="float" office:value="135" calcext:value-type="float">
            <text:p>135</text:p>
          </table:table-cell>
          <table:table-cell office:value-type="float" office:value="1.34E+017" calcext:value-type="float">
            <text:p>1.34E+017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6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4.07" calcext:value-type="float">
            <text:p>64.07</text:p>
          </table:table-cell>
          <table:table-cell office:value-type="float" office:value="1.541E+018" calcext:value-type="float">
            <text:p>1.541E+018</text:p>
          </table:table-cell>
          <table:table-cell office:value-type="float" office:value="4555" calcext:value-type="float">
            <text:p>4555</text:p>
          </table:table-cell>
          <table:table-cell office:value-type="float" office:value="185" calcext:value-type="float">
            <text:p>185</text:p>
          </table:table-cell>
          <table:table-cell office:value-type="float" office:value="2.163E+016" calcext:value-type="float">
            <text:p>2.163E+016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2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59.81" calcext:value-type="float">
            <text:p>59.81</text:p>
          </table:table-cell>
          <table:table-cell office:value-type="float" office:value="7716000000000000" calcext:value-type="float">
            <text:p>7716000000000000</text:p>
          </table:table-cell>
          <table:table-cell office:value-type="float" office:value="9306" calcext:value-type="float">
            <text:p>930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2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0.29" calcext:value-type="float">
            <text:p>60.29</text:p>
          </table:table-cell>
          <table:table-cell office:value-type="float" office:value="1.419E+018" calcext:value-type="float">
            <text:p>1.419E+018</text:p>
          </table:table-cell>
          <table:table-cell office:value-type="float" office:value="18210" calcext:value-type="float">
            <text:p>1821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1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0.37" calcext:value-type="float">
            <text:p>60.37</text:p>
          </table:table-cell>
          <table:table-cell office:value-type="float" office:value="4.104E+016" calcext:value-type="float">
            <text:p>4.104E+016</text:p>
          </table:table-cell>
          <table:table-cell office:value-type="float" office:value="4.654" calcext:value-type="float">
            <text:p>4.65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1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0.73" calcext:value-type="float">
            <text:p>60.73</text:p>
          </table:table-cell>
          <table:table-cell office:value-type="float" office:value="1.783E+017" calcext:value-type="float">
            <text:p>1.783E+017</text:p>
          </table:table-cell>
          <table:table-cell office:value-type="float" office:value="405500" calcext:value-type="float">
            <text:p>4055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0.6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59.09" calcext:value-type="float">
            <text:p>59.09</text:p>
          </table:table-cell>
          <table:table-cell office:value-type="float" office:value="3180000000000000" calcext:value-type="float">
            <text:p>3180000000000000</text:p>
          </table:table-cell>
          <table:table-cell office:value-type="float" office:value="38830" calcext:value-type="float">
            <text:p>3883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8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59.27" calcext:value-type="float">
            <text:p>59.27</text:p>
          </table:table-cell>
          <table:table-cell office:value-type="float" office:value="5.919E+016" calcext:value-type="float">
            <text:p>5.919E+016</text:p>
          </table:table-cell>
          <table:table-cell office:value-type="float" office:value="4.025" calcext:value-type="float">
            <text:p>4.02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9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0.66" calcext:value-type="float">
            <text:p>60.66</text:p>
          </table:table-cell>
          <table:table-cell office:value-type="float" office:value="224600000000000" calcext:value-type="float">
            <text:p>224600000000000</text:p>
          </table:table-cell>
          <table:table-cell office:value-type="float" office:value="22.36" calcext:value-type="float">
            <text:p>22.3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8.3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0.15" calcext:value-type="float">
            <text:p>60.15</text:p>
          </table:table-cell>
          <table:table-cell office:value-type="float" office:value="1.964E+020" calcext:value-type="float">
            <text:p>1.964E+020</text:p>
          </table:table-cell>
          <table:table-cell office:value-type="float" office:value="4684" calcext:value-type="float">
            <text:p>468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5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0.28" calcext:value-type="float">
            <text:p>60.28</text:p>
          </table:table-cell>
          <table:table-cell office:value-type="float" office:value="1.033E+019" calcext:value-type="float">
            <text:p>1.033E+019</text:p>
          </table:table-cell>
          <table:table-cell office:value-type="float" office:value="10960" calcext:value-type="float">
            <text:p>1096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7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0.72" calcext:value-type="float">
            <text:p>60.72</text:p>
          </table:table-cell>
          <table:table-cell office:value-type="float" office:value="1.81E+019" calcext:value-type="float">
            <text:p>1.81E+019</text:p>
          </table:table-cell>
          <table:table-cell office:value-type="float" office:value="38830" calcext:value-type="float">
            <text:p>3883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9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1.49" calcext:value-type="float">
            <text:p>61.49</text:p>
          </table:table-cell>
          <table:table-cell office:value-type="float" office:value="3.902E+017" calcext:value-type="float">
            <text:p>3.902E+017</text:p>
          </table:table-cell>
          <table:table-cell office:value-type="float" office:value="118000" calcext:value-type="float">
            <text:p>11800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58.49" calcext:value-type="float">
            <text:p>58.49</text:p>
          </table:table-cell>
          <table:table-cell office:value-type="float" office:value="1.602E+016" calcext:value-type="float">
            <text:p>1.602E+016</text:p>
          </table:table-cell>
          <table:table-cell office:value-type="float" office:value="26.87" calcext:value-type="float">
            <text:p>26.8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4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2.7" calcext:value-type="float">
            <text:p>62.7</text:p>
          </table:table-cell>
          <table:table-cell office:value-type="float" office:value="1.121E+016" calcext:value-type="float">
            <text:p>1.121E+016</text:p>
          </table:table-cell>
          <table:table-cell office:value-type="float" office:value="4559" calcext:value-type="float">
            <text:p>455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9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3.3" calcext:value-type="float">
            <text:p>63.3</text:p>
          </table:table-cell>
          <table:table-cell office:value-type="float" office:value="1.494E+018" calcext:value-type="float">
            <text:p>1.494E+018</text:p>
          </table:table-cell>
          <table:table-cell office:value-type="float" office:value="13.14" calcext:value-type="float">
            <text:p>13.1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1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5.07" calcext:value-type="float">
            <text:p>65.07</text:p>
          </table:table-cell>
          <table:table-cell office:value-type="float" office:value="1.14E+018" calcext:value-type="float">
            <text:p>1.14E+018</text:p>
          </table:table-cell>
          <table:table-cell office:value-type="float" office:value="5.991" calcext:value-type="float">
            <text:p>5.99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2.3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3.38" calcext:value-type="float">
            <text:p>63.38</text:p>
          </table:table-cell>
          <table:table-cell office:value-type="float" office:value="5.192E+018" calcext:value-type="float">
            <text:p>5.192E+018</text:p>
          </table:table-cell>
          <table:table-cell office:value-type="float" office:value="16.13" calcext:value-type="float">
            <text:p>16.1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.6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5.3" calcext:value-type="float">
            <text:p>65.3</text:p>
          </table:table-cell>
          <table:table-cell office:value-type="float" office:value="2.254E+021" calcext:value-type="float">
            <text:p>2.254E+021</text:p>
          </table:table-cell>
          <table:table-cell office:value-type="float" office:value="14.73" calcext:value-type="float">
            <text:p>14.7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7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2.22" calcext:value-type="float">
            <text:p>62.22</text:p>
          </table:table-cell>
          <table:table-cell office:value-type="float" office:value="1.9E+020" calcext:value-type="float">
            <text:p>1.9E+020</text:p>
          </table:table-cell>
          <table:table-cell office:value-type="float" office:value="9133" calcext:value-type="float">
            <text:p>913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3.15" calcext:value-type="float">
            <text:p>63.15</text:p>
          </table:table-cell>
          <table:table-cell office:value-type="float" office:value="3.727E+018" calcext:value-type="float">
            <text:p>3.727E+018</text:p>
          </table:table-cell>
          <table:table-cell office:value-type="float" office:value="4561" calcext:value-type="float">
            <text:p>456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9.40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0.62" calcext:value-type="float">
            <text:p>60.62</text:p>
          </table:table-cell>
          <table:table-cell office:value-type="float" office:value="2.4E+016" calcext:value-type="float">
            <text:p>2.4E+016</text:p>
          </table:table-cell>
          <table:table-cell office:value-type="float" office:value="13660" calcext:value-type="float">
            <text:p>1366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8.1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0.24" calcext:value-type="float">
            <text:p>60.24</text:p>
          </table:table-cell>
          <table:table-cell office:value-type="float" office:value="4.55E+016" calcext:value-type="float">
            <text:p>4.55E+016</text:p>
          </table:table-cell>
          <table:table-cell office:value-type="float" office:value="9107" calcext:value-type="float">
            <text:p>910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7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58.38" calcext:value-type="float">
            <text:p>58.38</text:p>
          </table:table-cell>
          <table:table-cell office:value-type="float" office:value="4604000000000000" calcext:value-type="float">
            <text:p>4604000000000000</text:p>
          </table:table-cell>
          <table:table-cell office:value-type="float" office:value="7.464" calcext:value-type="float">
            <text:p>7.46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6.1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0.3" calcext:value-type="float">
            <text:p>60.3</text:p>
          </table:table-cell>
          <table:table-cell office:value-type="float" office:value="3.552E+016" calcext:value-type="float">
            <text:p>3.552E+016</text:p>
          </table:table-cell>
          <table:table-cell office:value-type="float" office:value="12.14" calcext:value-type="float">
            <text:p>12.14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5.6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2.32" calcext:value-type="float">
            <text:p>62.32</text:p>
          </table:table-cell>
          <table:table-cell office:value-type="float" office:value="1.455E+018" calcext:value-type="float">
            <text:p>1.455E+018</text:p>
          </table:table-cell>
          <table:table-cell office:value-type="float" office:value="9149" calcext:value-type="float">
            <text:p>914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94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2.51" calcext:value-type="float">
            <text:p>62.51</text:p>
          </table:table-cell>
          <table:table-cell office:value-type="float" office:value="7.13E+016" calcext:value-type="float">
            <text:p>7.13E+016</text:p>
          </table:table-cell>
          <table:table-cell office:value-type="float" office:value="2.529" calcext:value-type="float">
            <text:p>2.529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4.0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59.28" calcext:value-type="float">
            <text:p>59.28</text:p>
          </table:table-cell>
          <table:table-cell office:value-type="float" office:value="8.206E+020" calcext:value-type="float">
            <text:p>8.206E+020</text:p>
          </table:table-cell>
          <table:table-cell office:value-type="float" office:value="15.61" calcext:value-type="float">
            <text:p>15.6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2.9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0.1" calcext:value-type="float">
            <text:p>60.1</text:p>
          </table:table-cell>
          <table:table-cell office:value-type="float" office:value="1.049E+018" calcext:value-type="float">
            <text:p>1.049E+018</text:p>
          </table:table-cell>
          <table:table-cell office:value-type="float" office:value="4558" calcext:value-type="float">
            <text:p>455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2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2.24" calcext:value-type="float">
            <text:p>62.24</text:p>
          </table:table-cell>
          <table:table-cell office:value-type="float" office:value="2516000000000000" calcext:value-type="float">
            <text:p>2516000000000000</text:p>
          </table:table-cell>
          <table:table-cell office:value-type="float" office:value="19.57" calcext:value-type="float">
            <text:p>19.5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2.0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2.15" calcext:value-type="float">
            <text:p>62.15</text:p>
          </table:table-cell>
          <table:table-cell office:value-type="float" office:value="2.902E+017" calcext:value-type="float">
            <text:p>2.902E+017</text:p>
          </table:table-cell>
          <table:table-cell office:value-type="float" office:value="4570" calcext:value-type="float">
            <text:p>4570</text:p>
          </table:table-cell>
          <table:table-cell office:value-type="float" office:value="83" calcext:value-type="float">
            <text:p>83</text:p>
          </table:table-cell>
          <table:table-cell office:value-type="float" office:value="536500000" calcext:value-type="float">
            <text:p>536500000</text:p>
          </table:table-cell>
          <table:table-cell office:value-type="float" office:value="0.01451" calcext:value-type="float">
            <text:p>0.01451</text:p>
          </table:table-cell>
          <table:table-cell office:value-type="string" calcext:value-type="string">
            <text:p><text:s text:c="3"/>11.3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3.15" calcext:value-type="float">
            <text:p>63.15</text:p>
          </table:table-cell>
          <table:table-cell office:value-type="float" office:value="7.266E+019" calcext:value-type="float">
            <text:p>7.266E+019</text:p>
          </table:table-cell>
          <table:table-cell office:value-type="float" office:value="26.46" calcext:value-type="float">
            <text:p>26.46</text:p>
          </table:table-cell>
          <table:table-cell office:value-type="float" office:value="115" calcext:value-type="float">
            <text:p>115</text:p>
          </table:table-cell>
          <table:table-cell office:value-type="float" office:value="17690000000" calcext:value-type="float">
            <text:p>17690000000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<text:s text:c="3"/>10.6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2.48" calcext:value-type="float">
            <text:p>62.48</text:p>
          </table:table-cell>
          <table:table-cell office:value-type="float" office:value="2.347E+018" calcext:value-type="float">
            <text:p>2.347E+018</text:p>
          </table:table-cell>
          <table:table-cell office:value-type="float" office:value="9151" calcext:value-type="float">
            <text:p>9151</text:p>
          </table:table-cell>
          <table:table-cell office:value-type="float" office:value="117" calcext:value-type="float">
            <text:p>117</text:p>
          </table:table-cell>
          <table:table-cell office:value-type="float" office:value="21270000000" calcext:value-type="float">
            <text:p>21270000000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<text:s text:c="3"/>9.6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0.87" calcext:value-type="float">
            <text:p>60.87</text:p>
          </table:table-cell>
          <table:table-cell office:value-type="float" office:value="5.644E+018" calcext:value-type="float">
            <text:p>5.644E+018</text:p>
          </table:table-cell>
          <table:table-cell office:value-type="float" office:value="28080" calcext:value-type="float">
            <text:p>28080</text:p>
          </table:table-cell>
          <table:table-cell office:value-type="float" office:value="73" calcext:value-type="float">
            <text:p>73</text:p>
          </table:table-cell>
          <table:table-cell office:value-type="float" office:value="121100000" calcext:value-type="float">
            <text:p>121100000</text:p>
          </table:table-cell>
          <table:table-cell office:value-type="float" office:value="0.01449" calcext:value-type="float">
            <text:p>0.01449</text:p>
          </table:table-cell>
          <table:table-cell office:value-type="string" calcext:value-type="string">
            <text:p><text:s text:c="3"/>8.7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3.21" calcext:value-type="float">
            <text:p>63.21</text:p>
          </table:table-cell>
          <table:table-cell office:value-type="float" office:value="5.857E+017" calcext:value-type="float">
            <text:p>5.857E+017</text:p>
          </table:table-cell>
          <table:table-cell office:value-type="float" office:value="89.02" calcext:value-type="float">
            <text:p>89.02</text:p>
          </table:table-cell>
          <table:table-cell office:value-type="float" office:value="183" calcext:value-type="float">
            <text:p>183</text:p>
          </table:table-cell>
          <table:table-cell office:value-type="float" office:value="9237000000000" calcext:value-type="float">
            <text:p>9237000000000</text:p>
          </table:table-cell>
          <table:table-cell office:value-type="float" office:value="0.0145" calcext:value-type="float">
            <text:p>0.0145</text:p>
          </table:table-cell>
          <table:table-cell office:value-type="string" calcext:value-type="string">
            <text:p><text:s text:c="3"/>8.18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1.57" calcext:value-type="float">
            <text:p>61.57</text:p>
          </table:table-cell>
          <table:table-cell office:value-type="float" office:value="6.854E+020" calcext:value-type="float">
            <text:p>6.854E+020</text:p>
          </table:table-cell>
          <table:table-cell office:value-type="float" office:value="47480" calcext:value-type="float">
            <text:p>4748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7.19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1.88" calcext:value-type="float">
            <text:p>61.88</text:p>
          </table:table-cell>
          <table:table-cell office:value-type="float" office:value="6.854E+020" calcext:value-type="float">
            <text:p>6.854E+020</text:p>
          </table:table-cell>
          <table:table-cell office:value-type="float" office:value="68550" calcext:value-type="float">
            <text:p>68550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6.36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58.63" calcext:value-type="float">
            <text:p>58.63</text:p>
          </table:table-cell>
          <table:table-cell office:value-type="float" office:value="4.296E+016" calcext:value-type="float">
            <text:p>4.296E+016</text:p>
          </table:table-cell>
          <table:table-cell office:value-type="float" office:value="4591" calcext:value-type="float">
            <text:p>4591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5.3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0.91" calcext:value-type="float">
            <text:p>60.91</text:p>
          </table:table-cell>
          <table:table-cell office:value-type="float" office:value="2677000000000000" calcext:value-type="float">
            <text:p>2677000000000000</text:p>
          </table:table-cell>
          <table:table-cell office:value-type="float" office:value="7.107" calcext:value-type="float">
            <text:p>7.107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4.75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0.17" calcext:value-type="float">
            <text:p>60.17</text:p>
          </table:table-cell>
          <table:table-cell office:value-type="float" office:value="2.664E+016" calcext:value-type="float">
            <text:p>2.664E+016</text:p>
          </table:table-cell>
          <table:table-cell office:value-type="float" office:value="30.88" calcext:value-type="float">
            <text:p>30.88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9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2.21" calcext:value-type="float">
            <text:p>62.21</text:p>
          </table:table-cell>
          <table:table-cell office:value-type="float" office:value="1.885E+016" calcext:value-type="float">
            <text:p>1.885E+016</text:p>
          </table:table-cell>
          <table:table-cell office:value-type="float" office:value="8.233" calcext:value-type="float">
            <text:p>8.233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3.21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3.22" calcext:value-type="float">
            <text:p>63.22</text:p>
          </table:table-cell>
          <table:table-cell office:value-type="float" office:value="3.366E+020" calcext:value-type="float">
            <text:p>3.366E+020</text:p>
          </table:table-cell>
          <table:table-cell office:value-type="float" office:value="4555" calcext:value-type="float">
            <text:p>455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2.42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59.94" calcext:value-type="float">
            <text:p>59.94</text:p>
          </table:table-cell>
          <table:table-cell office:value-type="float" office:value="7.388E+017" calcext:value-type="float">
            <text:p>7.388E+017</text:p>
          </table:table-cell>
          <table:table-cell office:value-type="float" office:value="50.26" calcext:value-type="float">
            <text:p>50.26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1.57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1.06" calcext:value-type="float">
            <text:p>61.06</text:p>
          </table:table-cell>
          <table:table-cell office:value-type="float" office:value="2.836E+018" calcext:value-type="float">
            <text:p>2.836E+018</text:p>
          </table:table-cell>
          <table:table-cell office:value-type="float" office:value="17.35" calcext:value-type="float">
            <text:p>17.35</text:p>
          </table:table-cell>
          <table:table-cell office:value-type="float" office:value="49" calcext:value-type="float">
            <text:p>49</text:p>
          </table:table-cell>
          <table:table-cell office:value-type="float" office:value="3857000" calcext:value-type="float">
            <text:p>3857000</text:p>
          </table:table-cell>
          <table:table-cell office:value-type="float" office:value="0.01466" calcext:value-type="float">
            <text:p>0.01466</text:p>
          </table:table-cell>
          <table:table-cell office:value-type="string" calcext:value-type="string">
            <text:p><text:s text:c="3"/>0.83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2.05" calcext:value-type="float">
            <text:p>62.05</text:p>
          </table:table-cell>
          <table:table-cell office:value-type="float" office:value="2.808E+018" calcext:value-type="float">
            <text:p>2.808E+018</text:p>
          </table:table-cell>
          <table:table-cell office:value-type="float" office:value="17250" calcext:value-type="float">
            <text:p>17250</text:p>
          </table:table-cell>
          <table:table-cell office:value-type="float" office:value="91" calcext:value-type="float">
            <text:p>91</text:p>
          </table:table-cell>
          <table:table-cell office:value-type="float" office:value="7945000000" calcext:value-type="float">
            <text:p>7945000000</text:p>
          </table:table-cell>
          <table:table-cell office:value-type="float" office:value="0.01459" calcext:value-type="float">
            <text:p>0.01459</text:p>
          </table:table-cell>
          <table:table-cell office:value-type="string" calcext:value-type="string">
            <text:p><text:s text:c="3"/>0.00s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7T13:58:42.289216905</dc:date>
    <meta:editing-duration>PT3M</meta:editing-duration>
    <meta:editing-cycles>1</meta:editing-cycles>
    <meta:document-statistic meta:table-count="1" meta:cell-count="11259" meta:object-count="0"/>
    <meta:generator>LibreOffice/6.2.4.2.0$Linux_X86_64 LibreOffice_project/20$Build-2</meta:generator>
  </office:meta>
</office:document-meta>
</file>